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4in"/>
    </style:style>
    <style:style style:name="co2" style:family="table-column">
      <style:table-column-properties fo:break-before="auto" style:column-width="1.7311in"/>
    </style:style>
    <style:style style:name="co3" style:family="table-column">
      <style:table-column-properties fo:break-before="auto" style:column-width="0.576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634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6209in"/>
    </style:style>
    <style:style style:name="co8" style:family="table-column">
      <style:table-column-properties fo:break-before="auto" style:column-width="0.7201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9752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9972in"/>
    </style:style>
    <style:style style:name="co13" style:family="table-column">
      <style:table-column-properties fo:break-before="auto" style:column-width="0.822in"/>
    </style:style>
    <style:style style:name="co14" style:family="table-column">
      <style:table-column-properties fo:break-before="auto" style:column-width="1.1555in"/>
    </style:style>
    <style:style style:name="co15" style:family="table-column">
      <style:table-column-properties fo:break-before="auto" style:column-width="1.078in"/>
    </style:style>
    <style:style style:name="co16" style:family="table-column">
      <style:table-column-properties fo:break-before="auto" style:column-width="1.0465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0.6126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  <style:text-properties style:font-name="Helvetica"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008in solid #000000"/>
      <style:text-properties style:font-name="Helvetica"/>
    </style:style>
    <style:style style:name="ce3" style:family="table-cell" style:parent-style-name="Default" style:data-style-name="N4">
      <style:table-cell-properties fo:background-color="#cccccc" fo:border="0.0008in solid #000000"/>
      <style:text-properties style:font-name="Helvetica"/>
    </style:style>
    <style:style style:name="ce4" style:family="table-cell" style:parent-style-name="Default" style:data-style-name="N11">
      <style:table-cell-properties fo:background-color="#6699cc" style:text-align-source="fix" style:repeat-content="false" fo:border="0.0008in solid #000000"/>
      <style:paragraph-properties fo:text-align="center" fo:margin-left="0in"/>
      <style:text-properties style:font-name="Helvetica"/>
    </style:style>
    <style:style style:name="ce5" style:family="table-cell" style:parent-style-name="Default" style:data-style-name="N11">
      <style:table-cell-properties fo:background-color="#6699cc" fo:border="0.0008in solid #000000"/>
      <style:text-properties style:font-name="Helvetica"/>
    </style:style>
    <style:style style:name="ce6" style:family="table-cell" style:parent-style-name="Default" style:data-style-name="N11">
      <style:table-cell-properties fo:background-color="#99ff66" style:text-align-source="fix" style:repeat-content="false" fo:border="0.0008in solid #000000"/>
      <style:paragraph-properties fo:text-align="center" fo:margin-left="0in"/>
      <style:text-properties style:font-name="Helvetica" fo:font-weight="bold" style:font-weight-asian="bold" style:font-weight-complex="bold"/>
    </style:style>
    <style:style style:name="ce7" style:family="table-cell" style:parent-style-name="Default" style:data-style-name="N11">
      <style:table-cell-properties fo:background-color="#99ff66" fo:border="0.0008in solid #000000"/>
      <style:text-properties style:font-name="Helvetica" fo:font-weight="bold" style:font-weight-asian="bold" style:font-weight-complex="bold"/>
    </style:style>
    <style:style style:name="ce8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Helvetica"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1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Helvetica" style:font-name-asian="Arial Unicode MS" style:font-name-complex="Arial Unicode MS"/>
    </style:style>
    <style:style style:name="ce11" style:family="table-cell" style:parent-style-name="Default" style:data-style-name="N11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Helvetica"/>
    </style:style>
    <style:style style:name="ce12" style:family="table-cell" style:parent-style-name="Default">
      <style:table-cell-properties fo:background-color="#ff9999" fo:border="0.0008in solid #000000"/>
      <style:text-properties style:font-name="Helvetica"/>
    </style:style>
    <style:style style:name="ce13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  <style:map style:condition="cell-content()&lt;=5" style:apply-style-name="Untitled6" style:base-cell-address="Portfolio.P32"/>
    </style:style>
    <style:style style:name="ce14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  <style:map style:condition="cell-content()&lt;=5" style:apply-style-name="Untitled6" style:base-cell-address="Portfolio.P32"/>
    </style:style>
    <style:style style:name="ce1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/>
      <style:map style:condition="cell-content()&lt;=5" style:apply-style-name="Untitled6" style:base-cell-address="Portfolio.P32"/>
    </style:style>
    <style:style style:name="ce16" style:family="table-cell" style:parent-style-name="Default">
      <style:table-cell-properties fo:background-color="#ff33ff" style:text-align-source="fix" style:repeat-content="false" fo:border="0.0008in solid #000000"/>
      <style:paragraph-properties fo:text-align="center" fo:margin-left="0in"/>
      <style:text-properties style:font-name="Helvetica" fo:font-weight="bold" style:font-weight-asian="bold" style:font-weight-complex="bold"/>
    </style:style>
    <style:style style:name="ce17" style:family="table-cell" style:parent-style-name="Default">
      <style:table-cell-properties fo:background-color="#ff33ff"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04">
      <style:table-cell-properties fo:background-color="#ff33ff" style:text-align-source="value-type" style:repeat-content="false" fo:border="0.0008in solid #000000"/>
      <style:paragraph-properties fo:margin-left="0in"/>
      <style:text-properties style:font-name="Helvetica"/>
    </style:style>
    <style:style style:name="ce19" style:family="table-cell" style:parent-style-name="Default" style:data-style-name="N104">
      <style:table-cell-properties fo:background-color="#ff33ff" style:text-align-source="value-type" style:repeat-content="false" fo:border="0.0008in solid #000000"/>
      <style:paragraph-properties fo:margin-left="0in"/>
      <style:text-properties style:font-name="Helvetica" style:font-name-asian="Arial Unicode MS" style:font-name-complex="Arial Unicode MS"/>
    </style:style>
    <style:style style:name="ce20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/>
    </style:style>
    <style:style style:name="ce2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Helvetica"/>
    </style:style>
    <style:style style:name="ce2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Helvetica" style:font-name-asian="Arial Unicode MS" style:font-name-complex="Arial Unicode MS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 style:font-name-asian="Arial Unicode MS" style:font-name-complex="Arial Unicode MS"/>
    </style:style>
    <style:style style:name="ce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Helvetica" style:font-name-asian="Arial Unicode MS" style:font-name-complex="Arial Unicode MS"/>
      <style:map style:condition="cell-content()=&quot;buy&quot;" style:apply-style-name="Untitled6" style:base-cell-address="Portfolio.T32"/>
    </style:style>
    <style:style style:name="gr1" style:family="graphic">
      <style:graphic-properties draw:stroke="solid" svg:stroke-width="0.0402in" svg:stroke-color="#000000" draw:marker-start-width="0.1386in" draw:marker-end-width="0.1386in" draw:fill="none" draw:textarea-horizontal-align="center" draw:textarea-vertical-align="middle" fo:padding-top="0.0197in" fo:padding-bottom="0.0197in" fo:padding-left="0.0197in" fo:padding-right="0.0197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rtfoli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4" table:default-cell-style-name="ce7"/>
        <table:table-column table:style-name="co6" table:default-cell-style-name="ce11"/>
        <table:table-column table:style-name="co3" table:default-cell-style-name="ce11"/>
        <table:table-column table:style-name="co7" table:default-cell-style-name="ce11"/>
        <table:table-column table:style-name="co3" table:default-cell-style-name="ce11"/>
        <table:table-column table:style-name="co8" table:default-cell-style-name="ce11"/>
        <table:table-column table:style-name="co9" table:default-cell-style-name="ce15"/>
        <table:table-column table:style-name="co10" table:default-cell-style-name="ce18"/>
        <table:table-column table:style-name="co11" table:default-cell-style-name="ce19"/>
        <table:table-column table:style-name="co12" table:default-cell-style-name="ce24"/>
        <table:table-column table:style-name="co9" table:default-cell-style-name="ce28"/>
        <table:table-row table:style-name="ro1"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 table:number-columns-repeated="5"/>
          <table:table-cell table:style-name="ce8" table:formula="of:=CONCATENATE(&quot;Performance Data &quot;;&quot;from &quot;; ['200D SMA'.A2])" office:value-type="string" office:string-value="Performance Data from 2022-03-31" table:number-columns-spanned="5" table:number-rows-spanned="1">
            <text:p>Performance Data from 2022-03-31</text:p>
          </table:table-cell>
          <table:covered-table-cell table:number-columns-repeated="4" table:style-name="ce12"/>
          <table:table-cell table:style-name="ce13" office:value-type="string" table:number-columns-spanned="1" table:number-rows-spanned="2">
            <text:p>Rank</text:p>
          </table:table-cell>
          <table:table-cell table:style-name="ce16" office:value-type="string">
            <text:p>Price Data</text:p>
          </table:table-cell>
          <table:table-cell table:style-name="ce16" office:value-type="string">
            <text:p>200D SMA</text:p>
          </table:table-cell>
          <table:table-cell table:style-name="ce20" office:value-type="string" table:number-columns-spanned="1" table:number-rows-spanned="2">
            <text:p>Above 200MA</text:p>
          </table:table-cell>
          <table:table-cell table:style-name="ce26" office:value-type="string" table:number-columns-spanned="1" table:number-rows-spanned="2">
            <text:p>Action</text:p>
          </table:table-cell>
        </table:table-row>
        <table:table-row table:style-name="ro2">
          <table:table-cell/>
          <table:table-cell table:style-name="ce1" office:value-type="string">
            <text:p>Asset Class</text:p>
          </table:table-cell>
          <table:table-cell table:style-name="ce1" office:value-type="string">
            <text:p>Fund</text:p>
          </table:table-cell>
          <table:table-cell table:style-name="ce4" office:value-type="string">
            <text:p>Buy &amp; Hold</text:p>
          </table:table-cell>
          <table:table-cell table:style-name="ce4" office:value-type="string">
            <text:p>Trend Following</text:p>
          </table:table-cell>
          <table:table-cell table:style-name="ce6" office:value-type="string">
            <text:p>Total</text:p>
          </table:table-cell>
          <table:table-cell table:style-name="ce9" office:value-type="string">
            <text:p>1m</text:p>
          </table:table-cell>
          <table:table-cell table:style-name="ce9" office:value-type="string">
            <text:p>3m</text:p>
          </table:table-cell>
          <table:table-cell table:style-name="ce9" office:value-type="string">
            <text:p>6m</text:p>
          </table:table-cell>
          <table:table-cell table:style-name="ce9" office:value-type="string">
            <text:p>12m</text:p>
          </table:table-cell>
          <table:table-cell table:style-name="ce9" office:value-type="string">
            <text:p>avg</text:p>
          </table:table-cell>
          <table:covered-table-cell table:style-name="ce14"/>
          <table:table-cell table:style-name="ce17" office:value-type="string">
            <text:p>Closing Price</text:p>
          </table:table-cell>
          <table:table-cell table:style-name="ce17" office:value-type="string">
            <text:p>200MA</text:p>
          </table:table-cell>
          <table:covered-table-cell table:style-name="ce21" office:value-type="string">
            <text:p>Above 200MA</text:p>
          </table:covered-table-cell>
          <table:covered-table-cell table:style-name="ce27" office:value-type="string">
            <text:p>Action</text:p>
          </table:covered-table-cell>
        </table:table-row>
        <table:table-row table:style-name="ro2">
          <table:table-cell/>
          <table:table-cell office:value-type="string">
            <text:p>US Stocks Momentum</text:p>
          </table:table-cell>
          <table:table-cell office:value-type="string">
            <text:p>MTUM</text:p>
          </table:table-cell>
          <table:table-cell office:value-type="percentage" office:value="0.05">
            <text:p>5.00%</text:p>
          </table:table-cell>
          <table:table-cell table:formula="of:=IF([.P4]=&quot;buy&quot;;0.1;0)" office:value-type="percentage" office:value="0">
            <text:p>0.00%</text:p>
          </table:table-cell>
          <table:table-cell table:formula="of:=[.D4]+[.E4]" office:value-type="percentage" office:value="0.05">
            <text:p>5.00%</text:p>
          </table:table-cell>
          <table:table-cell table:style-name="ce10" table:formula="of:=['Returns Data'.$B$2]" office:value-type="percentage" office:value="0.0477323116470117">
            <text:p>4.77%</text:p>
          </table:table-cell>
          <table:table-cell table:formula="of:=['Returns Data'.$B$3]" office:value-type="percentage" office:value="-0.0724152076646458">
            <text:p>-7.24%</text:p>
          </table:table-cell>
          <table:table-cell table:formula="of:=['Returns Data'.$B$4]" office:value-type="percentage" office:value="-0.0372156935054716">
            <text:p>-3.72%</text:p>
          </table:table-cell>
          <table:table-cell table:formula="of:=['Returns Data'.$B$5]" office:value-type="percentage" office:value="0.0537092759057973">
            <text:p>5.37%</text:p>
          </table:table-cell>
          <table:table-cell table:formula="of:=AVERAGE([.G4:.J4])" office:value-type="percentage" office:value="-0.0020473284043271">
            <text:p>-0.20%</text:p>
          </table:table-cell>
          <table:table-cell table:formula="of:=RANK([.K4];[.$K$4:.$K$14];0)" office:value-type="float" office:value="6">
            <text:p>6</text:p>
          </table:table-cell>
          <table:table-cell table:formula="of:=INDEX(['Price Data'.$B$2:.$B$255];COUNT(['Price Data'.$B$2:.$B$255]))" office:value-type="currency" office:currency="USD" office:value="168.270004272461">
            <text:p>$168.27</text:p>
          </table:table-cell>
          <table:table-cell table:formula="of:=['200D SMA'.$B$2]" office:value-type="currency" office:currency="USD" office:value="175.374050140381">
            <text:p>$175.37</text:p>
          </table:table-cell>
          <table:table-cell table:style-name="ce22" table:formula="of:=IF([.M4]&gt;[.N4];&quot;yes&quot;;&quot;no&quot;)" office:value-type="string" office:string-value="no">
            <text:p>no</text:p>
          </table:table-cell>
          <table:table-cell table:formula="of:=IF([.L4]&gt;5;&quot;n/a&quot;;IF([.O4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US Stocks Value</text:p>
          </table:table-cell>
          <table:table-cell office:value-type="string">
            <text:p>VTV</text:p>
          </table:table-cell>
          <table:table-cell office:value-type="percentage" office:value="0.05">
            <text:p>5.00%</text:p>
          </table:table-cell>
          <table:table-cell table:formula="of:=IF([.P5]=&quot;buy&quot;;0.1;0)" office:value-type="percentage" office:value="0.1">
            <text:p>10.00%</text:p>
          </table:table-cell>
          <table:table-cell table:formula="of:=[.D5]+[.E5]" office:value-type="percentage" office:value="0.15">
            <text:p>15.00%</text:p>
          </table:table-cell>
          <table:table-cell table:formula="of:=['Returns Data'.$C$2]" office:value-type="percentage" office:value="0.0328214181319062">
            <text:p>3.28%</text:p>
          </table:table-cell>
          <table:table-cell table:formula="of:=['Returns Data'.$C$3]" office:value-type="percentage" office:value="0.00993383698755235">
            <text:p>0.99%</text:p>
          </table:table-cell>
          <table:table-cell table:formula="of:=['Returns Data'.$C$4]" office:value-type="percentage" office:value="0.104352283099948">
            <text:p>10.44%</text:p>
          </table:table-cell>
          <table:table-cell table:formula="of:=['Returns Data'.$C$5]" office:value-type="percentage" office:value="0.150091889455252">
            <text:p>15.01%</text:p>
          </table:table-cell>
          <table:table-cell table:formula="of:=AVERAGE([.G5:.J5])" office:value-type="percentage" office:value="0.0742998569186646">
            <text:p>7.43%</text:p>
          </table:table-cell>
          <table:table-cell table:formula="of:=RANK([.K5];[.$K$4:.$K$14];0)" office:value-type="float" office:value="3">
            <text:p>3</text:p>
          </table:table-cell>
          <table:table-cell table:formula="of:=INDEX(['Price Data'.$C$2:.$C$255];COUNT(['Price Data'.$C$2:.$C$255]))" office:value-type="currency" office:currency="USD" office:value="147.779998779297">
            <text:p>$147.78</text:p>
          </table:table-cell>
          <table:table-cell table:formula="of:=['200D SMA'.$C$2]" office:value-type="currency" office:currency="USD" office:value="142.385200119019">
            <text:p>$142.39</text:p>
          </table:table-cell>
          <table:table-cell table:style-name="ce23" table:formula="of:=IF([.M5]&gt;[.N5];&quot;yes&quot;;&quot;no&quot;)" office:value-type="string" office:string-value="yes">
            <text:p>yes</text:p>
          </table:table-cell>
          <table:table-cell table:formula="of:=IF([.L5]&gt;5;&quot;n/a&quot;;IF([.O5]=&quot;yes&quot;;&quot;buy&quot;;&quot;n/a&quot;))" office:value-type="string" office:string-value="buy">
            <text:p>buy</text:p>
          </table:table-cell>
        </table:table-row>
        <table:table-row table:style-name="ro2">
          <table:table-cell/>
          <table:table-cell office:value-type="string">
            <text:p>Foreign Developed Stock</text:p>
          </table:table-cell>
          <table:table-cell office:value-type="string">
            <text:p>VEU</text:p>
          </table:table-cell>
          <table:table-cell office:value-type="percentage" office:value="0.0675">
            <text:p>6.75%</text:p>
          </table:table-cell>
          <table:table-cell table:formula="of:=IF([.P6]=&quot;buy&quot;;0.1;0)" office:value-type="percentage" office:value="0">
            <text:p>0.00%</text:p>
          </table:table-cell>
          <table:table-cell table:formula="of:=[.D6]+[.E6]" office:value-type="percentage" office:value="0.0675">
            <text:p>6.75%</text:p>
          </table:table-cell>
          <table:table-cell table:formula="of:=['Returns Data'.$D$2]" office:value-type="percentage" office:value="-0.00490341477150458">
            <text:p>-0.49%</text:p>
          </table:table-cell>
          <table:table-cell table:formula="of:=['Returns Data'.$D$3]" office:value-type="percentage" office:value="-0.0584905137927276">
            <text:p>-5.85%</text:p>
          </table:table-cell>
          <table:table-cell table:formula="of:=['Returns Data'.$D$4]" office:value-type="percentage" office:value="-0.0401666030989702">
            <text:p>-4.02%</text:p>
          </table:table-cell>
          <table:table-cell table:formula="of:=['Returns Data'.$D$5]" office:value-type="percentage" office:value="-0.0222612463246247">
            <text:p>-2.23%</text:p>
          </table:table-cell>
          <table:table-cell table:formula="of:=AVERAGE([.G6:.J6])" office:value-type="percentage" office:value="-0.0314554444969568">
            <text:p>-3.15%</text:p>
          </table:table-cell>
          <table:table-cell table:formula="of:=RANK([.K6];[.$K$4:.$K$14];0)" office:value-type="float" office:value="7">
            <text:p>7</text:p>
          </table:table-cell>
          <table:table-cell table:formula="of:=INDEX(['Price Data'.$D$2:.$D$255];COUNT(['Price Data'.$D$2:.$D$255]))" office:value-type="currency" office:currency="USD" office:value="57.5900001525879">
            <text:p>$57.59</text:p>
          </table:table-cell>
          <table:table-cell table:formula="of:=['200D SMA'.$D$2]" office:value-type="currency" office:currency="USD" office:value="61.3268998718262">
            <text:p>$61.33</text:p>
          </table:table-cell>
          <table:table-cell table:formula="of:=IF([.M6]&gt;[.N6];&quot;yes&quot;;&quot;no&quot;)" office:value-type="string" office:string-value="no">
            <text:p>no</text:p>
          </table:table-cell>
          <table:table-cell table:formula="of:=IF([.L6]&gt;5;&quot;n/a&quot;;IF([.O6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Foreign Emerging Stock</text:p>
          </table:table-cell>
          <table:table-cell office:value-type="string">
            <text:p>VWO</text:p>
          </table:table-cell>
          <table:table-cell office:value-type="percentage" office:value="0.0225">
            <text:p>2.25%</text:p>
          </table:table-cell>
          <table:table-cell table:formula="of:=IF([.P7]=&quot;buy&quot;;0.1;0)" office:value-type="percentage" office:value="0">
            <text:p>0.00%</text:p>
          </table:table-cell>
          <table:table-cell table:formula="of:=[.D7]+[.E7]" office:value-type="percentage" office:value="0.0225">
            <text:p>2.25%</text:p>
          </table:table-cell>
          <table:table-cell table:formula="of:=['Returns Data'.$E$2]" office:value-type="percentage" office:value="-0.0325529564861345">
            <text:p>-3.26%</text:p>
          </table:table-cell>
          <table:table-cell table:formula="of:=['Returns Data'.$E$3]" office:value-type="percentage" office:value="-0.0646316497346627">
            <text:p>-6.46%</text:p>
          </table:table-cell>
          <table:table-cell table:formula="of:=['Returns Data'.$E$4]" office:value-type="percentage" office:value="-0.0657979319118158">
            <text:p>-6.58%</text:p>
          </table:table-cell>
          <table:table-cell table:formula="of:=['Returns Data'.$E$5]" office:value-type="percentage" office:value="-0.0893319314137808">
            <text:p>-8.93%</text:p>
          </table:table-cell>
          <table:table-cell table:formula="of:=AVERAGE([.G7:.J7])" office:value-type="percentage" office:value="-0.0630786173865985">
            <text:p>-6.31%</text:p>
          </table:table-cell>
          <table:table-cell table:formula="of:=RANK([.K7];[.$K$4:.$K$14];0)" office:value-type="float" office:value="11">
            <text:p>11</text:p>
          </table:table-cell>
          <table:table-cell table:formula="of:=INDEX(['Price Data'.$E$2:.$E$255];COUNT(['Price Data'.$E$2:.$E$255]))" office:value-type="currency" office:currency="USD" office:value="46.1300010681152">
            <text:p>$46.13</text:p>
          </table:table-cell>
          <table:table-cell table:formula="of:=['200D SMA'.$E$2]" office:value-type="currency" office:currency="USD" office:value="50.249349937439">
            <text:p>$50.25</text:p>
          </table:table-cell>
          <table:table-cell table:formula="of:=IF([.M7]&gt;[.N7];&quot;yes&quot;;&quot;no&quot;)" office:value-type="string" office:string-value="no">
            <text:p>no</text:p>
          </table:table-cell>
          <table:table-cell table:formula="of:=IF([.L7]&gt;5;&quot;n/a&quot;;IF([.O7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Corporate Bonds</text:p>
          </table:table-cell>
          <table:table-cell office:value-type="string">
            <text:p>VCIT</text:p>
          </table:table-cell>
          <table:table-cell office:value-type="percentage" office:value="0.089">
            <text:p>8.90%</text:p>
          </table:table-cell>
          <table:table-cell table:formula="of:=IF([.P8]=&quot;buy&quot;;0.1;0)" office:value-type="percentage" office:value="0">
            <text:p>0.00%</text:p>
          </table:table-cell>
          <table:table-cell table:formula="of:=[.D8]+[.E8]" office:value-type="percentage" office:value="0.089">
            <text:p>8.90%</text:p>
          </table:table-cell>
          <table:table-cell table:formula="of:=['Returns Data'.$F$2]" office:value-type="percentage" office:value="-0.0312010470219187">
            <text:p>-3.12%</text:p>
          </table:table-cell>
          <table:table-cell table:formula="of:=['Returns Data'.$F$3]" office:value-type="percentage" office:value="-0.068973007120178">
            <text:p>-6.90%</text:p>
          </table:table-cell>
          <table:table-cell table:formula="of:=['Returns Data'.$F$4]" office:value-type="percentage" office:value="-0.0726129153221427">
            <text:p>-7.26%</text:p>
          </table:table-cell>
          <table:table-cell table:formula="of:=['Returns Data'.$F$5]" office:value-type="percentage" office:value="-0.0484254060363281">
            <text:p>-4.84%</text:p>
          </table:table-cell>
          <table:table-cell table:formula="of:=AVERAGE([.G8:.J8])" office:value-type="percentage" office:value="-0.0553030938751419">
            <text:p>-5.53%</text:p>
          </table:table-cell>
          <table:table-cell table:formula="of:=RANK([.K8];[.$K$4:.$K$14];0)" office:value-type="float" office:value="9">
            <text:p>9</text:p>
          </table:table-cell>
          <table:table-cell table:formula="of:=INDEX(['Price Data'.$F$2:.$F$255];COUNT(['Price Data'.$F$2:.$F$255]))" office:value-type="currency" office:currency="USD" office:value="86.0400009155273">
            <text:p>$86.04</text:p>
          </table:table-cell>
          <table:table-cell table:formula="of:=['200D SMA'.$F$2]" office:value-type="currency" office:currency="USD" office:value="92.7086499786377">
            <text:p>$92.71</text:p>
          </table:table-cell>
          <table:table-cell table:formula="of:=IF([.M8]&gt;[.N8];&quot;yes&quot;;&quot;no&quot;)" office:value-type="string" office:string-value="no">
            <text:p>no</text:p>
          </table:table-cell>
          <table:table-cell table:formula="of:=IF([.L8]&gt;5;&quot;n/a&quot;;IF([.O8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30Y Bonds</text:p>
          </table:table-cell>
          <table:table-cell office:value-type="string">
            <text:p>VGLT</text:p>
          </table:table-cell>
          <table:table-cell office:value-type="percentage" office:value="0.0675">
            <text:p>6.75%</text:p>
          </table:table-cell>
          <table:table-cell table:formula="of:=IF([.P9]=&quot;buy&quot;;0.1;0)" office:value-type="percentage" office:value="0">
            <text:p>0.00%</text:p>
          </table:table-cell>
          <table:table-cell table:formula="of:=[.D9]+[.E9]" office:value-type="percentage" office:value="0.0675">
            <text:p>6.75%</text:p>
          </table:table-cell>
          <table:table-cell table:formula="of:=['Returns Data'.$G$2]" office:value-type="percentage" office:value="-0.0475626292258907">
            <text:p>-4.76%</text:p>
          </table:table-cell>
          <table:table-cell table:formula="of:=['Returns Data'.$G$3]" office:value-type="percentage" office:value="-0.0981898569829042">
            <text:p>-9.82%</text:p>
          </table:table-cell>
          <table:table-cell table:formula="of:=['Returns Data'.$G$4]" office:value-type="percentage" office:value="-0.0750319274152704">
            <text:p>-7.50%</text:p>
          </table:table-cell>
          <table:table-cell table:formula="of:=['Returns Data'.$G$5]" office:value-type="percentage" office:value="-0.0107949825357476">
            <text:p>-1.08%</text:p>
          </table:table-cell>
          <table:table-cell table:formula="of:=AVERAGE([.G9:.J9])" office:value-type="percentage" office:value="-0.0578948490399532">
            <text:p>-5.79%</text:p>
          </table:table-cell>
          <table:table-cell table:formula="of:=RANK([.K9];[.$K$4:.$K$14];0)" office:value-type="float" office:value="10">
            <text:p>10</text:p>
          </table:table-cell>
          <table:table-cell table:formula="of:=INDEX(['Price Data'.$G$2:.$G$255];COUNT(['Price Data'.$G$2:.$G$255]))" office:value-type="currency" office:currency="USD" office:value="80.4000015258789">
            <text:p>$80.40</text:p>
          </table:table-cell>
          <table:table-cell table:formula="of:=['200D SMA'.$G$2]" office:value-type="currency" office:currency="USD" office:value="87.5898497772217">
            <text:p>$87.59</text:p>
          </table:table-cell>
          <table:table-cell table:formula="of:=IF([.M9]&gt;[.N9];&quot;yes&quot;;&quot;no&quot;)" office:value-type="string" office:string-value="no">
            <text:p>no</text:p>
          </table:table-cell>
          <table:table-cell table:formula="of:=IF([.L9]&gt;5;&quot;n/a&quot;;IF([.O9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10Y Foreign Bonds</text:p>
          </table:table-cell>
          <table:table-cell office:value-type="string">
            <text:p>BNDX</text:p>
          </table:table-cell>
          <table:table-cell office:value-type="percentage" office:value="0.072">
            <text:p>7.20%</text:p>
          </table:table-cell>
          <table:table-cell table:formula="of:=IF([.P10]=&quot;buy&quot;;0.1;0)" office:value-type="percentage" office:value="0">
            <text:p>0.00%</text:p>
          </table:table-cell>
          <table:table-cell table:formula="of:=[.D10]+[.E10]" office:value-type="percentage" office:value="0.072">
            <text:p>7.20%</text:p>
          </table:table-cell>
          <table:table-cell table:formula="of:=['Returns Data'.$H$2]" office:value-type="percentage" office:value="-0.0222802224707906">
            <text:p>-2.23%</text:p>
          </table:table-cell>
          <table:table-cell table:formula="of:=['Returns Data'.$H$3]" office:value-type="percentage" office:value="-0.0478680903962254">
            <text:p>-4.79%</text:p>
          </table:table-cell>
          <table:table-cell table:formula="of:=['Returns Data'.$H$4]" office:value-type="percentage" office:value="-0.049215117326581">
            <text:p>-4.92%</text:p>
          </table:table-cell>
          <table:table-cell table:formula="of:=['Returns Data'.$H$5]" office:value-type="percentage" office:value="-0.0478289825248461">
            <text:p>-4.78%</text:p>
          </table:table-cell>
          <table:table-cell table:formula="of:=AVERAGE([.G10:.J10])" office:value-type="percentage" office:value="-0.0417981031796108">
            <text:p>-4.18%</text:p>
          </table:table-cell>
          <table:table-cell table:formula="of:=RANK([.K10];[.$K$4:.$K$14];0)" office:value-type="float" office:value="8">
            <text:p>8</text:p>
          </table:table-cell>
          <table:table-cell table:formula="of:=INDEX(['Price Data'.$H$2:.$H$255];COUNT(['Price Data'.$H$2:.$H$255]))" office:value-type="currency" office:currency="USD" office:value="52.439998626709">
            <text:p>$52.44</text:p>
          </table:table-cell>
          <table:table-cell table:formula="of:=['200D SMA'.$H$2]" office:value-type="currency" office:currency="USD" office:value="56.0981999778748">
            <text:p>$56.10</text:p>
          </table:table-cell>
          <table:table-cell table:formula="of:=IF([.M10]&gt;[.N10];&quot;yes&quot;;&quot;no&quot;)" office:value-type="string" office:string-value="no">
            <text:p>no</text:p>
          </table:table-cell>
          <table:table-cell table:formula="of:=IF([.L10]&gt;5;&quot;n/a&quot;;IF([.O10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TIPS</text:p>
          </table:table-cell>
          <table:table-cell office:value-type="string">
            <text:p>VTIP</text:p>
          </table:table-cell>
          <table:table-cell office:value-type="percentage" office:value="0.009">
            <text:p>0.90%</text:p>
          </table:table-cell>
          <table:table-cell table:formula="of:=IF([.P11]=&quot;buy&quot;;0.1;0)" office:value-type="percentage" office:value="0">
            <text:p>0.00%</text:p>
          </table:table-cell>
          <table:table-cell table:formula="of:=[.D11]+[.E11]" office:value-type="percentage" office:value="0.009">
            <text:p>0.90%</text:p>
          </table:table-cell>
          <table:table-cell table:formula="of:=['Returns Data'.$I$2]" office:value-type="percentage" office:value="-0.00755812792986921">
            <text:p>-0.76%</text:p>
          </table:table-cell>
          <table:table-cell table:formula="of:=['Returns Data'.$I$3]" office:value-type="percentage" office:value="-0.00369654544291442">
            <text:p>-0.37%</text:p>
          </table:table-cell>
          <table:table-cell table:formula="of:=['Returns Data'.$I$4]" office:value-type="percentage" office:value="0.00893797813981689">
            <text:p>0.89%</text:p>
          </table:table-cell>
          <table:table-cell table:formula="of:=['Returns Data'.$I$5]" office:value-type="percentage" office:value="0.0388308110466007">
            <text:p>3.88%</text:p>
          </table:table-cell>
          <table:table-cell table:formula="of:=AVERAGE([.G11:.J11])" office:value-type="percentage" office:value="0.00912852895340849">
            <text:p>0.91%</text:p>
          </table:table-cell>
          <table:table-cell table:formula="of:=RANK([.K11];[.$K$4:.$K$14];0)" office:value-type="float" office:value="5">
            <text:p>5</text:p>
          </table:table-cell>
          <table:table-cell table:formula="of:=INDEX(['Price Data'.$I$2:.$I$255];COUNT(['Price Data'.$I$2:.$I$255]))" office:value-type="currency" office:currency="USD" office:value="51.2099990844727">
            <text:p>$51.21</text:p>
          </table:table-cell>
          <table:table-cell table:formula="of:=['200D SMA'.$I$2]" office:value-type="currency" office:currency="USD" office:value="51.9475499343872">
            <text:p>$51.95</text:p>
          </table:table-cell>
          <table:table-cell table:formula="of:=IF([.M11]&gt;[.N11];&quot;yes&quot;;&quot;no&quot;)" office:value-type="string" office:string-value="no">
            <text:p>no</text:p>
          </table:table-cell>
          <table:table-cell table:formula="of:=IF([.L11]&gt;5;&quot;n/a&quot;;IF([.O11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Commodities</text:p>
          </table:table-cell>
          <table:table-cell office:value-type="string">
            <text:p>VAW</text:p>
          </table:table-cell>
          <table:table-cell office:value-type="percentage" office:value="0.025">
            <text:p>2.50%</text:p>
          </table:table-cell>
          <table:table-cell table:formula="of:=IF([.P12]=&quot;buy&quot;;0.1;0)" office:value-type="percentage" office:value="0.1">
            <text:p>10.00%</text:p>
          </table:table-cell>
          <table:table-cell table:formula="of:=[.D12]+[.E12]" office:value-type="percentage" office:value="0.125">
            <text:p>12.50%</text:p>
          </table:table-cell>
          <table:table-cell table:formula="of:=['Returns Data'.$J$2]" office:value-type="percentage" office:value="0.0574171463693223">
            <text:p>5.74%</text:p>
          </table:table-cell>
          <table:table-cell table:formula="of:=['Returns Data'.$J$3]" office:value-type="percentage" office:value="-0.0110614669023837">
            <text:p>-1.11%</text:p>
          </table:table-cell>
          <table:table-cell table:formula="of:=['Returns Data'.$J$4]" office:value-type="percentage" office:value="0.128851437429698">
            <text:p>12.89%</text:p>
          </table:table-cell>
          <table:table-cell table:formula="of:=['Returns Data'.$J$5]" office:value-type="percentage" office:value="0.140048553937659">
            <text:p>14.00%</text:p>
          </table:table-cell>
          <table:table-cell table:formula="of:=AVERAGE([.G12:.J12])" office:value-type="percentage" office:value="0.0788139177085739">
            <text:p>7.88%</text:p>
          </table:table-cell>
          <table:table-cell table:formula="of:=RANK([.K12];[.$K$4:.$K$14];0)" office:value-type="float" office:value="1">
            <text:p>1</text:p>
          </table:table-cell>
          <table:table-cell table:formula="of:=INDEX(['Price Data'.$J$2:.$J$255];COUNT(['Price Data'.$J$2:.$J$255]))" office:value-type="currency" office:currency="USD" office:value="194.050003051758">
            <text:p>$194.05</text:p>
          </table:table-cell>
          <table:table-cell table:formula="of:=['200D SMA'.$J$2]" office:value-type="currency" office:currency="USD" office:value="185.435100021362">
            <text:p>$185.44</text:p>
          </table:table-cell>
          <table:table-cell table:formula="of:=IF([.M12]&gt;[.N12];&quot;yes&quot;;&quot;no&quot;)" office:value-type="string" office:string-value="yes">
            <text:p>yes</text:p>
          </table:table-cell>
          <table:table-cell table:formula="of:=IF([.L12]&gt;5;&quot;n/a&quot;;IF([.O12]=&quot;yes&quot;;&quot;buy&quot;;&quot;n/a&quot;))" office:value-type="string" office:string-value="buy">
            <text:p>buy</text:p>
          </table:table-cell>
        </table:table-row>
        <table:table-row table:style-name="ro2">
          <table:table-cell/>
          <table:table-cell office:value-type="string">
            <text:p>Gold</text:p>
          </table:table-cell>
          <table:table-cell office:value-type="string">
            <text:p>IAU</text:p>
          </table:table-cell>
          <table:table-cell office:value-type="percentage" office:value="0.025">
            <text:p>2.50%</text:p>
          </table:table-cell>
          <table:table-cell table:formula="of:=IF([.P13]=&quot;buy&quot;;0.1;0)" office:value-type="percentage" office:value="0.1">
            <text:p>10.00%</text:p>
          </table:table-cell>
          <table:table-cell table:formula="of:=[.D13]+[.E13]" office:value-type="percentage" office:value="0.125">
            <text:p>12.50%</text:p>
          </table:table-cell>
          <table:table-cell table:formula="of:=['Returns Data'.$K$2]" office:value-type="percentage" office:value="0.0143211357228472">
            <text:p>1.43%</text:p>
          </table:table-cell>
          <table:table-cell table:formula="of:=['Returns Data'.$K$3]" office:value-type="percentage" office:value="0.058029312785767">
            <text:p>5.80%</text:p>
          </table:table-cell>
          <table:table-cell table:formula="of:=['Returns Data'.$K$4]" office:value-type="percentage" office:value="0.102364621348764">
            <text:p>10.24%</text:p>
          </table:table-cell>
          <table:table-cell table:formula="of:=['Returns Data'.$K$5]" office:value-type="percentage" office:value="0.132533865701779">
            <text:p>13.25%</text:p>
          </table:table-cell>
          <table:table-cell table:formula="of:=AVERAGE([.G13:.J13])" office:value-type="percentage" office:value="0.0768122338897893">
            <text:p>7.68%</text:p>
          </table:table-cell>
          <table:table-cell table:formula="of:=RANK([.K13];[.$K$4:.$K$14];0)" office:value-type="float" office:value="2">
            <text:p>2</text:p>
          </table:table-cell>
          <table:table-cell table:formula="of:=INDEX(['Price Data'.$K$2:.$K$255];COUNT(['Price Data'.$K$2:.$K$255]))" office:value-type="currency" office:currency="USD" office:value="36.8300018310547">
            <text:p>$36.83</text:p>
          </table:table-cell>
          <table:table-cell table:formula="of:=['200D SMA'.$K$2]" office:value-type="currency" office:currency="USD" office:value="34.6168501853943">
            <text:p>$34.62</text:p>
          </table:table-cell>
          <table:table-cell table:formula="of:=IF([.M13]&gt;[.N13];&quot;yes&quot;;&quot;no&quot;)" office:value-type="string" office:string-value="yes">
            <text:p>yes</text:p>
          </table:table-cell>
          <table:table-cell table:formula="of:=IF([.L13]&gt;5;&quot;n/a&quot;;IF([.O13]=&quot;yes&quot;;&quot;buy&quot;;&quot;n/a&quot;))" office:value-type="string" office:string-value="buy">
            <text:p>buy</text:p>
          </table:table-cell>
        </table:table-row>
        <table:table-row table:style-name="ro2">
          <table:table-cell/>
          <table:table-cell office:value-type="string">
            <text:p>REITS</text:p>
          </table:table-cell>
          <table:table-cell office:value-type="string">
            <text:p>VNQ</text:p>
          </table:table-cell>
          <table:table-cell office:value-type="percentage" office:value="0.0225">
            <text:p>2.25%</text:p>
          </table:table-cell>
          <table:table-cell table:formula="of:=IF([.P14]=&quot;buy&quot;;0.1;0)" office:value-type="percentage" office:value="0.1">
            <text:p>10.00%</text:p>
          </table:table-cell>
          <table:table-cell table:formula="of:=[.D14]+[.E14]" office:value-type="percentage" office:value="0.1225">
            <text:p>12.25%</text:p>
          </table:table-cell>
          <table:table-cell table:formula="of:=['Returns Data'.$L$2]" office:value-type="percentage" office:value="0.062639144213384">
            <text:p>6.26%</text:p>
          </table:table-cell>
          <table:table-cell table:formula="of:=['Returns Data'.$L$3]" office:value-type="percentage" office:value="-0.0607446001787487">
            <text:p>-6.07%</text:p>
          </table:table-cell>
          <table:table-cell table:formula="of:=['Returns Data'.$L$4]" office:value-type="percentage" office:value="0.0806305788839827">
            <text:p>8.06%</text:p>
          </table:table-cell>
          <table:table-cell table:formula="of:=['Returns Data'.$L$5]" office:value-type="percentage" office:value="0.213325498633538">
            <text:p>21.33%</text:p>
          </table:table-cell>
          <table:table-cell table:formula="of:=AVERAGE([.G14:.J14])" office:value-type="percentage" office:value="0.073962655388039">
            <text:p>7.40%</text:p>
          </table:table-cell>
          <table:table-cell table:formula="of:=RANK([.K14];[.$K$4:.$K$14];0)" office:value-type="float" office:value="4">
            <text:p>4</text:p>
          </table:table-cell>
          <table:table-cell table:formula="of:=INDEX(['Price Data'.$L$2:.$L$255];COUNT(['Price Data'.$L$2:.$L$255]))" office:value-type="currency" office:currency="USD" office:value="108.370002746582">
            <text:p>$108.37</text:p>
          </table:table-cell>
          <table:table-cell table:formula="of:=['200D SMA'.$L$2]" office:value-type="currency" office:currency="USD" office:value="106.857800102234">
            <text:p>$106.86</text:p>
          </table:table-cell>
          <table:table-cell table:style-name="ce25" table:formula="of:=IF([.M14]&gt;[.N14];&quot;yes&quot;;&quot;no&quot;)" office:value-type="string" office:string-value="yes">
            <text:p>yes</text:p>
          </table:table-cell>
          <table:table-cell table:formula="of:=IF([.L14]&gt;5;&quot;n/a&quot;;IF([.O14]=&quot;yes&quot;;&quot;buy&quot;;&quot;n/a&quot;))" office:value-type="string" office:string-value="buy">
            <text:p>buy</text:p>
          </table:table-cell>
        </table:table-row>
        <table:table-row table:style-name="ro2">
          <table:table-cell/>
          <table:table-cell office:value-type="string">
            <text:p>Cash</text:p>
          </table:table-cell>
          <table:table-cell/>
          <table:table-cell office:value-type="percentage" office:value="0">
            <text:p>0.00%</text:p>
          </table:table-cell>
          <table:table-cell table:formula="of:=0.5-SUM([.E4:.E14])" office:value-type="percentage" office:value="0.1">
            <text:p>10.00%</text:p>
          </table:table-cell>
          <table:table-cell table:formula="of:=[.D15]+[.E15]" office:value-type="percentage" office:value="0.1">
            <text:p>10.00%</text:p>
          </table:table-cell>
          <table:table-cell table:style-name="Default" table:number-columns-repeated="10"/>
        </table:table-row>
        <table:table-row table:style-name="ro2">
          <table:table-cell/>
          <table:table-cell office:value-type="string">
            <text:p>Total</text:p>
          </table:table-cell>
          <table:table-cell table:style-name="ce3"/>
          <table:table-cell table:formula="of:=SUM([.D4:.D15])" office:value-type="percentage" office:value="0.5">
            <text:p>50.00%</text:p>
          </table:table-cell>
          <table:table-cell table:formula="of:=SUM([.E4:.E15])" office:value-type="percentage" office:value="0.5">
            <text:p>50.00%</text:p>
          </table:table-cell>
          <table:table-cell table:formula="of:=SUM([.F4:.F15])" office:value-type="percentage" office:value="1">
            <text:p>100.00%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Default">
            <draw:frame table:end-cell-address="Portfolio.O42" table:end-x="0.9283in" table:end-y="0.1083in" draw:z-index="0" draw:style-name="gr1" draw:text-style-name="P1" svg:width="11.4713in" svg:height="4.1638in" svg:x="0.0142in" svg:y="0.1299in">
              <draw:object draw:notify-on-update-of-ranges="Portfolio.B4:Portfolio.C15 Portfolio.F3:Portfolio.F3 Portfolio.F4:Portfolio.F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14"/>
        </table:table-row>
      </table:table>
      <table:table table:name="Price Data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MTUM</text:p>
          </table:table-cell>
          <table:table-cell office:value-type="string">
            <text:p>VTV</text:p>
          </table:table-cell>
          <table:table-cell office:value-type="string">
            <text:p>VEU</text:p>
          </table:table-cell>
          <table:table-cell office:value-type="string">
            <text:p>VWO</text:p>
          </table:table-cell>
          <table:table-cell office:value-type="string">
            <text:p>VCIT</text:p>
          </table:table-cell>
          <table:table-cell office:value-type="string">
            <text:p>VGLT</text:p>
          </table:table-cell>
          <table:table-cell office:value-type="string">
            <text:p>BNDX</text:p>
          </table:table-cell>
          <table:table-cell office:value-type="string">
            <text:p>VTIP</text:p>
          </table:table-cell>
          <table:table-cell office:value-type="string">
            <text:p>VAW</text:p>
          </table:table-cell>
          <table:table-cell office:value-type="string">
            <text:p>IAU</text:p>
          </table:table-cell>
          <table:table-cell office:value-type="string">
            <text:p>VNQ</text:p>
          </table:table-cell>
        </table:table-row>
        <table:table-row table:style-name="ro2">
          <table:table-cell office:value-type="string">
            <text:p>2021-03-31</text:p>
          </table:table-cell>
          <table:table-cell office:value-type="float" office:value="159.693008422852">
            <text:p>159.6930084229</text:p>
          </table:table-cell>
          <table:table-cell office:value-type="float" office:value="128.494079589844">
            <text:p>128.4940795898</text:p>
          </table:table-cell>
          <table:table-cell office:value-type="float" office:value="58.9012145996094">
            <text:p>58.9012145996</text:p>
          </table:table-cell>
          <table:table-cell office:value-type="float" office:value="50.6551208496094">
            <text:p>50.6551208496</text:p>
          </table:table-cell>
          <table:table-cell office:value-type="float" office:value="90.4185562133789">
            <text:p>90.4185562134</text:p>
          </table:table-cell>
          <table:table-cell office:value-type="float" office:value="81.2773895263672">
            <text:p>81.2773895264</text:p>
          </table:table-cell>
          <table:table-cell office:value-type="float" office:value="55.0741386413574">
            <text:p>55.0741386414</text:p>
          </table:table-cell>
          <table:table-cell office:value-type="float" office:value="49.2958030700684">
            <text:p>49.2958030701</text:p>
          </table:table-cell>
          <table:table-cell office:value-type="float" office:value="170.212051391602">
            <text:p>170.2120513916</text:p>
          </table:table-cell>
          <table:table-cell office:value-type="float" office:value="32.5200004577637">
            <text:p>32.5200004578</text:p>
          </table:table-cell>
          <table:table-cell office:value-type="float" office:value="89.3165130615234">
            <text:p>89.3165130615</text:p>
          </table:table-cell>
        </table:table-row>
        <table:table-row table:style-name="ro2">
          <table:table-cell office:value-type="string">
            <text:p>2021-04-01</text:p>
          </table:table-cell>
          <table:table-cell office:value-type="float" office:value="162.224517822266">
            <text:p>162.2245178223</text:p>
          </table:table-cell>
          <table:table-cell office:value-type="float" office:value="129.139175415039">
            <text:p>129.139175415</text:p>
          </table:table-cell>
          <table:table-cell office:value-type="float" office:value="59.6486434936523">
            <text:p>59.6486434937</text:p>
          </table:table-cell>
          <table:table-cell office:value-type="float" office:value="51.1125259399414">
            <text:p>51.1125259399</text:p>
          </table:table-cell>
          <table:table-cell office:value-type="float" office:value="90.6980438232422">
            <text:p>90.6980438232</text:p>
          </table:table-cell>
          <table:table-cell office:value-type="float" office:value="82.3943252563477">
            <text:p>82.3943252563</text:p>
          </table:table-cell>
          <table:table-cell office:value-type="float" office:value="55.1426429748535">
            <text:p>55.1426429749</text:p>
          </table:table-cell>
          <table:table-cell office:value-type="float" office:value="49.3436241149902">
            <text:p>49.343624115</text:p>
          </table:table-cell>
          <table:table-cell office:value-type="float" office:value="171.786743164063">
            <text:p>171.7867431641</text:p>
          </table:table-cell>
          <table:table-cell office:value-type="float" office:value="32.9199981689453">
            <text:p>32.9199981689</text:p>
          </table:table-cell>
          <table:table-cell office:value-type="float" office:value="90.9402694702149">
            <text:p>90.9402694702</text:p>
          </table:table-cell>
        </table:table-row>
        <table:table-row table:style-name="ro2">
          <table:table-cell office:value-type="string">
            <text:p>2021-04-05</text:p>
          </table:table-cell>
          <table:table-cell office:value-type="float" office:value="164.52766418457">
            <text:p>164.5276641846</text:p>
          </table:table-cell>
          <table:table-cell office:value-type="float" office:value="130.185028076172">
            <text:p>130.1850280762</text:p>
          </table:table-cell>
          <table:table-cell office:value-type="float" office:value="60.2795867919922">
            <text:p>60.279586792</text:p>
          </table:table-cell>
          <table:table-cell office:value-type="float" office:value="51.2195777893066">
            <text:p>51.2195777893</text:p>
          </table:table-cell>
          <table:table-cell office:value-type="float" office:value="90.3961639404297">
            <text:p>90.3961639404</text:p>
          </table:table-cell>
          <table:table-cell office:value-type="float" office:value="82.0403518676758">
            <text:p>82.0403518677</text:p>
          </table:table-cell>
          <table:table-cell office:value-type="float" office:value="55.0751075744629">
            <text:p>55.0751075745</text:p>
          </table:table-cell>
          <table:table-cell office:value-type="float" office:value="49.2958030700684">
            <text:p>49.2958030701</text:p>
          </table:table-cell>
          <table:table-cell office:value-type="float" office:value="173.794448852539">
            <text:p>173.7944488525</text:p>
          </table:table-cell>
          <table:table-cell office:value-type="float" office:value="32.9000015258789">
            <text:p>32.9000015259</text:p>
          </table:table-cell>
          <table:table-cell office:value-type="float" office:value="91.2903060913086">
            <text:p>91.2903060913</text:p>
          </table:table-cell>
        </table:table-row>
        <table:table-row table:style-name="ro2">
          <table:table-cell office:value-type="string">
            <text:p>2021-04-06</text:p>
          </table:table-cell>
          <table:table-cell office:value-type="float" office:value="165.530334472656">
            <text:p>165.5303344727</text:p>
          </table:table-cell>
          <table:table-cell office:value-type="float" office:value="130.057968139648">
            <text:p>130.0579681396</text:p>
          </table:table-cell>
          <table:table-cell office:value-type="float" office:value="59.9592628479004">
            <text:p>59.9592628479</text:p>
          </table:table-cell>
          <table:table-cell office:value-type="float" office:value="51.4628753662109">
            <text:p>51.4628753662</text:p>
          </table:table-cell>
          <table:table-cell office:value-type="float" office:value="90.8149032592774">
            <text:p>90.8149032593</text:p>
          </table:table-cell>
          <table:table-cell office:value-type="float" office:value="82.5909576416016">
            <text:p>82.5909576416</text:p>
          </table:table-cell>
          <table:table-cell office:value-type="float" office:value="55.2101936340332">
            <text:p>55.210193634</text:p>
          </table:table-cell>
          <table:table-cell office:value-type="float" office:value="49.3053588867187">
            <text:p>49.3053588867</text:p>
          </table:table-cell>
          <table:table-cell office:value-type="float" office:value="173.991256713867">
            <text:p>173.9912567139</text:p>
          </table:table-cell>
          <table:table-cell office:value-type="float" office:value="33.2200012207031">
            <text:p>33.2200012207</text:p>
          </table:table-cell>
          <table:table-cell office:value-type="float" office:value="91.5236587524414">
            <text:p>91.5236587524</text:p>
          </table:table-cell>
        </table:table-row>
        <table:table-row table:style-name="ro2">
          <table:table-cell office:value-type="string">
            <text:p>2021-04-07</text:p>
          </table:table-cell>
          <table:table-cell office:value-type="float" office:value="165.440994262695">
            <text:p>165.4409942627</text:p>
          </table:table-cell>
          <table:table-cell office:value-type="float" office:value="130.01887512207">
            <text:p>130.0188751221</text:p>
          </table:table-cell>
          <table:table-cell office:value-type="float" office:value="59.794246673584">
            <text:p>59.7942466736</text:p>
          </table:table-cell>
          <table:table-cell office:value-type="float" office:value="50.7135124206543">
            <text:p>50.7135124207</text:p>
          </table:table-cell>
          <table:table-cell office:value-type="float" office:value="90.8246383666992">
            <text:p>90.8246383667</text:p>
          </table:table-cell>
          <table:table-cell office:value-type="float" office:value="82.0698547363281">
            <text:p>82.0698547363</text:p>
          </table:table-cell>
          <table:table-cell office:value-type="float" office:value="55.2005386352539">
            <text:p>55.2005386353</text:p>
          </table:table-cell>
          <table:table-cell office:value-type="float" office:value="49.3627510070801">
            <text:p>49.3627510071</text:p>
          </table:table-cell>
          <table:table-cell office:value-type="float" office:value="170.989562988281">
            <text:p>170.9895629883</text:p>
          </table:table-cell>
          <table:table-cell office:value-type="float" office:value="33.0999984741211">
            <text:p>33.0999984741</text:p>
          </table:table-cell>
          <table:table-cell office:value-type="float" office:value="91.5917205810547">
            <text:p>91.5917205811</text:p>
          </table:table-cell>
        </table:table-row>
        <table:table-row table:style-name="ro2">
          <table:table-cell office:value-type="string">
            <text:p>2021-04-08</text:p>
          </table:table-cell>
          <table:table-cell office:value-type="float" office:value="168.0419921875">
            <text:p>168.0419921875</text:p>
          </table:table-cell>
          <table:table-cell office:value-type="float" office:value="129.852722167969">
            <text:p>129.852722168</text:p>
          </table:table-cell>
          <table:table-cell office:value-type="float" office:value="60.1922264099121">
            <text:p>60.1922264099</text:p>
          </table:table-cell>
          <table:table-cell office:value-type="float" office:value="51.2390365600586">
            <text:p>51.2390365601</text:p>
          </table:table-cell>
          <table:table-cell office:value-type="float" office:value="91.0972900390625">
            <text:p>91.0972900391</text:p>
          </table:table-cell>
          <table:table-cell office:value-type="float" office:value="82.7089691162109">
            <text:p>82.7089691162</text:p>
          </table:table-cell>
          <table:table-cell office:value-type="float" office:value="55.2680854797363">
            <text:p>55.2680854797</text:p>
          </table:table-cell>
          <table:table-cell office:value-type="float" office:value="49.4105758666992">
            <text:p>49.4105758667</text:p>
          </table:table-cell>
          <table:table-cell office:value-type="float" office:value="171.117492675781">
            <text:p>171.1174926758</text:p>
          </table:table-cell>
          <table:table-cell office:value-type="float" office:value="33.4599990844727">
            <text:p>33.4599990845</text:p>
          </table:table-cell>
          <table:table-cell office:value-type="float" office:value="91.2514114379883">
            <text:p>91.251411438</text:p>
          </table:table-cell>
        </table:table-row>
        <table:table-row table:style-name="ro2">
          <table:table-cell office:value-type="string">
            <text:p>2021-04-09</text:p>
          </table:table-cell>
          <table:table-cell office:value-type="float" office:value="169.133987426758">
            <text:p>169.1339874268</text:p>
          </table:table-cell>
          <table:table-cell office:value-type="float" office:value="130.605316162109">
            <text:p>130.6053161621</text:p>
          </table:table-cell>
          <table:table-cell office:value-type="float" office:value="60.1534004211426">
            <text:p>60.1534004211</text:p>
          </table:table-cell>
          <table:table-cell office:value-type="float" office:value="50.8010978698731">
            <text:p>50.8010978699</text:p>
          </table:table-cell>
          <table:table-cell office:value-type="float" office:value="90.9901809692383">
            <text:p>90.9901809692</text:p>
          </table:table-cell>
          <table:table-cell office:value-type="float" office:value="82.4139785766602">
            <text:p>82.4139785767</text:p>
          </table:table-cell>
          <table:table-cell office:value-type="float" office:value="55.1619415283203">
            <text:p>55.1619415283</text:p>
          </table:table-cell>
          <table:table-cell office:value-type="float" office:value="49.401008605957">
            <text:p>49.401008606</text:p>
          </table:table-cell>
          <table:table-cell office:value-type="float" office:value="172.337875366211">
            <text:p>172.3378753662</text:p>
          </table:table-cell>
          <table:table-cell office:value-type="float" office:value="33.2200012207031">
            <text:p>33.2200012207</text:p>
          </table:table-cell>
          <table:table-cell office:value-type="float" office:value="91.1444625854492">
            <text:p>91.1444625854</text:p>
          </table:table-cell>
        </table:table-row>
        <table:table-row table:style-name="ro2">
          <table:table-cell office:value-type="string">
            <text:p>2021-04-12</text:p>
          </table:table-cell>
          <table:table-cell office:value-type="float" office:value="169.91828918457">
            <text:p>169.9182891846</text:p>
          </table:table-cell>
          <table:table-cell office:value-type="float" office:value="130.693328857422">
            <text:p>130.6933288574</text:p>
          </table:table-cell>
          <table:table-cell office:value-type="float" office:value="59.8524894714356">
            <text:p>59.8524894714</text:p>
          </table:table-cell>
          <table:table-cell office:value-type="float" office:value="50.4702072143555">
            <text:p>50.4702072144</text:p>
          </table:table-cell>
          <table:table-cell office:value-type="float" office:value="90.9122772216797">
            <text:p>90.9122772217</text:p>
          </table:table-cell>
          <table:table-cell office:value-type="float" office:value="82.4139785766602">
            <text:p>82.4139785767</text:p>
          </table:table-cell>
          <table:table-cell office:value-type="float" office:value="55.1233558654785">
            <text:p>55.1233558655</text:p>
          </table:table-cell>
          <table:table-cell office:value-type="float" office:value="49.3914413452148">
            <text:p>49.3914413452</text:p>
          </table:table-cell>
          <table:table-cell office:value-type="float" office:value="173.056289672852">
            <text:p>173.0562896729</text:p>
          </table:table-cell>
          <table:table-cell office:value-type="float" office:value="33">
            <text:p>33</text:p>
          </table:table-cell>
          <table:table-cell office:value-type="float" office:value="91.6792297363281">
            <text:p>91.6792297363</text:p>
          </table:table-cell>
        </table:table-row>
        <table:table-row table:style-name="ro2">
          <table:table-cell office:value-type="string">
            <text:p>2021-04-13</text:p>
          </table:table-cell>
          <table:table-cell office:value-type="float" office:value="173.25390625">
            <text:p>173.25390625</text:p>
          </table:table-cell>
          <table:table-cell office:value-type="float" office:value="130.273010253906">
            <text:p>130.2730102539</text:p>
          </table:table-cell>
          <table:table-cell office:value-type="float" office:value="60.1631050109863">
            <text:p>60.163105011</text:p>
          </table:table-cell>
          <table:table-cell office:value-type="float" office:value="50.4799423217773">
            <text:p>50.4799423218</text:p>
          </table:table-cell>
          <table:table-cell office:value-type="float" office:value="91.2336196899414">
            <text:p>91.2336196899</text:p>
          </table:table-cell>
          <table:table-cell office:value-type="float" office:value="82.9744186401367">
            <text:p>82.9744186401</text:p>
          </table:table-cell>
          <table:table-cell office:value-type="float" office:value="55.1812362670898">
            <text:p>55.1812362671</text:p>
          </table:table-cell>
          <table:table-cell office:value-type="float" office:value="49.4583969116211">
            <text:p>49.4583969116</text:p>
          </table:table-cell>
          <table:table-cell office:value-type="float" office:value="172.436294555664">
            <text:p>172.4362945557</text:p>
          </table:table-cell>
          <table:table-cell office:value-type="float" office:value="33.2200012207031">
            <text:p>33.2200012207</text:p>
          </table:table-cell>
          <table:table-cell office:value-type="float" office:value="92.1362228393555">
            <text:p>92.1362228394</text:p>
          </table:table-cell>
        </table:table-row>
        <table:table-row table:style-name="ro2">
          <table:table-cell office:value-type="string">
            <text:p>2021-04-14</text:p>
          </table:table-cell>
          <table:table-cell office:value-type="float" office:value="170.682693481445">
            <text:p>170.6826934814</text:p>
          </table:table-cell>
          <table:table-cell office:value-type="float" office:value="130.781280517578">
            <text:p>130.7812805176</text:p>
          </table:table-cell>
          <table:table-cell office:value-type="float" office:value="60.2990036010742">
            <text:p>60.2990036011</text:p>
          </table:table-cell>
          <table:table-cell office:value-type="float" office:value="50.7524375915527">
            <text:p>50.7524375916</text:p>
          </table:table-cell>
          <table:table-cell office:value-type="float" office:value="91.1752014160156">
            <text:p>91.175201416</text:p>
          </table:table-cell>
          <table:table-cell office:value-type="float" office:value="82.7286224365234">
            <text:p>82.7286224365</text:p>
          </table:table-cell>
          <table:table-cell office:value-type="float" office:value="55.1040496826172">
            <text:p>55.1040496826</text:p>
          </table:table-cell>
          <table:table-cell office:value-type="float" office:value="49.4679641723633">
            <text:p>49.4679641724</text:p>
          </table:table-cell>
          <table:table-cell office:value-type="float" office:value="173.823959350586">
            <text:p>173.8239593506</text:p>
          </table:table-cell>
          <table:table-cell office:value-type="float" office:value="33.0999984741211">
            <text:p>33.0999984741</text:p>
          </table:table-cell>
          <table:table-cell office:value-type="float" office:value="91.6500701904297">
            <text:p>91.6500701904</text:p>
          </table:table-cell>
        </table:table-row>
        <table:table-row table:style-name="ro2">
          <table:table-cell office:value-type="string">
            <text:p>2021-04-15</text:p>
          </table:table-cell>
          <table:table-cell office:value-type="float" office:value="174.226806640625">
            <text:p>174.2268066406</text:p>
          </table:table-cell>
          <table:table-cell office:value-type="float" office:value="131.533905029297">
            <text:p>131.5339050293</text:p>
          </table:table-cell>
          <table:table-cell office:value-type="float" office:value="60.7843475341797">
            <text:p>60.7843475342</text:p>
          </table:table-cell>
          <table:table-cell office:value-type="float" office:value="51.2001113891602">
            <text:p>51.2001113892</text:p>
          </table:table-cell>
          <table:table-cell office:value-type="float" office:value="91.5452423095703">
            <text:p>91.5452423096</text:p>
          </table:table-cell>
          <table:table-cell office:value-type="float" office:value="83.9674682617187">
            <text:p>83.9674682617</text:p>
          </table:table-cell>
          <table:table-cell office:value-type="float" office:value="55.2294960021973">
            <text:p>55.2294960022</text:p>
          </table:table-cell>
          <table:table-cell office:value-type="float" office:value="49.5157852172852">
            <text:p>49.5157852173</text:p>
          </table:table-cell>
          <table:table-cell office:value-type="float" office:value="175.723403930664">
            <text:p>175.7234039307</text:p>
          </table:table-cell>
          <table:table-cell office:value-type="float" office:value="33.6399993896484">
            <text:p>33.6399993896</text:p>
          </table:table-cell>
          <table:table-cell office:value-type="float" office:value="93.2543792724609">
            <text:p>93.2543792725</text:p>
          </table:table-cell>
        </table:table-row>
        <table:table-row table:style-name="ro2">
          <table:table-cell office:value-type="string">
            <text:p>2021-04-16</text:p>
          </table:table-cell>
          <table:table-cell office:value-type="float" office:value="173.700637817383">
            <text:p>173.7006378174</text:p>
          </table:table-cell>
          <table:table-cell office:value-type="float" office:value="132.296310424805">
            <text:p>132.2963104248</text:p>
          </table:table-cell>
          <table:table-cell office:value-type="float" office:value="61.1046714782715">
            <text:p>61.1046714783</text:p>
          </table:table-cell>
          <table:table-cell office:value-type="float" office:value="51.3655548095703">
            <text:p>51.3655548096</text:p>
          </table:table-cell>
          <table:table-cell office:value-type="float" office:value="91.1752014160156">
            <text:p>91.175201416</text:p>
          </table:table-cell>
          <table:table-cell office:value-type="float" office:value="83.4168701171875">
            <text:p>83.4168701172</text:p>
          </table:table-cell>
          <table:table-cell office:value-type="float" office:value="55.1426429748535">
            <text:p>55.1426429749</text:p>
          </table:table-cell>
          <table:table-cell office:value-type="float" office:value="49.4870910644531">
            <text:p>49.4870910645</text:p>
          </table:table-cell>
          <table:table-cell office:value-type="float" office:value="177.977157592773">
            <text:p>177.9771575928</text:p>
          </table:table-cell>
          <table:table-cell office:value-type="float" office:value="33.8199996948242">
            <text:p>33.8199996948</text:p>
          </table:table-cell>
          <table:table-cell office:value-type="float" office:value="93.4585647583008">
            <text:p>93.4585647583</text:p>
          </table:table-cell>
        </table:table-row>
        <table:table-row table:style-name="ro2">
          <table:table-cell office:value-type="string">
            <text:p>2021-04-19</text:p>
          </table:table-cell>
          <table:table-cell office:value-type="float" office:value="171.288269042969">
            <text:p>171.288269043</text:p>
          </table:table-cell>
          <table:table-cell office:value-type="float" office:value="131.973754882813">
            <text:p>131.9737548828</text:p>
          </table:table-cell>
          <table:table-cell office:value-type="float" office:value="60.9396514892578">
            <text:p>60.9396514893</text:p>
          </table:table-cell>
          <table:table-cell office:value-type="float" office:value="51.2584991455078">
            <text:p>51.2584991455</text:p>
          </table:table-cell>
          <table:table-cell office:value-type="float" office:value="91.1070251464844">
            <text:p>91.1070251465</text:p>
          </table:table-cell>
          <table:table-cell office:value-type="float" office:value="83.1612396240234">
            <text:p>83.161239624</text:p>
          </table:table-cell>
          <table:table-cell office:value-type="float" office:value="55.0654602050781">
            <text:p>55.0654602051</text:p>
          </table:table-cell>
          <table:table-cell office:value-type="float" office:value="49.4870910644531">
            <text:p>49.4870910645</text:p>
          </table:table-cell>
          <table:table-cell office:value-type="float" office:value="177.012680053711">
            <text:p>177.0126800537</text:p>
          </table:table-cell>
          <table:table-cell office:value-type="float" office:value="33.7400016784668">
            <text:p>33.7400016785</text:p>
          </table:table-cell>
          <table:table-cell office:value-type="float" office:value="93.6433029174805">
            <text:p>93.6433029175</text:p>
          </table:table-cell>
        </table:table-row>
        <table:table-row table:style-name="ro2">
          <table:table-cell office:value-type="string">
            <text:p>2021-04-20</text:p>
          </table:table-cell>
          <table:table-cell office:value-type="float" office:value="169.680023193359">
            <text:p>169.6800231934</text:p>
          </table:table-cell>
          <table:table-cell office:value-type="float" office:value="130.966979980469">
            <text:p>130.9669799805</text:p>
          </table:table-cell>
          <table:table-cell office:value-type="float" office:value="60.0369186401367">
            <text:p>60.0369186401</text:p>
          </table:table-cell>
          <table:table-cell office:value-type="float" office:value="50.8692207336426">
            <text:p>50.8692207336</text:p>
          </table:table-cell>
          <table:table-cell office:value-type="float" office:value="91.2433624267578">
            <text:p>91.2433624268</text:p>
          </table:table-cell>
          <table:table-cell office:value-type="float" office:value="83.5741882324219">
            <text:p>83.5741882324</text:p>
          </table:table-cell>
          <table:table-cell office:value-type="float" office:value="55.1619415283203">
            <text:p>55.1619415283</text:p>
          </table:table-cell>
          <table:table-cell office:value-type="float" office:value="49.4966583251953">
            <text:p>49.4966583252</text:p>
          </table:table-cell>
          <table:table-cell office:value-type="float" office:value="174.788467407227">
            <text:p>174.7884674072</text:p>
          </table:table-cell>
          <table:table-cell office:value-type="float" office:value="33.8600006103516">
            <text:p>33.8600006104</text:p>
          </table:table-cell>
          <table:table-cell office:value-type="float" office:value="94.4114227294922">
            <text:p>94.4114227295</text:p>
          </table:table-cell>
        </table:table-row>
        <table:table-row table:style-name="ro2">
          <table:table-cell office:value-type="string">
            <text:p>2021-04-21</text:p>
          </table:table-cell>
          <table:table-cell office:value-type="float" office:value="171.119491577148">
            <text:p>171.1194915771</text:p>
          </table:table-cell>
          <table:table-cell office:value-type="float" office:value="132.335403442383">
            <text:p>132.3354034424</text:p>
          </table:table-cell>
          <table:table-cell office:value-type="float" office:value="60.5610885620117">
            <text:p>60.561088562</text:p>
          </table:table-cell>
          <table:table-cell office:value-type="float" office:value="51.2682342529297">
            <text:p>51.2682342529</text:p>
          </table:table-cell>
          <table:table-cell office:value-type="float" office:value="91.4186248779297">
            <text:p>91.4186248779</text:p>
          </table:table-cell>
          <table:table-cell office:value-type="float" office:value="83.7216796875">
            <text:p>83.7216796875</text:p>
          </table:table-cell>
          <table:table-cell office:value-type="float" office:value="55.2198333740234">
            <text:p>55.219833374</text:p>
          </table:table-cell>
          <table:table-cell office:value-type="float" office:value="49.4870910644531">
            <text:p>49.4870910645</text:p>
          </table:table-cell>
          <table:table-cell office:value-type="float" office:value="178.213363647461">
            <text:p>178.2133636475</text:p>
          </table:table-cell>
          <table:table-cell office:value-type="float" office:value="34.2000007629395">
            <text:p>34.2000007629</text:p>
          </table:table-cell>
          <table:table-cell office:value-type="float" office:value="95.0336990356445">
            <text:p>95.0336990356</text:p>
          </table:table-cell>
        </table:table-row>
        <table:table-row table:style-name="ro2">
          <table:table-cell office:value-type="string">
            <text:p>2021-04-22</text:p>
          </table:table-cell>
          <table:table-cell office:value-type="float" office:value="169.96794128418">
            <text:p>169.9679412842</text:p>
          </table:table-cell>
          <table:table-cell office:value-type="float" office:value="131.240676879883">
            <text:p>131.2406768799</text:p>
          </table:table-cell>
          <table:table-cell office:value-type="float" office:value="60.3669471740723">
            <text:p>60.3669471741</text:p>
          </table:table-cell>
          <table:table-cell office:value-type="float" office:value="51.1806449890137">
            <text:p>51.180644989</text:p>
          </table:table-cell>
          <table:table-cell office:value-type="float" office:value="91.4770660400391">
            <text:p>91.47706604</text:p>
          </table:table-cell>
          <table:table-cell office:value-type="float" office:value="84.0461578369141">
            <text:p>84.0461578369</text:p>
          </table:table-cell>
          <table:table-cell office:value-type="float" office:value="55.2294960021973">
            <text:p>55.2294960022</text:p>
          </table:table-cell>
          <table:table-cell office:value-type="float" office:value="49.4966583251953">
            <text:p>49.4966583252</text:p>
          </table:table-cell>
          <table:table-cell office:value-type="float" office:value="175.349426269531">
            <text:p>175.3494262695</text:p>
          </table:table-cell>
          <table:table-cell office:value-type="float" office:value="34">
            <text:p>34</text:p>
          </table:table-cell>
          <table:table-cell office:value-type="float" office:value="94.5183792114258">
            <text:p>94.5183792114</text:p>
          </table:table-cell>
        </table:table-row>
        <table:table-row table:style-name="ro2">
          <table:table-cell office:value-type="string">
            <text:p>2021-04-23</text:p>
          </table:table-cell>
          <table:table-cell office:value-type="float" office:value="172.688034057617">
            <text:p>172.6880340576</text:p>
          </table:table-cell>
          <table:table-cell office:value-type="float" office:value="132.247436523438">
            <text:p>132.2474365234</text:p>
          </table:table-cell>
          <table:table-cell office:value-type="float" office:value="61.0173072814941">
            <text:p>61.0173072815</text:p>
          </table:table-cell>
          <table:table-cell office:value-type="float" office:value="51.8813552856445">
            <text:p>51.8813552856</text:p>
          </table:table-cell>
          <table:table-cell office:value-type="float" office:value="91.5257568359375">
            <text:p>91.5257568359</text:p>
          </table:table-cell>
          <table:table-cell office:value-type="float" office:value="83.8986587524414">
            <text:p>83.8986587524</text:p>
          </table:table-cell>
          <table:table-cell office:value-type="float" office:value="55.1715927124023">
            <text:p>55.1715927124</text:p>
          </table:table-cell>
          <table:table-cell office:value-type="float" office:value="49.506217956543">
            <text:p>49.5062179565</text:p>
          </table:table-cell>
          <table:table-cell office:value-type="float" office:value="178.34130859375">
            <text:p>178.3413085938</text:p>
          </table:table-cell>
          <table:table-cell office:value-type="float" office:value="33.8199996948242">
            <text:p>33.8199996948</text:p>
          </table:table-cell>
          <table:table-cell office:value-type="float" office:value="95.0725936889648">
            <text:p>95.072593689</text:p>
          </table:table-cell>
        </table:table-row>
        <table:table-row table:style-name="ro2">
          <table:table-cell office:value-type="string">
            <text:p>2021-04-26</text:p>
          </table:table-cell>
          <table:table-cell office:value-type="float" office:value="174.335998535156">
            <text:p>174.3359985352</text:p>
          </table:table-cell>
          <table:table-cell office:value-type="float" office:value="132.071487426758">
            <text:p>132.0714874268</text:p>
          </table:table-cell>
          <table:table-cell office:value-type="float" office:value="61.1435012817383">
            <text:p>61.1435012817</text:p>
          </table:table-cell>
          <table:table-cell office:value-type="float" office:value="51.9494743347168">
            <text:p>51.9494743347</text:p>
          </table:table-cell>
          <table:table-cell office:value-type="float" office:value="91.4770660400391">
            <text:p>91.47706604</text:p>
          </table:table-cell>
          <table:table-cell office:value-type="float" office:value="83.810173034668">
            <text:p>83.8101730347</text:p>
          </table:table-cell>
          <table:table-cell office:value-type="float" office:value="55.1522979736328">
            <text:p>55.1522979736</text:p>
          </table:table-cell>
          <table:table-cell office:value-type="float" office:value="49.4870910644531">
            <text:p>49.4870910645</text:p>
          </table:table-cell>
          <table:table-cell office:value-type="float" office:value="179.679763793945">
            <text:p>179.6797637939</text:p>
          </table:table-cell>
          <table:table-cell office:value-type="float" office:value="33.939998626709">
            <text:p>33.9399986267</text:p>
          </table:table-cell>
          <table:table-cell office:value-type="float" office:value="95.3545608520508">
            <text:p>95.3545608521</text:p>
          </table:table-cell>
        </table:table-row>
        <table:table-row table:style-name="ro2">
          <table:table-cell office:value-type="string">
            <text:p>2021-04-27</text:p>
          </table:table-cell>
          <table:table-cell office:value-type="float" office:value="173.760192871094">
            <text:p>173.7601928711</text:p>
          </table:table-cell>
          <table:table-cell office:value-type="float" office:value="132.325653076172">
            <text:p>132.3256530762</text:p>
          </table:table-cell>
          <table:table-cell office:value-type="float" office:value="60.9687767028809">
            <text:p>60.9687767029</text:p>
          </table:table-cell>
          <table:table-cell office:value-type="float" office:value="52.0273284912109">
            <text:p>52.0273284912</text:p>
          </table:table-cell>
          <table:table-cell office:value-type="float" office:value="91.2530975341797">
            <text:p>91.2530975342</text:p>
          </table:table-cell>
          <table:table-cell office:value-type="float" office:value="83.092414855957">
            <text:p>83.092414856</text:p>
          </table:table-cell>
          <table:table-cell office:value-type="float" office:value="55.0751075744629">
            <text:p>55.0751075745</text:p>
          </table:table-cell>
          <table:table-cell office:value-type="float" office:value="49.5540428161621">
            <text:p>49.5540428162</text:p>
          </table:table-cell>
          <table:table-cell office:value-type="float" office:value="179.364852905273">
            <text:p>179.3648529053</text:p>
          </table:table-cell>
          <table:table-cell office:value-type="float" office:value="33.8400001525879">
            <text:p>33.8400001526</text:p>
          </table:table-cell>
          <table:table-cell office:value-type="float" office:value="95.344841003418">
            <text:p>95.3448410034</text:p>
          </table:table-cell>
        </table:table-row>
        <table:table-row table:style-name="ro2">
          <table:table-cell office:value-type="string">
            <text:p>2021-04-28</text:p>
          </table:table-cell>
          <table:table-cell office:value-type="float" office:value="173.08512878418">
            <text:p>173.0851287842</text:p>
          </table:table-cell>
          <table:table-cell office:value-type="float" office:value="132.570007324219">
            <text:p>132.5700073242</text:p>
          </table:table-cell>
          <table:table-cell office:value-type="float" office:value="61.3085174560547">
            <text:p>61.3085174561</text:p>
          </table:table-cell>
          <table:table-cell office:value-type="float" office:value="52.4458045959473">
            <text:p>52.4458045959</text:p>
          </table:table-cell>
          <table:table-cell office:value-type="float" office:value="91.3407287597656">
            <text:p>91.3407287598</text:p>
          </table:table-cell>
          <table:table-cell office:value-type="float" office:value="83.180908203125">
            <text:p>83.1809082031</text:p>
          </table:table-cell>
          <table:table-cell office:value-type="float" office:value="55.0847511291504">
            <text:p>55.0847511292</text:p>
          </table:table-cell>
          <table:table-cell office:value-type="float" office:value="49.6879501342773">
            <text:p>49.6879501343</text:p>
          </table:table-cell>
          <table:table-cell office:value-type="float" office:value="179.758499145508">
            <text:p>179.7584991455</text:p>
          </table:table-cell>
          <table:table-cell office:value-type="float" office:value="33.939998626709">
            <text:p>33.9399986267</text:p>
          </table:table-cell>
          <table:table-cell office:value-type="float" office:value="95.1406631469727">
            <text:p>95.140663147</text:p>
          </table:table-cell>
        </table:table-row>
        <table:table-row table:style-name="ro2">
          <table:table-cell office:value-type="string">
            <text:p>2021-04-29</text:p>
          </table:table-cell>
          <table:table-cell office:value-type="float" office:value="172.330642700195">
            <text:p>172.3306427002</text:p>
          </table:table-cell>
          <table:table-cell office:value-type="float" office:value="133.733154296875">
            <text:p>133.7331542969</text:p>
          </table:table-cell>
          <table:table-cell office:value-type="float" office:value="61.2793960571289">
            <text:p>61.2793960571</text:p>
          </table:table-cell>
          <table:table-cell office:value-type="float" office:value="52.3290214538574">
            <text:p>52.3290214539</text:p>
          </table:table-cell>
          <table:table-cell office:value-type="float" office:value="91.2628402709961">
            <text:p>91.262840271</text:p>
          </table:table-cell>
          <table:table-cell office:value-type="float" office:value="82.9351043701172">
            <text:p>82.9351043701</text:p>
          </table:table-cell>
          <table:table-cell office:value-type="float" office:value="54.9303703308105">
            <text:p>54.9303703308</text:p>
          </table:table-cell>
          <table:table-cell office:value-type="float" office:value="49.7166404724121">
            <text:p>49.7166404724</text:p>
          </table:table-cell>
          <table:table-cell office:value-type="float" office:value="180.427749633789">
            <text:p>180.4277496338</text:p>
          </table:table-cell>
          <table:table-cell office:value-type="float" office:value="33.7999992370605">
            <text:p>33.7999992371</text:p>
          </table:table-cell>
          <table:table-cell office:value-type="float" office:value="95.957405090332">
            <text:p>95.9574050903</text:p>
          </table:table-cell>
        </table:table-row>
        <table:table-row table:style-name="ro2">
          <table:table-cell office:value-type="string">
            <text:p>2021-04-30</text:p>
          </table:table-cell>
          <table:table-cell office:value-type="float" office:value="170.960662841797">
            <text:p>170.9606628418</text:p>
          </table:table-cell>
          <table:table-cell office:value-type="float" office:value="132.912094116211">
            <text:p>132.9120941162</text:p>
          </table:table-cell>
          <table:table-cell office:value-type="float" office:value="60.4154853820801">
            <text:p>60.4154853821</text:p>
          </table:table-cell>
          <table:table-cell office:value-type="float" office:value="51.5601921081543">
            <text:p>51.5601921082</text:p>
          </table:table-cell>
          <table:table-cell office:value-type="float" office:value="91.360221862793">
            <text:p>91.3602218628</text:p>
          </table:table-cell>
          <table:table-cell office:value-type="float" office:value="83.1415863037109">
            <text:p>83.1415863037</text:p>
          </table:table-cell>
          <table:table-cell office:value-type="float" office:value="54.9689674377441">
            <text:p>54.9689674377</text:p>
          </table:table-cell>
          <table:table-cell office:value-type="float" office:value="49.7262077331543">
            <text:p>49.7262077332</text:p>
          </table:table-cell>
          <table:table-cell office:value-type="float" office:value="178.685760498047">
            <text:p>178.685760498</text:p>
          </table:table-cell>
          <table:table-cell office:value-type="float" office:value="33.7000007629395">
            <text:p>33.7000007629</text:p>
          </table:table-cell>
          <table:table-cell office:value-type="float" office:value="96.3366012573242">
            <text:p>96.3366012573</text:p>
          </table:table-cell>
        </table:table-row>
        <table:table-row table:style-name="ro2">
          <table:table-cell office:value-type="string">
            <text:p>2021-05-03</text:p>
          </table:table-cell>
          <table:table-cell office:value-type="float" office:value="169.789199829102">
            <text:p>169.7891998291</text:p>
          </table:table-cell>
          <table:table-cell office:value-type="float" office:value="134.21208190918">
            <text:p>134.2120819092</text:p>
          </table:table-cell>
          <table:table-cell office:value-type="float" office:value="60.9008293151855">
            <text:p>60.9008293152</text:p>
          </table:table-cell>
          <table:table-cell office:value-type="float" office:value="51.5407295227051">
            <text:p>51.5407295227</text:p>
          </table:table-cell>
          <table:table-cell office:value-type="float" office:value="91.5221481323242">
            <text:p>91.5221481323</text:p>
          </table:table-cell>
          <table:table-cell office:value-type="float" office:value="83.1937713623047">
            <text:p>83.1937713623</text:p>
          </table:table-cell>
          <table:table-cell office:value-type="float" office:value="54.9486961364746">
            <text:p>54.9486961365</text:p>
          </table:table-cell>
          <table:table-cell office:value-type="float" office:value="49.8122901916504">
            <text:p>49.8122901917</text:p>
          </table:table-cell>
          <table:table-cell office:value-type="float" office:value="181.726837158203">
            <text:p>181.7268371582</text:p>
          </table:table-cell>
          <table:table-cell office:value-type="float" office:value="34.1399993896484">
            <text:p>34.1399993896</text:p>
          </table:table-cell>
          <table:table-cell office:value-type="float" office:value="96.15185546875">
            <text:p>96.1518554688</text:p>
          </table:table-cell>
        </table:table-row>
        <table:table-row table:style-name="ro2">
          <table:table-cell office:value-type="string">
            <text:p>2021-05-04</text:p>
          </table:table-cell>
          <table:table-cell office:value-type="float" office:value="166.47346496582">
            <text:p>166.4734649658</text:p>
          </table:table-cell>
          <table:table-cell office:value-type="float" office:value="134.593292236328">
            <text:p>134.5932922363</text:p>
          </table:table-cell>
          <table:table-cell office:value-type="float" office:value="60.1145744323731">
            <text:p>60.1145744324</text:p>
          </table:table-cell>
          <table:table-cell office:value-type="float" office:value="50.9081497192383">
            <text:p>50.9081497192</text:p>
          </table:table-cell>
          <table:table-cell office:value-type="float" office:value="91.5123825073242">
            <text:p>91.5123825073</text:p>
          </table:table-cell>
          <table:table-cell office:value-type="float" office:value="83.656608581543">
            <text:p>83.6566085815</text:p>
          </table:table-cell>
          <table:table-cell office:value-type="float" office:value="55.0355949401856">
            <text:p>55.0355949402</text:p>
          </table:table-cell>
          <table:table-cell office:value-type="float" office:value="49.888801574707">
            <text:p>49.8888015747</text:p>
          </table:table-cell>
          <table:table-cell office:value-type="float" office:value="184.098693847656">
            <text:p>184.0986938477</text:p>
          </table:table-cell>
          <table:table-cell office:value-type="float" office:value="33.8800010681152">
            <text:p>33.8800010681</text:p>
          </table:table-cell>
          <table:table-cell office:value-type="float" office:value="95.5295867919922">
            <text:p>95.529586792</text:p>
          </table:table-cell>
        </table:table-row>
        <table:table-row table:style-name="ro2">
          <table:table-cell office:value-type="string">
            <text:p>2021-05-05</text:p>
          </table:table-cell>
          <table:table-cell office:value-type="float" office:value="165.570053100586">
            <text:p>165.5700531006</text:p>
          </table:table-cell>
          <table:table-cell office:value-type="float" office:value="135.277481079102">
            <text:p>135.2774810791</text:p>
          </table:table-cell>
          <table:table-cell office:value-type="float" office:value="60.7552223205566">
            <text:p>60.7552223206</text:p>
          </table:table-cell>
          <table:table-cell office:value-type="float" office:value="51.1027870178223">
            <text:p>51.1027870178</text:p>
          </table:table-cell>
          <table:table-cell office:value-type="float" office:value="91.6099472045898">
            <text:p>91.6099472046</text:p>
          </table:table-cell>
          <table:table-cell office:value-type="float" office:value="83.7846374511719">
            <text:p>83.7846374512</text:p>
          </table:table-cell>
          <table:table-cell office:value-type="float" office:value="55.0355949401856">
            <text:p>55.0355949402</text:p>
          </table:table-cell>
          <table:table-cell office:value-type="float" office:value="49.9940147399902">
            <text:p>49.99401474</text:p>
          </table:table-cell>
          <table:table-cell office:value-type="float" office:value="186.490219116211">
            <text:p>186.4902191162</text:p>
          </table:table-cell>
          <table:table-cell office:value-type="float" office:value="68.0800018310547">
            <text:p>68.0800018311</text:p>
          </table:table-cell>
          <table:table-cell office:value-type="float" office:value="93.9447174072266">
            <text:p>93.9447174072</text:p>
          </table:table-cell>
        </table:table-row>
        <table:table-row table:style-name="ro2">
          <table:table-cell office:value-type="string">
            <text:p>2021-05-06</text:p>
          </table:table-cell>
          <table:table-cell office:value-type="float" office:value="165.828170776367">
            <text:p>165.8281707764</text:p>
          </table:table-cell>
          <table:table-cell office:value-type="float" office:value="136.450424194336">
            <text:p>136.4504241943</text:p>
          </table:table-cell>
          <table:table-cell office:value-type="float" office:value="61.2502746582031">
            <text:p>61.2502746582</text:p>
          </table:table-cell>
          <table:table-cell office:value-type="float" office:value="51.6088562011719">
            <text:p>51.6088562012</text:p>
          </table:table-cell>
          <table:table-cell office:value-type="float" office:value="91.7465286254883">
            <text:p>91.7465286255</text:p>
          </table:table-cell>
          <table:table-cell office:value-type="float" office:value="83.9028015136719">
            <text:p>83.9028015137</text:p>
          </table:table-cell>
          <table:table-cell office:value-type="float" office:value="55.0259323120117">
            <text:p>55.025932312</text:p>
          </table:table-cell>
          <table:table-cell office:value-type="float" office:value="49.9461898803711">
            <text:p>49.9461898804</text:p>
          </table:table-cell>
          <table:table-cell office:value-type="float" office:value="188.094421386719">
            <text:p>188.0944213867</text:p>
          </table:table-cell>
          <table:table-cell office:value-type="float" office:value="34.5999984741211">
            <text:p>34.5999984741</text:p>
          </table:table-cell>
          <table:table-cell office:value-type="float" office:value="94.4697723388672">
            <text:p>94.4697723389</text:p>
          </table:table-cell>
        </table:table-row>
        <table:table-row table:style-name="ro2">
          <table:table-cell office:value-type="string">
            <text:p>2021-05-07</text:p>
          </table:table-cell>
          <table:table-cell office:value-type="float" office:value="167.495986938477">
            <text:p>167.4959869385</text:p>
          </table:table-cell>
          <table:table-cell office:value-type="float" office:value="137.437652587891">
            <text:p>137.4376525879</text:p>
          </table:table-cell>
          <table:table-cell office:value-type="float" office:value="61.9297523498535">
            <text:p>61.9297523499</text:p>
          </table:table-cell>
          <table:table-cell office:value-type="float" office:value="52.0662574768066">
            <text:p>52.0662574768</text:p>
          </table:table-cell>
          <table:table-cell office:value-type="float" office:value="91.8343200683594">
            <text:p>91.8343200684</text:p>
          </table:table-cell>
          <table:table-cell office:value-type="float" office:value="83.5581207275391">
            <text:p>83.5581207275</text:p>
          </table:table-cell>
          <table:table-cell office:value-type="float" office:value="54.9583473205566">
            <text:p>54.9583473206</text:p>
          </table:table-cell>
          <table:table-cell office:value-type="float" office:value="49.9940147399902">
            <text:p>49.99401474</text:p>
          </table:table-cell>
          <table:table-cell office:value-type="float" office:value="189.984024047852">
            <text:p>189.9840240479</text:p>
          </table:table-cell>
          <table:table-cell office:value-type="float" office:value="34.9000015258789">
            <text:p>34.9000015259</text:p>
          </table:table-cell>
          <table:table-cell office:value-type="float" office:value="95.7143249511719">
            <text:p>95.7143249512</text:p>
          </table:table-cell>
        </table:table-row>
        <table:table-row table:style-name="ro2">
          <table:table-cell office:value-type="string">
            <text:p>2021-05-10</text:p>
          </table:table-cell>
          <table:table-cell office:value-type="float" office:value="163.237091064453">
            <text:p>163.2370910645</text:p>
          </table:table-cell>
          <table:table-cell office:value-type="float" office:value="137.633117675781">
            <text:p>137.6331176758</text:p>
          </table:table-cell>
          <table:table-cell office:value-type="float" office:value="61.4055786132812">
            <text:p>61.4055786133</text:p>
          </table:table-cell>
          <table:table-cell office:value-type="float" office:value="51.0930595397949">
            <text:p>51.0930595398</text:p>
          </table:table-cell>
          <table:table-cell office:value-type="float" office:value="91.7075042724609">
            <text:p>91.7075042725</text:p>
          </table:table-cell>
          <table:table-cell office:value-type="float" office:value="82.8294067382813">
            <text:p>82.8294067383</text:p>
          </table:table-cell>
          <table:table-cell office:value-type="float" office:value="54.9486961364746">
            <text:p>54.9486961365</text:p>
          </table:table-cell>
          <table:table-cell office:value-type="float" office:value="50.0322685241699">
            <text:p>50.0322685242</text:p>
          </table:table-cell>
          <table:table-cell office:value-type="float" office:value="189.18684387207">
            <text:p>189.1868438721</text:p>
          </table:table-cell>
          <table:table-cell office:value-type="float" office:value="35.0400009155273">
            <text:p>35.0400009155</text:p>
          </table:table-cell>
          <table:table-cell office:value-type="float" office:value="95.6851577758789">
            <text:p>95.6851577759</text:p>
          </table:table-cell>
        </table:table-row>
        <table:table-row table:style-name="ro2">
          <table:table-cell office:value-type="string">
            <text:p>2021-05-11</text:p>
          </table:table-cell>
          <table:table-cell office:value-type="float" office:value="163.574645996094">
            <text:p>163.5746459961</text:p>
          </table:table-cell>
          <table:table-cell office:value-type="float" office:value="135.776000976563">
            <text:p>135.7760009766</text:p>
          </table:table-cell>
          <table:table-cell office:value-type="float" office:value="60.7843475341797">
            <text:p>60.7843475342</text:p>
          </table:table-cell>
          <table:table-cell office:value-type="float" office:value="50.9568099975586">
            <text:p>50.9568099976</text:p>
          </table:table-cell>
          <table:table-cell office:value-type="float" office:value="91.5221481323242">
            <text:p>91.5221481323</text:p>
          </table:table-cell>
          <table:table-cell office:value-type="float" office:value="82.3862609863281">
            <text:p>82.3862609863</text:p>
          </table:table-cell>
          <table:table-cell office:value-type="float" office:value="54.823169708252">
            <text:p>54.8231697083</text:p>
          </table:table-cell>
          <table:table-cell office:value-type="float" office:value="49.9748840332031">
            <text:p>49.9748840332</text:p>
          </table:table-cell>
          <table:table-cell office:value-type="float" office:value="189.777359008789">
            <text:p>189.7773590088</text:p>
          </table:table-cell>
          <table:table-cell office:value-type="float" office:value="35.0400009155273">
            <text:p>35.0400009155</text:p>
          </table:table-cell>
          <table:table-cell office:value-type="float" office:value="94.4794845581055">
            <text:p>94.4794845581</text:p>
          </table:table-cell>
        </table:table-row>
        <table:table-row table:style-name="ro2">
          <table:table-cell office:value-type="string">
            <text:p>2021-05-12</text:p>
          </table:table-cell>
          <table:table-cell office:value-type="float" office:value="158.531494140625">
            <text:p>158.5314941406</text:p>
          </table:table-cell>
          <table:table-cell office:value-type="float" office:value="133.586517333984">
            <text:p>133.586517334</text:p>
          </table:table-cell>
          <table:table-cell office:value-type="float" office:value="59.6001129150391">
            <text:p>59.600112915</text:p>
          </table:table-cell>
          <table:table-cell office:value-type="float" office:value="49.6527252197266">
            <text:p>49.6527252197</text:p>
          </table:table-cell>
          <table:table-cell office:value-type="float" office:value="91.0636596679688">
            <text:p>91.063659668</text:p>
          </table:table-cell>
          <table:table-cell office:value-type="float" office:value="81.5393524169922">
            <text:p>81.539352417</text:p>
          </table:table-cell>
          <table:table-cell office:value-type="float" office:value="54.6686820983887">
            <text:p>54.6686820984</text:p>
          </table:table-cell>
          <table:table-cell office:value-type="float" office:value="50.022705078125">
            <text:p>50.0227050781</text:p>
          </table:table-cell>
          <table:table-cell office:value-type="float" office:value="184.541549682617">
            <text:p>184.5415496826</text:p>
          </table:table-cell>
          <table:table-cell office:value-type="float" office:value="34.6800003051758">
            <text:p>34.6800003052</text:p>
          </table:table-cell>
          <table:table-cell office:value-type="float" office:value="92.0876007080078">
            <text:p>92.087600708</text:p>
          </table:table-cell>
        </table:table-row>
        <table:table-row table:style-name="ro2">
          <table:table-cell office:value-type="string">
            <text:p>2021-05-13</text:p>
          </table:table-cell>
          <table:table-cell office:value-type="float" office:value="158.998077392578">
            <text:p>158.9980773926</text:p>
          </table:table-cell>
          <table:table-cell office:value-type="float" office:value="135.492523193359">
            <text:p>135.4925231934</text:p>
          </table:table-cell>
          <table:table-cell office:value-type="float" office:value="59.9010200500488">
            <text:p>59.90102005</text:p>
          </table:table-cell>
          <table:table-cell office:value-type="float" office:value="49.5943260192871">
            <text:p>49.5943260193</text:p>
          </table:table-cell>
          <table:table-cell office:value-type="float" office:value="91.3953323364258">
            <text:p>91.3953323364</text:p>
          </table:table-cell>
          <table:table-cell office:value-type="float" office:value="81.6575241088867">
            <text:p>81.6575241089</text:p>
          </table:table-cell>
          <table:table-cell office:value-type="float" office:value="54.6879997253418">
            <text:p>54.6879997253</text:p>
          </table:table-cell>
          <table:table-cell office:value-type="float" office:value="49.9653205871582">
            <text:p>49.9653205872</text:p>
          </table:table-cell>
          <table:table-cell office:value-type="float" office:value="187.513778686523">
            <text:p>187.5137786865</text:p>
          </table:table-cell>
          <table:table-cell office:value-type="float" office:value="34.8400001525879">
            <text:p>34.8400001526</text:p>
          </table:table-cell>
          <table:table-cell office:value-type="float" office:value="93.2835464477539">
            <text:p>93.2835464478</text:p>
          </table:table-cell>
        </table:table-row>
        <table:table-row table:style-name="ro2">
          <table:table-cell office:value-type="string">
            <text:p>2021-05-14</text:p>
          </table:table-cell>
          <table:table-cell office:value-type="float" office:value="162.730804443359">
            <text:p>162.7308044434</text:p>
          </table:table-cell>
          <table:table-cell office:value-type="float" office:value="136.997787475586">
            <text:p>136.9977874756</text:p>
          </table:table-cell>
          <table:table-cell office:value-type="float" office:value="60.9299507141113">
            <text:p>60.9299507141</text:p>
          </table:table-cell>
          <table:table-cell office:value-type="float" office:value="50.4118156433106">
            <text:p>50.4118156433</text:p>
          </table:table-cell>
          <table:table-cell office:value-type="float" office:value="91.6684799194336">
            <text:p>91.6684799194</text:p>
          </table:table-cell>
          <table:table-cell office:value-type="float" office:value="82.2976150512695">
            <text:p>82.2976150513</text:p>
          </table:table-cell>
          <table:table-cell office:value-type="float" office:value="54.7555885314941">
            <text:p>54.7555885315</text:p>
          </table:table-cell>
          <table:table-cell office:value-type="float" office:value="50.0705299377441">
            <text:p>50.0705299377</text:p>
          </table:table-cell>
          <table:table-cell office:value-type="float" office:value="189.61003112793">
            <text:p>189.6100311279</text:p>
          </table:table-cell>
          <table:table-cell office:value-type="float" office:value="35.1199989318848">
            <text:p>35.1199989319</text:p>
          </table:table-cell>
          <table:table-cell office:value-type="float" office:value="94.3919830322266">
            <text:p>94.3919830322</text:p>
          </table:table-cell>
        </table:table-row>
        <table:table-row table:style-name="ro2">
          <table:table-cell office:value-type="string">
            <text:p>2021-05-17</text:p>
          </table:table-cell>
          <table:table-cell office:value-type="float" office:value="161.688415527344">
            <text:p>161.6884155273</text:p>
          </table:table-cell>
          <table:table-cell office:value-type="float" office:value="137.115097045898">
            <text:p>137.1150970459</text:p>
          </table:table-cell>
          <table:table-cell office:value-type="float" office:value="60.842586517334">
            <text:p>60.8425865173</text:p>
          </table:table-cell>
          <table:table-cell office:value-type="float" office:value="50.4410171508789">
            <text:p>50.4410171509</text:p>
          </table:table-cell>
          <table:table-cell office:value-type="float" office:value="91.570930480957">
            <text:p>91.570930481</text:p>
          </table:table-cell>
          <table:table-cell office:value-type="float" office:value="82.1400527954102">
            <text:p>82.1400527954</text:p>
          </table:table-cell>
          <table:table-cell office:value-type="float" office:value="54.6783447265625">
            <text:p>54.6783447266</text:p>
          </table:table-cell>
          <table:table-cell office:value-type="float" office:value="50.1566123962402">
            <text:p>50.1566123962</text:p>
          </table:table-cell>
          <table:table-cell office:value-type="float" office:value="191.391387939453">
            <text:p>191.3913879395</text:p>
          </table:table-cell>
          <table:table-cell office:value-type="float" office:value="35.560001373291">
            <text:p>35.5600013733</text:p>
          </table:table-cell>
          <table:table-cell office:value-type="float" office:value="94.4892120361328">
            <text:p>94.4892120361</text:p>
          </table:table-cell>
        </table:table-row>
        <table:table-row table:style-name="ro2">
          <table:table-cell office:value-type="string">
            <text:p>2021-05-18</text:p>
          </table:table-cell>
          <table:table-cell office:value-type="float" office:value="160.88427734375">
            <text:p>160.8842773438</text:p>
          </table:table-cell>
          <table:table-cell office:value-type="float" office:value="135.805297851563">
            <text:p>135.8052978516</text:p>
          </table:table-cell>
          <table:table-cell office:value-type="float" office:value="61.1726226806641">
            <text:p>61.1726226807</text:p>
          </table:table-cell>
          <table:table-cell office:value-type="float" office:value="51.1709136962891">
            <text:p>51.1709136963</text:p>
          </table:table-cell>
          <table:table-cell office:value-type="float" office:value="91.4733734130859">
            <text:p>91.4733734131</text:p>
          </table:table-cell>
          <table:table-cell office:value-type="float" office:value="81.9529495239258">
            <text:p>81.9529495239</text:p>
          </table:table-cell>
          <table:table-cell office:value-type="float" office:value="54.6783447265625">
            <text:p>54.6783447266</text:p>
          </table:table-cell>
          <table:table-cell office:value-type="float" office:value="50.1566123962402">
            <text:p>50.1566123962</text:p>
          </table:table-cell>
          <table:table-cell office:value-type="float" office:value="189.088439941406">
            <text:p>189.0884399414</text:p>
          </table:table-cell>
          <table:table-cell office:value-type="float" office:value="35.5999984741211">
            <text:p>35.5999984741</text:p>
          </table:table-cell>
          <table:table-cell office:value-type="float" office:value="94.508659362793">
            <text:p>94.5086593628</text:p>
          </table:table-cell>
        </table:table-row>
        <table:table-row table:style-name="ro2">
          <table:table-cell office:value-type="string">
            <text:p>2021-05-19</text:p>
          </table:table-cell>
          <table:table-cell office:value-type="float" office:value="160.92399597168">
            <text:p>160.9239959717</text:p>
          </table:table-cell>
          <table:table-cell office:value-type="float" office:value="135.013580322266">
            <text:p>135.0135803223</text:p>
          </table:table-cell>
          <table:table-cell office:value-type="float" office:value="60.7358093261719">
            <text:p>60.7358093262</text:p>
          </table:table-cell>
          <table:table-cell office:value-type="float" office:value="51.03466796875">
            <text:p>51.0346679688</text:p>
          </table:table-cell>
          <table:table-cell office:value-type="float" office:value="91.2977828979492">
            <text:p>91.2977828979</text:p>
          </table:table-cell>
          <table:table-cell office:value-type="float" office:value="81.7658462524414">
            <text:p>81.7658462524</text:p>
          </table:table-cell>
          <table:table-cell office:value-type="float" office:value="54.6204147338867">
            <text:p>54.6204147339</text:p>
          </table:table-cell>
          <table:table-cell office:value-type="float" office:value="49.9653205871582">
            <text:p>49.9653205872</text:p>
          </table:table-cell>
          <table:table-cell office:value-type="float" office:value="185.968612670898">
            <text:p>185.9686126709</text:p>
          </table:table-cell>
          <table:table-cell office:value-type="float" office:value="35.6399993896484">
            <text:p>35.6399993896</text:p>
          </table:table-cell>
          <table:table-cell office:value-type="float" office:value="94.2072448730469">
            <text:p>94.207244873</text:p>
          </table:table-cell>
        </table:table-row>
        <table:table-row table:style-name="ro2">
          <table:table-cell office:value-type="string">
            <text:p>2021-05-20</text:p>
          </table:table-cell>
          <table:table-cell office:value-type="float" office:value="164.507827758789">
            <text:p>164.5078277588</text:p>
          </table:table-cell>
          <table:table-cell office:value-type="float" office:value="135.678237915039">
            <text:p>135.678237915</text:p>
          </table:table-cell>
          <table:table-cell office:value-type="float" office:value="61.4249992370606">
            <text:p>61.4249992371</text:p>
          </table:table-cell>
          <table:table-cell office:value-type="float" office:value="51.2195777893066">
            <text:p>51.2195777893</text:p>
          </table:table-cell>
          <table:table-cell office:value-type="float" office:value="91.6489791870117">
            <text:p>91.648979187</text:p>
          </table:table-cell>
          <table:table-cell office:value-type="float" office:value="82.3961029052734">
            <text:p>82.3961029053</text:p>
          </table:table-cell>
          <table:table-cell office:value-type="float" office:value="54.7169570922852">
            <text:p>54.7169570923</text:p>
          </table:table-cell>
          <table:table-cell office:value-type="float" office:value="49.9653205871582">
            <text:p>49.9653205872</text:p>
          </table:table-cell>
          <table:table-cell office:value-type="float" office:value="185.998153686523">
            <text:p>185.9981536865</text:p>
          </table:table-cell>
          <table:table-cell office:value-type="float" office:value="35.7999992370605">
            <text:p>35.7999992371</text:p>
          </table:table-cell>
          <table:table-cell office:value-type="float" office:value="95.2670593261719">
            <text:p>95.2670593262</text:p>
          </table:table-cell>
        </table:table-row>
        <table:table-row table:style-name="ro2">
          <table:table-cell office:value-type="string">
            <text:p>2021-05-21</text:p>
          </table:table-cell>
          <table:table-cell office:value-type="float" office:value="163.862533569336">
            <text:p>163.8625335693</text:p>
          </table:table-cell>
          <table:table-cell office:value-type="float" office:value="136.166961669922">
            <text:p>136.1669616699</text:p>
          </table:table-cell>
          <table:table-cell office:value-type="float" office:value="61.2599792480469">
            <text:p>61.259979248</text:p>
          </table:table-cell>
          <table:table-cell office:value-type="float" office:value="50.6745796203613">
            <text:p>50.6745796204</text:p>
          </table:table-cell>
          <table:table-cell office:value-type="float" office:value="91.6879806518555">
            <text:p>91.6879806519</text:p>
          </table:table-cell>
          <table:table-cell office:value-type="float" office:value="82.6225891113281">
            <text:p>82.6225891113</text:p>
          </table:table-cell>
          <table:table-cell office:value-type="float" office:value="54.7748985290527">
            <text:p>54.7748985291</text:p>
          </table:table-cell>
          <table:table-cell office:value-type="float" office:value="50.0322685241699">
            <text:p>50.0322685242</text:p>
          </table:table-cell>
          <table:table-cell office:value-type="float" office:value="186.588653564453">
            <text:p>186.5886535645</text:p>
          </table:table-cell>
          <table:table-cell office:value-type="float" office:value="35.8400001525879">
            <text:p>35.8400001526</text:p>
          </table:table-cell>
          <table:table-cell office:value-type="float" office:value="95.1698303222656">
            <text:p>95.1698303223</text:p>
          </table:table-cell>
        </table:table-row>
        <table:table-row table:style-name="ro2">
          <table:table-cell office:value-type="string">
            <text:p>2021-05-24</text:p>
          </table:table-cell>
          <table:table-cell office:value-type="float" office:value="166.681915283203">
            <text:p>166.6819152832</text:p>
          </table:table-cell>
          <table:table-cell office:value-type="float" office:value="136.724105834961">
            <text:p>136.724105835</text:p>
          </table:table-cell>
          <table:table-cell office:value-type="float" office:value="61.6773796081543">
            <text:p>61.6773796082</text:p>
          </table:table-cell>
          <table:table-cell office:value-type="float" office:value="51.1514472961426">
            <text:p>51.1514472961</text:p>
          </table:table-cell>
          <table:table-cell office:value-type="float" office:value="91.805061340332">
            <text:p>91.8050613403</text:p>
          </table:table-cell>
          <table:table-cell office:value-type="float" office:value="82.8983383178711">
            <text:p>82.8983383179</text:p>
          </table:table-cell>
          <table:table-cell office:value-type="float" office:value="54.8038558959961">
            <text:p>54.803855896</text:p>
          </table:table-cell>
          <table:table-cell office:value-type="float" office:value="50.1087875366211">
            <text:p>50.1087875366</text:p>
          </table:table-cell>
          <table:table-cell office:value-type="float" office:value="188.123931884766">
            <text:p>188.1239318848</text:p>
          </table:table-cell>
          <table:table-cell office:value-type="float" office:value="35.8800010681152">
            <text:p>35.8800010681</text:p>
          </table:table-cell>
          <table:table-cell office:value-type="float" office:value="96.3560485839844">
            <text:p>96.356048584</text:p>
          </table:table-cell>
        </table:table-row>
        <table:table-row table:style-name="ro2">
          <table:table-cell office:value-type="string">
            <text:p>2021-05-25</text:p>
          </table:table-cell>
          <table:table-cell office:value-type="float" office:value="166.969818115234">
            <text:p>166.9698181152</text:p>
          </table:table-cell>
          <table:table-cell office:value-type="float" office:value="135.873733520508">
            <text:p>135.8737335205</text:p>
          </table:table-cell>
          <table:table-cell office:value-type="float" office:value="61.8715171813965">
            <text:p>61.8715171814</text:p>
          </table:table-cell>
          <table:table-cell office:value-type="float" office:value="51.686710357666">
            <text:p>51.6867103577</text:p>
          </table:table-cell>
          <table:table-cell office:value-type="float" office:value="92.0586853027344">
            <text:p>92.0586853027</text:p>
          </table:table-cell>
          <table:table-cell office:value-type="float" office:value="83.6664657592774">
            <text:p>83.6664657593</text:p>
          </table:table-cell>
          <table:table-cell office:value-type="float" office:value="54.9486961364746">
            <text:p>54.9486961365</text:p>
          </table:table-cell>
          <table:table-cell office:value-type="float" office:value="50.1374778747559">
            <text:p>50.1374778748</text:p>
          </table:table-cell>
          <table:table-cell office:value-type="float" office:value="186.21467590332">
            <text:p>186.2146759033</text:p>
          </table:table-cell>
          <table:table-cell office:value-type="float" office:value="36.2000007629395">
            <text:p>36.2000007629</text:p>
          </table:table-cell>
          <table:table-cell office:value-type="float" office:value="96.3268814086914">
            <text:p>96.3268814087</text:p>
          </table:table-cell>
        </table:table-row>
        <table:table-row table:style-name="ro2">
          <table:table-cell office:value-type="string">
            <text:p>2021-05-26</text:p>
          </table:table-cell>
          <table:table-cell office:value-type="float" office:value="168.210739135742">
            <text:p>168.2107391357</text:p>
          </table:table-cell>
          <table:table-cell office:value-type="float" office:value="136.127868652344">
            <text:p>136.1278686523</text:p>
          </table:table-cell>
          <table:table-cell office:value-type="float" office:value="61.9879951477051">
            <text:p>61.9879951477</text:p>
          </table:table-cell>
          <table:table-cell office:value-type="float" office:value="52.0662574768066">
            <text:p>52.0662574768</text:p>
          </table:table-cell>
          <table:table-cell office:value-type="float" office:value="92.0196533203125">
            <text:p>92.0196533203</text:p>
          </table:table-cell>
          <table:table-cell office:value-type="float" office:value="83.5384368896484">
            <text:p>83.5384368896</text:p>
          </table:table-cell>
          <table:table-cell office:value-type="float" office:value="55.0645523071289">
            <text:p>55.0645523071</text:p>
          </table:table-cell>
          <table:table-cell office:value-type="float" office:value="50.089656829834">
            <text:p>50.0896568298</text:p>
          </table:table-cell>
          <table:table-cell office:value-type="float" office:value="186.568969726563">
            <text:p>186.5689697266</text:p>
          </table:table-cell>
          <table:table-cell office:value-type="float" office:value="36.1399993896484">
            <text:p>36.1399993896</text:p>
          </table:table-cell>
          <table:table-cell office:value-type="float" office:value="96.7546920776367">
            <text:p>96.7546920776</text:p>
          </table:table-cell>
        </table:table-row>
        <table:table-row table:style-name="ro2">
          <table:table-cell office:value-type="string">
            <text:p>2021-05-27</text:p>
          </table:table-cell>
          <table:table-cell office:value-type="float" office:value="169.153854370117">
            <text:p>169.1538543701</text:p>
          </table:table-cell>
          <table:table-cell office:value-type="float" office:value="136.597045898438">
            <text:p>136.5970458984</text:p>
          </table:table-cell>
          <table:table-cell office:value-type="float" office:value="62.0462303161621">
            <text:p>62.0462303162</text:p>
          </table:table-cell>
          <table:table-cell office:value-type="float" office:value="52.16357421875">
            <text:p>52.1635742188</text:p>
          </table:table-cell>
          <table:table-cell office:value-type="float" office:value="91.8538284301758">
            <text:p>91.8538284302</text:p>
          </table:table-cell>
          <table:table-cell office:value-type="float" office:value="83.174072265625">
            <text:p>83.1740722656</text:p>
          </table:table-cell>
          <table:table-cell office:value-type="float" office:value="54.9293823242188">
            <text:p>54.9293823242</text:p>
          </table:table-cell>
          <table:table-cell office:value-type="float" office:value="50.089656829834">
            <text:p>50.0896568298</text:p>
          </table:table-cell>
          <table:table-cell office:value-type="float" office:value="188.330627441406">
            <text:p>188.3306274414</text:p>
          </table:table-cell>
          <table:table-cell office:value-type="float" office:value="36.1599998474121">
            <text:p>36.1599998474</text:p>
          </table:table-cell>
          <table:table-cell office:value-type="float" office:value="96.5310592651367">
            <text:p>96.5310592651</text:p>
          </table:table-cell>
        </table:table-row>
        <table:table-row table:style-name="ro2">
          <table:table-cell office:value-type="string">
            <text:p>2021-05-28</text:p>
          </table:table-cell>
          <table:table-cell office:value-type="float" office:value="169.153854370117">
            <text:p>169.1538543701</text:p>
          </table:table-cell>
          <table:table-cell office:value-type="float" office:value="136.792510986328">
            <text:p>136.7925109863</text:p>
          </table:table-cell>
          <table:table-cell office:value-type="float" office:value="62.3277359008789">
            <text:p>62.3277359009</text:p>
          </table:table-cell>
          <table:table-cell office:value-type="float" office:value="52.4360771179199">
            <text:p>52.4360771179</text:p>
          </table:table-cell>
          <table:table-cell office:value-type="float" office:value="91.8830947875977">
            <text:p>91.8830947876</text:p>
          </table:table-cell>
          <table:table-cell office:value-type="float" office:value="83.0460510253906">
            <text:p>83.0460510254</text:p>
          </table:table-cell>
          <table:table-cell office:value-type="float" office:value="54.9680023193359">
            <text:p>54.9680023193</text:p>
          </table:table-cell>
          <table:table-cell office:value-type="float" office:value="50.1087875366211">
            <text:p>50.1087875366</text:p>
          </table:table-cell>
          <table:table-cell office:value-type="float" office:value="188.350326538086">
            <text:p>188.3503265381</text:p>
          </table:table-cell>
          <table:table-cell office:value-type="float" office:value="36.2599983215332">
            <text:p>36.2599983215</text:p>
          </table:table-cell>
          <table:table-cell office:value-type="float" office:value="97.1144561767578">
            <text:p>97.1144561768</text:p>
          </table:table-cell>
        </table:table-row>
        <table:table-row table:style-name="ro2">
          <table:table-cell office:value-type="string">
            <text:p>2021-06-01</text:p>
          </table:table-cell>
          <table:table-cell office:value-type="float" office:value="170.355102539063">
            <text:p>170.3551025391</text:p>
          </table:table-cell>
          <table:table-cell office:value-type="float" office:value="136.929351806641">
            <text:p>136.9293518066</text:p>
          </table:table-cell>
          <table:table-cell office:value-type="float" office:value="62.8810272216797">
            <text:p>62.8810272217</text:p>
          </table:table-cell>
          <table:table-cell office:value-type="float" office:value="53.5357933044434">
            <text:p>53.5357933044</text:p>
          </table:table-cell>
          <table:table-cell office:value-type="float" office:value="91.9368362426758">
            <text:p>91.9368362427</text:p>
          </table:table-cell>
          <table:table-cell office:value-type="float" office:value="83.0263214111328">
            <text:p>83.0263214111</text:p>
          </table:table-cell>
          <table:table-cell office:value-type="float" office:value="54.9593124389648">
            <text:p>54.959312439</text:p>
          </table:table-cell>
          <table:table-cell office:value-type="float" office:value="50.1566123962402">
            <text:p>50.1566123962</text:p>
          </table:table-cell>
          <table:table-cell office:value-type="float" office:value="191.027252197266">
            <text:p>191.0272521973</text:p>
          </table:table-cell>
          <table:table-cell office:value-type="float" office:value="36.2000007629395">
            <text:p>36.2000007629</text:p>
          </table:table-cell>
          <table:table-cell office:value-type="float" office:value="98.8646087646484">
            <text:p>98.8646087646</text:p>
          </table:table-cell>
        </table:table-row>
        <table:table-row table:style-name="ro2">
          <table:table-cell office:value-type="string">
            <text:p>2021-06-02</text:p>
          </table:table-cell>
          <table:table-cell office:value-type="float" office:value="169.898422241211">
            <text:p>169.8984222412</text:p>
          </table:table-cell>
          <table:table-cell office:value-type="float" office:value="137.271469116211">
            <text:p>137.2714691162</text:p>
          </table:table-cell>
          <table:table-cell office:value-type="float" office:value="63.0460433959961">
            <text:p>63.046043396</text:p>
          </table:table-cell>
          <table:table-cell office:value-type="float" office:value="53.6623115539551">
            <text:p>53.662311554</text:p>
          </table:table-cell>
          <table:table-cell office:value-type="float" office:value="92.0834426879883">
            <text:p>92.083442688</text:p>
          </table:table-cell>
          <table:table-cell office:value-type="float" office:value="83.213737487793">
            <text:p>83.2137374878</text:p>
          </table:table-cell>
          <table:table-cell office:value-type="float" office:value="55.017276763916">
            <text:p>55.0172767639</text:p>
          </table:table-cell>
          <table:table-cell office:value-type="float" office:value="50.1566123962402">
            <text:p>50.1566123962</text:p>
          </table:table-cell>
          <table:table-cell office:value-type="float" office:value="189.314788818359">
            <text:p>189.3147888184</text:p>
          </table:table-cell>
          <table:table-cell office:value-type="float" office:value="36.3699989318848">
            <text:p>36.3699989319</text:p>
          </table:table-cell>
          <table:table-cell office:value-type="float" office:value="100.021667480469">
            <text:p>100.0216674805</text:p>
          </table:table-cell>
        </table:table-row>
        <table:table-row table:style-name="ro2">
          <table:table-cell office:value-type="string">
            <text:p>2021-06-03</text:p>
          </table:table-cell>
          <table:table-cell office:value-type="float" office:value="168.796478271484">
            <text:p>168.7964782715</text:p>
          </table:table-cell>
          <table:table-cell office:value-type="float" office:value="137.545150756836">
            <text:p>137.5451507568</text:p>
          </table:table-cell>
          <table:table-cell office:value-type="float" office:value="62.5801124572754">
            <text:p>62.5801124573</text:p>
          </table:table-cell>
          <table:table-cell office:value-type="float" office:value="53.0589218139648">
            <text:p>53.058921814</text:p>
          </table:table-cell>
          <table:table-cell office:value-type="float" office:value="91.7706909179688">
            <text:p>91.770690918</text:p>
          </table:table-cell>
          <table:table-cell office:value-type="float" office:value="82.9178085327149">
            <text:p>82.9178085327</text:p>
          </table:table-cell>
          <table:table-cell office:value-type="float" office:value="54.9303169250488">
            <text:p>54.930316925</text:p>
          </table:table-cell>
          <table:table-cell office:value-type="float" office:value="50.0800933837891">
            <text:p>50.0800933838</text:p>
          </table:table-cell>
          <table:table-cell office:value-type="float" office:value="189.01953125">
            <text:p>189.01953125</text:p>
          </table:table-cell>
          <table:table-cell office:value-type="float" office:value="35.6399993896484">
            <text:p>35.6399993896</text:p>
          </table:table-cell>
          <table:table-cell office:value-type="float" office:value="99.6521835327149">
            <text:p>99.6521835327</text:p>
          </table:table-cell>
        </table:table-row>
        <table:table-row table:style-name="ro2">
          <table:table-cell office:value-type="string">
            <text:p>2021-06-04</text:p>
          </table:table-cell>
          <table:table-cell office:value-type="float" office:value="170.474227905273">
            <text:p>170.4742279053</text:p>
          </table:table-cell>
          <table:table-cell office:value-type="float" office:value="137.985015869141">
            <text:p>137.9850158691</text:p>
          </table:table-cell>
          <table:table-cell office:value-type="float" office:value="63.1916427612305">
            <text:p>63.1916427612</text:p>
          </table:table-cell>
          <table:table-cell office:value-type="float" office:value="53.5357933044434">
            <text:p>53.5357933044</text:p>
          </table:table-cell>
          <table:table-cell office:value-type="float" office:value="92.1811752319336">
            <text:p>92.1811752319</text:p>
          </table:table-cell>
          <table:table-cell office:value-type="float" office:value="83.9930038452149">
            <text:p>83.9930038452</text:p>
          </table:table-cell>
          <table:table-cell office:value-type="float" office:value="55.0655975341797">
            <text:p>55.0655975342</text:p>
          </table:table-cell>
          <table:table-cell office:value-type="float" office:value="50.1470489501953">
            <text:p>50.1470489502</text:p>
          </table:table-cell>
          <table:table-cell office:value-type="float" office:value="189.541152954102">
            <text:p>189.5411529541</text:p>
          </table:table-cell>
          <table:table-cell office:value-type="float" office:value="36.0400009155273">
            <text:p>36.0400009155</text:p>
          </table:table-cell>
          <table:table-cell office:value-type="float" office:value="99.7008056640625">
            <text:p>99.7008056641</text:p>
          </table:table-cell>
        </table:table-row>
        <table:table-row table:style-name="ro2">
          <table:table-cell office:value-type="string">
            <text:p>2021-06-07</text:p>
          </table:table-cell>
          <table:table-cell office:value-type="float" office:value="170.543701171875">
            <text:p>170.5437011719</text:p>
          </table:table-cell>
          <table:table-cell office:value-type="float" office:value="137.789520263672">
            <text:p>137.7895202637</text:p>
          </table:table-cell>
          <table:table-cell office:value-type="float" office:value="63.2595939636231">
            <text:p>63.2595939636</text:p>
          </table:table-cell>
          <table:table-cell office:value-type="float" office:value="53.3216896057129">
            <text:p>53.3216896057</text:p>
          </table:table-cell>
          <table:table-cell office:value-type="float" office:value="92.15185546875">
            <text:p>92.1518554688</text:p>
          </table:table-cell>
          <table:table-cell office:value-type="float" office:value="83.7464218139649">
            <text:p>83.746421814</text:p>
          </table:table-cell>
          <table:table-cell office:value-type="float" office:value="55.017276763916">
            <text:p>55.0172767639</text:p>
          </table:table-cell>
          <table:table-cell office:value-type="float" office:value="50.1087875366211">
            <text:p>50.1087875366</text:p>
          </table:table-cell>
          <table:table-cell office:value-type="float" office:value="187.375961303711">
            <text:p>187.3759613037</text:p>
          </table:table-cell>
          <table:table-cell office:value-type="float" office:value="36.189998626709">
            <text:p>36.1899986267</text:p>
          </table:table-cell>
          <table:table-cell office:value-type="float" office:value="100.877288818359">
            <text:p>100.8772888184</text:p>
          </table:table-cell>
        </table:table-row>
        <table:table-row table:style-name="ro2">
          <table:table-cell office:value-type="string">
            <text:p>2021-06-08</text:p>
          </table:table-cell>
          <table:table-cell office:value-type="float" office:value="170.444427490234">
            <text:p>170.4444274902</text:p>
          </table:table-cell>
          <table:table-cell office:value-type="float" office:value="137.603790283203">
            <text:p>137.6037902832</text:p>
          </table:table-cell>
          <table:table-cell office:value-type="float" office:value="63.1042823791504">
            <text:p>63.1042823792</text:p>
          </table:table-cell>
          <table:table-cell office:value-type="float" office:value="53.0978546142578">
            <text:p>53.0978546143</text:p>
          </table:table-cell>
          <table:table-cell office:value-type="float" office:value="92.3668670654297">
            <text:p>92.3668670654</text:p>
          </table:table-cell>
          <table:table-cell office:value-type="float" office:value="84.2790679931641">
            <text:p>84.2790679932</text:p>
          </table:table-cell>
          <table:table-cell office:value-type="float" office:value="55.0945816040039">
            <text:p>55.094581604</text:p>
          </table:table-cell>
          <table:table-cell office:value-type="float" office:value="50.0800933837891">
            <text:p>50.0800933838</text:p>
          </table:table-cell>
          <table:table-cell office:value-type="float" office:value="188.123931884766">
            <text:p>188.1239318848</text:p>
          </table:table-cell>
          <table:table-cell office:value-type="float" office:value="36.0699996948242">
            <text:p>36.0699996948</text:p>
          </table:table-cell>
          <table:table-cell office:value-type="float" office:value="101.713478088379">
            <text:p>101.7134780884</text:p>
          </table:table-cell>
        </table:table-row>
        <table:table-row table:style-name="ro2">
          <table:table-cell office:value-type="string">
            <text:p>2021-06-09</text:p>
          </table:table-cell>
          <table:table-cell office:value-type="float" office:value="169.044677734375">
            <text:p>169.0446777344</text:p>
          </table:table-cell>
          <table:table-cell office:value-type="float" office:value="137.154174804688">
            <text:p>137.1541748047</text:p>
          </table:table-cell>
          <table:table-cell office:value-type="float" office:value="62.919849395752">
            <text:p>62.9198493958</text:p>
          </table:table-cell>
          <table:table-cell office:value-type="float" office:value="53.0589218139648">
            <text:p>53.058921814</text:p>
          </table:table-cell>
          <table:table-cell office:value-type="float" office:value="92.5720977783203">
            <text:p>92.5720977783</text:p>
          </table:table-cell>
          <table:table-cell office:value-type="float" office:value="84.9794235229492">
            <text:p>84.9794235229</text:p>
          </table:table-cell>
          <table:table-cell office:value-type="float" office:value="55.2008628845215">
            <text:p>55.2008628845</text:p>
          </table:table-cell>
          <table:table-cell office:value-type="float" office:value="50.0035743713379">
            <text:p>50.0035743713</text:p>
          </table:table-cell>
          <table:table-cell office:value-type="float" office:value="186.844528198242">
            <text:p>186.8445281982</text:p>
          </table:table-cell>
          <table:table-cell office:value-type="float" office:value="36.0099983215332">
            <text:p>36.0099983215</text:p>
          </table:table-cell>
          <table:table-cell office:value-type="float" office:value="101.849609375">
            <text:p>101.849609375</text:p>
          </table:table-cell>
        </table:table-row>
        <table:table-row table:style-name="ro2">
          <table:table-cell office:value-type="string">
            <text:p>2021-06-10</text:p>
          </table:table-cell>
          <table:table-cell office:value-type="float" office:value="168.891647338867">
            <text:p>168.8916473389</text:p>
          </table:table-cell>
          <table:table-cell office:value-type="float" office:value="137.10530090332">
            <text:p>137.1053009033</text:p>
          </table:table-cell>
          <table:table-cell office:value-type="float" office:value="63.1819381713867">
            <text:p>63.1819381714</text:p>
          </table:table-cell>
          <table:table-cell office:value-type="float" office:value="53.4287452697754">
            <text:p>53.4287452698</text:p>
          </table:table-cell>
          <table:table-cell office:value-type="float" office:value="92.8848419189453">
            <text:p>92.8848419189</text:p>
          </table:table-cell>
          <table:table-cell office:value-type="float" office:value="85.4529037475586">
            <text:p>85.4529037476</text:p>
          </table:table-cell>
          <table:table-cell office:value-type="float" office:value="55.2491760253906">
            <text:p>55.2491760254</text:p>
          </table:table-cell>
          <table:table-cell office:value-type="float" office:value="50.118350982666">
            <text:p>50.1183509827</text:p>
          </table:table-cell>
          <table:table-cell office:value-type="float" office:value="185.761947631836">
            <text:p>185.7619476318</text:p>
          </table:table-cell>
          <table:table-cell office:value-type="float" office:value="36.1599998474121">
            <text:p>36.1599998474</text:p>
          </table:table-cell>
          <table:table-cell office:value-type="float" office:value="102.57884979248">
            <text:p>102.5788497925</text:p>
          </table:table-cell>
        </table:table-row>
        <table:table-row table:style-name="ro2">
          <table:table-cell office:value-type="string">
            <text:p>2021-06-11</text:p>
          </table:table-cell>
          <table:table-cell office:value-type="float" office:value="169.726181030273">
            <text:p>169.7261810303</text:p>
          </table:table-cell>
          <table:table-cell office:value-type="float" office:value="137.203033447266">
            <text:p>137.2030334473</text:p>
          </table:table-cell>
          <table:table-cell office:value-type="float" office:value="63.2207679748535">
            <text:p>63.2207679749</text:p>
          </table:table-cell>
          <table:table-cell office:value-type="float" office:value="53.1951713562012">
            <text:p>53.1951713562</text:p>
          </table:table-cell>
          <table:table-cell office:value-type="float" office:value="92.8750610351563">
            <text:p>92.8750610352</text:p>
          </table:table-cell>
          <table:table-cell office:value-type="float" office:value="85.3641204833984">
            <text:p>85.3641204834</text:p>
          </table:table-cell>
          <table:table-cell office:value-type="float" office:value="55.3554649353027">
            <text:p>55.3554649353</text:p>
          </table:table-cell>
          <table:table-cell office:value-type="float" office:value="50.0418357849121">
            <text:p>50.0418357849</text:p>
          </table:table-cell>
          <table:table-cell office:value-type="float" office:value="186.588653564453">
            <text:p>186.5886535645</text:p>
          </table:table-cell>
          <table:table-cell office:value-type="float" office:value="35.7599983215332">
            <text:p>35.7599983215</text:p>
          </table:table-cell>
          <table:table-cell office:value-type="float" office:value="102.170471191406">
            <text:p>102.1704711914</text:p>
          </table:table-cell>
        </table:table-row>
        <table:table-row table:style-name="ro2">
          <table:table-cell office:value-type="string">
            <text:p>2021-06-14</text:p>
          </table:table-cell>
          <table:table-cell office:value-type="float" office:value="169.040679931641">
            <text:p>169.0406799316</text:p>
          </table:table-cell>
          <table:table-cell office:value-type="float" office:value="136.528594970703">
            <text:p>136.5285949707</text:p>
          </table:table-cell>
          <table:table-cell office:value-type="float" office:value="63.3663711547852">
            <text:p>63.3663711548</text:p>
          </table:table-cell>
          <table:table-cell office:value-type="float" office:value="53.4092788696289">
            <text:p>53.4092788696</text:p>
          </table:table-cell>
          <table:table-cell office:value-type="float" office:value="92.6698379516602">
            <text:p>92.6698379517</text:p>
          </table:table-cell>
          <table:table-cell office:value-type="float" office:value="84.7525405883789">
            <text:p>84.7525405884</text:p>
          </table:table-cell>
          <table:table-cell office:value-type="float" office:value="55.2298583984375">
            <text:p>55.2298583984</text:p>
          </table:table-cell>
          <table:table-cell office:value-type="float" office:value="50.022705078125">
            <text:p>50.0227050781</text:p>
          </table:table-cell>
          <table:table-cell office:value-type="float" office:value="183.960906982422">
            <text:p>183.9609069824</text:p>
          </table:table-cell>
          <table:table-cell office:value-type="float" office:value="35.5499992370605">
            <text:p>35.5499992371</text:p>
          </table:table-cell>
          <table:table-cell office:value-type="float" office:value="102.569122314453">
            <text:p>102.5691223145</text:p>
          </table:table-cell>
        </table:table-row>
        <table:table-row table:style-name="ro2">
          <table:table-cell office:value-type="string">
            <text:p>2021-06-15</text:p>
          </table:table-cell>
          <table:table-cell office:value-type="float" office:value="168.186279296875">
            <text:p>168.1862792969</text:p>
          </table:table-cell>
          <table:table-cell office:value-type="float" office:value="136.694778442383">
            <text:p>136.6947784424</text:p>
          </table:table-cell>
          <table:table-cell office:value-type="float" office:value="63.2887153625488">
            <text:p>63.2887153625</text:p>
          </table:table-cell>
          <table:table-cell office:value-type="float" office:value="53.0491943359375">
            <text:p>53.0491943359</text:p>
          </table:table-cell>
          <table:table-cell office:value-type="float" office:value="92.7675704956055">
            <text:p>92.7675704956</text:p>
          </table:table-cell>
          <table:table-cell office:value-type="float" office:value="84.6637725830078">
            <text:p>84.663772583</text:p>
          </table:table-cell>
          <table:table-cell office:value-type="float" office:value="55.1622161865234">
            <text:p>55.1622161865</text:p>
          </table:table-cell>
          <table:table-cell office:value-type="float" office:value="50.089656829834">
            <text:p>50.0896568298</text:p>
          </table:table-cell>
          <table:table-cell office:value-type="float" office:value="183.685333251953">
            <text:p>183.685333252</text:p>
          </table:table-cell>
          <table:table-cell office:value-type="float" office:value="35.4099998474121">
            <text:p>35.4099998474</text:p>
          </table:table-cell>
          <table:table-cell office:value-type="float" office:value="101.470405578613">
            <text:p>101.4704055786</text:p>
          </table:table-cell>
        </table:table-row>
        <table:table-row table:style-name="ro2">
          <table:table-cell office:value-type="string">
            <text:p>2021-06-16</text:p>
          </table:table-cell>
          <table:table-cell office:value-type="float" office:value="167.769027709961">
            <text:p>167.76902771</text:p>
          </table:table-cell>
          <table:table-cell office:value-type="float" office:value="135.746673583984">
            <text:p>135.746673584</text:p>
          </table:table-cell>
          <table:table-cell office:value-type="float" office:value="62.7451286315918">
            <text:p>62.7451286316</text:p>
          </table:table-cell>
          <table:table-cell office:value-type="float" office:value="52.3290214538574">
            <text:p>52.3290214539</text:p>
          </table:table-cell>
          <table:table-cell office:value-type="float" office:value="92.298454284668">
            <text:p>92.2984542847</text:p>
          </table:table-cell>
          <table:table-cell office:value-type="float" office:value="84.5552597045898">
            <text:p>84.5552597046</text:p>
          </table:table-cell>
          <table:table-cell office:value-type="float" office:value="55.0752563476563">
            <text:p>55.0752563477</text:p>
          </table:table-cell>
          <table:table-cell office:value-type="float" office:value="49.8409805297852">
            <text:p>49.8409805298</text:p>
          </table:table-cell>
          <table:table-cell office:value-type="float" office:value="181.79573059082">
            <text:p>181.7957305908</text:p>
          </table:table-cell>
          <table:table-cell office:value-type="float" office:value="34.8199996948242">
            <text:p>34.8199996948</text:p>
          </table:table-cell>
          <table:table-cell office:value-type="float" office:value="100.809234619141">
            <text:p>100.8092346191</text:p>
          </table:table-cell>
        </table:table-row>
        <table:table-row table:style-name="ro2">
          <table:table-cell office:value-type="string">
            <text:p>2021-06-17</text:p>
          </table:table-cell>
          <table:table-cell office:value-type="float" office:value="166.169509887695">
            <text:p>166.1695098877</text:p>
          </table:table-cell>
          <table:table-cell office:value-type="float" office:value="134.075256347656">
            <text:p>134.0752563477</text:p>
          </table:table-cell>
          <table:table-cell office:value-type="float" office:value="62.5121688842773">
            <text:p>62.5121688843</text:p>
          </table:table-cell>
          <table:table-cell office:value-type="float" office:value="52.6307182312012">
            <text:p>52.6307182312</text:p>
          </table:table-cell>
          <table:table-cell office:value-type="float" office:value="92.5036926269531">
            <text:p>92.503692627</text:p>
          </table:table-cell>
          <table:table-cell office:value-type="float" office:value="85.6896438598633">
            <text:p>85.6896438599</text:p>
          </table:table-cell>
          <table:table-cell office:value-type="float" office:value="55.133228302002">
            <text:p>55.133228302</text:p>
          </table:table-cell>
          <table:table-cell office:value-type="float" office:value="49.9270629882813">
            <text:p>49.9270629883</text:p>
          </table:table-cell>
          <table:table-cell office:value-type="float" office:value="177.268569946289">
            <text:p>177.2685699463</text:p>
          </table:table-cell>
          <table:table-cell office:value-type="float" office:value="33.75">
            <text:p>33.75</text:p>
          </table:table-cell>
          <table:table-cell office:value-type="float" office:value="100.682846069336">
            <text:p>100.6828460693</text:p>
          </table:table-cell>
        </table:table-row>
        <table:table-row table:style-name="ro2">
          <table:table-cell office:value-type="string">
            <text:p>2021-06-18</text:p>
          </table:table-cell>
          <table:table-cell office:value-type="float" office:value="163.874588012695">
            <text:p>163.8745880127</text:p>
          </table:table-cell>
          <table:table-cell office:value-type="float" office:value="131.485046386719">
            <text:p>131.4850463867</text:p>
          </table:table-cell>
          <table:table-cell office:value-type="float" office:value="61.4832382202148">
            <text:p>61.4832382202</text:p>
          </table:table-cell>
          <table:table-cell office:value-type="float" office:value="52.2219696044922">
            <text:p>52.2219696045</text:p>
          </table:table-cell>
          <table:table-cell office:value-type="float" office:value="92.7480163574219">
            <text:p>92.7480163574</text:p>
          </table:table-cell>
          <table:table-cell office:value-type="float" office:value="87.2284393310547">
            <text:p>87.2284393311</text:p>
          </table:table-cell>
          <table:table-cell office:value-type="float" office:value="55.1525611877441">
            <text:p>55.1525611877</text:p>
          </table:table-cell>
          <table:table-cell office:value-type="float" office:value="49.860107421875">
            <text:p>49.8601074219</text:p>
          </table:table-cell>
          <table:table-cell office:value-type="float" office:value="174.079864501953">
            <text:p>174.079864502</text:p>
          </table:table-cell>
          <table:table-cell office:value-type="float" office:value="33.560001373291">
            <text:p>33.5600013733</text:p>
          </table:table-cell>
          <table:table-cell office:value-type="float" office:value="98.9715728759766">
            <text:p>98.971572876</text:p>
          </table:table-cell>
        </table:table-row>
        <table:table-row table:style-name="ro2">
          <table:table-cell office:value-type="string">
            <text:p>2021-06-21</text:p>
          </table:table-cell>
          <table:table-cell office:value-type="float" office:value="166.52717590332">
            <text:p>166.5271759033</text:p>
          </table:table-cell>
          <table:table-cell office:value-type="float" office:value="133.987274169922">
            <text:p>133.9872741699</text:p>
          </table:table-cell>
          <table:table-cell office:value-type="float" office:value="62.1750564575195">
            <text:p>62.1750564575</text:p>
          </table:table-cell>
          <table:table-cell office:value-type="float" office:value="52.4763336181641">
            <text:p>52.4763336182</text:p>
          </table:table-cell>
          <table:table-cell office:value-type="float" office:value="92.5818710327149">
            <text:p>92.5818710327</text:p>
          </table:table-cell>
          <table:table-cell office:value-type="float" office:value="85.8967819213867">
            <text:p>85.8967819214</text:p>
          </table:table-cell>
          <table:table-cell office:value-type="float" office:value="55.1139068603516">
            <text:p>55.1139068604</text:p>
          </table:table-cell>
          <table:table-cell office:value-type="float" office:value="49.898365020752">
            <text:p>49.8983650208</text:p>
          </table:table-cell>
          <table:table-cell office:value-type="float" office:value="177.747817993164">
            <text:p>177.7478179932</text:p>
          </table:table-cell>
          <table:table-cell office:value-type="float" office:value="33.9700012207031">
            <text:p>33.9700012207</text:p>
          </table:table-cell>
          <table:table-cell office:value-type="float" office:value="101.01342010498">
            <text:p>101.013420105</text:p>
          </table:table-cell>
        </table:table-row>
        <table:table-row table:style-name="ro2">
          <table:table-cell office:value-type="string">
            <text:p>2021-06-22</text:p>
          </table:table-cell>
          <table:table-cell office:value-type="float" office:value="167.689544677734">
            <text:p>167.6895446777</text:p>
          </table:table-cell>
          <table:table-cell office:value-type="float" office:value="134.075256347656">
            <text:p>134.0752563477</text:p>
          </table:table-cell>
          <table:table-cell office:value-type="float" office:value="62.116340637207">
            <text:p>62.1163406372</text:p>
          </table:table-cell>
          <table:table-cell office:value-type="float" office:value="52.2513198852539">
            <text:p>52.2513198853</text:p>
          </table:table-cell>
          <table:table-cell office:value-type="float" office:value="92.7186965942383">
            <text:p>92.7186965942</text:p>
          </table:table-cell>
          <table:table-cell office:value-type="float" office:value="86.0644760131836">
            <text:p>86.0644760132</text:p>
          </table:table-cell>
          <table:table-cell office:value-type="float" office:value="55.1235694885254">
            <text:p>55.1235694885</text:p>
          </table:table-cell>
          <table:table-cell office:value-type="float" office:value="50.0322685241699">
            <text:p>50.0322685242</text:p>
          </table:table-cell>
          <table:table-cell office:value-type="float" office:value="178.459075927734">
            <text:p>178.4590759277</text:p>
          </table:table-cell>
          <table:table-cell office:value-type="float" office:value="33.8300018310547">
            <text:p>33.8300018311</text:p>
          </table:table-cell>
          <table:table-cell office:value-type="float" office:value="100.488372802734">
            <text:p>100.4883728027</text:p>
          </table:table-cell>
        </table:table-row>
        <table:table-row table:style-name="ro2">
          <table:table-cell office:value-type="string">
            <text:p>2021-06-23</text:p>
          </table:table-cell>
          <table:table-cell office:value-type="float" office:value="168.941329956055">
            <text:p>168.9413299561</text:p>
          </table:table-cell>
          <table:table-cell office:value-type="float" office:value="133.625625610352">
            <text:p>133.6256256104</text:p>
          </table:table-cell>
          <table:table-cell office:value-type="float" office:value="61.9402046203613">
            <text:p>61.9402046204</text:p>
          </table:table-cell>
          <table:table-cell office:value-type="float" office:value="52.5545959472656">
            <text:p>52.5545959473</text:p>
          </table:table-cell>
          <table:table-cell office:value-type="float" office:value="92.5525436401367">
            <text:p>92.5525436401</text:p>
          </table:table-cell>
          <table:table-cell office:value-type="float" office:value="85.8671951293945">
            <text:p>85.8671951294</text:p>
          </table:table-cell>
          <table:table-cell office:value-type="float" office:value="55.0849113464355">
            <text:p>55.0849113464</text:p>
          </table:table-cell>
          <table:table-cell office:value-type="float" office:value="50.0418357849121">
            <text:p>50.0418357849</text:p>
          </table:table-cell>
          <table:table-cell office:value-type="float" office:value="177.451461791992">
            <text:p>177.451461792</text:p>
          </table:table-cell>
          <table:table-cell office:value-type="float" office:value="33.7999992370605">
            <text:p>33.7999992371</text:p>
          </table:table-cell>
          <table:table-cell office:value-type="float" office:value="100.313354492188">
            <text:p>100.3133544922</text:p>
          </table:table-cell>
        </table:table-row>
        <table:table-row table:style-name="ro2">
          <table:table-cell office:value-type="string">
            <text:p>2021-06-24</text:p>
          </table:table-cell>
          <table:table-cell office:value-type="float" office:value="171.05744934082">
            <text:p>171.0574493408</text:p>
          </table:table-cell>
          <table:table-cell office:value-type="float" office:value="134.630020141602">
            <text:p>134.6300201416</text:p>
          </table:table-cell>
          <table:table-cell office:value-type="float" office:value="62.5273170471191">
            <text:p>62.5273170471</text:p>
          </table:table-cell>
          <table:table-cell office:value-type="float" office:value="52.9459190368652">
            <text:p>52.9459190369</text:p>
          </table:table-cell>
          <table:table-cell office:value-type="float" office:value="92.6600570678711">
            <text:p>92.6600570679</text:p>
          </table:table-cell>
          <table:table-cell office:value-type="float" office:value="86.0052871704102">
            <text:p>86.0052871704</text:p>
          </table:table-cell>
          <table:table-cell office:value-type="float" office:value="55.1139068603516">
            <text:p>55.1139068604</text:p>
          </table:table-cell>
          <table:table-cell office:value-type="float" office:value="50.0131454467774">
            <text:p>50.0131454468</text:p>
          </table:table-cell>
          <table:table-cell office:value-type="float" office:value="178.419570922852">
            <text:p>178.4195709229</text:p>
          </table:table-cell>
          <table:table-cell office:value-type="float" office:value="33.7700004577637">
            <text:p>33.7700004578</text:p>
          </table:table-cell>
          <table:table-cell office:value-type="float" office:value="100.096946716309">
            <text:p>100.0969467163</text:p>
          </table:table-cell>
        </table:table-row>
        <table:table-row table:style-name="ro2">
          <table:table-cell office:value-type="string">
            <text:p>2021-06-25</text:p>
          </table:table-cell>
          <table:table-cell office:value-type="float" office:value="171.434982299805">
            <text:p>171.4349822998</text:p>
          </table:table-cell>
          <table:table-cell office:value-type="float" office:value="135.48503112793">
            <text:p>135.4850311279</text:p>
          </table:table-cell>
          <table:table-cell office:value-type="float" office:value="62.7621612548828">
            <text:p>62.7621612549</text:p>
          </table:table-cell>
          <table:table-cell office:value-type="float" office:value="53.3763732910156">
            <text:p>53.376373291</text:p>
          </table:table-cell>
          <table:table-cell office:value-type="float" office:value="92.5427703857422">
            <text:p>92.5427703857</text:p>
          </table:table-cell>
          <table:table-cell office:value-type="float" office:value="85.1668395996094">
            <text:p>85.1668395996</text:p>
          </table:table-cell>
          <table:table-cell office:value-type="float" office:value="55.0269432067871">
            <text:p>55.0269432068</text:p>
          </table:table-cell>
          <table:table-cell office:value-type="float" office:value="50.0418357849121">
            <text:p>50.0418357849</text:p>
          </table:table-cell>
          <table:table-cell office:value-type="float" office:value="178.261520385742">
            <text:p>178.2615203857</text:p>
          </table:table-cell>
          <table:table-cell office:value-type="float" office:value="33.8800010681152">
            <text:p>33.8800010681</text:p>
          </table:table-cell>
          <table:table-cell office:value-type="float" office:value="100.772613525391">
            <text:p>100.7726135254</text:p>
          </table:table-cell>
        </table:table-row>
        <table:table-row table:style-name="ro2">
          <table:table-cell office:value-type="string">
            <text:p>2021-06-28</text:p>
          </table:table-cell>
          <table:table-cell office:value-type="float" office:value="171.713150024414">
            <text:p>171.7131500244</text:p>
          </table:table-cell>
          <table:table-cell office:value-type="float" office:value="134.885528564453">
            <text:p>134.8855285645</text:p>
          </table:table-cell>
          <table:table-cell office:value-type="float" office:value="62.5273170471191">
            <text:p>62.5273170471</text:p>
          </table:table-cell>
          <table:table-cell office:value-type="float" office:value="53.503547668457">
            <text:p>53.5035476685</text:p>
          </table:table-cell>
          <table:table-cell office:value-type="float" office:value="92.7480163574219">
            <text:p>92.7480163574</text:p>
          </table:table-cell>
          <table:table-cell office:value-type="float" office:value="85.9855499267578">
            <text:p>85.9855499268</text:p>
          </table:table-cell>
          <table:table-cell office:value-type="float" office:value="55.1428871154785">
            <text:p>55.1428871155</text:p>
          </table:table-cell>
          <table:table-cell office:value-type="float" office:value="50.051399230957">
            <text:p>50.051399231</text:p>
          </table:table-cell>
          <table:table-cell office:value-type="float" office:value="177.856475830078">
            <text:p>177.8564758301</text:p>
          </table:table-cell>
          <table:table-cell office:value-type="float" office:value="33.8800010681152">
            <text:p>33.8800010681</text:p>
          </table:table-cell>
          <table:table-cell office:value-type="float" office:value="100.478851318359">
            <text:p>100.4788513184</text:p>
          </table:table-cell>
        </table:table-row>
        <table:table-row table:style-name="ro2">
          <table:table-cell office:value-type="string">
            <text:p>2021-06-29</text:p>
          </table:table-cell>
          <table:table-cell office:value-type="float" office:value="171.931701660156">
            <text:p>171.9317016602</text:p>
          </table:table-cell>
          <table:table-cell office:value-type="float" office:value="134.561218261719">
            <text:p>134.5612182617</text:p>
          </table:table-cell>
          <table:table-cell office:value-type="float" office:value="62.4979629516602">
            <text:p>62.4979629517</text:p>
          </table:table-cell>
          <table:table-cell office:value-type="float" office:value="53.4644203186035">
            <text:p>53.4644203186</text:p>
          </table:table-cell>
          <table:table-cell office:value-type="float" office:value="92.8653030395508">
            <text:p>92.8653030396</text:p>
          </table:table-cell>
          <table:table-cell office:value-type="float" office:value="86.1039199829102">
            <text:p>86.1039199829</text:p>
          </table:table-cell>
          <table:table-cell office:value-type="float" office:value="55.0945816040039">
            <text:p>55.094581604</text:p>
          </table:table-cell>
          <table:table-cell office:value-type="float" office:value="50.089656829834">
            <text:p>50.0896568298</text:p>
          </table:table-cell>
          <table:table-cell office:value-type="float" office:value="177.787322998047">
            <text:p>177.787322998</text:p>
          </table:table-cell>
          <table:table-cell office:value-type="float" office:value="33.5299987792969">
            <text:p>33.5299987793</text:p>
          </table:table-cell>
          <table:table-cell office:value-type="float" office:value="100.204658508301">
            <text:p>100.2046585083</text:p>
          </table:table-cell>
        </table:table-row>
        <table:table-row table:style-name="ro2">
          <table:table-cell office:value-type="string">
            <text:p>2021-06-30</text:p>
          </table:table-cell>
          <table:table-cell office:value-type="float" office:value="172.299301147461">
            <text:p>172.2993011475</text:p>
          </table:table-cell>
          <table:table-cell office:value-type="float" office:value="135.091918945313">
            <text:p>135.0919189453</text:p>
          </table:table-cell>
          <table:table-cell office:value-type="float" office:value="62.0282745361328">
            <text:p>62.0282745361</text:p>
          </table:table-cell>
          <table:table-cell office:value-type="float" office:value="53.1317977905273">
            <text:p>53.1317977905</text:p>
          </table:table-cell>
          <table:table-cell office:value-type="float" office:value="92.9141616821289">
            <text:p>92.9141616821</text:p>
          </table:table-cell>
          <table:table-cell office:value-type="float" office:value="86.5083618164062">
            <text:p>86.5083618164</text:p>
          </table:table-cell>
          <table:table-cell office:value-type="float" office:value="55.171875">
            <text:p>55.171875</text:p>
          </table:table-cell>
          <table:table-cell office:value-type="float" office:value="50.1279182434082">
            <text:p>50.1279182434</text:p>
          </table:table-cell>
          <table:table-cell office:value-type="float" office:value="178.597381591797">
            <text:p>178.5973815918</text:p>
          </table:table-cell>
          <table:table-cell office:value-type="float" office:value="33.7099990844727">
            <text:p>33.7099990845</text:p>
          </table:table-cell>
          <table:table-cell office:value-type="float" office:value="99.6758804321289">
            <text:p>99.6758804321</text:p>
          </table:table-cell>
        </table:table-row>
        <table:table-row table:style-name="ro2">
          <table:table-cell office:value-type="string">
            <text:p>2021-07-01</text:p>
          </table:table-cell>
          <table:table-cell office:value-type="float" office:value="172.59733581543">
            <text:p>172.5973358154</text:p>
          </table:table-cell>
          <table:table-cell office:value-type="float" office:value="136.005889892578">
            <text:p>136.0058898926</text:p>
          </table:table-cell>
          <table:table-cell office:value-type="float" office:value="62.0771980285645">
            <text:p>62.0771980286</text:p>
          </table:table-cell>
          <table:table-cell office:value-type="float" office:value="52.848087310791">
            <text:p>52.8480873108</text:p>
          </table:table-cell>
          <table:table-cell office:value-type="float" office:value="92.8456192016602">
            <text:p>92.8456192017</text:p>
          </table:table-cell>
          <table:table-cell office:value-type="float" office:value="86.5202102661133">
            <text:p>86.5202102661</text:p>
          </table:table-cell>
          <table:table-cell office:value-type="float" office:value="55.2124862670898">
            <text:p>55.2124862671</text:p>
          </table:table-cell>
          <table:table-cell office:value-type="float" office:value="50.1192283630371">
            <text:p>50.119228363</text:p>
          </table:table-cell>
          <table:table-cell office:value-type="float" office:value="179.634643554688">
            <text:p>179.6346435547</text:p>
          </table:table-cell>
          <table:table-cell office:value-type="float" office:value="33.810001373291">
            <text:p>33.8100013733</text:p>
          </table:table-cell>
          <table:table-cell office:value-type="float" office:value="100.106742858887">
            <text:p>100.1067428589</text:p>
          </table:table-cell>
        </table:table-row>
        <table:table-row table:style-name="ro2">
          <table:table-cell office:value-type="string">
            <text:p>2021-07-02</text:p>
          </table:table-cell>
          <table:table-cell office:value-type="float" office:value="172.786102294922">
            <text:p>172.7861022949</text:p>
          </table:table-cell>
          <table:table-cell office:value-type="float" office:value="136.428497314453">
            <text:p>136.4284973145</text:p>
          </table:table-cell>
          <table:table-cell office:value-type="float" office:value="62.2044067382813">
            <text:p>62.2044067383</text:p>
          </table:table-cell>
          <table:table-cell office:value-type="float" office:value="52.7893829345703">
            <text:p>52.7893829346</text:p>
          </table:table-cell>
          <table:table-cell office:value-type="float" office:value="93.0708084106445">
            <text:p>93.0708084106</text:p>
          </table:table-cell>
          <table:table-cell office:value-type="float" office:value="86.9944076538086">
            <text:p>86.9944076538</text:p>
          </table:table-cell>
          <table:table-cell office:value-type="float" office:value="55.3188552856445">
            <text:p>55.3188552856</text:p>
          </table:table-cell>
          <table:table-cell office:value-type="float" office:value="50.2447166442871">
            <text:p>50.2447166443</text:p>
          </table:table-cell>
          <table:table-cell office:value-type="float" office:value="179.733444213867">
            <text:p>179.7334442139</text:p>
          </table:table-cell>
          <table:table-cell office:value-type="float" office:value="34.0400009155273">
            <text:p>34.0400009155</text:p>
          </table:table-cell>
          <table:table-cell office:value-type="float" office:value="100.410301208496">
            <text:p>100.4103012085</text:p>
          </table:table-cell>
        </table:table-row>
        <table:table-row table:style-name="ro2">
          <table:table-cell office:value-type="string">
            <text:p>2021-07-06</text:p>
          </table:table-cell>
          <table:table-cell office:value-type="float" office:value="170.938232421875">
            <text:p>170.9382324219</text:p>
          </table:table-cell>
          <table:table-cell office:value-type="float" office:value="135.013305664063">
            <text:p>135.0133056641</text:p>
          </table:table-cell>
          <table:table-cell office:value-type="float" office:value="61.5781555175781">
            <text:p>61.5781555176</text:p>
          </table:table-cell>
          <table:table-cell office:value-type="float" office:value="51.8404312133789">
            <text:p>51.8404312134</text:p>
          </table:table-cell>
          <table:table-cell office:value-type="float" office:value="93.3743209838867">
            <text:p>93.3743209839</text:p>
          </table:table-cell>
          <table:table-cell office:value-type="float" office:value="87.9131546020508">
            <text:p>87.9131546021</text:p>
          </table:table-cell>
          <table:table-cell office:value-type="float" office:value="55.4348907470703">
            <text:p>55.4348907471</text:p>
          </table:table-cell>
          <table:table-cell office:value-type="float" office:value="50.2157592773438">
            <text:p>50.2157592773</text:p>
          </table:table-cell>
          <table:table-cell office:value-type="float" office:value="176.838958740234">
            <text:p>176.8389587402</text:p>
          </table:table-cell>
          <table:table-cell office:value-type="float" office:value="34.2200012207031">
            <text:p>34.2200012207</text:p>
          </table:table-cell>
          <table:table-cell office:value-type="float" office:value="101.144721984863">
            <text:p>101.1447219849</text:p>
          </table:table-cell>
        </table:table-row>
        <table:table-row table:style-name="ro2">
          <table:table-cell office:value-type="string">
            <text:p>2021-07-07</text:p>
          </table:table-cell>
          <table:table-cell office:value-type="float" office:value="170.262664794922">
            <text:p>170.2626647949</text:p>
          </table:table-cell>
          <table:table-cell office:value-type="float" office:value="135.5341796875">
            <text:p>135.5341796875</text:p>
          </table:table-cell>
          <table:table-cell office:value-type="float" office:value="61.8032150268555">
            <text:p>61.8032150269</text:p>
          </table:table-cell>
          <table:table-cell office:value-type="float" office:value="51.889347076416">
            <text:p>51.8893470764</text:p>
          </table:table-cell>
          <table:table-cell office:value-type="float" office:value="93.5701370239258">
            <text:p>93.5701370239</text:p>
          </table:table-cell>
          <table:table-cell office:value-type="float" office:value="88.7429885864258">
            <text:p>88.7429885864</text:p>
          </table:table-cell>
          <table:table-cell office:value-type="float" office:value="55.5412521362305">
            <text:p>55.5412521362</text:p>
          </table:table-cell>
          <table:table-cell office:value-type="float" office:value="50.1964530944824">
            <text:p>50.1964530945</text:p>
          </table:table-cell>
          <table:table-cell office:value-type="float" office:value="178.627014160156">
            <text:p>178.6270141602</text:p>
          </table:table-cell>
          <table:table-cell office:value-type="float" office:value="34.3400001525879">
            <text:p>34.3400001526</text:p>
          </table:table-cell>
          <table:table-cell office:value-type="float" office:value="101.497245788574">
            <text:p>101.4972457886</text:p>
          </table:table-cell>
        </table:table-row>
        <table:table-row table:style-name="ro2">
          <table:table-cell office:value-type="string">
            <text:p>2021-07-08</text:p>
          </table:table-cell>
          <table:table-cell office:value-type="float" office:value="168.265762329102">
            <text:p>168.2657623291</text:p>
          </table:table-cell>
          <table:table-cell office:value-type="float" office:value="134.177947998047">
            <text:p>134.177947998</text:p>
          </table:table-cell>
          <table:table-cell office:value-type="float" office:value="60.8051261901855">
            <text:p>60.8051261902</text:p>
          </table:table-cell>
          <table:table-cell office:value-type="float" office:value="50.9012565612793">
            <text:p>50.9012565613</text:p>
          </table:table-cell>
          <table:table-cell office:value-type="float" office:value="93.6288757324219">
            <text:p>93.6288757324</text:p>
          </table:table-cell>
          <table:table-cell office:value-type="float" office:value="89.0492401123047">
            <text:p>89.0492401123</text:p>
          </table:table-cell>
          <table:table-cell office:value-type="float" office:value="55.5315856933594">
            <text:p>55.5315856934</text:p>
          </table:table-cell>
          <table:table-cell office:value-type="float" office:value="50.2061080932617">
            <text:p>50.2061080933</text:p>
          </table:table-cell>
          <table:table-cell office:value-type="float" office:value="176.167221069336">
            <text:p>176.1672210693</text:p>
          </table:table-cell>
          <table:table-cell office:value-type="float" office:value="34.3300018310547">
            <text:p>34.3300018311</text:p>
          </table:table-cell>
          <table:table-cell office:value-type="float" office:value="101.213264465332">
            <text:p>101.2132644653</text:p>
          </table:table-cell>
        </table:table-row>
        <table:table-row table:style-name="ro2">
          <table:table-cell office:value-type="string">
            <text:p>2021-07-09</text:p>
          </table:table-cell>
          <table:table-cell office:value-type="float" office:value="171.723083496094">
            <text:p>171.7230834961</text:p>
          </table:table-cell>
          <table:table-cell office:value-type="float" office:value="136.123825073242">
            <text:p>136.1238250732</text:p>
          </table:table-cell>
          <table:table-cell office:value-type="float" office:value="61.9206352233887">
            <text:p>61.9206352234</text:p>
          </table:table-cell>
          <table:table-cell office:value-type="float" office:value="51.8306465148926">
            <text:p>51.8306465149</text:p>
          </table:table-cell>
          <table:table-cell office:value-type="float" office:value="93.3645477294922">
            <text:p>93.3645477295</text:p>
          </table:table-cell>
          <table:table-cell office:value-type="float" office:value="87.9230346679688">
            <text:p>87.923034668</text:p>
          </table:table-cell>
          <table:table-cell office:value-type="float" office:value="55.425220489502">
            <text:p>55.4252204895</text:p>
          </table:table-cell>
          <table:table-cell office:value-type="float" office:value="50.2447166442871">
            <text:p>50.2447166443</text:p>
          </table:table-cell>
          <table:table-cell office:value-type="float" office:value="179.84211730957">
            <text:p>179.8421173096</text:p>
          </table:table-cell>
          <table:table-cell office:value-type="float" office:value="34.4300003051758">
            <text:p>34.4300003052</text:p>
          </table:table-cell>
          <table:table-cell office:value-type="float" office:value="102.877960205078">
            <text:p>102.8779602051</text:p>
          </table:table-cell>
        </table:table-row>
        <table:table-row table:style-name="ro2">
          <table:table-cell office:value-type="string">
            <text:p>2021-07-12</text:p>
          </table:table-cell>
          <table:table-cell office:value-type="float" office:value="173.580902099609">
            <text:p>173.5809020996</text:p>
          </table:table-cell>
          <table:table-cell office:value-type="float" office:value="136.703659057617">
            <text:p>136.7036590576</text:p>
          </table:table-cell>
          <table:table-cell office:value-type="float" office:value="62.0576286315918">
            <text:p>62.0576286316</text:p>
          </table:table-cell>
          <table:table-cell office:value-type="float" office:value="51.8599967956543">
            <text:p>51.8599967957</text:p>
          </table:table-cell>
          <table:table-cell office:value-type="float" office:value="93.3253707885742">
            <text:p>93.3253707886</text:p>
          </table:table-cell>
          <table:table-cell office:value-type="float" office:value="87.7847290039063">
            <text:p>87.7847290039</text:p>
          </table:table-cell>
          <table:table-cell office:value-type="float" office:value="55.5025749206543">
            <text:p>55.5025749207</text:p>
          </table:table-cell>
          <table:table-cell office:value-type="float" office:value="50.283332824707">
            <text:p>50.2833328247</text:p>
          </table:table-cell>
          <table:table-cell office:value-type="float" office:value="180.553375244141">
            <text:p>180.5533752441</text:p>
          </table:table-cell>
          <table:table-cell office:value-type="float" office:value="34.4000015258789">
            <text:p>34.4000015259</text:p>
          </table:table-cell>
          <table:table-cell office:value-type="float" office:value="103.759269714355">
            <text:p>103.7592697144</text:p>
          </table:table-cell>
        </table:table-row>
        <table:table-row table:style-name="ro2">
          <table:table-cell office:value-type="string">
            <text:p>2021-07-13</text:p>
          </table:table-cell>
          <table:table-cell office:value-type="float" office:value="171.792617797852">
            <text:p>171.7926177979</text:p>
          </table:table-cell>
          <table:table-cell office:value-type="float" office:value="135.711059570313">
            <text:p>135.7110595703</text:p>
          </table:table-cell>
          <table:table-cell office:value-type="float" office:value="61.8619270324707">
            <text:p>61.8619270325</text:p>
          </table:table-cell>
          <table:table-cell office:value-type="float" office:value="51.889347076416">
            <text:p>51.8893470764</text:p>
          </table:table-cell>
          <table:table-cell office:value-type="float" office:value="93.0903930664062">
            <text:p>93.0903930664</text:p>
          </table:table-cell>
          <table:table-cell office:value-type="float" office:value="87.1327056884766">
            <text:p>87.1327056885</text:p>
          </table:table-cell>
          <table:table-cell office:value-type="float" office:value="55.4542274475098">
            <text:p>55.4542274475</text:p>
          </table:table-cell>
          <table:table-cell office:value-type="float" office:value="50.399169921875">
            <text:p>50.3991699219</text:p>
          </table:table-cell>
          <table:table-cell office:value-type="float" office:value="178.251647949219">
            <text:p>178.2516479492</text:p>
          </table:table-cell>
          <table:table-cell office:value-type="float" office:value="34.4500007629395">
            <text:p>34.4500007629</text:p>
          </table:table-cell>
          <table:table-cell office:value-type="float" office:value="102.310005187988">
            <text:p>102.310005188</text:p>
          </table:table-cell>
        </table:table-row>
        <table:table-row table:style-name="ro2">
          <table:table-cell office:value-type="string">
            <text:p>2021-07-14</text:p>
          </table:table-cell>
          <table:table-cell office:value-type="float" office:value="170.54084777832">
            <text:p>170.5408477783</text:p>
          </table:table-cell>
          <table:table-cell office:value-type="float" office:value="135.642288208008">
            <text:p>135.642288208</text:p>
          </table:table-cell>
          <table:table-cell office:value-type="float" office:value="62.0282745361328">
            <text:p>62.0282745361</text:p>
          </table:table-cell>
          <table:table-cell office:value-type="float" office:value="52.1437072753906">
            <text:p>52.1437072754</text:p>
          </table:table-cell>
          <table:table-cell office:value-type="float" office:value="93.4037017822266">
            <text:p>93.4037017822</text:p>
          </table:table-cell>
          <table:table-cell office:value-type="float" office:value="88.1008529663086">
            <text:p>88.1008529663</text:p>
          </table:table-cell>
          <table:table-cell office:value-type="float" office:value="55.5509223937988">
            <text:p>55.5509223938</text:p>
          </table:table-cell>
          <table:table-cell office:value-type="float" office:value="50.4184761047363">
            <text:p>50.4184761047</text:p>
          </table:table-cell>
          <table:table-cell office:value-type="float" office:value="177.935516357422">
            <text:p>177.9355163574</text:p>
          </table:table-cell>
          <table:table-cell office:value-type="float" office:value="34.7999992370605">
            <text:p>34.7999992371</text:p>
          </table:table-cell>
          <table:table-cell office:value-type="float" office:value="103.024848937988">
            <text:p>103.024848938</text:p>
          </table:table-cell>
        </table:table-row>
        <table:table-row table:style-name="ro2">
          <table:table-cell office:value-type="string">
            <text:p>2021-07-15</text:p>
          </table:table-cell>
          <table:table-cell office:value-type="float" office:value="170.143463134766">
            <text:p>170.1434631348</text:p>
          </table:table-cell>
          <table:table-cell office:value-type="float" office:value="135.661926269531">
            <text:p>135.6619262695</text:p>
          </table:table-cell>
          <table:table-cell office:value-type="float" office:value="61.6564331054687">
            <text:p>61.6564331055</text:p>
          </table:table-cell>
          <table:table-cell office:value-type="float" office:value="52.1926231384277">
            <text:p>52.1926231384</text:p>
          </table:table-cell>
          <table:table-cell office:value-type="float" office:value="93.5505676269531">
            <text:p>93.550567627</text:p>
          </table:table-cell>
          <table:table-cell office:value-type="float" office:value="88.9701919555664">
            <text:p>88.9701919556</text:p>
          </table:table-cell>
          <table:table-cell office:value-type="float" office:value="55.6476135253906">
            <text:p>55.6476135254</text:p>
          </table:table-cell>
          <table:table-cell office:value-type="float" office:value="50.4570922851562">
            <text:p>50.4570922852</text:p>
          </table:table-cell>
          <table:table-cell office:value-type="float" office:value="177.89599609375">
            <text:p>177.8959960938</text:p>
          </table:table-cell>
          <table:table-cell office:value-type="float" office:value="34.810001373291">
            <text:p>34.8100013733</text:p>
          </table:table-cell>
          <table:table-cell office:value-type="float" office:value="103.191314697266">
            <text:p>103.1913146973</text:p>
          </table:table-cell>
        </table:table-row>
        <table:table-row table:style-name="ro2">
          <table:table-cell office:value-type="string">
            <text:p>2021-07-16</text:p>
          </table:table-cell>
          <table:table-cell office:value-type="float" office:value="168.245910644531">
            <text:p>168.2459106445</text:p>
          </table:table-cell>
          <table:table-cell office:value-type="float" office:value="134.630020141602">
            <text:p>134.6300201416</text:p>
          </table:table-cell>
          <table:table-cell office:value-type="float" office:value="61.167179107666">
            <text:p>61.1671791077</text:p>
          </table:table-cell>
          <table:table-cell office:value-type="float" office:value="51.8404312133789">
            <text:p>51.8404312134</text:p>
          </table:table-cell>
          <table:table-cell office:value-type="float" office:value="93.4918212890625">
            <text:p>93.4918212891</text:p>
          </table:table-cell>
          <table:table-cell office:value-type="float" office:value="88.8812942504883">
            <text:p>88.8812942505</text:p>
          </table:table-cell>
          <table:table-cell office:value-type="float" office:value="55.7153015136719">
            <text:p>55.7153015137</text:p>
          </table:table-cell>
          <table:table-cell office:value-type="float" office:value="50.466739654541">
            <text:p>50.4667396545</text:p>
          </table:table-cell>
          <table:table-cell office:value-type="float" office:value="174.833602905273">
            <text:p>174.8336029053</text:p>
          </table:table-cell>
          <table:table-cell office:value-type="float" office:value="34.4799995422363">
            <text:p>34.4799995422</text:p>
          </table:table-cell>
          <table:table-cell office:value-type="float" office:value="103.122764587402">
            <text:p>103.1227645874</text:p>
          </table:table-cell>
        </table:table-row>
        <table:table-row table:style-name="ro2">
          <table:table-cell office:value-type="string">
            <text:p>2021-07-19</text:p>
          </table:table-cell>
          <table:table-cell office:value-type="float" office:value="165.931106567383">
            <text:p>165.9311065674</text:p>
          </table:table-cell>
          <table:table-cell office:value-type="float" office:value="132.182907104492">
            <text:p>132.1829071045</text:p>
          </table:table-cell>
          <table:table-cell office:value-type="float" office:value="60.1103782653809">
            <text:p>60.1103782654</text:p>
          </table:table-cell>
          <table:table-cell office:value-type="float" office:value="51.0773544311523">
            <text:p>51.0773544312</text:p>
          </table:table-cell>
          <table:table-cell office:value-type="float" office:value="93.9617691040039">
            <text:p>93.961769104</text:p>
          </table:table-cell>
          <table:table-cell office:value-type="float" office:value="90.7286529541016">
            <text:p>90.7286529541</text:p>
          </table:table-cell>
          <table:table-cell office:value-type="float" office:value="55.8506736755371">
            <text:p>55.8506736755</text:p>
          </table:table-cell>
          <table:table-cell office:value-type="float" office:value="50.3605537414551">
            <text:p>50.3605537415</text:p>
          </table:table-cell>
          <table:table-cell office:value-type="float" office:value="170.901870727539">
            <text:p>170.9018707275</text:p>
          </table:table-cell>
          <table:table-cell office:value-type="float" office:value="34.5">
            <text:p>34.5</text:p>
          </table:table-cell>
          <table:table-cell office:value-type="float" office:value="101.242645263672">
            <text:p>101.2426452637</text:p>
          </table:table-cell>
        </table:table-row>
        <table:table-row table:style-name="ro2">
          <table:table-cell office:value-type="string">
            <text:p>2021-07-20</text:p>
          </table:table-cell>
          <table:table-cell office:value-type="float" office:value="169.765930175781">
            <text:p>169.7659301758</text:p>
          </table:table-cell>
          <table:table-cell office:value-type="float" office:value="134.315521240234">
            <text:p>134.3155212402</text:p>
          </table:table-cell>
          <table:table-cell office:value-type="float" office:value="60.4724311828613">
            <text:p>60.4724311829</text:p>
          </table:table-cell>
          <table:table-cell office:value-type="float" office:value="51.1164855957031">
            <text:p>51.1164855957</text:p>
          </table:table-cell>
          <table:table-cell office:value-type="float" office:value="93.9421997070312">
            <text:p>93.942199707</text:p>
          </table:table-cell>
          <table:table-cell office:value-type="float" office:value="89.9383544921875">
            <text:p>89.9383544922</text:p>
          </table:table-cell>
          <table:table-cell office:value-type="float" office:value="55.8506736755371">
            <text:p>55.8506736755</text:p>
          </table:table-cell>
          <table:table-cell office:value-type="float" office:value="50.399169921875">
            <text:p>50.3991699219</text:p>
          </table:table-cell>
          <table:table-cell office:value-type="float" office:value="173.253005981445">
            <text:p>173.2530059814</text:p>
          </table:table-cell>
          <table:table-cell office:value-type="float" office:value="34.4700012207031">
            <text:p>34.4700012207</text:p>
          </table:table-cell>
          <table:table-cell office:value-type="float" office:value="103.631965637207">
            <text:p>103.6319656372</text:p>
          </table:table-cell>
        </table:table-row>
        <table:table-row table:style-name="ro2">
          <table:table-cell office:value-type="string">
            <text:p>2021-07-21</text:p>
          </table:table-cell>
          <table:table-cell office:value-type="float" office:value="172.676818847656">
            <text:p>172.6768188477</text:p>
          </table:table-cell>
          <table:table-cell office:value-type="float" office:value="135.602951049805">
            <text:p>135.6029510498</text:p>
          </table:table-cell>
          <table:table-cell office:value-type="float" office:value="61.2454566955566">
            <text:p>61.2454566956</text:p>
          </table:table-cell>
          <table:table-cell office:value-type="float" office:value="51.5567207336426">
            <text:p>51.5567207336</text:p>
          </table:table-cell>
          <table:table-cell office:value-type="float" office:value="93.6386795043945">
            <text:p>93.6386795044</text:p>
          </table:table-cell>
          <table:table-cell office:value-type="float" office:value="88.8615341186523">
            <text:p>88.8615341187</text:p>
          </table:table-cell>
          <table:table-cell office:value-type="float" office:value="55.8023262023926">
            <text:p>55.8023262024</text:p>
          </table:table-cell>
          <table:table-cell office:value-type="float" office:value="50.4281311035156">
            <text:p>50.4281311035</text:p>
          </table:table-cell>
          <table:table-cell office:value-type="float" office:value="175.278137207031">
            <text:p>175.278137207</text:p>
          </table:table-cell>
          <table:table-cell office:value-type="float" office:value="34.3400001525879">
            <text:p>34.3400001526</text:p>
          </table:table-cell>
          <table:table-cell office:value-type="float" office:value="103.622169494629">
            <text:p>103.6221694946</text:p>
          </table:table-cell>
        </table:table-row>
        <table:table-row table:style-name="ro2">
          <table:table-cell office:value-type="string">
            <text:p>2021-07-22</text:p>
          </table:table-cell>
          <table:table-cell office:value-type="float" office:value="172.100601196289">
            <text:p>172.1006011963</text:p>
          </table:table-cell>
          <table:table-cell office:value-type="float" office:value="135.160720825195">
            <text:p>135.1607208252</text:p>
          </table:table-cell>
          <table:table-cell office:value-type="float" office:value="61.3237380981445">
            <text:p>61.3237380981</text:p>
          </table:table-cell>
          <table:table-cell office:value-type="float" office:value="51.6349868774414">
            <text:p>51.6349868774</text:p>
          </table:table-cell>
          <table:table-cell office:value-type="float" office:value="93.8638610839844">
            <text:p>93.863861084</text:p>
          </table:table-cell>
          <table:table-cell office:value-type="float" office:value="89.5728225708008">
            <text:p>89.5728225708</text:p>
          </table:table-cell>
          <table:table-cell office:value-type="float" office:value="55.8603439331055">
            <text:p>55.8603439331</text:p>
          </table:table-cell>
          <table:table-cell office:value-type="float" office:value="50.4763984680176">
            <text:p>50.476398468</text:p>
          </table:table-cell>
          <table:table-cell office:value-type="float" office:value="175.021301269531">
            <text:p>175.0213012695</text:p>
          </table:table-cell>
          <table:table-cell office:value-type="float" office:value="34.4099998474121">
            <text:p>34.4099998474</text:p>
          </table:table-cell>
          <table:table-cell office:value-type="float" office:value="102.799629211426">
            <text:p>102.7996292114</text:p>
          </table:table-cell>
        </table:table-row>
        <table:table-row table:style-name="ro2">
          <table:table-cell office:value-type="string">
            <text:p>2021-07-23</text:p>
          </table:table-cell>
          <table:table-cell office:value-type="float" office:value="173.719970703125">
            <text:p>173.7199707031</text:p>
          </table:table-cell>
          <table:table-cell office:value-type="float" office:value="135.809341430664">
            <text:p>135.8093414307</text:p>
          </table:table-cell>
          <table:table-cell office:value-type="float" office:value="61.3628807067871">
            <text:p>61.3628807068</text:p>
          </table:table-cell>
          <table:table-cell office:value-type="float" office:value="50.8327751159668">
            <text:p>50.832775116</text:p>
          </table:table-cell>
          <table:table-cell office:value-type="float" office:value="93.82470703125">
            <text:p>93.8247070313</text:p>
          </table:table-cell>
          <table:table-cell office:value-type="float" office:value="89.0195922851563">
            <text:p>89.0195922852</text:p>
          </table:table-cell>
          <table:table-cell office:value-type="float" office:value="55.8990211486816">
            <text:p>55.8990211487</text:p>
          </table:table-cell>
          <table:table-cell office:value-type="float" office:value="50.6018829345703">
            <text:p>50.6018829346</text:p>
          </table:table-cell>
          <table:table-cell office:value-type="float" office:value="176.078323364258">
            <text:p>176.0783233643</text:p>
          </table:table-cell>
          <table:table-cell office:value-type="float" office:value="34.2900009155273">
            <text:p>34.2900009155</text:p>
          </table:table-cell>
          <table:table-cell office:value-type="float" office:value="103.651550292969">
            <text:p>103.651550293</text:p>
          </table:table-cell>
        </table:table-row>
        <table:table-row table:style-name="ro2">
          <table:table-cell office:value-type="string">
            <text:p>2021-07-26</text:p>
          </table:table-cell>
          <table:table-cell office:value-type="float" office:value="174.405487060547">
            <text:p>174.4054870605</text:p>
          </table:table-cell>
          <table:table-cell office:value-type="float" office:value="136.23193359375">
            <text:p>136.2319335938</text:p>
          </table:table-cell>
          <table:table-cell office:value-type="float" office:value="61.0791091918945">
            <text:p>61.0791091919</text:p>
          </table:table-cell>
          <table:table-cell office:value-type="float" office:value="49.8642539978027">
            <text:p>49.8642539978</text:p>
          </table:table-cell>
          <table:table-cell office:value-type="float" office:value="93.7267913818359">
            <text:p>93.7267913818</text:p>
          </table:table-cell>
          <table:table-cell office:value-type="float" office:value="88.7627487182617">
            <text:p>88.7627487183</text:p>
          </table:table-cell>
          <table:table-cell office:value-type="float" office:value="55.8506736755371">
            <text:p>55.8506736755</text:p>
          </table:table-cell>
          <table:table-cell office:value-type="float" office:value="50.7080726623535">
            <text:p>50.7080726624</text:p>
          </table:table-cell>
          <table:table-cell office:value-type="float" office:value="177.79719543457">
            <text:p>177.7971954346</text:p>
          </table:table-cell>
          <table:table-cell office:value-type="float" office:value="34.2299995422363">
            <text:p>34.2299995422</text:p>
          </table:table-cell>
          <table:table-cell office:value-type="float" office:value="103.70051574707">
            <text:p>103.7005157471</text:p>
          </table:table-cell>
        </table:table-row>
        <table:table-row table:style-name="ro2">
          <table:table-cell office:value-type="string">
            <text:p>2021-07-27</text:p>
          </table:table-cell>
          <table:table-cell office:value-type="float" office:value="172.637084960938">
            <text:p>172.6370849609</text:p>
          </table:table-cell>
          <table:table-cell office:value-type="float" office:value="136.340026855469">
            <text:p>136.3400268555</text:p>
          </table:table-cell>
          <table:table-cell office:value-type="float" office:value="60.5507125854492">
            <text:p>60.5507125854</text:p>
          </table:table-cell>
          <table:table-cell office:value-type="float" office:value="48.7881164550781">
            <text:p>48.7881164551</text:p>
          </table:table-cell>
          <table:table-cell office:value-type="float" office:value="93.9715728759766">
            <text:p>93.971572876</text:p>
          </table:table-cell>
          <table:table-cell office:value-type="float" office:value="89.6913757324219">
            <text:p>89.6913757324</text:p>
          </table:table-cell>
          <table:table-cell office:value-type="float" office:value="55.9280319213867">
            <text:p>55.9280319214</text:p>
          </table:table-cell>
          <table:table-cell office:value-type="float" office:value="50.6887626647949">
            <text:p>50.6887626648</text:p>
          </table:table-cell>
          <table:table-cell office:value-type="float" office:value="177.925628662109">
            <text:p>177.9256286621</text:p>
          </table:table-cell>
          <table:table-cell office:value-type="float" office:value="34.2900009155273">
            <text:p>34.2900009155</text:p>
          </table:table-cell>
          <table:table-cell office:value-type="float" office:value="104.288055419922">
            <text:p>104.2880554199</text:p>
          </table:table-cell>
        </table:table-row>
        <table:table-row table:style-name="ro2">
          <table:table-cell office:value-type="string">
            <text:p>2021-07-28</text:p>
          </table:table-cell>
          <table:table-cell office:value-type="float" office:value="173.82926940918">
            <text:p>173.8292694092</text:p>
          </table:table-cell>
          <table:table-cell office:value-type="float" office:value="136.015716552734">
            <text:p>136.0157165527</text:p>
          </table:table-cell>
          <table:table-cell office:value-type="float" office:value="61.2063179016113">
            <text:p>61.2063179016</text:p>
          </table:table-cell>
          <table:table-cell office:value-type="float" office:value="50.1675262451172">
            <text:p>50.1675262451</text:p>
          </table:table-cell>
          <table:table-cell office:value-type="float" office:value="94.1086349487305">
            <text:p>94.1086349487</text:p>
          </table:table-cell>
          <table:table-cell office:value-type="float" office:value="89.7210235595703">
            <text:p>89.7210235596</text:p>
          </table:table-cell>
          <table:table-cell office:value-type="float" office:value="55.9473724365234">
            <text:p>55.9473724365</text:p>
          </table:table-cell>
          <table:table-cell office:value-type="float" office:value="50.7756423950195">
            <text:p>50.775642395</text:p>
          </table:table-cell>
          <table:table-cell office:value-type="float" office:value="178.686294555664">
            <text:p>178.6862945557</text:p>
          </table:table-cell>
          <table:table-cell office:value-type="float" office:value="34.439998626709">
            <text:p>34.4399986267</text:p>
          </table:table-cell>
          <table:table-cell office:value-type="float" office:value="103.925743103027">
            <text:p>103.925743103</text:p>
          </table:table-cell>
        </table:table-row>
        <table:table-row table:style-name="ro2">
          <table:table-cell office:value-type="string">
            <text:p>2021-07-29</text:p>
          </table:table-cell>
          <table:table-cell office:value-type="float" office:value="174.922103881836">
            <text:p>174.9221038818</text:p>
          </table:table-cell>
          <table:table-cell office:value-type="float" office:value="137.086959838867">
            <text:p>137.0869598389</text:p>
          </table:table-cell>
          <table:table-cell office:value-type="float" office:value="61.5683670043945">
            <text:p>61.5683670044</text:p>
          </table:table-cell>
          <table:table-cell office:value-type="float" office:value="50.343620300293">
            <text:p>50.3436203003</text:p>
          </table:table-cell>
          <table:table-cell office:value-type="float" office:value="93.9617691040039">
            <text:p>93.961769104</text:p>
          </table:table-cell>
          <table:table-cell office:value-type="float" office:value="89.2171783447266">
            <text:p>89.2171783447</text:p>
          </table:table-cell>
          <table:table-cell office:value-type="float" office:value="55.9376945495606">
            <text:p>55.9376945496</text:p>
          </table:table-cell>
          <table:table-cell office:value-type="float" office:value="50.7466850280762">
            <text:p>50.7466850281</text:p>
          </table:table-cell>
          <table:table-cell office:value-type="float" office:value="180.997924804688">
            <text:p>180.9979248047</text:p>
          </table:table-cell>
          <table:table-cell office:value-type="float" office:value="34.8300018310547">
            <text:p>34.8300018311</text:p>
          </table:table-cell>
          <table:table-cell office:value-type="float" office:value="103.945320129395">
            <text:p>103.9453201294</text:p>
          </table:table-cell>
        </table:table-row>
        <table:table-row table:style-name="ro2">
          <table:table-cell office:value-type="string">
            <text:p>2021-07-30</text:p>
          </table:table-cell>
          <table:table-cell office:value-type="float" office:value="173.888854980469">
            <text:p>173.8888549805</text:p>
          </table:table-cell>
          <table:table-cell office:value-type="float" office:value="136.457977294922">
            <text:p>136.4579772949</text:p>
          </table:table-cell>
          <table:table-cell office:value-type="float" office:value="61.1476097106934">
            <text:p>61.1476097107</text:p>
          </table:table-cell>
          <table:table-cell office:value-type="float" office:value="50.0012168884277">
            <text:p>50.0012168884</text:p>
          </table:table-cell>
          <table:table-cell office:value-type="float" office:value="94.0792465209961">
            <text:p>94.079246521</text:p>
          </table:table-cell>
          <table:table-cell office:value-type="float" office:value="89.6716156005859">
            <text:p>89.6716156006</text:p>
          </table:table-cell>
          <table:table-cell office:value-type="float" office:value="55.9957122802734">
            <text:p>55.9957122803</text:p>
          </table:table-cell>
          <table:table-cell office:value-type="float" office:value="50.7852973937988">
            <text:p>50.7852973938</text:p>
          </table:table-cell>
          <table:table-cell office:value-type="float" office:value="181.363433837891">
            <text:p>181.3634338379</text:p>
          </table:table-cell>
          <table:table-cell office:value-type="float" office:value="34.560001373291">
            <text:p>34.5600013733</text:p>
          </table:table-cell>
          <table:table-cell office:value-type="float" office:value="104.082420349121">
            <text:p>104.0824203491</text:p>
          </table:table-cell>
        </table:table-row>
        <table:table-row table:style-name="ro2">
          <table:table-cell office:value-type="string">
            <text:p>2021-08-02</text:p>
          </table:table-cell>
          <table:table-cell office:value-type="float" office:value="173.749786376953">
            <text:p>173.749786377</text:p>
          </table:table-cell>
          <table:table-cell office:value-type="float" office:value="136.310546875">
            <text:p>136.310546875</text:p>
          </table:table-cell>
          <table:table-cell office:value-type="float" office:value="61.4900894165039">
            <text:p>61.4900894165</text:p>
          </table:table-cell>
          <table:table-cell office:value-type="float" office:value="50.4023246765137">
            <text:p>50.4023246765</text:p>
          </table:table-cell>
          <table:table-cell office:value-type="float" office:value="94.2940673828125">
            <text:p>94.2940673828</text:p>
          </table:table-cell>
          <table:table-cell office:value-type="float" office:value="90.3869857788086">
            <text:p>90.3869857788</text:p>
          </table:table-cell>
          <table:table-cell office:value-type="float" office:value="56.0644187927246">
            <text:p>56.0644187927</text:p>
          </table:table-cell>
          <table:table-cell office:value-type="float" office:value="50.7370300292969">
            <text:p>50.7370300293</text:p>
          </table:table-cell>
          <table:table-cell office:value-type="float" office:value="179.249374389648">
            <text:p>179.2493743896</text:p>
          </table:table-cell>
          <table:table-cell office:value-type="float" office:value="34.5299987792969">
            <text:p>34.5299987793</text:p>
          </table:table-cell>
          <table:table-cell office:value-type="float" office:value="103.85718536377">
            <text:p>103.8571853638</text:p>
          </table:table-cell>
        </table:table-row>
        <table:table-row table:style-name="ro2">
          <table:table-cell office:value-type="string">
            <text:p>2021-08-03</text:p>
          </table:table-cell>
          <table:table-cell office:value-type="float" office:value="175.756607055664">
            <text:p>175.7566070557</text:p>
          </table:table-cell>
          <table:table-cell office:value-type="float" office:value="137.745407104492">
            <text:p>137.7454071045</text:p>
          </table:table-cell>
          <table:table-cell office:value-type="float" office:value="61.8912811279297">
            <text:p>61.8912811279</text:p>
          </table:table-cell>
          <table:table-cell office:value-type="float" office:value="50.5295028686524">
            <text:p>50.5295028687</text:p>
          </table:table-cell>
          <table:table-cell office:value-type="float" office:value="94.2940673828125">
            <text:p>94.2940673828</text:p>
          </table:table-cell>
          <table:table-cell office:value-type="float" office:value="90.4463653564453">
            <text:p>90.4463653564</text:p>
          </table:table-cell>
          <table:table-cell office:value-type="float" office:value="56.1224784851074">
            <text:p>56.1224784851</text:p>
          </table:table-cell>
          <table:table-cell office:value-type="float" office:value="50.7659873962402">
            <text:p>50.7659873962</text:p>
          </table:table-cell>
          <table:table-cell office:value-type="float" office:value="181.13623046875">
            <text:p>181.1362304688</text:p>
          </table:table-cell>
          <table:table-cell office:value-type="float" office:value="34.4900016784668">
            <text:p>34.4900016785</text:p>
          </table:table-cell>
          <table:table-cell office:value-type="float" office:value="103.984489440918">
            <text:p>103.9844894409</text:p>
          </table:table-cell>
        </table:table-row>
        <table:table-row table:style-name="ro2">
          <table:table-cell office:value-type="string">
            <text:p>2021-08-04</text:p>
          </table:table-cell>
          <table:table-cell office:value-type="float" office:value="175.418838500977">
            <text:p>175.418838501</text:p>
          </table:table-cell>
          <table:table-cell office:value-type="float" office:value="136.271255493164">
            <text:p>136.2712554932</text:p>
          </table:table-cell>
          <table:table-cell office:value-type="float" office:value="61.8032150268555">
            <text:p>61.8032150269</text:p>
          </table:table-cell>
          <table:table-cell office:value-type="float" office:value="50.6566772460937">
            <text:p>50.6566772461</text:p>
          </table:table-cell>
          <table:table-cell office:value-type="float" office:value="94.235221862793">
            <text:p>94.2352218628</text:p>
          </table:table-cell>
          <table:table-cell office:value-type="float" office:value="90.6442565917969">
            <text:p>90.6442565918</text:p>
          </table:table-cell>
          <table:table-cell office:value-type="float" office:value="56.1515045166016">
            <text:p>56.1515045166</text:p>
          </table:table-cell>
          <table:table-cell office:value-type="float" office:value="50.6791152954102">
            <text:p>50.6791152954</text:p>
          </table:table-cell>
          <table:table-cell office:value-type="float" office:value="178.636901855469">
            <text:p>178.6369018555</text:p>
          </table:table-cell>
          <table:table-cell office:value-type="float" office:value="34.5099983215332">
            <text:p>34.5099983215</text:p>
          </table:table-cell>
          <table:table-cell office:value-type="float" office:value="103.661346435547">
            <text:p>103.6613464355</text:p>
          </table:table-cell>
        </table:table-row>
        <table:table-row table:style-name="ro2">
          <table:table-cell office:value-type="string">
            <text:p>2021-08-05</text:p>
          </table:table-cell>
          <table:table-cell office:value-type="float" office:value="177.554824829102">
            <text:p>177.5548248291</text:p>
          </table:table-cell>
          <table:table-cell office:value-type="float" office:value="136.910049438477">
            <text:p>136.9100494385</text:p>
          </table:table-cell>
          <table:table-cell office:value-type="float" office:value="62.0282745361328">
            <text:p>62.0282745361</text:p>
          </table:table-cell>
          <table:table-cell office:value-type="float" office:value="50.5001525878906">
            <text:p>50.5001525879</text:p>
          </table:table-cell>
          <table:table-cell office:value-type="float" office:value="93.9998168945312">
            <text:p>93.9998168945</text:p>
          </table:table-cell>
          <table:table-cell office:value-type="float" office:value="90.2187957763672">
            <text:p>90.2187957764</text:p>
          </table:table-cell>
          <table:table-cell office:value-type="float" office:value="56.180534362793">
            <text:p>56.1805343628</text:p>
          </table:table-cell>
          <table:table-cell office:value-type="float" office:value="50.5922355651856">
            <text:p>50.5922355652</text:p>
          </table:table-cell>
          <table:table-cell office:value-type="float" office:value="178.597381591797">
            <text:p>178.5973815918</text:p>
          </table:table-cell>
          <table:table-cell office:value-type="float" office:value="34.3499984741211">
            <text:p>34.3499984741</text:p>
          </table:table-cell>
          <table:table-cell office:value-type="float" office:value="104.875587463379">
            <text:p>104.8755874634</text:p>
          </table:table-cell>
        </table:table-row>
        <table:table-row table:style-name="ro2">
          <table:table-cell office:value-type="string">
            <text:p>2021-08-06</text:p>
          </table:table-cell>
          <table:table-cell office:value-type="float" office:value="178.528411865234">
            <text:p>178.5284118652</text:p>
          </table:table-cell>
          <table:table-cell office:value-type="float" office:value="137.765060424805">
            <text:p>137.7650604248</text:p>
          </table:table-cell>
          <table:table-cell office:value-type="float" office:value="61.7151489257813">
            <text:p>61.7151489258</text:p>
          </table:table-cell>
          <table:table-cell office:value-type="float" office:value="50.1577453613281">
            <text:p>50.1577453613</text:p>
          </table:table-cell>
          <table:table-cell office:value-type="float" office:value="93.6074447631836">
            <text:p>93.6074447632</text:p>
          </table:table-cell>
          <table:table-cell office:value-type="float" office:value="88.8236389160156">
            <text:p>88.823638916</text:p>
          </table:table-cell>
          <table:table-cell office:value-type="float" office:value="55.9870109558105">
            <text:p>55.9870109558</text:p>
          </table:table-cell>
          <table:table-cell office:value-type="float" office:value="50.572925567627">
            <text:p>50.5729255676</text:p>
          </table:table-cell>
          <table:table-cell office:value-type="float" office:value="181.126358032227">
            <text:p>181.1263580322</text:p>
          </table:table-cell>
          <table:table-cell office:value-type="float" office:value="33.5200004577637">
            <text:p>33.5200004578</text:p>
          </table:table-cell>
          <table:table-cell office:value-type="float" office:value="104.689544677734">
            <text:p>104.6895446777</text:p>
          </table:table-cell>
        </table:table-row>
        <table:table-row table:style-name="ro2">
          <table:table-cell office:value-type="string">
            <text:p>2021-08-09</text:p>
          </table:table-cell>
          <table:table-cell office:value-type="float" office:value="180.058395385742">
            <text:p>180.0583953857</text:p>
          </table:table-cell>
          <table:table-cell office:value-type="float" office:value="137.676605224609">
            <text:p>137.6766052246</text:p>
          </table:table-cell>
          <table:table-cell office:value-type="float" office:value="61.7542877197266">
            <text:p>61.7542877197</text:p>
          </table:table-cell>
          <table:table-cell office:value-type="float" office:value="50.3338394165039">
            <text:p>50.3338394165</text:p>
          </table:table-cell>
          <table:table-cell office:value-type="float" office:value="93.3229904174805">
            <text:p>93.3229904175</text:p>
          </table:table-cell>
          <table:table-cell office:value-type="float" office:value="88.5070190429687">
            <text:p>88.507019043</text:p>
          </table:table-cell>
          <table:table-cell office:value-type="float" office:value="56.0063629150391">
            <text:p>56.006362915</text:p>
          </table:table-cell>
          <table:table-cell office:value-type="float" office:value="50.5343132019043">
            <text:p>50.5343132019</text:p>
          </table:table-cell>
          <table:table-cell office:value-type="float" office:value="181.195495605469">
            <text:p>181.1954956055</text:p>
          </table:table-cell>
          <table:table-cell office:value-type="float" office:value="32.9099998474121">
            <text:p>32.9099998474</text:p>
          </table:table-cell>
          <table:table-cell office:value-type="float" office:value="104.131370544434">
            <text:p>104.1313705444</text:p>
          </table:table-cell>
        </table:table-row>
        <table:table-row table:style-name="ro2">
          <table:table-cell office:value-type="string">
            <text:p>2021-08-10</text:p>
          </table:table-cell>
          <table:table-cell office:value-type="float" office:value="180.65446472168">
            <text:p>180.6544647217</text:p>
          </table:table-cell>
          <table:table-cell office:value-type="float" office:value="138.757659912109">
            <text:p>138.7576599121</text:p>
          </table:table-cell>
          <table:table-cell office:value-type="float" office:value="61.8912811279297">
            <text:p>61.8912811279</text:p>
          </table:table-cell>
          <table:table-cell office:value-type="float" office:value="50.519718170166">
            <text:p>50.5197181702</text:p>
          </table:table-cell>
          <table:table-cell office:value-type="float" office:value="93.1758499145508">
            <text:p>93.1758499146</text:p>
          </table:table-cell>
          <table:table-cell office:value-type="float" office:value="88.1310348510742">
            <text:p>88.1310348511</text:p>
          </table:table-cell>
          <table:table-cell office:value-type="float" office:value="56.0160331726074">
            <text:p>56.0160331726</text:p>
          </table:table-cell>
          <table:table-cell office:value-type="float" office:value="50.5632743835449">
            <text:p>50.5632743835</text:p>
          </table:table-cell>
          <table:table-cell office:value-type="float" office:value="184.198623657227">
            <text:p>184.1986236572</text:p>
          </table:table-cell>
          <table:table-cell office:value-type="float" office:value="32.9300003051758">
            <text:p>32.9300003052</text:p>
          </table:table-cell>
          <table:table-cell office:value-type="float" office:value="103.142349243164">
            <text:p>103.1423492432</text:p>
          </table:table-cell>
        </table:table-row>
        <table:table-row table:style-name="ro2">
          <table:table-cell office:value-type="string">
            <text:p>2021-08-11</text:p>
          </table:table-cell>
          <table:table-cell office:value-type="float" office:value="180.525329589844">
            <text:p>180.5253295898</text:p>
          </table:table-cell>
          <table:table-cell office:value-type="float" office:value="139.622512817383">
            <text:p>139.6225128174</text:p>
          </table:table-cell>
          <table:table-cell office:value-type="float" office:value="62.2239761352539">
            <text:p>62.2239761353</text:p>
          </table:table-cell>
          <table:table-cell office:value-type="float" office:value="50.7056007385254">
            <text:p>50.7056007385</text:p>
          </table:table-cell>
          <table:table-cell office:value-type="float" office:value="93.3327941894531">
            <text:p>93.3327941895</text:p>
          </table:table-cell>
          <table:table-cell office:value-type="float" office:value="88.051872253418">
            <text:p>88.0518722534</text:p>
          </table:table-cell>
          <table:table-cell office:value-type="float" office:value="56.0257148742676">
            <text:p>56.0257148743</text:p>
          </table:table-cell>
          <table:table-cell office:value-type="float" office:value="50.6308441162109">
            <text:p>50.6308441162</text:p>
          </table:table-cell>
          <table:table-cell office:value-type="float" office:value="186.76708984375">
            <text:p>186.7670898438</text:p>
          </table:table-cell>
          <table:table-cell office:value-type="float" office:value="33.3800010681152">
            <text:p>33.3800010681</text:p>
          </table:table-cell>
          <table:table-cell office:value-type="float" office:value="103.749473571777">
            <text:p>103.7494735718</text:p>
          </table:table-cell>
        </table:table-row>
        <table:table-row table:style-name="ro2">
          <table:table-cell office:value-type="string">
            <text:p>2021-08-12</text:p>
          </table:table-cell>
          <table:table-cell office:value-type="float" office:value="180.823364257812">
            <text:p>180.8233642578</text:p>
          </table:table-cell>
          <table:table-cell office:value-type="float" office:value="139.760101318359">
            <text:p>139.7601013184</text:p>
          </table:table-cell>
          <table:table-cell office:value-type="float" office:value="62.0282745361328">
            <text:p>62.0282745361</text:p>
          </table:table-cell>
          <table:table-cell office:value-type="float" office:value="50.372974395752">
            <text:p>50.3729743958</text:p>
          </table:table-cell>
          <table:table-cell office:value-type="float" office:value="93.3524017333984">
            <text:p>93.3524017334</text:p>
          </table:table-cell>
          <table:table-cell office:value-type="float" office:value="87.9133377075195">
            <text:p>87.9133377075</text:p>
          </table:table-cell>
          <table:table-cell office:value-type="float" office:value="56.0353851318359">
            <text:p>56.0353851318</text:p>
          </table:table-cell>
          <table:table-cell office:value-type="float" office:value="50.6115417480469">
            <text:p>50.611541748</text:p>
          </table:table-cell>
          <table:table-cell office:value-type="float" office:value="186.450988769531">
            <text:p>186.4509887695</text:p>
          </table:table-cell>
          <table:table-cell office:value-type="float" office:value="33.3899993896484">
            <text:p>33.3899993896</text:p>
          </table:table-cell>
          <table:table-cell office:value-type="float" office:value="103.97469329834">
            <text:p>103.9746932983</text:p>
          </table:table-cell>
        </table:table-row>
        <table:table-row table:style-name="ro2">
          <table:table-cell office:value-type="string">
            <text:p>2021-08-13</text:p>
          </table:table-cell>
          <table:table-cell office:value-type="float" office:value="179.959045410156">
            <text:p>179.9590454102</text:p>
          </table:table-cell>
          <table:table-cell office:value-type="float" office:value="139.730606079102">
            <text:p>139.7306060791</text:p>
          </table:table-cell>
          <table:table-cell office:value-type="float" office:value="62.2533302307129">
            <text:p>62.2533302307</text:p>
          </table:table-cell>
          <table:table-cell office:value-type="float" office:value="50.2751388549805">
            <text:p>50.275138855</text:p>
          </table:table-cell>
          <table:table-cell office:value-type="float" office:value="93.6957321166992">
            <text:p>93.6957321167</text:p>
          </table:table-cell>
          <table:table-cell office:value-type="float" office:value="89.1897430419922">
            <text:p>89.189743042</text:p>
          </table:table-cell>
          <table:table-cell office:value-type="float" office:value="56.0644187927246">
            <text:p>56.0644187927</text:p>
          </table:table-cell>
          <table:table-cell office:value-type="float" office:value="50.6308441162109">
            <text:p>50.6308441162</text:p>
          </table:table-cell>
          <table:table-cell office:value-type="float" office:value="186.51025390625">
            <text:p>186.5102539063</text:p>
          </table:table-cell>
          <table:table-cell office:value-type="float" office:value="33.8699989318848">
            <text:p>33.8699989319</text:p>
          </table:table-cell>
          <table:table-cell office:value-type="float" office:value="104.542655944824">
            <text:p>104.5426559448</text:p>
          </table:table-cell>
        </table:table-row>
        <table:table-row table:style-name="ro2">
          <table:table-cell office:value-type="string">
            <text:p>2021-08-16</text:p>
          </table:table-cell>
          <table:table-cell office:value-type="float" office:value="178.508544921875">
            <text:p>178.5085449219</text:p>
          </table:table-cell>
          <table:table-cell office:value-type="float" office:value="140.025421142578">
            <text:p>140.0254211426</text:p>
          </table:table-cell>
          <table:table-cell office:value-type="float" office:value="61.8619270324707">
            <text:p>61.8619270325</text:p>
          </table:table-cell>
          <table:table-cell office:value-type="float" office:value="49.8740348815918">
            <text:p>49.8740348816</text:p>
          </table:table-cell>
          <table:table-cell office:value-type="float" office:value="93.8134384155273">
            <text:p>93.8134384155</text:p>
          </table:table-cell>
          <table:table-cell office:value-type="float" office:value="89.4074401855469">
            <text:p>89.4074401855</text:p>
          </table:table-cell>
          <table:table-cell office:value-type="float" office:value="56.0644187927246">
            <text:p>56.0644187927</text:p>
          </table:table-cell>
          <table:table-cell office:value-type="float" office:value="50.6694602966309">
            <text:p>50.6694602966</text:p>
          </table:table-cell>
          <table:table-cell office:value-type="float" office:value="185.393951416016">
            <text:p>185.393951416</text:p>
          </table:table-cell>
          <table:table-cell office:value-type="float" office:value="34.0299987792969">
            <text:p>34.0299987793</text:p>
          </table:table-cell>
          <table:table-cell office:value-type="float" office:value="104.415344238281">
            <text:p>104.4153442383</text:p>
          </table:table-cell>
        </table:table-row>
        <table:table-row table:style-name="ro2">
          <table:table-cell office:value-type="string">
            <text:p>2021-08-17</text:p>
          </table:table-cell>
          <table:table-cell office:value-type="float" office:value="176.312957763672">
            <text:p>176.3129577637</text:p>
          </table:table-cell>
          <table:table-cell office:value-type="float" office:value="139.50456237793">
            <text:p>139.5045623779</text:p>
          </table:table-cell>
          <table:table-cell office:value-type="float" office:value="61.1182518005371">
            <text:p>61.1182518005</text:p>
          </table:table-cell>
          <table:table-cell office:value-type="float" office:value="48.9739952087402">
            <text:p>48.9739952087</text:p>
          </table:table-cell>
          <table:table-cell office:value-type="float" office:value="93.7153472900391">
            <text:p>93.71534729</text:p>
          </table:table-cell>
          <table:table-cell office:value-type="float" office:value="89.4074401855469">
            <text:p>89.4074401855</text:p>
          </table:table-cell>
          <table:table-cell office:value-type="float" office:value="56.0837707519531">
            <text:p>56.083770752</text:p>
          </table:table-cell>
          <table:table-cell office:value-type="float" office:value="50.6308441162109">
            <text:p>50.6308441162</text:p>
          </table:table-cell>
          <table:table-cell office:value-type="float" office:value="183.052688598633">
            <text:p>183.0526885986</text:p>
          </table:table-cell>
          <table:table-cell office:value-type="float" office:value="33.9799995422363">
            <text:p>33.9799995422</text:p>
          </table:table-cell>
          <table:table-cell office:value-type="float" office:value="104.307640075684">
            <text:p>104.3076400757</text:p>
          </table:table-cell>
        </table:table-row>
        <table:table-row table:style-name="ro2">
          <table:table-cell office:value-type="string">
            <text:p>2021-08-18</text:p>
          </table:table-cell>
          <table:table-cell office:value-type="float" office:value="174.991638183594">
            <text:p>174.9916381836</text:p>
          </table:table-cell>
          <table:table-cell office:value-type="float" office:value="137.794540405273">
            <text:p>137.7945404053</text:p>
          </table:table-cell>
          <table:table-cell office:value-type="float" office:value="60.981258392334">
            <text:p>60.9812583923</text:p>
          </table:table-cell>
          <table:table-cell office:value-type="float" office:value="49.0326957702637">
            <text:p>49.0326957703</text:p>
          </table:table-cell>
          <table:table-cell office:value-type="float" office:value="93.548583984375">
            <text:p>93.5485839844</text:p>
          </table:table-cell>
          <table:table-cell office:value-type="float" office:value="89.664680480957">
            <text:p>89.664680481</text:p>
          </table:table-cell>
          <table:table-cell office:value-type="float" office:value="56.0740928649902">
            <text:p>56.074092865</text:p>
          </table:table-cell>
          <table:table-cell office:value-type="float" office:value="50.572925567627">
            <text:p>50.5729255676</text:p>
          </table:table-cell>
          <table:table-cell office:value-type="float" office:value="181.284393310547">
            <text:p>181.2843933105</text:p>
          </table:table-cell>
          <table:table-cell office:value-type="float" office:value="34.0200004577637">
            <text:p>34.0200004578</text:p>
          </table:table-cell>
          <table:table-cell office:value-type="float" office:value="103.357788085938">
            <text:p>103.3577880859</text:p>
          </table:table-cell>
        </table:table-row>
        <table:table-row table:style-name="ro2">
          <table:table-cell office:value-type="string">
            <text:p>2021-08-19</text:p>
          </table:table-cell>
          <table:table-cell office:value-type="float" office:value="173.272918701172">
            <text:p>173.2729187012</text:p>
          </table:table-cell>
          <table:table-cell office:value-type="float" office:value="137.371948242188">
            <text:p>137.3719482422</text:p>
          </table:table-cell>
          <table:table-cell office:value-type="float" office:value="60.2571563720703">
            <text:p>60.2571563721</text:p>
          </table:table-cell>
          <table:table-cell office:value-type="float" office:value="48.2793960571289">
            <text:p>48.2793960571</text:p>
          </table:table-cell>
          <table:table-cell office:value-type="float" office:value="93.7153472900391">
            <text:p>93.71534729</text:p>
          </table:table-cell>
          <table:table-cell office:value-type="float" office:value="90.2880477905273">
            <text:p>90.2880477905</text:p>
          </table:table-cell>
          <table:table-cell office:value-type="float" office:value="56.1418266296387">
            <text:p>56.1418266296</text:p>
          </table:table-cell>
          <table:table-cell office:value-type="float" office:value="50.5439682006836">
            <text:p>50.5439682007</text:p>
          </table:table-cell>
          <table:table-cell office:value-type="float" office:value="179.071563720703">
            <text:p>179.0715637207</text:p>
          </table:table-cell>
          <table:table-cell office:value-type="float" office:value="33.9099998474121">
            <text:p>33.9099998474</text:p>
          </table:table-cell>
          <table:table-cell office:value-type="float" office:value="103.85718536377">
            <text:p>103.8571853638</text:p>
          </table:table-cell>
        </table:table-row>
        <table:table-row table:style-name="ro2">
          <table:table-cell office:value-type="string">
            <text:p>2021-08-20</text:p>
          </table:table-cell>
          <table:table-cell office:value-type="float" office:value="174.534637451172">
            <text:p>174.5346374512</text:p>
          </table:table-cell>
          <table:table-cell office:value-type="float" office:value="138.030410766602">
            <text:p>138.0304107666</text:p>
          </table:table-cell>
          <table:table-cell office:value-type="float" office:value="60.3843612670898">
            <text:p>60.3843612671</text:p>
          </table:table-cell>
          <table:table-cell office:value-type="float" office:value="48.2793960571289">
            <text:p>48.2793960571</text:p>
          </table:table-cell>
          <table:table-cell office:value-type="float" office:value="93.6957321166992">
            <text:p>93.6957321167</text:p>
          </table:table-cell>
          <table:table-cell office:value-type="float" office:value="90.347412109375">
            <text:p>90.3474121094</text:p>
          </table:table-cell>
          <table:table-cell office:value-type="float" office:value="56.1224784851074">
            <text:p>56.1224784851</text:p>
          </table:table-cell>
          <table:table-cell office:value-type="float" office:value="50.4570922851562">
            <text:p>50.4570922852</text:p>
          </table:table-cell>
          <table:table-cell office:value-type="float" office:value="180.266876220703">
            <text:p>180.2668762207</text:p>
          </table:table-cell>
          <table:table-cell office:value-type="float" office:value="33.9199981689453">
            <text:p>33.9199981689</text:p>
          </table:table-cell>
          <table:table-cell office:value-type="float" office:value="104.376174926758">
            <text:p>104.3761749268</text:p>
          </table:table-cell>
        </table:table-row>
        <table:table-row table:style-name="ro2">
          <table:table-cell office:value-type="string">
            <text:p>2021-08-23</text:p>
          </table:table-cell>
          <table:table-cell office:value-type="float" office:value="177.902542114258">
            <text:p>177.9025421143</text:p>
          </table:table-cell>
          <table:table-cell office:value-type="float" office:value="138.728179931641">
            <text:p>138.7281799316</text:p>
          </table:table-cell>
          <table:table-cell office:value-type="float" office:value="61.0595397949219">
            <text:p>61.0595397949</text:p>
          </table:table-cell>
          <table:table-cell office:value-type="float" office:value="48.9739952087402">
            <text:p>48.9739952087</text:p>
          </table:table-cell>
          <table:table-cell office:value-type="float" office:value="93.7349624633789">
            <text:p>93.7349624634</text:p>
          </table:table-cell>
          <table:table-cell office:value-type="float" office:value="90.2781524658203">
            <text:p>90.2781524658</text:p>
          </table:table-cell>
          <table:table-cell office:value-type="float" office:value="56.0644187927246">
            <text:p>56.0644187927</text:p>
          </table:table-cell>
          <table:table-cell office:value-type="float" office:value="50.5536193847656">
            <text:p>50.5536193848</text:p>
          </table:table-cell>
          <table:table-cell office:value-type="float" office:value="182.07470703125">
            <text:p>182.0747070313</text:p>
          </table:table-cell>
          <table:table-cell office:value-type="float" office:value="34.3300018310547">
            <text:p>34.3300018311</text:p>
          </table:table-cell>
          <table:table-cell office:value-type="float" office:value="104.180335998535">
            <text:p>104.1803359985</text:p>
          </table:table-cell>
        </table:table-row>
        <table:table-row table:style-name="ro2">
          <table:table-cell office:value-type="string">
            <text:p>2021-08-24</text:p>
          </table:table-cell>
          <table:table-cell office:value-type="float" office:value="179.303344726563">
            <text:p>179.3033447266</text:p>
          </table:table-cell>
          <table:table-cell office:value-type="float" office:value="139.032836914063">
            <text:p>139.0328369141</text:p>
          </table:table-cell>
          <table:table-cell office:value-type="float" office:value="61.6075057983398">
            <text:p>61.6075057983</text:p>
          </table:table-cell>
          <table:table-cell office:value-type="float" office:value="50.0696983337402">
            <text:p>50.0696983337</text:p>
          </table:table-cell>
          <table:table-cell office:value-type="float" office:value="93.5878295898437">
            <text:p>93.5878295898</text:p>
          </table:table-cell>
          <table:table-cell office:value-type="float" office:value="89.65478515625">
            <text:p>89.6547851563</text:p>
          </table:table-cell>
          <table:table-cell office:value-type="float" office:value="56.0740928649902">
            <text:p>56.074092865</text:p>
          </table:table-cell>
          <table:table-cell office:value-type="float" office:value="50.6018829345703">
            <text:p>50.6018829346</text:p>
          </table:table-cell>
          <table:table-cell office:value-type="float" office:value="183.516983032227">
            <text:p>183.5169830322</text:p>
          </table:table-cell>
          <table:table-cell office:value-type="float" office:value="34.3199996948242">
            <text:p>34.3199996948</text:p>
          </table:table-cell>
          <table:table-cell office:value-type="float" office:value="103.720092773438">
            <text:p>103.7200927734</text:p>
          </table:table-cell>
        </table:table-row>
        <table:table-row table:style-name="ro2">
          <table:table-cell office:value-type="string">
            <text:p>2021-08-25</text:p>
          </table:table-cell>
          <table:table-cell office:value-type="float" office:value="180.773696899414">
            <text:p>180.7736968994</text:p>
          </table:table-cell>
          <table:table-cell office:value-type="float" office:value="139.622512817383">
            <text:p>139.6225128174</text:p>
          </table:table-cell>
          <table:table-cell office:value-type="float" office:value="61.6270790100098">
            <text:p>61.62707901</text:p>
          </table:table-cell>
          <table:table-cell office:value-type="float" office:value="50.1186141967773">
            <text:p>50.1186141968</text:p>
          </table:table-cell>
          <table:table-cell office:value-type="float" office:value="93.4308853149414">
            <text:p>93.4308853149</text:p>
          </table:table-cell>
          <table:table-cell office:value-type="float" office:value="88.912712097168">
            <text:p>88.9127120972</text:p>
          </table:table-cell>
          <table:table-cell office:value-type="float" office:value="55.8515396118164">
            <text:p>55.8515396118</text:p>
          </table:table-cell>
          <table:table-cell office:value-type="float" office:value="50.6694602966309">
            <text:p>50.6694602966</text:p>
          </table:table-cell>
          <table:table-cell office:value-type="float" office:value="184.40608215332">
            <text:p>184.4060821533</text:p>
          </table:table-cell>
          <table:table-cell office:value-type="float" office:value="34.0900001525879">
            <text:p>34.0900001526</text:p>
          </table:table-cell>
          <table:table-cell office:value-type="float" office:value="103.651550292969">
            <text:p>103.651550293</text:p>
          </table:table-cell>
        </table:table-row>
        <table:table-row table:style-name="ro2">
          <table:table-cell office:value-type="string">
            <text:p>2021-08-26</text:p>
          </table:table-cell>
          <table:table-cell office:value-type="float" office:value="179.670944213867">
            <text:p>179.6709442139</text:p>
          </table:table-cell>
          <table:table-cell office:value-type="float" office:value="138.796981811523">
            <text:p>138.7969818115</text:p>
          </table:table-cell>
          <table:table-cell office:value-type="float" office:value="61.225887298584">
            <text:p>61.2258872986</text:p>
          </table:table-cell>
          <table:table-cell office:value-type="float" office:value="49.7077255249023">
            <text:p>49.7077255249</text:p>
          </table:table-cell>
          <table:table-cell office:value-type="float" office:value="93.3818359375">
            <text:p>93.3818359375</text:p>
          </table:table-cell>
          <table:table-cell office:value-type="float" office:value="89.1996459960938">
            <text:p>89.1996459961</text:p>
          </table:table-cell>
          <table:table-cell office:value-type="float" office:value="55.8708953857422">
            <text:p>55.8708953857</text:p>
          </table:table-cell>
          <table:table-cell office:value-type="float" office:value="50.6598052978516">
            <text:p>50.6598052979</text:p>
          </table:table-cell>
          <table:table-cell office:value-type="float" office:value="182.934143066406">
            <text:p>182.9341430664</text:p>
          </table:table-cell>
          <table:table-cell office:value-type="float" office:value="34.1300010681152">
            <text:p>34.1300010681</text:p>
          </table:table-cell>
          <table:table-cell office:value-type="float" office:value="103.690719604492">
            <text:p>103.6907196045</text:p>
          </table:table-cell>
        </table:table-row>
        <table:table-row table:style-name="ro2">
          <table:table-cell office:value-type="string">
            <text:p>2021-08-27</text:p>
          </table:table-cell>
          <table:table-cell office:value-type="float" office:value="182.154647827148">
            <text:p>182.1546478271</text:p>
          </table:table-cell>
          <table:table-cell office:value-type="float" office:value="139.789581298828">
            <text:p>139.7895812988</text:p>
          </table:table-cell>
          <table:table-cell office:value-type="float" office:value="61.8814964294434">
            <text:p>61.8814964294</text:p>
          </table:table-cell>
          <table:table-cell office:value-type="float" office:value="50.3338394165039">
            <text:p>50.3338394165</text:p>
          </table:table-cell>
          <table:table-cell office:value-type="float" office:value="93.6957321166992">
            <text:p>93.6957321167</text:p>
          </table:table-cell>
          <table:table-cell office:value-type="float" office:value="89.6745681762695">
            <text:p>89.6745681763</text:p>
          </table:table-cell>
          <table:table-cell office:value-type="float" office:value="55.9483070373535">
            <text:p>55.9483070374</text:p>
          </table:table-cell>
          <table:table-cell office:value-type="float" office:value="50.8142547607422">
            <text:p>50.8142547607</text:p>
          </table:table-cell>
          <table:table-cell office:value-type="float" office:value="185.818740844727">
            <text:p>185.8187408447</text:p>
          </table:table-cell>
          <table:table-cell office:value-type="float" office:value="34.6199989318848">
            <text:p>34.6199989319</text:p>
          </table:table-cell>
          <table:table-cell office:value-type="float" office:value="104.777671813965">
            <text:p>104.777671814</text:p>
          </table:table-cell>
        </table:table-row>
        <table:table-row table:style-name="ro2">
          <table:table-cell office:value-type="string">
            <text:p>2021-08-30</text:p>
          </table:table-cell>
          <table:table-cell office:value-type="float" office:value="181.618148803711">
            <text:p>181.6181488037</text:p>
          </table:table-cell>
          <table:table-cell office:value-type="float" office:value="139.435775756836">
            <text:p>139.4357757568</text:p>
          </table:table-cell>
          <table:table-cell office:value-type="float" office:value="61.8912811279297">
            <text:p>61.8912811279</text:p>
          </table:table-cell>
          <table:table-cell office:value-type="float" office:value="50.4805870056152">
            <text:p>50.4805870056</text:p>
          </table:table-cell>
          <table:table-cell office:value-type="float" office:value="93.8821029663086">
            <text:p>93.8821029663</text:p>
          </table:table-cell>
          <table:table-cell office:value-type="float" office:value="89.9417343139649">
            <text:p>89.941734314</text:p>
          </table:table-cell>
          <table:table-cell office:value-type="float" office:value="56.0063629150391">
            <text:p>56.006362915</text:p>
          </table:table-cell>
          <table:table-cell office:value-type="float" office:value="50.8335609436035">
            <text:p>50.8335609436</text:p>
          </table:table-cell>
          <table:table-cell office:value-type="float" office:value="185.433471679688">
            <text:p>185.4334716797</text:p>
          </table:table-cell>
          <table:table-cell office:value-type="float" office:value="34.4599990844727">
            <text:p>34.4599990845</text:p>
          </table:table-cell>
          <table:table-cell office:value-type="float" office:value="105.82544708252">
            <text:p>105.8254470825</text:p>
          </table:table-cell>
        </table:table-row>
        <table:table-row table:style-name="ro2">
          <table:table-cell office:value-type="string">
            <text:p>2021-08-31</text:p>
          </table:table-cell>
          <table:table-cell office:value-type="float" office:value="181.051864624023">
            <text:p>181.051864624</text:p>
          </table:table-cell>
          <table:table-cell office:value-type="float" office:value="139.307998657227">
            <text:p>139.3079986572</text:p>
          </table:table-cell>
          <table:table-cell office:value-type="float" office:value="62.0771980285645">
            <text:p>62.0771980286</text:p>
          </table:table-cell>
          <table:table-cell office:value-type="float" office:value="51.0969200134277">
            <text:p>51.0969200134</text:p>
          </table:table-cell>
          <table:table-cell office:value-type="float" office:value="93.7545928955078">
            <text:p>93.7545928955</text:p>
          </table:table-cell>
          <table:table-cell office:value-type="float" office:value="89.4272232055664">
            <text:p>89.4272232056</text:p>
          </table:table-cell>
          <table:table-cell office:value-type="float" office:value="55.7547798156738">
            <text:p>55.7547798157</text:p>
          </table:table-cell>
          <table:table-cell office:value-type="float" office:value="50.7852973937988">
            <text:p>50.7852973938</text:p>
          </table:table-cell>
          <table:table-cell office:value-type="float" office:value="184.781463623047">
            <text:p>184.781463623</text:p>
          </table:table-cell>
          <table:table-cell office:value-type="float" office:value="34.5299987792969">
            <text:p>34.5299987793</text:p>
          </table:table-cell>
          <table:table-cell office:value-type="float" office:value="106.324851989746">
            <text:p>106.3248519897</text:p>
          </table:table-cell>
        </table:table-row>
        <table:table-row table:style-name="ro2">
          <table:table-cell office:value-type="string">
            <text:p>2021-09-01</text:p>
          </table:table-cell>
          <table:table-cell office:value-type="float" office:value="180.853149414063">
            <text:p>180.8531494141</text:p>
          </table:table-cell>
          <table:table-cell office:value-type="float" office:value="138.983688354492">
            <text:p>138.9836883545</text:p>
          </table:table-cell>
          <table:table-cell office:value-type="float" office:value="62.6643142700195">
            <text:p>62.66431427</text:p>
          </table:table-cell>
          <table:table-cell office:value-type="float" office:value="51.7132530212402">
            <text:p>51.7132530212</text:p>
          </table:table-cell>
          <table:table-cell office:value-type="float" office:value="93.8381195068359">
            <text:p>93.8381195068</text:p>
          </table:table-cell>
          <table:table-cell office:value-type="float" office:value="89.4985580444336">
            <text:p>89.4985580444</text:p>
          </table:table-cell>
          <table:table-cell office:value-type="float" office:value="55.7741432189941">
            <text:p>55.774143219</text:p>
          </table:table-cell>
          <table:table-cell office:value-type="float" office:value="50.7949485778809">
            <text:p>50.7949485779</text:p>
          </table:table-cell>
          <table:table-cell office:value-type="float" office:value="184.445602416992">
            <text:p>184.445602417</text:p>
          </table:table-cell>
          <table:table-cell office:value-type="float" office:value="34.5499992370605">
            <text:p>34.5499992371</text:p>
          </table:table-cell>
          <table:table-cell office:value-type="float" office:value="108.028717041016">
            <text:p>108.028717041</text:p>
          </table:table-cell>
        </table:table-row>
        <table:table-row table:style-name="ro2">
          <table:table-cell office:value-type="string">
            <text:p>2021-09-02</text:p>
          </table:table-cell>
          <table:table-cell office:value-type="float" office:value="181.677749633789">
            <text:p>181.6777496338</text:p>
          </table:table-cell>
          <table:table-cell office:value-type="float" office:value="139.986129760742">
            <text:p>139.9861297607</text:p>
          </table:table-cell>
          <table:table-cell office:value-type="float" office:value="62.8404426574707">
            <text:p>62.8404426575</text:p>
          </table:table-cell>
          <table:table-cell office:value-type="float" office:value="51.5078048706055">
            <text:p>51.5078048706</text:p>
          </table:table-cell>
          <table:table-cell office:value-type="float" office:value="94.0051651000977">
            <text:p>94.0051651001</text:p>
          </table:table-cell>
          <table:table-cell office:value-type="float" office:value="89.8652420043945">
            <text:p>89.8652420044</text:p>
          </table:table-cell>
          <table:table-cell office:value-type="float" office:value="55.8903388977051">
            <text:p>55.8903388977</text:p>
          </table:table-cell>
          <table:table-cell office:value-type="float" office:value="50.8335609436035">
            <text:p>50.8335609436</text:p>
          </table:table-cell>
          <table:table-cell office:value-type="float" office:value="185.591506958008">
            <text:p>185.591506958</text:p>
          </table:table-cell>
          <table:table-cell office:value-type="float" office:value="34.4500007629395">
            <text:p>34.4500007629</text:p>
          </table:table-cell>
          <table:table-cell office:value-type="float" office:value="108.596664428711">
            <text:p>108.5966644287</text:p>
          </table:table-cell>
        </table:table-row>
        <table:table-row table:style-name="ro2">
          <table:table-cell office:value-type="string">
            <text:p>2021-09-03</text:p>
          </table:table-cell>
          <table:table-cell office:value-type="float" office:value="181.906280517578">
            <text:p>181.9062805176</text:p>
          </table:table-cell>
          <table:table-cell office:value-type="float" office:value="139.435775756836">
            <text:p>139.4357757568</text:p>
          </table:table-cell>
          <table:table-cell office:value-type="float" office:value="63.1731414794922">
            <text:p>63.1731414795</text:p>
          </table:table-cell>
          <table:table-cell office:value-type="float" office:value="51.742603302002">
            <text:p>51.742603302</text:p>
          </table:table-cell>
          <table:table-cell office:value-type="float" office:value="93.8086395263672">
            <text:p>93.8086395264</text:p>
          </table:table-cell>
          <table:table-cell office:value-type="float" office:value="89.16162109375">
            <text:p>89.1616210938</text:p>
          </table:table-cell>
          <table:table-cell office:value-type="float" office:value="55.7838249206543">
            <text:p>55.7838249207</text:p>
          </table:table-cell>
          <table:table-cell office:value-type="float" office:value="50.8528671264648">
            <text:p>50.8528671265</text:p>
          </table:table-cell>
          <table:table-cell office:value-type="float" office:value="184.534515380859">
            <text:p>184.5345153809</text:p>
          </table:table-cell>
          <table:table-cell office:value-type="float" office:value="34.8199996948242">
            <text:p>34.8199996948</text:p>
          </table:table-cell>
          <table:table-cell office:value-type="float" office:value="108.616249084473">
            <text:p>108.6162490845</text:p>
          </table:table-cell>
        </table:table-row>
        <table:table-row table:style-name="ro2">
          <table:table-cell office:value-type="string">
            <text:p>2021-09-07</text:p>
          </table:table-cell>
          <table:table-cell office:value-type="float" office:value="181.936065673828">
            <text:p>181.9360656738</text:p>
          </table:table-cell>
          <table:table-cell office:value-type="float" office:value="138.059875488281">
            <text:p>138.0598754883</text:p>
          </table:table-cell>
          <table:table-cell office:value-type="float" office:value="63.2122802734375">
            <text:p>63.2122802734</text:p>
          </table:table-cell>
          <table:table-cell office:value-type="float" office:value="52.1730575561523">
            <text:p>52.1730575562</text:p>
          </table:table-cell>
          <table:table-cell office:value-type="float" office:value="93.4745101928711">
            <text:p>93.4745101929</text:p>
          </table:table-cell>
          <table:table-cell office:value-type="float" office:value="88.4580001831055">
            <text:p>88.4580001831</text:p>
          </table:table-cell>
          <table:table-cell office:value-type="float" office:value="55.6095352172852">
            <text:p>55.6095352173</text:p>
          </table:table-cell>
          <table:table-cell office:value-type="float" office:value="50.8335609436035">
            <text:p>50.8335609436</text:p>
          </table:table-cell>
          <table:table-cell office:value-type="float" office:value="183.121826171875">
            <text:p>183.1218261719</text:p>
          </table:table-cell>
          <table:table-cell office:value-type="float" office:value="34.1300010681152">
            <text:p>34.1300010681</text:p>
          </table:table-cell>
          <table:table-cell office:value-type="float" office:value="107.392211914063">
            <text:p>107.3922119141</text:p>
          </table:table-cell>
        </table:table-row>
        <table:table-row table:style-name="ro2">
          <table:table-cell office:value-type="string">
            <text:p>2021-09-08</text:p>
          </table:table-cell>
          <table:table-cell office:value-type="float" office:value="180.316680908203">
            <text:p>180.3166809082</text:p>
          </table:table-cell>
          <table:table-cell office:value-type="float" office:value="137.971435546875">
            <text:p>137.9714355469</text:p>
          </table:table-cell>
          <table:table-cell office:value-type="float" office:value="62.605598449707">
            <text:p>62.6055984497</text:p>
          </table:table-cell>
          <table:table-cell office:value-type="float" office:value="51.4001960754395">
            <text:p>51.4001960754</text:p>
          </table:table-cell>
          <table:table-cell office:value-type="float" office:value="93.6317443847656">
            <text:p>93.6317443848</text:p>
          </table:table-cell>
          <table:table-cell office:value-type="float" office:value="88.9435958862305">
            <text:p>88.9435958862</text:p>
          </table:table-cell>
          <table:table-cell office:value-type="float" office:value="55.6676292419434">
            <text:p>55.6676292419</text:p>
          </table:table-cell>
          <table:table-cell office:value-type="float" office:value="50.9107894897461">
            <text:p>50.9107894897</text:p>
          </table:table-cell>
          <table:table-cell office:value-type="float" office:value="181.343673706055">
            <text:p>181.3436737061</text:p>
          </table:table-cell>
          <table:table-cell office:value-type="float" office:value="34.0400009155273">
            <text:p>34.0400009155</text:p>
          </table:table-cell>
          <table:table-cell office:value-type="float" office:value="107.930786132813">
            <text:p>107.9307861328</text:p>
          </table:table-cell>
        </table:table-row>
        <table:table-row table:style-name="ro2">
          <table:table-cell office:value-type="string">
            <text:p>2021-09-09</text:p>
          </table:table-cell>
          <table:table-cell office:value-type="float" office:value="181.012115478516">
            <text:p>181.0121154785</text:p>
          </table:table-cell>
          <table:table-cell office:value-type="float" office:value="137.293319702148">
            <text:p>137.2933197021</text:p>
          </table:table-cell>
          <table:table-cell office:value-type="float" office:value="62.5273170471191">
            <text:p>62.5273170471</text:p>
          </table:table-cell>
          <table:table-cell office:value-type="float" office:value="51.468677520752">
            <text:p>51.4686775208</text:p>
          </table:table-cell>
          <table:table-cell office:value-type="float" office:value="93.9363784790039">
            <text:p>93.936378479</text:p>
          </table:table-cell>
          <table:table-cell office:value-type="float" office:value="89.9544296264648">
            <text:p>89.9544296265</text:p>
          </table:table-cell>
          <table:table-cell office:value-type="float" office:value="55.8322410583496">
            <text:p>55.8322410583</text:p>
          </table:table-cell>
          <table:table-cell office:value-type="float" office:value="50.9687042236328">
            <text:p>50.9687042236</text:p>
          </table:table-cell>
          <table:table-cell office:value-type="float" office:value="181.333786010742">
            <text:p>181.3337860107</text:p>
          </table:table-cell>
          <table:table-cell office:value-type="float" office:value="34.1800003051758">
            <text:p>34.1800003052</text:p>
          </table:table-cell>
          <table:table-cell office:value-type="float" office:value="105.737319946289">
            <text:p>105.7373199463</text:p>
          </table:table-cell>
        </table:table-row>
        <table:table-row table:style-name="ro2">
          <table:table-cell office:value-type="string">
            <text:p>2021-09-10</text:p>
          </table:table-cell>
          <table:table-cell office:value-type="float" office:value="179.810028076172">
            <text:p>179.8100280762</text:p>
          </table:table-cell>
          <table:table-cell office:value-type="float" office:value="136.408843994141">
            <text:p>136.4088439941</text:p>
          </table:table-cell>
          <table:table-cell office:value-type="float" office:value="62.380542755127">
            <text:p>62.3805427551</text:p>
          </table:table-cell>
          <table:table-cell office:value-type="float" office:value="51.3904075622559">
            <text:p>51.3904075623</text:p>
          </table:table-cell>
          <table:table-cell office:value-type="float" office:value="93.8086395263672">
            <text:p>93.8086395264</text:p>
          </table:table-cell>
          <table:table-cell office:value-type="float" office:value="89.270637512207">
            <text:p>89.2706375122</text:p>
          </table:table-cell>
          <table:table-cell office:value-type="float" office:value="55.6966819763184">
            <text:p>55.6966819763</text:p>
          </table:table-cell>
          <table:table-cell office:value-type="float" office:value="50.9300956726074">
            <text:p>50.9300956726</text:p>
          </table:table-cell>
          <table:table-cell office:value-type="float" office:value="181.037414550781">
            <text:p>181.0374145508</text:p>
          </table:table-cell>
          <table:table-cell office:value-type="float" office:value="34.0400009155273">
            <text:p>34.0400009155</text:p>
          </table:table-cell>
          <table:table-cell office:value-type="float" office:value="104.190132141113">
            <text:p>104.1901321411</text:p>
          </table:table-cell>
        </table:table-row>
        <table:table-row table:style-name="ro2">
          <table:table-cell office:value-type="string">
            <text:p>2021-09-13</text:p>
          </table:table-cell>
          <table:table-cell office:value-type="float" office:value="180.217330932617">
            <text:p>180.2173309326</text:p>
          </table:table-cell>
          <table:table-cell office:value-type="float" office:value="137.312973022461">
            <text:p>137.3129730225</text:p>
          </table:table-cell>
          <table:table-cell office:value-type="float" office:value="62.7719497680664">
            <text:p>62.7719497681</text:p>
          </table:table-cell>
          <table:table-cell office:value-type="float" office:value="51.5567207336426">
            <text:p>51.5567207336</text:p>
          </table:table-cell>
          <table:table-cell office:value-type="float" office:value="93.8675994873047">
            <text:p>93.8675994873</text:p>
          </table:table-cell>
          <table:table-cell office:value-type="float" office:value="89.7958679199219">
            <text:p>89.7958679199</text:p>
          </table:table-cell>
          <table:table-cell office:value-type="float" office:value="55.7160415649414">
            <text:p>55.7160415649</text:p>
          </table:table-cell>
          <table:table-cell office:value-type="float" office:value="50.9204406738281">
            <text:p>50.9204406738</text:p>
          </table:table-cell>
          <table:table-cell office:value-type="float" office:value="180.988052368164">
            <text:p>180.9880523682</text:p>
          </table:table-cell>
          <table:table-cell office:value-type="float" office:value="34.1399993896484">
            <text:p>34.1399993896</text:p>
          </table:table-cell>
          <table:table-cell office:value-type="float" office:value="104.895172119141">
            <text:p>104.8951721191</text:p>
          </table:table-cell>
        </table:table-row>
        <table:table-row table:style-name="ro2">
          <table:table-cell office:value-type="string">
            <text:p>2021-09-14</text:p>
          </table:table-cell>
          <table:table-cell office:value-type="float" office:value="178.846343994141">
            <text:p>178.8463439941</text:p>
          </table:table-cell>
          <table:table-cell office:value-type="float" office:value="135.779846191406">
            <text:p>135.7798461914</text:p>
          </table:table-cell>
          <table:table-cell office:value-type="float" office:value="62.4196853637695">
            <text:p>62.4196853638</text:p>
          </table:table-cell>
          <table:table-cell office:value-type="float" office:value="51.0773544311523">
            <text:p>51.0773544312</text:p>
          </table:table-cell>
          <table:table-cell office:value-type="float" office:value="94.054313659668">
            <text:p>94.0543136597</text:p>
          </table:table-cell>
          <table:table-cell office:value-type="float" office:value="90.7472457885742">
            <text:p>90.7472457886</text:p>
          </table:table-cell>
          <table:table-cell office:value-type="float" office:value="55.7838249206543">
            <text:p>55.7838249207</text:p>
          </table:table-cell>
          <table:table-cell office:value-type="float" office:value="50.8914833068848">
            <text:p>50.8914833069</text:p>
          </table:table-cell>
          <table:table-cell office:value-type="float" office:value="178.883865356445">
            <text:p>178.8838653564</text:p>
          </table:table-cell>
          <table:table-cell office:value-type="float" office:value="34.3699989318848">
            <text:p>34.3699989319</text:p>
          </table:table-cell>
          <table:table-cell office:value-type="float" office:value="104.709129333496">
            <text:p>104.7091293335</text:p>
          </table:table-cell>
        </table:table-row>
        <table:table-row table:style-name="ro2">
          <table:table-cell office:value-type="string">
            <text:p>2021-09-15</text:p>
          </table:table-cell>
          <table:table-cell office:value-type="float" office:value="181.240615844727">
            <text:p>181.2406158447</text:p>
          </table:table-cell>
          <table:table-cell office:value-type="float" office:value="137.155746459961">
            <text:p>137.15574646</text:p>
          </table:table-cell>
          <table:table-cell office:value-type="float" office:value="62.6447372436523">
            <text:p>62.6447372437</text:p>
          </table:table-cell>
          <table:table-cell office:value-type="float" office:value="51.0577850341797">
            <text:p>51.0577850342</text:p>
          </table:table-cell>
          <table:table-cell office:value-type="float" office:value="93.9855194091797">
            <text:p>93.9855194092</text:p>
          </table:table-cell>
          <table:table-cell office:value-type="float" office:value="90.4103012084961">
            <text:p>90.4103012085</text:p>
          </table:table-cell>
          <table:table-cell office:value-type="float" office:value="55.6676292419434">
            <text:p>55.6676292419</text:p>
          </table:table-cell>
          <table:table-cell office:value-type="float" office:value="50.9204406738281">
            <text:p>50.9204406738</text:p>
          </table:table-cell>
          <table:table-cell office:value-type="float" office:value="181.116470336914">
            <text:p>181.1164703369</text:p>
          </table:table-cell>
          <table:table-cell office:value-type="float" office:value="34.1599998474121">
            <text:p>34.1599998474</text:p>
          </table:table-cell>
          <table:table-cell office:value-type="float" office:value="105.042060852051">
            <text:p>105.0420608521</text:p>
          </table:table-cell>
        </table:table-row>
        <table:table-row table:style-name="ro2">
          <table:table-cell office:value-type="string">
            <text:p>2021-09-16</text:p>
          </table:table-cell>
          <table:table-cell office:value-type="float" office:value="181.260482788086">
            <text:p>181.2604827881</text:p>
          </table:table-cell>
          <table:table-cell office:value-type="float" office:value="136.575912475586">
            <text:p>136.5759124756</text:p>
          </table:table-cell>
          <table:table-cell office:value-type="float" office:value="62.3120460510254">
            <text:p>62.312046051</text:p>
          </table:table-cell>
          <table:table-cell office:value-type="float" office:value="50.5295028686524">
            <text:p>50.5295028687</text:p>
          </table:table-cell>
          <table:table-cell office:value-type="float" office:value="93.8282928466797">
            <text:p>93.8282928467</text:p>
          </table:table-cell>
          <table:table-cell office:value-type="float" office:value="90.0535354614258">
            <text:p>90.0535354614</text:p>
          </table:table-cell>
          <table:table-cell office:value-type="float" office:value="55.5804862976074">
            <text:p>55.5804862976</text:p>
          </table:table-cell>
          <table:table-cell office:value-type="float" office:value="50.9011344909668">
            <text:p>50.901134491</text:p>
          </table:table-cell>
          <table:table-cell office:value-type="float" office:value="178.962905883789">
            <text:p>178.9629058838</text:p>
          </table:table-cell>
          <table:table-cell office:value-type="float" office:value="33.3899993896484">
            <text:p>33.3899993896</text:p>
          </table:table-cell>
          <table:table-cell office:value-type="float" office:value="105.130187988281">
            <text:p>105.1301879883</text:p>
          </table:table-cell>
        </table:table-row>
        <table:table-row table:style-name="ro2">
          <table:table-cell office:value-type="string">
            <text:p>2021-09-17</text:p>
          </table:table-cell>
          <table:table-cell office:value-type="float" office:value="179.849746704102">
            <text:p>179.8497467041</text:p>
          </table:table-cell>
          <table:table-cell office:value-type="float" office:value="135.652099609375">
            <text:p>135.6520996094</text:p>
          </table:table-cell>
          <table:table-cell office:value-type="float" office:value="61.6466522216797">
            <text:p>61.6466522217</text:p>
          </table:table-cell>
          <table:table-cell office:value-type="float" office:value="50.3338394165039">
            <text:p>50.3338394165</text:p>
          </table:table-cell>
          <table:table-cell office:value-type="float" office:value="93.6317443847656">
            <text:p>93.6317443848</text:p>
          </table:table-cell>
          <table:table-cell office:value-type="float" office:value="89.6273956298828">
            <text:p>89.6273956299</text:p>
          </table:table-cell>
          <table:table-cell office:value-type="float" office:value="55.5223808288574">
            <text:p>55.5223808289</text:p>
          </table:table-cell>
          <table:table-cell office:value-type="float" office:value="50.8335609436035">
            <text:p>50.8335609436</text:p>
          </table:table-cell>
          <table:table-cell office:value-type="float" office:value="175.337417602539">
            <text:p>175.3374176025</text:p>
          </table:table-cell>
          <table:table-cell office:value-type="float" office:value="33.3400001525879">
            <text:p>33.3400001526</text:p>
          </table:table-cell>
          <table:table-cell office:value-type="float" office:value="104.190132141113">
            <text:p>104.1901321411</text:p>
          </table:table-cell>
        </table:table-row>
        <table:table-row table:style-name="ro2">
          <table:table-cell office:value-type="string">
            <text:p>2021-09-20</text:p>
          </table:table-cell>
          <table:table-cell office:value-type="float" office:value="175.061187744141">
            <text:p>175.0611877441</text:p>
          </table:table-cell>
          <table:table-cell office:value-type="float" office:value="133.627593994141">
            <text:p>133.6275939941</text:p>
          </table:table-cell>
          <table:table-cell office:value-type="float" office:value="60.3149566650391">
            <text:p>60.314956665</text:p>
          </table:table-cell>
          <table:table-cell office:value-type="float" office:value="48.9643402099609">
            <text:p>48.96434021</text:p>
          </table:table-cell>
          <table:table-cell office:value-type="float" office:value="93.8774185180664">
            <text:p>93.8774185181</text:p>
          </table:table-cell>
          <table:table-cell office:value-type="float" office:value="90.6877899169922">
            <text:p>90.687789917</text:p>
          </table:table-cell>
          <table:table-cell office:value-type="float" office:value="55.6773109436035">
            <text:p>55.6773109436</text:p>
          </table:table-cell>
          <table:table-cell office:value-type="float" office:value="50.8046035766602">
            <text:p>50.8046035767</text:p>
          </table:table-cell>
          <table:table-cell office:value-type="float" office:value="171.81071472168">
            <text:p>171.8107147217</text:p>
          </table:table-cell>
          <table:table-cell office:value-type="float" office:value="33.5800018310547">
            <text:p>33.5800018311</text:p>
          </table:table-cell>
          <table:table-cell office:value-type="float" office:value="103.55362701416">
            <text:p>103.5536270142</text:p>
          </table:table-cell>
        </table:table-row>
        <table:table-row table:style-name="ro2">
          <table:table-cell office:value-type="string">
            <text:p>2021-09-21</text:p>
          </table:table-cell>
          <table:table-cell office:value-type="float" office:value="175.07112121582">
            <text:p>175.0711212158</text:p>
          </table:table-cell>
          <table:table-cell office:value-type="float" office:value="133.283599853516">
            <text:p>133.2835998535</text:p>
          </table:table-cell>
          <table:table-cell office:value-type="float" office:value="60.8956680297852">
            <text:p>60.8956680298</text:p>
          </table:table-cell>
          <table:table-cell office:value-type="float" office:value="49.3592948913574">
            <text:p>49.3592948914</text:p>
          </table:table-cell>
          <table:table-cell office:value-type="float" office:value="93.8675994873047">
            <text:p>93.8675994873</text:p>
          </table:table-cell>
          <table:table-cell office:value-type="float" office:value="90.5886840820313">
            <text:p>90.588684082</text:p>
          </table:table-cell>
          <table:table-cell office:value-type="float" office:value="55.648265838623">
            <text:p>55.6482658386</text:p>
          </table:table-cell>
          <table:table-cell office:value-type="float" office:value="50.7949485778809">
            <text:p>50.7949485779</text:p>
          </table:table-cell>
          <table:table-cell office:value-type="float" office:value="171.316772460938">
            <text:p>171.3167724609</text:p>
          </table:table-cell>
          <table:table-cell office:value-type="float" office:value="33.7900009155273">
            <text:p>33.7900009155</text:p>
          </table:table-cell>
          <table:table-cell office:value-type="float" office:value="103.602592468262">
            <text:p>103.6025924683</text:p>
          </table:table-cell>
        </table:table-row>
        <table:table-row table:style-name="ro2">
          <table:table-cell office:value-type="string">
            <text:p>2021-09-22</text:p>
          </table:table-cell>
          <table:table-cell office:value-type="float" office:value="178.021743774414">
            <text:p>178.0217437744</text:p>
          </table:table-cell>
          <table:table-cell office:value-type="float" office:value="134.403961181641">
            <text:p>134.4039611816</text:p>
          </table:table-cell>
          <table:table-cell office:value-type="float" office:value="61.3484268188477">
            <text:p>61.3484268188</text:p>
          </table:table-cell>
          <table:table-cell office:value-type="float" office:value="50.0702095031738">
            <text:p>50.0702095032</text:p>
          </table:table-cell>
          <table:table-cell office:value-type="float" office:value="93.9363784790039">
            <text:p>93.936378479</text:p>
          </table:table-cell>
          <table:table-cell office:value-type="float" office:value="91.0544586181641">
            <text:p>91.0544586182</text:p>
          </table:table-cell>
          <table:table-cell office:value-type="float" office:value="55.6869926452637">
            <text:p>55.6869926453</text:p>
          </table:table-cell>
          <table:table-cell office:value-type="float" office:value="50.6984176635742">
            <text:p>50.6984176636</text:p>
          </table:table-cell>
          <table:table-cell office:value-type="float" office:value="173.10481262207">
            <text:p>173.1048126221</text:p>
          </table:table-cell>
          <table:table-cell office:value-type="float" office:value="33.6500015258789">
            <text:p>33.6500015259</text:p>
          </table:table-cell>
          <table:table-cell office:value-type="float" office:value="104.611198425293">
            <text:p>104.6111984253</text:p>
          </table:table-cell>
        </table:table-row>
        <table:table-row table:style-name="ro2">
          <table:table-cell office:value-type="string">
            <text:p>2021-09-23</text:p>
          </table:table-cell>
          <table:table-cell office:value-type="float" office:value="181.687698364258">
            <text:p>181.6876983643</text:p>
          </table:table-cell>
          <table:table-cell office:value-type="float" office:value="136.23193359375">
            <text:p>136.2319335938</text:p>
          </table:table-cell>
          <table:table-cell office:value-type="float" office:value="61.9488143920898">
            <text:p>61.9488143921</text:p>
          </table:table-cell>
          <table:table-cell office:value-type="float" office:value="50.3071823120117">
            <text:p>50.307182312</text:p>
          </table:table-cell>
          <table:table-cell office:value-type="float" office:value="93.5138244628906">
            <text:p>93.5138244629</text:p>
          </table:table-cell>
          <table:table-cell office:value-type="float" office:value="89.1417999267578">
            <text:p>89.1417999268</text:p>
          </table:table-cell>
          <table:table-cell office:value-type="float" office:value="55.4642868041992">
            <text:p>55.4642868042</text:p>
          </table:table-cell>
          <table:table-cell office:value-type="float" office:value="50.7080726623535">
            <text:p>50.7080726624</text:p>
          </table:table-cell>
          <table:table-cell office:value-type="float" office:value="175.742431640625">
            <text:p>175.7424316406</text:p>
          </table:table-cell>
          <table:table-cell office:value-type="float" office:value="33.2700004577637">
            <text:p>33.2700004578</text:p>
          </table:table-cell>
          <table:table-cell office:value-type="float" office:value="104.405555725098">
            <text:p>104.4055557251</text:p>
          </table:table-cell>
        </table:table-row>
        <table:table-row table:style-name="ro2">
          <table:table-cell office:value-type="string">
            <text:p>2021-09-24</text:p>
          </table:table-cell>
          <table:table-cell office:value-type="float" office:value="182.049987792969">
            <text:p>182.049987793</text:p>
          </table:table-cell>
          <table:table-cell office:value-type="float" office:value="136.405914306641">
            <text:p>136.4059143066</text:p>
          </table:table-cell>
          <table:table-cell office:value-type="float" office:value="61.3582649230957">
            <text:p>61.3582649231</text:p>
          </table:table-cell>
          <table:table-cell office:value-type="float" office:value="49.7542457580566">
            <text:p>49.7542457581</text:p>
          </table:table-cell>
          <table:table-cell office:value-type="float" office:value="93.4057388305664">
            <text:p>93.4057388306</text:p>
          </table:table-cell>
          <table:table-cell office:value-type="float" office:value="88.348991394043">
            <text:p>88.348991394</text:p>
          </table:table-cell>
          <table:table-cell office:value-type="float" office:value="55.3287239074707">
            <text:p>55.3287239075</text:p>
          </table:table-cell>
          <table:table-cell office:value-type="float" office:value="50.6984176635742">
            <text:p>50.6984176636</text:p>
          </table:table-cell>
          <table:table-cell office:value-type="float" office:value="175.53498840332">
            <text:p>175.5349884033</text:p>
          </table:table-cell>
          <table:table-cell office:value-type="float" office:value="33.25">
            <text:p>33.25</text:p>
          </table:table-cell>
          <table:table-cell office:value-type="float" office:value="103.289215087891">
            <text:p>103.2892150879</text:p>
          </table:table-cell>
        </table:table-row>
        <table:table-row table:style-name="ro2">
          <table:table-cell office:value-type="string">
            <text:p>2021-09-27</text:p>
          </table:table-cell>
          <table:table-cell office:value-type="float" office:value="182.517776489258">
            <text:p>182.5177764893</text:p>
          </table:table-cell>
          <table:table-cell office:value-type="float" office:value="136.989135742188">
            <text:p>136.9891357422</text:p>
          </table:table-cell>
          <table:table-cell office:value-type="float" office:value="61.5059051513672">
            <text:p>61.5059051514</text:p>
          </table:table-cell>
          <table:table-cell office:value-type="float" office:value="50.0208396911621">
            <text:p>50.0208396912</text:p>
          </table:table-cell>
          <table:table-cell office:value-type="float" office:value="93.2583160400391">
            <text:p>93.25831604</text:p>
          </table:table-cell>
          <table:table-cell office:value-type="float" office:value="88.0120468139648">
            <text:p>88.012046814</text:p>
          </table:table-cell>
          <table:table-cell office:value-type="float" office:value="55.299674987793">
            <text:p>55.2996749878</text:p>
          </table:table-cell>
          <table:table-cell office:value-type="float" office:value="50.7370300292969">
            <text:p>50.7370300293</text:p>
          </table:table-cell>
          <table:table-cell office:value-type="float" office:value="177.41194152832">
            <text:p>177.4119415283</text:p>
          </table:table-cell>
          <table:table-cell office:value-type="float" office:value="33.3199996948242">
            <text:p>33.3199996948</text:p>
          </table:table-cell>
          <table:table-cell office:value-type="float" office:value="101.899932861328">
            <text:p>101.8999328613</text:p>
          </table:table-cell>
        </table:table-row>
        <table:table-row table:style-name="ro2">
          <table:table-cell office:value-type="string">
            <text:p>2021-09-28</text:p>
          </table:table-cell>
          <table:table-cell office:value-type="float" office:value="178.038925170898">
            <text:p>178.0389251709</text:p>
          </table:table-cell>
          <table:table-cell office:value-type="float" office:value="135.486572265625">
            <text:p>135.4865722656</text:p>
          </table:table-cell>
          <table:table-cell office:value-type="float" office:value="60.2755889892578">
            <text:p>60.2755889893</text:p>
          </table:table-cell>
          <table:table-cell office:value-type="float" office:value="49.4382820129395">
            <text:p>49.4382820129</text:p>
          </table:table-cell>
          <table:table-cell office:value-type="float" office:value="92.8062744140625">
            <text:p>92.8062744141</text:p>
          </table:table-cell>
          <table:table-cell office:value-type="float" office:value="86.7336273193359">
            <text:p>86.7336273193</text:p>
          </table:table-cell>
          <table:table-cell office:value-type="float" office:value="55.183479309082">
            <text:p>55.1834793091</text:p>
          </table:table-cell>
          <table:table-cell office:value-type="float" office:value="50.7466850280762">
            <text:p>50.7466850281</text:p>
          </table:table-cell>
          <table:table-cell office:value-type="float" office:value="175.248489379883">
            <text:p>175.2484893799</text:p>
          </table:table-cell>
          <table:table-cell office:value-type="float" office:value="32.9799995422363">
            <text:p>32.9799995422</text:p>
          </table:table-cell>
          <table:table-cell office:value-type="float" office:value="101.210220336914">
            <text:p>101.2102203369</text:p>
          </table:table-cell>
        </table:table-row>
        <table:table-row table:style-name="ro2">
          <table:table-cell office:value-type="string">
            <text:p>2021-09-29</text:p>
          </table:table-cell>
          <table:table-cell office:value-type="float" office:value="176.695281982422">
            <text:p>176.6952819824</text:p>
          </table:table-cell>
          <table:table-cell office:value-type="float" office:value="136.040145874023">
            <text:p>136.040145874</text:p>
          </table:table-cell>
          <table:table-cell office:value-type="float" office:value="60.0688934326172">
            <text:p>60.0688934326</text:p>
          </table:table-cell>
          <table:table-cell office:value-type="float" office:value="49.0433311462402">
            <text:p>49.0433311462</text:p>
          </table:table-cell>
          <table:table-cell office:value-type="float" office:value="92.8652420043945">
            <text:p>92.8652420044</text:p>
          </table:table-cell>
          <table:table-cell office:value-type="float" office:value="86.9219207763672">
            <text:p>86.9219207764</text:p>
          </table:table-cell>
          <table:table-cell office:value-type="float" office:value="55.2222137451172">
            <text:p>55.2222137451</text:p>
          </table:table-cell>
          <table:table-cell office:value-type="float" office:value="50.7659873962402">
            <text:p>50.7659873962</text:p>
          </table:table-cell>
          <table:table-cell office:value-type="float" office:value="174.490356445313">
            <text:p>174.4903564453</text:p>
          </table:table-cell>
          <table:table-cell office:value-type="float" office:value="32.8499984741211">
            <text:p>32.8499984741</text:p>
          </table:table-cell>
          <table:table-cell office:value-type="float" office:value="101.968902587891">
            <text:p>101.9689025879</text:p>
          </table:table-cell>
        </table:table-row>
        <table:table-row table:style-name="ro2">
          <table:table-cell office:value-type="string">
            <text:p>2021-09-30</text:p>
          </table:table-cell>
          <table:table-cell office:value-type="float" office:value="174.774353027344">
            <text:p>174.7743530273</text:p>
          </table:table-cell>
          <table:table-cell office:value-type="float" office:value="133.815994262695">
            <text:p>133.8159942627</text:p>
          </table:table-cell>
          <table:table-cell office:value-type="float" office:value="59.9999961853027">
            <text:p>59.9999961853</text:p>
          </table:table-cell>
          <table:table-cell office:value-type="float" office:value="49.3790397644043">
            <text:p>49.3790397644</text:p>
          </table:table-cell>
          <table:table-cell office:value-type="float" office:value="92.7767944335938">
            <text:p>92.7767944336</text:p>
          </table:table-cell>
          <table:table-cell office:value-type="float" office:value="86.9219207763672">
            <text:p>86.9219207764</text:p>
          </table:table-cell>
          <table:table-cell office:value-type="float" office:value="55.154426574707">
            <text:p>55.1544265747</text:p>
          </table:table-cell>
          <table:table-cell office:value-type="float" office:value="50.7563400268555">
            <text:p>50.7563400269</text:p>
          </table:table-cell>
          <table:table-cell office:value-type="float" office:value="171.900390625">
            <text:p>171.900390625</text:p>
          </table:table-cell>
          <table:table-cell office:value-type="float" office:value="33.4099998474121">
            <text:p>33.4099998474</text:p>
          </table:table-cell>
          <table:table-cell office:value-type="float" office:value="100.284042358398">
            <text:p>100.2840423584</text:p>
          </table:table-cell>
        </table:table-row>
        <table:table-row table:style-name="ro2">
          <table:table-cell office:value-type="string">
            <text:p>2021-10-01</text:p>
          </table:table-cell>
          <table:table-cell office:value-type="float" office:value="176.545989990234">
            <text:p>176.5459899902</text:p>
          </table:table-cell>
          <table:table-cell office:value-type="float" office:value="135.387741088867">
            <text:p>135.3877410889</text:p>
          </table:table-cell>
          <table:table-cell office:value-type="float" office:value="60.1574783325195">
            <text:p>60.1574783325</text:p>
          </table:table-cell>
          <table:table-cell office:value-type="float" office:value="49.4086647033691">
            <text:p>49.4086647034</text:p>
          </table:table-cell>
          <table:table-cell office:value-type="float" office:value="93.2030792236328">
            <text:p>93.2030792236</text:p>
          </table:table-cell>
          <table:table-cell office:value-type="float" office:value="87.5224151611328">
            <text:p>87.5224151611</text:p>
          </table:table-cell>
          <table:table-cell office:value-type="float" office:value="55.2493896484375">
            <text:p>55.2493896484</text:p>
          </table:table-cell>
          <table:table-cell office:value-type="float" office:value="50.8486099243164">
            <text:p>50.8486099243</text:p>
          </table:table-cell>
          <table:table-cell office:value-type="float" office:value="174.688827514648">
            <text:p>174.6888275146</text:p>
          </table:table-cell>
          <table:table-cell office:value-type="float" office:value="33.4900016784668">
            <text:p>33.4900016785</text:p>
          </table:table-cell>
          <table:table-cell office:value-type="float" office:value="101.70287322998">
            <text:p>101.70287323</text:p>
          </table:table-cell>
        </table:table-row>
        <table:table-row table:style-name="ro2">
          <table:table-cell office:value-type="string">
            <text:p>2021-10-04</text:p>
          </table:table-cell>
          <table:table-cell office:value-type="float" office:value="174.13737487793">
            <text:p>174.1373748779</text:p>
          </table:table-cell>
          <table:table-cell office:value-type="float" office:value="134.863815307617">
            <text:p>134.8638153076</text:p>
          </table:table-cell>
          <table:table-cell office:value-type="float" office:value="59.5177154541016">
            <text:p>59.5177154541</text:p>
          </table:table-cell>
          <table:table-cell office:value-type="float" office:value="48.727367401123">
            <text:p>48.7273674011</text:p>
          </table:table-cell>
          <table:table-cell office:value-type="float" office:value="93.1144790649414">
            <text:p>93.1144790649</text:p>
          </table:table-cell>
          <table:table-cell office:value-type="float" office:value="87.3437576293945">
            <text:p>87.3437576294</text:p>
          </table:table-cell>
          <table:table-cell office:value-type="float" office:value="55.1815643310547">
            <text:p>55.1815643311</text:p>
          </table:table-cell>
          <table:table-cell office:value-type="float" office:value="50.8682441711426">
            <text:p>50.8682441711</text:p>
          </table:table-cell>
          <table:table-cell office:value-type="float" office:value="173.765975952148">
            <text:p>173.7659759521</text:p>
          </table:table-cell>
          <table:table-cell office:value-type="float" office:value="33.6500015258789">
            <text:p>33.6500015259</text:p>
          </table:table-cell>
          <table:table-cell office:value-type="float" office:value="101.722579956055">
            <text:p>101.7225799561</text:p>
          </table:table-cell>
        </table:table-row>
        <table:table-row table:style-name="ro2">
          <table:table-cell office:value-type="string">
            <text:p>2021-10-05</text:p>
          </table:table-cell>
          <table:table-cell office:value-type="float" office:value="176.57585144043">
            <text:p>176.5758514404</text:p>
          </table:table-cell>
          <table:table-cell office:value-type="float" office:value="135.961074829102">
            <text:p>135.9610748291</text:p>
          </table:table-cell>
          <table:table-cell office:value-type="float" office:value="59.921257019043">
            <text:p>59.921257019</text:p>
          </table:table-cell>
          <table:table-cell office:value-type="float" office:value="49.1914367675781">
            <text:p>49.1914367676</text:p>
          </table:table-cell>
          <table:table-cell office:value-type="float" office:value="92.9077377319336">
            <text:p>92.9077377319</text:p>
          </table:table-cell>
          <table:table-cell office:value-type="float" office:value="86.6092834472656">
            <text:p>86.6092834473</text:p>
          </table:table-cell>
          <table:table-cell office:value-type="float" office:value="55.0071487426758">
            <text:p>55.0071487427</text:p>
          </table:table-cell>
          <table:table-cell office:value-type="float" office:value="50.94677734375">
            <text:p>50.9467773438</text:p>
          </table:table-cell>
          <table:table-cell office:value-type="float" office:value="175.38346862793">
            <text:p>175.3834686279</text:p>
          </table:table-cell>
          <table:table-cell office:value-type="float" office:value="33.5">
            <text:p>33.5</text:p>
          </table:table-cell>
          <table:table-cell office:value-type="float" office:value="101.023017883301">
            <text:p>101.0230178833</text:p>
          </table:table-cell>
        </table:table-row>
        <table:table-row table:style-name="ro2">
          <table:table-cell office:value-type="string">
            <text:p>2021-10-06</text:p>
          </table:table-cell>
          <table:table-cell office:value-type="float" office:value="176.44645690918">
            <text:p>176.4464569092</text:p>
          </table:table-cell>
          <table:table-cell office:value-type="float" office:value="136.208190917969">
            <text:p>136.208190918</text:p>
          </table:table-cell>
          <table:table-cell office:value-type="float" office:value="59.5472450256348">
            <text:p>59.5472450256</text:p>
          </table:table-cell>
          <table:table-cell office:value-type="float" office:value="49.0038375854492">
            <text:p>49.0038375854</text:p>
          </table:table-cell>
          <table:table-cell office:value-type="float" office:value="92.8486557006836">
            <text:p>92.8486557007</text:p>
          </table:table-cell>
          <table:table-cell office:value-type="float" office:value="87.0162200927734">
            <text:p>87.0162200928</text:p>
          </table:table-cell>
          <table:table-cell office:value-type="float" office:value="55.084659576416">
            <text:p>55.0846595764</text:p>
          </table:table-cell>
          <table:table-cell office:value-type="float" office:value="50.8976898193359">
            <text:p>50.8976898193</text:p>
          </table:table-cell>
          <table:table-cell office:value-type="float" office:value="174.73844909668">
            <text:p>174.7384490967</text:p>
          </table:table-cell>
          <table:table-cell office:value-type="float" office:value="33.5900001525879">
            <text:p>33.5900001526</text:p>
          </table:table-cell>
          <table:table-cell office:value-type="float" office:value="101.988616943359">
            <text:p>101.9886169434</text:p>
          </table:table-cell>
        </table:table-row>
        <table:table-row table:style-name="ro2">
          <table:table-cell office:value-type="string">
            <text:p>2021-10-07</text:p>
          </table:table-cell>
          <table:table-cell office:value-type="float" office:value="178.476867675781">
            <text:p>178.4768676758</text:p>
          </table:table-cell>
          <table:table-cell office:value-type="float" office:value="137.305450439453">
            <text:p>137.3054504395</text:p>
          </table:table-cell>
          <table:table-cell office:value-type="float" office:value="60.2559051513672">
            <text:p>60.2559051514</text:p>
          </table:table-cell>
          <table:table-cell office:value-type="float" office:value="49.961597442627">
            <text:p>49.9615974426</text:p>
          </table:table-cell>
          <table:table-cell office:value-type="float" office:value="92.5828552246094">
            <text:p>92.5828552246</text:p>
          </table:table-cell>
          <table:table-cell office:value-type="float" office:value="86.122932434082">
            <text:p>86.1229324341</text:p>
          </table:table-cell>
          <table:table-cell office:value-type="float" office:value="54.9877700805664">
            <text:p>54.9877700806</text:p>
          </table:table-cell>
          <table:table-cell office:value-type="float" office:value="50.9271430969238">
            <text:p>50.9271430969</text:p>
          </table:table-cell>
          <table:table-cell office:value-type="float" office:value="176.981109619141">
            <text:p>176.9811096191</text:p>
          </table:table-cell>
          <table:table-cell office:value-type="float" office:value="33.4000015258789">
            <text:p>33.4000015259</text:p>
          </table:table-cell>
          <table:table-cell office:value-type="float" office:value="102.264495849609">
            <text:p>102.2644958496</text:p>
          </table:table-cell>
        </table:table-row>
        <table:table-row table:style-name="ro2">
          <table:table-cell office:value-type="string">
            <text:p>2021-10-08</text:p>
          </table:table-cell>
          <table:table-cell office:value-type="float" office:value="178.168319702148">
            <text:p>178.1683197021</text:p>
          </table:table-cell>
          <table:table-cell office:value-type="float" office:value="137.44384765625">
            <text:p>137.4438476563</text:p>
          </table:table-cell>
          <table:table-cell office:value-type="float" office:value="60.305118560791">
            <text:p>60.3051185608</text:p>
          </table:table-cell>
          <table:table-cell office:value-type="float" office:value="50.1492042541504">
            <text:p>50.1492042542</text:p>
          </table:table-cell>
          <table:table-cell office:value-type="float" office:value="92.3367233276367">
            <text:p>92.3367233276</text:p>
          </table:table-cell>
          <table:table-cell office:value-type="float" office:value="85.6068115234375">
            <text:p>85.6068115234</text:p>
          </table:table-cell>
          <table:table-cell office:value-type="float" office:value="54.900562286377">
            <text:p>54.9005622864</text:p>
          </table:table-cell>
          <table:table-cell office:value-type="float" office:value="50.9271430969238">
            <text:p>50.9271430969</text:p>
          </table:table-cell>
          <table:table-cell office:value-type="float" office:value="175.959014892578">
            <text:p>175.9590148926</text:p>
          </table:table-cell>
          <table:table-cell office:value-type="float" office:value="33.4199981689453">
            <text:p>33.4199981689</text:p>
          </table:table-cell>
          <table:table-cell office:value-type="float" office:value="101.298896789551">
            <text:p>101.2988967896</text:p>
          </table:table-cell>
        </table:table-row>
        <table:table-row table:style-name="ro2">
          <table:table-cell office:value-type="string">
            <text:p>2021-10-11</text:p>
          </table:table-cell>
          <table:table-cell office:value-type="float" office:value="176.715179443359">
            <text:p>176.7151794434</text:p>
          </table:table-cell>
          <table:table-cell office:value-type="float" office:value="136.405914306641">
            <text:p>136.4059143066</text:p>
          </table:table-cell>
          <table:table-cell office:value-type="float" office:value="60.1181106567383">
            <text:p>60.1181106567</text:p>
          </table:table-cell>
          <table:table-cell office:value-type="float" office:value="50.0109672546387">
            <text:p>50.0109672546</text:p>
          </table:table-cell>
          <table:table-cell office:value-type="float" office:value="92.1496658325195">
            <text:p>92.1496658325</text:p>
          </table:table-cell>
          <table:table-cell office:value-type="float" office:value="85.348747253418">
            <text:p>85.3487472534</text:p>
          </table:table-cell>
          <table:table-cell office:value-type="float" office:value="54.8327407836914">
            <text:p>54.8327407837</text:p>
          </table:table-cell>
          <table:table-cell office:value-type="float" office:value="50.9271430969238">
            <text:p>50.9271430969</text:p>
          </table:table-cell>
          <table:table-cell office:value-type="float" office:value="176.246780395508">
            <text:p>176.2467803955</text:p>
          </table:table-cell>
          <table:table-cell office:value-type="float" office:value="33.3600006103516">
            <text:p>33.3600006104</text:p>
          </table:table-cell>
          <table:table-cell office:value-type="float" office:value="101.555076599121">
            <text:p>101.5550765991</text:p>
          </table:table-cell>
        </table:table-row>
        <table:table-row table:style-name="ro2">
          <table:table-cell office:value-type="string">
            <text:p>2021-10-12</text:p>
          </table:table-cell>
          <table:table-cell office:value-type="float" office:value="176.884384155273">
            <text:p>176.8843841553</text:p>
          </table:table-cell>
          <table:table-cell office:value-type="float" office:value="136.000625610352">
            <text:p>136.0006256104</text:p>
          </table:table-cell>
          <table:table-cell office:value-type="float" office:value="60.0492095947266">
            <text:p>60.0492095947</text:p>
          </table:table-cell>
          <table:table-cell office:value-type="float" office:value="49.872730255127">
            <text:p>49.8727302551</text:p>
          </table:table-cell>
          <table:table-cell office:value-type="float" office:value="92.405647277832">
            <text:p>92.4056472778</text:p>
          </table:table-cell>
          <table:table-cell office:value-type="float" office:value="86.7184600830078">
            <text:p>86.718460083</text:p>
          </table:table-cell>
          <table:table-cell office:value-type="float" office:value="54.813362121582">
            <text:p>54.8133621216</text:p>
          </table:table-cell>
          <table:table-cell office:value-type="float" office:value="50.8878784179688">
            <text:p>50.887878418</text:p>
          </table:table-cell>
          <table:table-cell office:value-type="float" office:value="176.752853393555">
            <text:p>176.7528533936</text:p>
          </table:table-cell>
          <table:table-cell office:value-type="float" office:value="33.5200004577637">
            <text:p>33.5200004578</text:p>
          </table:table-cell>
          <table:table-cell office:value-type="float" office:value="102.885238647461">
            <text:p>102.8852386475</text:p>
          </table:table-cell>
        </table:table-row>
        <table:table-row table:style-name="ro2">
          <table:table-cell office:value-type="string">
            <text:p>2021-10-13</text:p>
          </table:table-cell>
          <table:table-cell office:value-type="float" office:value="177.650772094727">
            <text:p>177.6507720947</text:p>
          </table:table-cell>
          <table:table-cell office:value-type="float" office:value="136.148895263672">
            <text:p>136.1488952637</text:p>
          </table:table-cell>
          <table:table-cell office:value-type="float" office:value="60.7283477783203">
            <text:p>60.7283477783</text:p>
          </table:table-cell>
          <table:table-cell office:value-type="float" office:value="50.5244026184082">
            <text:p>50.5244026184</text:p>
          </table:table-cell>
          <table:table-cell office:value-type="float" office:value="92.6419143676758">
            <text:p>92.6419143677</text:p>
          </table:table-cell>
          <table:table-cell office:value-type="float" office:value="87.502571105957">
            <text:p>87.502571106</text:p>
          </table:table-cell>
          <table:table-cell office:value-type="float" office:value="55.0168380737305">
            <text:p>55.0168380737</text:p>
          </table:table-cell>
          <table:table-cell office:value-type="float" office:value="50.94677734375">
            <text:p>50.9467773438</text:p>
          </table:table-cell>
          <table:table-cell office:value-type="float" office:value="177.824569702148">
            <text:p>177.8245697021</text:p>
          </table:table-cell>
          <table:table-cell office:value-type="float" office:value="34.1100006103516">
            <text:p>34.1100006104</text:p>
          </table:table-cell>
          <table:table-cell office:value-type="float" office:value="103.634071350098">
            <text:p>103.6340713501</text:p>
          </table:table-cell>
        </table:table-row>
        <table:table-row table:style-name="ro2">
          <table:table-cell office:value-type="string">
            <text:p>2021-10-14</text:p>
          </table:table-cell>
          <table:table-cell office:value-type="float" office:value="181.014862060547">
            <text:p>181.0148620605</text:p>
          </table:table-cell>
          <table:table-cell office:value-type="float" office:value="138.313751220703">
            <text:p>138.3137512207</text:p>
          </table:table-cell>
          <table:table-cell office:value-type="float" office:value="61.2303123474121">
            <text:p>61.2303123474</text:p>
          </table:table-cell>
          <table:table-cell office:value-type="float" office:value="50.6033973693848">
            <text:p>50.6033973694</text:p>
          </table:table-cell>
          <table:table-cell office:value-type="float" office:value="92.8880462646484">
            <text:p>92.8880462646</text:p>
          </table:table-cell>
          <table:table-cell office:value-type="float" office:value="87.7904052734375">
            <text:p>87.7904052734</text:p>
          </table:table-cell>
          <table:table-cell office:value-type="float" office:value="55.1912498474121">
            <text:p>55.1912498474</text:p>
          </table:table-cell>
          <table:table-cell office:value-type="float" office:value="50.9860382080078">
            <text:p>50.986038208</text:p>
          </table:table-cell>
          <table:table-cell office:value-type="float" office:value="181.6748046875">
            <text:p>181.6748046875</text:p>
          </table:table-cell>
          <table:table-cell office:value-type="float" office:value="34.2000007629395">
            <text:p>34.2000007629</text:p>
          </table:table-cell>
          <table:table-cell office:value-type="float" office:value="104.895248413086">
            <text:p>104.8952484131</text:p>
          </table:table-cell>
        </table:table-row>
        <table:table-row table:style-name="ro2">
          <table:table-cell office:value-type="string">
            <text:p>2021-10-15</text:p>
          </table:table-cell>
          <table:table-cell office:value-type="float" office:value="183.075134277344">
            <text:p>183.0751342773</text:p>
          </table:table-cell>
          <table:table-cell office:value-type="float" office:value="139.262741088867">
            <text:p>139.2627410889</text:p>
          </table:table-cell>
          <table:table-cell office:value-type="float" office:value="61.7519683837891">
            <text:p>61.7519683838</text:p>
          </table:table-cell>
          <table:table-cell office:value-type="float" office:value="51.1464576721191">
            <text:p>51.1464576721</text:p>
          </table:table-cell>
          <table:table-cell office:value-type="float" office:value="92.5828552246094">
            <text:p>92.5828552246</text:p>
          </table:table-cell>
          <table:table-cell office:value-type="float" office:value="87.3040618896484">
            <text:p>87.3040618896</text:p>
          </table:table-cell>
          <table:table-cell office:value-type="float" office:value="55.0749778747559">
            <text:p>55.0749778748</text:p>
          </table:table-cell>
          <table:table-cell office:value-type="float" office:value="50.9664039611816">
            <text:p>50.9664039612</text:p>
          </table:table-cell>
          <table:table-cell office:value-type="float" office:value="182.419036865234">
            <text:p>182.4190368652</text:p>
          </table:table-cell>
          <table:table-cell office:value-type="float" office:value="33.6599998474121">
            <text:p>33.6599998474</text:p>
          </table:table-cell>
          <table:table-cell office:value-type="float" office:value="104.816429138184">
            <text:p>104.8164291382</text:p>
          </table:table-cell>
        </table:table-row>
        <table:table-row table:style-name="ro2">
          <table:table-cell office:value-type="string">
            <text:p>2021-10-18</text:p>
          </table:table-cell>
          <table:table-cell office:value-type="float" office:value="184.458618164063">
            <text:p>184.4586181641</text:p>
          </table:table-cell>
          <table:table-cell office:value-type="float" office:value="138.768478393555">
            <text:p>138.7684783936</text:p>
          </table:table-cell>
          <table:table-cell office:value-type="float" office:value="61.5649566650391">
            <text:p>61.564956665</text:p>
          </table:table-cell>
          <table:table-cell office:value-type="float" office:value="51.0773429870605">
            <text:p>51.0773429871</text:p>
          </table:table-cell>
          <table:table-cell office:value-type="float" office:value="92.3563995361328">
            <text:p>92.3563995361</text:p>
          </table:table-cell>
          <table:table-cell office:value-type="float" office:value="87.5918960571289">
            <text:p>87.5918960571</text:p>
          </table:table-cell>
          <table:table-cell office:value-type="float" office:value="54.9296340942383">
            <text:p>54.9296340942</text:p>
          </table:table-cell>
          <table:table-cell office:value-type="float" office:value="50.8878784179688">
            <text:p>50.887878418</text:p>
          </table:table-cell>
          <table:table-cell office:value-type="float" office:value="182.567886352539">
            <text:p>182.5678863525</text:p>
          </table:table-cell>
          <table:table-cell office:value-type="float" office:value="33.5699996948242">
            <text:p>33.5699996948</text:p>
          </table:table-cell>
          <table:table-cell office:value-type="float" office:value="105.082458496094">
            <text:p>105.0824584961</text:p>
          </table:table-cell>
        </table:table-row>
        <table:table-row table:style-name="ro2">
          <table:table-cell office:value-type="string">
            <text:p>2021-10-19</text:p>
          </table:table-cell>
          <table:table-cell office:value-type="float" office:value="185.354370117188">
            <text:p>185.3543701172</text:p>
          </table:table-cell>
          <table:table-cell office:value-type="float" office:value="140.004135131836">
            <text:p>140.0041351318</text:p>
          </table:table-cell>
          <table:table-cell office:value-type="float" office:value="62.0373992919922">
            <text:p>62.037399292</text:p>
          </table:table-cell>
          <table:table-cell office:value-type="float" office:value="51.6598968505859">
            <text:p>51.6598968506</text:p>
          </table:table-cell>
          <table:table-cell office:value-type="float" office:value="92.1299819946289">
            <text:p>92.1299819946</text:p>
          </table:table-cell>
          <table:table-cell office:value-type="float" office:value="86.4901733398438">
            <text:p>86.4901733398</text:p>
          </table:table-cell>
          <table:table-cell office:value-type="float" office:value="54.8811874389648">
            <text:p>54.881187439</text:p>
          </table:table-cell>
          <table:table-cell office:value-type="float" office:value="50.9271430969238">
            <text:p>50.9271430969</text:p>
          </table:table-cell>
          <table:table-cell office:value-type="float" office:value="182.964828491211">
            <text:p>182.9648284912</text:p>
          </table:table-cell>
          <table:table-cell office:value-type="float" office:value="33.6800003051758">
            <text:p>33.6800003052</text:p>
          </table:table-cell>
          <table:table-cell office:value-type="float" office:value="105.131729125977">
            <text:p>105.131729126</text:p>
          </table:table-cell>
        </table:table-row>
        <table:table-row table:style-name="ro2">
          <table:table-cell office:value-type="string">
            <text:p>2021-10-20</text:p>
          </table:table-cell>
          <table:table-cell office:value-type="float" office:value="185.583297729492">
            <text:p>185.5832977295</text:p>
          </table:table-cell>
          <table:table-cell office:value-type="float" office:value="141.417709350586">
            <text:p>141.4177093506</text:p>
          </table:table-cell>
          <table:table-cell office:value-type="float" office:value="62.2342491149902">
            <text:p>62.234249115</text:p>
          </table:table-cell>
          <table:table-cell office:value-type="float" office:value="51.6697731018066">
            <text:p>51.6697731018</text:p>
          </table:table-cell>
          <table:table-cell office:value-type="float" office:value="92.0708999633789">
            <text:p>92.0708999634</text:p>
          </table:table-cell>
          <table:table-cell office:value-type="float" office:value="85.9442672729492">
            <text:p>85.9442672729</text:p>
          </table:table-cell>
          <table:table-cell office:value-type="float" office:value="54.8715019226074">
            <text:p>54.8715019226</text:p>
          </table:table-cell>
          <table:table-cell office:value-type="float" office:value="51.0253067016602">
            <text:p>51.0253067017</text:p>
          </table:table-cell>
          <table:table-cell office:value-type="float" office:value="184.741088867188">
            <text:p>184.7410888672</text:p>
          </table:table-cell>
          <table:table-cell office:value-type="float" office:value="33.9799995422363">
            <text:p>33.9799995422</text:p>
          </table:table-cell>
          <table:table-cell office:value-type="float" office:value="106.78702545166">
            <text:p>106.7870254517</text:p>
          </table:table-cell>
        </table:table-row>
        <table:table-row table:style-name="ro2">
          <table:table-cell office:value-type="string">
            <text:p>2021-10-21</text:p>
          </table:table-cell>
          <table:table-cell office:value-type="float" office:value="186.001312255859">
            <text:p>186.0013122559</text:p>
          </table:table-cell>
          <table:table-cell office:value-type="float" office:value="141.10139465332">
            <text:p>141.1013946533</text:p>
          </table:table-cell>
          <table:table-cell office:value-type="float" office:value="61.8405532836914">
            <text:p>61.8405532837</text:p>
          </table:table-cell>
          <table:table-cell office:value-type="float" office:value="51.255069732666">
            <text:p>51.2550697327</text:p>
          </table:table-cell>
          <table:table-cell office:value-type="float" office:value="91.8247756958008">
            <text:p>91.8247756958</text:p>
          </table:table-cell>
          <table:table-cell office:value-type="float" office:value="85.8351058959961">
            <text:p>85.835105896</text:p>
          </table:table-cell>
          <table:table-cell office:value-type="float" office:value="54.784294128418">
            <text:p>54.7842941284</text:p>
          </table:table-cell>
          <table:table-cell office:value-type="float" office:value="51.0842056274414">
            <text:p>51.0842056274</text:p>
          </table:table-cell>
          <table:table-cell office:value-type="float" office:value="184.145690917969">
            <text:p>184.145690918</text:p>
          </table:table-cell>
          <table:table-cell office:value-type="float" office:value="33.9500007629395">
            <text:p>33.9500007629</text:p>
          </table:table-cell>
          <table:table-cell office:value-type="float" office:value="106.93482208252">
            <text:p>106.9348220825</text:p>
          </table:table-cell>
        </table:table-row>
        <table:table-row table:style-name="ro2">
          <table:table-cell office:value-type="string">
            <text:p>2021-10-22</text:p>
          </table:table-cell>
          <table:table-cell office:value-type="float" office:value="185.921691894531">
            <text:p>185.9216918945</text:p>
          </table:table-cell>
          <table:table-cell office:value-type="float" office:value="141.635177612305">
            <text:p>141.6351776123</text:p>
          </table:table-cell>
          <table:table-cell office:value-type="float" office:value="62.0472450256348">
            <text:p>62.0472450256</text:p>
          </table:table-cell>
          <table:table-cell office:value-type="float" office:value="51.126708984375">
            <text:p>51.1267089844</text:p>
          </table:table-cell>
          <table:table-cell office:value-type="float" office:value="91.9921493530273">
            <text:p>91.992149353</text:p>
          </table:table-cell>
          <table:table-cell office:value-type="float" office:value="86.7184600830078">
            <text:p>86.718460083</text:p>
          </table:table-cell>
          <table:table-cell office:value-type="float" office:value="54.900562286377">
            <text:p>54.9005622864</text:p>
          </table:table-cell>
          <table:table-cell office:value-type="float" office:value="51.1038360595703">
            <text:p>51.1038360596</text:p>
          </table:table-cell>
          <table:table-cell office:value-type="float" office:value="184.125839233398">
            <text:p>184.1258392334</text:p>
          </table:table-cell>
          <table:table-cell office:value-type="float" office:value="34.1500015258789">
            <text:p>34.1500015259</text:p>
          </table:table-cell>
          <table:table-cell office:value-type="float" office:value="107.43733215332">
            <text:p>107.4373321533</text:p>
          </table:table-cell>
        </table:table-row>
        <table:table-row table:style-name="ro2">
          <table:table-cell office:value-type="string">
            <text:p>2021-10-25</text:p>
          </table:table-cell>
          <table:table-cell office:value-type="float" office:value="189.007110595703">
            <text:p>189.0071105957</text:p>
          </table:table-cell>
          <table:table-cell office:value-type="float" office:value="141.862533569336">
            <text:p>141.8625335693</text:p>
          </table:table-cell>
          <table:table-cell office:value-type="float" office:value="62.0866165161133">
            <text:p>62.0866165161</text:p>
          </table:table-cell>
          <table:table-cell office:value-type="float" office:value="51.3143157958984">
            <text:p>51.3143157959</text:p>
          </table:table-cell>
          <table:table-cell office:value-type="float" office:value="92.1398086547852">
            <text:p>92.1398086548</text:p>
          </table:table-cell>
          <table:table-cell office:value-type="float" office:value="86.6192016601562">
            <text:p>86.6192016602</text:p>
          </table:table-cell>
          <table:table-cell office:value-type="float" office:value="54.9296340942383">
            <text:p>54.9296340942</text:p>
          </table:table-cell>
          <table:table-cell office:value-type="float" office:value="51.2118148803711">
            <text:p>51.2118148804</text:p>
          </table:table-cell>
          <table:table-cell office:value-type="float" office:value="186.041015625">
            <text:p>186.041015625</text:p>
          </table:table-cell>
          <table:table-cell office:value-type="float" office:value="34.3899993896484">
            <text:p>34.3899993896</text:p>
          </table:table-cell>
          <table:table-cell office:value-type="float" office:value="107.782188415527">
            <text:p>107.7821884155</text:p>
          </table:table-cell>
        </table:table-row>
        <table:table-row table:style-name="ro2">
          <table:table-cell office:value-type="string">
            <text:p>2021-10-26</text:p>
          </table:table-cell>
          <table:table-cell office:value-type="float" office:value="188.718475341797">
            <text:p>188.7184753418</text:p>
          </table:table-cell>
          <table:table-cell office:value-type="float" office:value="141.911956787109">
            <text:p>141.9119567871</text:p>
          </table:table-cell>
          <table:table-cell office:value-type="float" office:value="62.0669288635254">
            <text:p>62.0669288635</text:p>
          </table:table-cell>
          <table:table-cell office:value-type="float" office:value="50.9687271118164">
            <text:p>50.9687271118</text:p>
          </table:table-cell>
          <table:table-cell office:value-type="float" office:value="92.2579574584961">
            <text:p>92.2579574585</text:p>
          </table:table-cell>
          <table:table-cell office:value-type="float" office:value="87.2544479370117">
            <text:p>87.254447937</text:p>
          </table:table-cell>
          <table:table-cell office:value-type="float" office:value="54.9587059020996">
            <text:p>54.9587059021</text:p>
          </table:table-cell>
          <table:table-cell office:value-type="float" office:value="51.2314453125">
            <text:p>51.2314453125</text:p>
          </table:table-cell>
          <table:table-cell office:value-type="float" office:value="186.289108276367">
            <text:p>186.2891082764</text:p>
          </table:table-cell>
          <table:table-cell office:value-type="float" office:value="34.1300010681152">
            <text:p>34.1300010681</text:p>
          </table:table-cell>
          <table:table-cell office:value-type="float" office:value="108.077781677246">
            <text:p>108.0777816772</text:p>
          </table:table-cell>
        </table:table-row>
        <table:table-row table:style-name="ro2">
          <table:table-cell office:value-type="string">
            <text:p>2021-10-27</text:p>
          </table:table-cell>
          <table:table-cell office:value-type="float" office:value="186.409378051758">
            <text:p>186.4093780518</text:p>
          </table:table-cell>
          <table:table-cell office:value-type="float" office:value="140.033782958984">
            <text:p>140.033782959</text:p>
          </table:table-cell>
          <table:table-cell office:value-type="float" office:value="61.7322845458984">
            <text:p>61.7322845459</text:p>
          </table:table-cell>
          <table:table-cell office:value-type="float" office:value="50.7021369934082">
            <text:p>50.7021369934</text:p>
          </table:table-cell>
          <table:table-cell office:value-type="float" office:value="92.5631408691406">
            <text:p>92.5631408691</text:p>
          </table:table-cell>
          <table:table-cell office:value-type="float" office:value="88.7035522460937">
            <text:p>88.7035522461</text:p>
          </table:table-cell>
          <table:table-cell office:value-type="float" office:value="55.2106285095215">
            <text:p>55.2106285095</text:p>
          </table:table-cell>
          <table:table-cell office:value-type="float" office:value="51.2510795593262">
            <text:p>51.2510795593</text:p>
          </table:table-cell>
          <table:table-cell office:value-type="float" office:value="183.22282409668">
            <text:p>183.2228240967</text:p>
          </table:table-cell>
          <table:table-cell office:value-type="float" office:value="34.2200012207031">
            <text:p>34.2200012207</text:p>
          </table:table-cell>
          <table:table-cell office:value-type="float" office:value="107.16145324707">
            <text:p>107.1614532471</text:p>
          </table:table-cell>
        </table:table-row>
        <table:table-row table:style-name="ro2">
          <table:table-cell office:value-type="string">
            <text:p>2021-10-28</text:p>
          </table:table-cell>
          <table:table-cell office:value-type="float" office:value="189.445053100586">
            <text:p>189.4450531006</text:p>
          </table:table-cell>
          <table:table-cell office:value-type="float" office:value="141.318862915039">
            <text:p>141.318862915</text:p>
          </table:table-cell>
          <table:table-cell office:value-type="float" office:value="62.1850395202637">
            <text:p>62.1850395203</text:p>
          </table:table-cell>
          <table:table-cell office:value-type="float" office:value="50.6527633666992">
            <text:p>50.6527633667</text:p>
          </table:table-cell>
          <table:table-cell office:value-type="float" office:value="92.4253234863281">
            <text:p>92.4253234863</text:p>
          </table:table-cell>
          <table:table-cell office:value-type="float" office:value="88.3164520263672">
            <text:p>88.3164520264</text:p>
          </table:table-cell>
          <table:table-cell office:value-type="float" office:value="55.084659576416">
            <text:p>55.0846595764</text:p>
          </table:table-cell>
          <table:table-cell office:value-type="float" office:value="51.1038360595703">
            <text:p>51.1038360596</text:p>
          </table:table-cell>
          <table:table-cell office:value-type="float" office:value="185.088394165039">
            <text:p>185.088394165</text:p>
          </table:table-cell>
          <table:table-cell office:value-type="float" office:value="34.2200012207031">
            <text:p>34.2200012207</text:p>
          </table:table-cell>
          <table:table-cell office:value-type="float" office:value="108.659111022949">
            <text:p>108.6591110229</text:p>
          </table:table-cell>
        </table:table-row>
        <table:table-row table:style-name="ro2">
          <table:table-cell office:value-type="string">
            <text:p>2021-10-29</text:p>
          </table:table-cell>
          <table:table-cell office:value-type="float" office:value="189.783432006836">
            <text:p>189.7834320068</text:p>
          </table:table-cell>
          <table:table-cell office:value-type="float" office:value="141.10139465332">
            <text:p>141.1013946533</text:p>
          </table:table-cell>
          <table:table-cell office:value-type="float" office:value="61.6436996459961">
            <text:p>61.643699646</text:p>
          </table:table-cell>
          <table:table-cell office:value-type="float" office:value="50.0208396911621">
            <text:p>50.0208396912</text:p>
          </table:table-cell>
          <table:table-cell office:value-type="float" office:value="92.435173034668">
            <text:p>92.4351730347</text:p>
          </table:table-cell>
          <table:table-cell office:value-type="float" office:value="88.5645904541016">
            <text:p>88.5645904541</text:p>
          </table:table-cell>
          <table:table-cell office:value-type="float" office:value="54.9102554321289">
            <text:p>54.9102554321</text:p>
          </table:table-cell>
          <table:table-cell office:value-type="float" office:value="51.1136512756348">
            <text:p>51.1136512756</text:p>
          </table:table-cell>
          <table:table-cell office:value-type="float" office:value="184.463226318359">
            <text:p>184.4632263184</text:p>
          </table:table-cell>
          <table:table-cell office:value-type="float" office:value="33.9300003051758">
            <text:p>33.9300003052</text:p>
          </table:table-cell>
          <table:table-cell office:value-type="float" office:value="107.43733215332">
            <text:p>107.4373321533</text:p>
          </table:table-cell>
        </table:table-row>
        <table:table-row table:style-name="ro2">
          <table:table-cell office:value-type="string">
            <text:p>2021-11-01</text:p>
          </table:table-cell>
          <table:table-cell office:value-type="float" office:value="191.734237670898">
            <text:p>191.7342376709</text:p>
          </table:table-cell>
          <table:table-cell office:value-type="float" office:value="141.61540222168">
            <text:p>141.6154022217</text:p>
          </table:table-cell>
          <table:table-cell office:value-type="float" office:value="62.2440948486328">
            <text:p>62.2440948486</text:p>
          </table:table-cell>
          <table:table-cell office:value-type="float" office:value="50.5046577453613">
            <text:p>50.5046577454</text:p>
          </table:table-cell>
          <table:table-cell office:value-type="float" office:value="92.3493576049805">
            <text:p>92.349357605</text:p>
          </table:table-cell>
          <table:table-cell office:value-type="float" office:value="87.9741134643555">
            <text:p>87.9741134644</text:p>
          </table:table-cell>
          <table:table-cell office:value-type="float" office:value="54.899585723877">
            <text:p>54.8995857239</text:p>
          </table:table-cell>
          <table:table-cell office:value-type="float" office:value="51.0449371337891">
            <text:p>51.0449371338</text:p>
          </table:table-cell>
          <table:table-cell office:value-type="float" office:value="185.207473754883">
            <text:p>185.2074737549</text:p>
          </table:table-cell>
          <table:table-cell office:value-type="float" office:value="34.0999984741211">
            <text:p>34.0999984741</text:p>
          </table:table-cell>
          <table:table-cell office:value-type="float" office:value="107.969398498535">
            <text:p>107.9693984985</text:p>
          </table:table-cell>
        </table:table-row>
        <table:table-row table:style-name="ro2">
          <table:table-cell office:value-type="string">
            <text:p>2021-11-02</text:p>
          </table:table-cell>
          <table:table-cell office:value-type="float" office:value="191.704360961914">
            <text:p>191.7043609619</text:p>
          </table:table-cell>
          <table:table-cell office:value-type="float" office:value="142.287612915039">
            <text:p>142.287612915</text:p>
          </table:table-cell>
          <table:table-cell office:value-type="float" office:value="61.9291305541992">
            <text:p>61.9291305542</text:p>
          </table:table-cell>
          <table:table-cell office:value-type="float" office:value="49.9714698791504">
            <text:p>49.9714698792</text:p>
          </table:table-cell>
          <table:table-cell office:value-type="float" office:value="92.5663452148438">
            <text:p>92.5663452148</text:p>
          </table:table-cell>
          <table:table-cell office:value-type="float" office:value="88.3916244506836">
            <text:p>88.3916244507</text:p>
          </table:table-cell>
          <table:table-cell office:value-type="float" office:value="55.1032104492188">
            <text:p>55.1032104492</text:p>
          </table:table-cell>
          <table:table-cell office:value-type="float" office:value="51.0940208435059">
            <text:p>51.0940208435</text:p>
          </table:table-cell>
          <table:table-cell office:value-type="float" office:value="187.162353515625">
            <text:p>187.1623535156</text:p>
          </table:table-cell>
          <table:table-cell office:value-type="float" office:value="34.0299987792969">
            <text:p>34.0299987793</text:p>
          </table:table-cell>
          <table:table-cell office:value-type="float" office:value="108.481750488281">
            <text:p>108.4817504883</text:p>
          </table:table-cell>
        </table:table-row>
        <table:table-row table:style-name="ro2">
          <table:table-cell office:value-type="string">
            <text:p>2021-11-03</text:p>
          </table:table-cell>
          <table:table-cell office:value-type="float" office:value="192.839019775391">
            <text:p>192.8390197754</text:p>
          </table:table-cell>
          <table:table-cell office:value-type="float" office:value="143.048767089844">
            <text:p>143.0487670898</text:p>
          </table:table-cell>
          <table:table-cell office:value-type="float" office:value="62.3425178527832">
            <text:p>62.3425178528</text:p>
          </table:table-cell>
          <table:table-cell office:value-type="float" office:value="50.3368034362793">
            <text:p>50.3368034363</text:p>
          </table:table-cell>
          <table:table-cell office:value-type="float" office:value="92.4578552246094">
            <text:p>92.4578552246</text:p>
          </table:table-cell>
          <table:table-cell office:value-type="float" office:value="87.5665512084961">
            <text:p>87.5665512085</text:p>
          </table:table-cell>
          <table:table-cell office:value-type="float" office:value="55.0450325012207">
            <text:p>55.0450325012</text:p>
          </table:table-cell>
          <table:table-cell office:value-type="float" office:value="51.1038360595703">
            <text:p>51.1038360596</text:p>
          </table:table-cell>
          <table:table-cell office:value-type="float" office:value="189.404998779297">
            <text:p>189.4049987793</text:p>
          </table:table-cell>
          <table:table-cell office:value-type="float" office:value="33.75">
            <text:p>33.75</text:p>
          </table:table-cell>
          <table:table-cell office:value-type="float" office:value="108.846313476563">
            <text:p>108.8463134766</text:p>
          </table:table-cell>
        </table:table-row>
        <table:table-row table:style-name="ro2">
          <table:table-cell office:value-type="string">
            <text:p>2021-11-04</text:p>
          </table:table-cell>
          <table:table-cell office:value-type="float" office:value="192.112457275391">
            <text:p>192.1124572754</text:p>
          </table:table-cell>
          <table:table-cell office:value-type="float" office:value="142.475433349609">
            <text:p>142.4754333496</text:p>
          </table:table-cell>
          <table:table-cell office:value-type="float" office:value="62.2834625244141">
            <text:p>62.2834625244</text:p>
          </table:table-cell>
          <table:table-cell office:value-type="float" office:value="50.2281913757324">
            <text:p>50.2281913757</text:p>
          </table:table-cell>
          <table:table-cell office:value-type="float" office:value="92.7833404541016">
            <text:p>92.7833404541</text:p>
          </table:table-cell>
          <table:table-cell office:value-type="float" office:value="88.4512634277344">
            <text:p>88.4512634277</text:p>
          </table:table-cell>
          <table:table-cell office:value-type="float" office:value="55.2583503723145">
            <text:p>55.2583503723</text:p>
          </table:table-cell>
          <table:table-cell office:value-type="float" office:value="51.2118148803711">
            <text:p>51.2118148804</text:p>
          </table:table-cell>
          <table:table-cell office:value-type="float" office:value="188.998168945313">
            <text:p>188.9981689453</text:p>
          </table:table-cell>
          <table:table-cell office:value-type="float" office:value="34.0999984741211">
            <text:p>34.0999984741</text:p>
          </table:table-cell>
          <table:table-cell office:value-type="float" office:value="107.811744689941">
            <text:p>107.8117446899</text:p>
          </table:table-cell>
        </table:table-row>
        <table:table-row table:style-name="ro2">
          <table:table-cell office:value-type="string">
            <text:p>2021-11-05</text:p>
          </table:table-cell>
          <table:table-cell office:value-type="float" office:value="191.863632202148">
            <text:p>191.8636322021</text:p>
          </table:table-cell>
          <table:table-cell office:value-type="float" office:value="143.216812133789">
            <text:p>143.2168121338</text:p>
          </table:table-cell>
          <table:table-cell office:value-type="float" office:value="62.391731262207">
            <text:p>62.3917312622</text:p>
          </table:table-cell>
          <table:table-cell office:value-type="float" office:value="50.2479400634766">
            <text:p>50.2479400635</text:p>
          </table:table-cell>
          <table:table-cell office:value-type="float" office:value="93.227180480957">
            <text:p>93.227180481</text:p>
          </table:table-cell>
          <table:table-cell office:value-type="float" office:value="89.6640090942383">
            <text:p>89.6640090942</text:p>
          </table:table-cell>
          <table:table-cell office:value-type="float" office:value="55.4813613891602">
            <text:p>55.4813613892</text:p>
          </table:table-cell>
          <table:table-cell office:value-type="float" office:value="51.2314453125">
            <text:p>51.2314453125</text:p>
          </table:table-cell>
          <table:table-cell office:value-type="float" office:value="190.843872070313">
            <text:p>190.8438720703</text:p>
          </table:table-cell>
          <table:table-cell office:value-type="float" office:value="34.560001373291">
            <text:p>34.5600013733</text:p>
          </table:table-cell>
          <table:table-cell office:value-type="float" office:value="108.363525390625">
            <text:p>108.3635253906</text:p>
          </table:table-cell>
        </table:table-row>
        <table:table-row table:style-name="ro2">
          <table:table-cell office:value-type="string">
            <text:p>2021-11-08</text:p>
          </table:table-cell>
          <table:table-cell office:value-type="float" office:value="192.391128540039">
            <text:p>192.39112854</text:p>
          </table:table-cell>
          <table:table-cell office:value-type="float" office:value="143.48371887207">
            <text:p>143.4837188721</text:p>
          </table:table-cell>
          <table:table-cell office:value-type="float" office:value="62.618106842041">
            <text:p>62.618106842</text:p>
          </table:table-cell>
          <table:table-cell office:value-type="float" office:value="50.7712478637695">
            <text:p>50.7712478638</text:p>
          </table:table-cell>
          <table:table-cell office:value-type="float" office:value="92.9411544799805">
            <text:p>92.94115448</text:p>
          </table:table-cell>
          <table:table-cell office:value-type="float" office:value="89.4950332641602">
            <text:p>89.4950332642</text:p>
          </table:table-cell>
          <table:table-cell office:value-type="float" office:value="55.306827545166">
            <text:p>55.3068275452</text:p>
          </table:table-cell>
          <table:table-cell office:value-type="float" office:value="51.2608985900879">
            <text:p>51.2608985901</text:p>
          </table:table-cell>
          <table:table-cell office:value-type="float" office:value="192.907913208008">
            <text:p>192.907913208</text:p>
          </table:table-cell>
          <table:table-cell office:value-type="float" office:value="34.7000007629395">
            <text:p>34.7000007629</text:p>
          </table:table-cell>
          <table:table-cell office:value-type="float" office:value="108.274833679199">
            <text:p>108.2748336792</text:p>
          </table:table-cell>
        </table:table-row>
        <table:table-row table:style-name="ro2">
          <table:table-cell office:value-type="string">
            <text:p>2021-11-09</text:p>
          </table:table-cell>
          <table:table-cell office:value-type="float" office:value="189.474899291992">
            <text:p>189.474899292</text:p>
          </table:table-cell>
          <table:table-cell office:value-type="float" office:value="143.414520263672">
            <text:p>143.4145202637</text:p>
          </table:table-cell>
          <table:table-cell office:value-type="float" office:value="62.4507865905762">
            <text:p>62.4507865906</text:p>
          </table:table-cell>
          <table:table-cell office:value-type="float" office:value="50.6527633666992">
            <text:p>50.6527633667</text:p>
          </table:table-cell>
          <table:table-cell office:value-type="float" office:value="93.1285552978516">
            <text:p>93.1285552979</text:p>
          </table:table-cell>
          <table:table-cell office:value-type="float" office:value="90.5487213134766">
            <text:p>90.5487213135</text:p>
          </table:table-cell>
          <table:table-cell office:value-type="float" office:value="55.5589256286621">
            <text:p>55.5589256287</text:p>
          </table:table-cell>
          <table:table-cell office:value-type="float" office:value="51.3590621948242">
            <text:p>51.3590621948</text:p>
          </table:table-cell>
          <table:table-cell office:value-type="float" office:value="193.542999267578">
            <text:p>193.5429992676</text:p>
          </table:table-cell>
          <table:table-cell office:value-type="float" office:value="34.8699989318848">
            <text:p>34.8699989319</text:p>
          </table:table-cell>
          <table:table-cell office:value-type="float" office:value="108.462051391602">
            <text:p>108.4620513916</text:p>
          </table:table-cell>
        </table:table-row>
        <table:table-row table:style-name="ro2">
          <table:table-cell office:value-type="string">
            <text:p>2021-11-10</text:p>
          </table:table-cell>
          <table:table-cell office:value-type="float" office:value="187.494262695313">
            <text:p>187.4942626953</text:p>
          </table:table-cell>
          <table:table-cell office:value-type="float" office:value="143.177261352539">
            <text:p>143.1772613525</text:p>
          </table:table-cell>
          <table:table-cell office:value-type="float" office:value="61.8307075500488">
            <text:p>61.83070755</text:p>
          </table:table-cell>
          <table:table-cell office:value-type="float" office:value="50.514533996582">
            <text:p>50.5145339966</text:p>
          </table:table-cell>
          <table:table-cell office:value-type="float" office:value="92.487434387207">
            <text:p>92.4874343872</text:p>
          </table:table-cell>
          <table:table-cell office:value-type="float" office:value="88.9781188964844">
            <text:p>88.9781188965</text:p>
          </table:table-cell>
          <table:table-cell office:value-type="float" office:value="55.2680435180664">
            <text:p>55.2680435181</text:p>
          </table:table-cell>
          <table:table-cell office:value-type="float" office:value="51.3786926269531">
            <text:p>51.378692627</text:p>
          </table:table-cell>
          <table:table-cell office:value-type="float" office:value="192.03466796875">
            <text:p>192.0346679688</text:p>
          </table:table-cell>
          <table:table-cell office:value-type="float" office:value="35.2599983215332">
            <text:p>35.2599983215</text:p>
          </table:table-cell>
          <table:table-cell office:value-type="float" office:value="107.959541320801">
            <text:p>107.9595413208</text:p>
          </table:table-cell>
        </table:table-row>
        <table:table-row table:style-name="ro2">
          <table:table-cell office:value-type="string">
            <text:p>2021-11-11</text:p>
          </table:table-cell>
          <table:table-cell office:value-type="float" office:value="188.021774291992">
            <text:p>188.021774292</text:p>
          </table:table-cell>
          <table:table-cell office:value-type="float" office:value="143.276138305664">
            <text:p>143.2761383057</text:p>
          </table:table-cell>
          <table:table-cell office:value-type="float" office:value="62.2637748718262">
            <text:p>62.2637748718</text:p>
          </table:table-cell>
          <table:table-cell office:value-type="float" office:value="51.3834342956543">
            <text:p>51.3834342957</text:p>
          </table:table-cell>
          <table:table-cell office:value-type="float" office:value="92.1816787719727">
            <text:p>92.181678772</text:p>
          </table:table-cell>
          <table:table-cell office:value-type="float" office:value="88.8389587402344">
            <text:p>88.8389587402</text:p>
          </table:table-cell>
          <table:table-cell office:value-type="float" office:value="55.1904754638672">
            <text:p>55.1904754639</text:p>
          </table:table-cell>
          <table:table-cell office:value-type="float" office:value="51.3786926269531">
            <text:p>51.378692627</text:p>
          </table:table-cell>
          <table:table-cell office:value-type="float" office:value="193.989547729492">
            <text:p>193.9895477295</text:p>
          </table:table-cell>
          <table:table-cell office:value-type="float" office:value="35.4500007629395">
            <text:p>35.4500007629</text:p>
          </table:table-cell>
          <table:table-cell office:value-type="float" office:value="108.136894226074">
            <text:p>108.1368942261</text:p>
          </table:table-cell>
        </table:table-row>
        <table:table-row table:style-name="ro2">
          <table:table-cell office:value-type="string">
            <text:p>2021-11-12</text:p>
          </table:table-cell>
          <table:table-cell office:value-type="float" office:value="188.857833862305">
            <text:p>188.8578338623</text:p>
          </table:table-cell>
          <table:table-cell office:value-type="float" office:value="143.651779174805">
            <text:p>143.6517791748</text:p>
          </table:table-cell>
          <table:table-cell office:value-type="float" office:value="62.5984230041504">
            <text:p>62.5984230042</text:p>
          </table:table-cell>
          <table:table-cell office:value-type="float" office:value="51.4229278564453">
            <text:p>51.4229278564</text:p>
          </table:table-cell>
          <table:table-cell office:value-type="float" office:value="92.300048828125">
            <text:p>92.3000488281</text:p>
          </table:table-cell>
          <table:table-cell office:value-type="float" office:value="88.5208511352539">
            <text:p>88.5208511353</text:p>
          </table:table-cell>
          <table:table-cell office:value-type="float" office:value="55.2777366638184">
            <text:p>55.2777366638</text:p>
          </table:table-cell>
          <table:table-cell office:value-type="float" office:value="51.4474067687988">
            <text:p>51.4474067688</text:p>
          </table:table-cell>
          <table:table-cell office:value-type="float" office:value="195.745941162109">
            <text:p>195.7459411621</text:p>
          </table:table-cell>
          <table:table-cell office:value-type="float" office:value="35.5">
            <text:p>35.5</text:p>
          </table:table-cell>
          <table:table-cell office:value-type="float" office:value="108.058074951172">
            <text:p>108.0580749512</text:p>
          </table:table-cell>
        </table:table-row>
        <table:table-row table:style-name="ro2">
          <table:table-cell office:value-type="string">
            <text:p>2021-11-15</text:p>
          </table:table-cell>
          <table:table-cell office:value-type="float" office:value="188.280548095703">
            <text:p>188.2805480957</text:p>
          </table:table-cell>
          <table:table-cell office:value-type="float" office:value="143.730834960938">
            <text:p>143.7308349609</text:p>
          </table:table-cell>
          <table:table-cell office:value-type="float" office:value="62.4507865905762">
            <text:p>62.4507865906</text:p>
          </table:table-cell>
          <table:table-cell office:value-type="float" office:value="51.3241882324219">
            <text:p>51.3241882324</text:p>
          </table:table-cell>
          <table:table-cell office:value-type="float" office:value="91.8857879638672">
            <text:p>91.8857879639</text:p>
          </table:table-cell>
          <table:table-cell office:value-type="float" office:value="87.4572143554687">
            <text:p>87.4572143555</text:p>
          </table:table-cell>
          <table:table-cell office:value-type="float" office:value="55.2098655700684">
            <text:p>55.2098655701</text:p>
          </table:table-cell>
          <table:table-cell office:value-type="float" office:value="51.5357551574707">
            <text:p>51.5357551575</text:p>
          </table:table-cell>
          <table:table-cell office:value-type="float" office:value="194.763565063477">
            <text:p>194.7635650635</text:p>
          </table:table-cell>
          <table:table-cell office:value-type="float" office:value="35.4500007629395">
            <text:p>35.4500007629</text:p>
          </table:table-cell>
          <table:table-cell office:value-type="float" office:value="108.816749572754">
            <text:p>108.8167495728</text:p>
          </table:table-cell>
        </table:table-row>
        <table:table-row table:style-name="ro2">
          <table:table-cell office:value-type="string">
            <text:p>2021-11-16</text:p>
          </table:table-cell>
          <table:table-cell office:value-type="float" office:value="189.255935668945">
            <text:p>189.2559356689</text:p>
          </table:table-cell>
          <table:table-cell office:value-type="float" office:value="143.493606567383">
            <text:p>143.4936065674</text:p>
          </table:table-cell>
          <table:table-cell office:value-type="float" office:value="62.3523597717285">
            <text:p>62.3523597717</text:p>
          </table:table-cell>
          <table:table-cell office:value-type="float" office:value="51.3044357299805">
            <text:p>51.30443573</text:p>
          </table:table-cell>
          <table:table-cell office:value-type="float" office:value="91.7871551513672">
            <text:p>91.7871551514</text:p>
          </table:table-cell>
          <table:table-cell office:value-type="float" office:value="87.218635559082">
            <text:p>87.2186355591</text:p>
          </table:table-cell>
          <table:table-cell office:value-type="float" office:value="55.1322975158691">
            <text:p>55.1322975159</text:p>
          </table:table-cell>
          <table:table-cell office:value-type="float" office:value="51.594654083252">
            <text:p>51.5946540833</text:p>
          </table:table-cell>
          <table:table-cell office:value-type="float" office:value="194.188018798828">
            <text:p>194.1880187988</text:p>
          </table:table-cell>
          <table:table-cell office:value-type="float" office:value="35.2099990844727">
            <text:p>35.2099990845</text:p>
          </table:table-cell>
          <table:table-cell office:value-type="float" office:value="108.097480773926">
            <text:p>108.0974807739</text:p>
          </table:table-cell>
        </table:table-row>
        <table:table-row table:style-name="ro2">
          <table:table-cell office:value-type="string">
            <text:p>2021-11-17</text:p>
          </table:table-cell>
          <table:table-cell office:value-type="float" office:value="187.812759399414">
            <text:p>187.8127593994</text:p>
          </table:table-cell>
          <table:table-cell office:value-type="float" office:value="142.851058959961">
            <text:p>142.85105896</text:p>
          </table:table-cell>
          <table:table-cell office:value-type="float" office:value="62.1751937866211">
            <text:p>62.1751937866</text:p>
          </table:table-cell>
          <table:table-cell office:value-type="float" office:value="51.1168403625488">
            <text:p>51.1168403625</text:p>
          </table:table-cell>
          <table:table-cell office:value-type="float" office:value="92.0140075683594">
            <text:p>92.0140075684</text:p>
          </table:table-cell>
          <table:table-cell office:value-type="float" office:value="87.8747177124023">
            <text:p>87.8747177124</text:p>
          </table:table-cell>
          <table:table-cell office:value-type="float" office:value="55.2195625305176">
            <text:p>55.2195625305</text:p>
          </table:table-cell>
          <table:table-cell office:value-type="float" office:value="51.6437339782715">
            <text:p>51.6437339783</text:p>
          </table:table-cell>
          <table:table-cell office:value-type="float" office:value="192.818588256836">
            <text:p>192.8185882568</text:p>
          </table:table-cell>
          <table:table-cell office:value-type="float" office:value="35.5299987792969">
            <text:p>35.5299987793</text:p>
          </table:table-cell>
          <table:table-cell office:value-type="float" office:value="108.432487487793">
            <text:p>108.4324874878</text:p>
          </table:table-cell>
        </table:table-row>
        <table:table-row table:style-name="ro2">
          <table:table-cell office:value-type="string">
            <text:p>2021-11-18</text:p>
          </table:table-cell>
          <table:table-cell office:value-type="float" office:value="187.762985229492">
            <text:p>187.7629852295</text:p>
          </table:table-cell>
          <table:table-cell office:value-type="float" office:value="142.317260742188">
            <text:p>142.3172607422</text:p>
          </table:table-cell>
          <table:table-cell office:value-type="float" office:value="62.0373992919922">
            <text:p>62.037399292</text:p>
          </table:table-cell>
          <table:table-cell office:value-type="float" office:value="50.5046577453613">
            <text:p>50.5046577454</text:p>
          </table:table-cell>
          <table:table-cell office:value-type="float" office:value="92.0929183959961">
            <text:p>92.092918396</text:p>
          </table:table-cell>
          <table:table-cell office:value-type="float" office:value="88.1928100585938">
            <text:p>88.1928100586</text:p>
          </table:table-cell>
          <table:table-cell office:value-type="float" office:value="55.2680435180664">
            <text:p>55.2680435181</text:p>
          </table:table-cell>
          <table:table-cell office:value-type="float" office:value="51.5357551574707">
            <text:p>51.5357551575</text:p>
          </table:table-cell>
          <table:table-cell office:value-type="float" office:value="191.816360473633">
            <text:p>191.8163604736</text:p>
          </table:table-cell>
          <table:table-cell office:value-type="float" office:value="35.4099998474121">
            <text:p>35.4099998474</text:p>
          </table:table-cell>
          <table:table-cell office:value-type="float" office:value="108.452194213867">
            <text:p>108.4521942139</text:p>
          </table:table-cell>
        </table:table-row>
        <table:table-row table:style-name="ro2">
          <table:table-cell office:value-type="string">
            <text:p>2021-11-19</text:p>
          </table:table-cell>
          <table:table-cell office:value-type="float" office:value="186.528823852539">
            <text:p>186.5288238525</text:p>
          </table:table-cell>
          <table:table-cell office:value-type="float" office:value="140.953094482422">
            <text:p>140.9530944824</text:p>
          </table:table-cell>
          <table:table-cell office:value-type="float" office:value="61.6436996459961">
            <text:p>61.643699646</text:p>
          </table:table-cell>
          <table:table-cell office:value-type="float" office:value="50.4157981872559">
            <text:p>50.4157981873</text:p>
          </table:table-cell>
          <table:table-cell office:value-type="float" office:value="92.240852355957">
            <text:p>92.240852356</text:p>
          </table:table-cell>
          <table:table-cell office:value-type="float" office:value="89.0576400756836">
            <text:p>89.0576400757</text:p>
          </table:table-cell>
          <table:table-cell office:value-type="float" office:value="55.4813613891602">
            <text:p>55.4813613892</text:p>
          </table:table-cell>
          <table:table-cell office:value-type="float" office:value="51.4081420898438">
            <text:p>51.4081420898</text:p>
          </table:table-cell>
          <table:table-cell office:value-type="float" office:value="191.439270019531">
            <text:p>191.4392700195</text:p>
          </table:table-cell>
          <table:table-cell office:value-type="float" office:value="35.1500015258789">
            <text:p>35.1500015259</text:p>
          </table:table-cell>
          <table:table-cell office:value-type="float" office:value="107.811744689941">
            <text:p>107.8117446899</text:p>
          </table:table-cell>
        </table:table-row>
        <table:table-row table:style-name="ro2">
          <table:table-cell office:value-type="string">
            <text:p>2021-11-22</text:p>
          </table:table-cell>
          <table:table-cell office:value-type="float" office:value="187.006561279297">
            <text:p>187.0065612793</text:p>
          </table:table-cell>
          <table:table-cell office:value-type="float" office:value="141.803237915039">
            <text:p>141.803237915</text:p>
          </table:table-cell>
          <table:table-cell office:value-type="float" office:value="61.2598419189453">
            <text:p>61.2598419189</text:p>
          </table:table-cell>
          <table:table-cell office:value-type="float" office:value="49.8924789428711">
            <text:p>49.8924789429</text:p>
          </table:table-cell>
          <table:table-cell office:value-type="float" office:value="91.6293487548828">
            <text:p>91.6293487549</text:p>
          </table:table-cell>
          <table:table-cell office:value-type="float" office:value="88.0635833740234">
            <text:p>88.063583374</text:p>
          </table:table-cell>
          <table:table-cell office:value-type="float" office:value="55.306827545166">
            <text:p>55.3068275452</text:p>
          </table:table-cell>
          <table:table-cell office:value-type="float" office:value="51.2608985900879">
            <text:p>51.2608985901</text:p>
          </table:table-cell>
          <table:table-cell office:value-type="float" office:value="192.104125976563">
            <text:p>192.1041259766</text:p>
          </table:table-cell>
          <table:table-cell office:value-type="float" office:value="34.3400001525879">
            <text:p>34.3400001526</text:p>
          </table:table-cell>
          <table:table-cell office:value-type="float" office:value="107.279678344727">
            <text:p>107.2796783447</text:p>
          </table:table-cell>
        </table:table-row>
        <table:table-row table:style-name="ro2">
          <table:table-cell office:value-type="string">
            <text:p>2021-11-23</text:p>
          </table:table-cell>
          <table:table-cell office:value-type="float" office:value="187.046371459961">
            <text:p>187.04637146</text:p>
          </table:table-cell>
          <table:table-cell office:value-type="float" office:value="143.019104003906">
            <text:p>143.0191040039</text:p>
          </table:table-cell>
          <table:table-cell office:value-type="float" office:value="61.2303123474121">
            <text:p>61.2303123474</text:p>
          </table:table-cell>
          <table:table-cell office:value-type="float" office:value="49.9418525695801">
            <text:p>49.9418525696</text:p>
          </table:table-cell>
          <table:table-cell office:value-type="float" office:value="91.2841339111328">
            <text:p>91.2841339111</text:p>
          </table:table-cell>
          <table:table-cell office:value-type="float" office:value="86.8906097412109">
            <text:p>86.8906097412</text:p>
          </table:table-cell>
          <table:table-cell office:value-type="float" office:value="55.0159454345703">
            <text:p>55.0159454346</text:p>
          </table:table-cell>
          <table:table-cell office:value-type="float" office:value="51.3001594543457">
            <text:p>51.3001594543</text:p>
          </table:table-cell>
          <table:table-cell office:value-type="float" office:value="192.302581787109">
            <text:p>192.3025817871</text:p>
          </table:table-cell>
          <table:table-cell office:value-type="float" office:value="34.0699996948242">
            <text:p>34.0699996948</text:p>
          </table:table-cell>
          <table:table-cell office:value-type="float" office:value="108.146751403809">
            <text:p>108.1467514038</text:p>
          </table:table-cell>
        </table:table-row>
        <table:table-row table:style-name="ro2">
          <table:table-cell office:value-type="string">
            <text:p>2021-11-24</text:p>
          </table:table-cell>
          <table:table-cell office:value-type="float" office:value="187.902328491211">
            <text:p>187.9023284912</text:p>
          </table:table-cell>
          <table:table-cell office:value-type="float" office:value="142.949920654297">
            <text:p>142.9499206543</text:p>
          </table:table-cell>
          <table:table-cell office:value-type="float" office:value="60.9547233581543">
            <text:p>60.9547233582</text:p>
          </table:table-cell>
          <table:table-cell office:value-type="float" office:value="49.8826103210449">
            <text:p>49.882610321</text:p>
          </table:table-cell>
          <table:table-cell office:value-type="float" office:value="91.4024810791016">
            <text:p>91.4024810791</text:p>
          </table:table-cell>
          <table:table-cell office:value-type="float" office:value="88.133171081543">
            <text:p>88.1331710815</text:p>
          </table:table-cell>
          <table:table-cell office:value-type="float" office:value="55.0838165283203">
            <text:p>55.0838165283</text:p>
          </table:table-cell>
          <table:table-cell office:value-type="float" office:value="51.3688774108887">
            <text:p>51.3688774109</text:p>
          </table:table-cell>
          <table:table-cell office:value-type="float" office:value="190.953018188477">
            <text:p>190.9530181885</text:p>
          </table:table-cell>
          <table:table-cell office:value-type="float" office:value="34.0299987792969">
            <text:p>34.0299987793</text:p>
          </table:table-cell>
          <table:table-cell office:value-type="float" office:value="109.45719909668">
            <text:p>109.4571990967</text:p>
          </table:table-cell>
        </table:table-row>
        <table:table-row table:style-name="ro2">
          <table:table-cell office:value-type="string">
            <text:p>2021-11-26</text:p>
          </table:table-cell>
          <table:table-cell office:value-type="float" office:value="184.179916381836">
            <text:p>184.1799163818</text:p>
          </table:table-cell>
          <table:table-cell office:value-type="float" office:value="139.94482421875">
            <text:p>139.9448242188</text:p>
          </table:table-cell>
          <table:table-cell office:value-type="float" office:value="59.2027549743652">
            <text:p>59.2027549744</text:p>
          </table:table-cell>
          <table:table-cell office:value-type="float" office:value="48.4212837219238">
            <text:p>48.4212837219</text:p>
          </table:table-cell>
          <table:table-cell office:value-type="float" office:value="91.9745483398438">
            <text:p>91.9745483398</text:p>
          </table:table-cell>
          <table:table-cell office:value-type="float" office:value="90.1908721923828">
            <text:p>90.1908721924</text:p>
          </table:table-cell>
          <table:table-cell office:value-type="float" office:value="55.4134864807129">
            <text:p>55.4134864807</text:p>
          </table:table-cell>
          <table:table-cell office:value-type="float" office:value="51.3590621948242">
            <text:p>51.3590621948</text:p>
          </table:table-cell>
          <table:table-cell office:value-type="float" office:value="187.420349121094">
            <text:p>187.4203491211</text:p>
          </table:table-cell>
          <table:table-cell office:value-type="float" office:value="33.9599990844727">
            <text:p>33.9599990845</text:p>
          </table:table-cell>
          <table:table-cell office:value-type="float" office:value="106.412620544434">
            <text:p>106.4126205444</text:p>
          </table:table-cell>
        </table:table-row>
        <table:table-row table:style-name="ro2">
          <table:table-cell office:value-type="string">
            <text:p>2021-11-29</text:p>
          </table:table-cell>
          <table:table-cell office:value-type="float" office:value="187.006561279297">
            <text:p>187.0065612793</text:p>
          </table:table-cell>
          <table:table-cell office:value-type="float" office:value="140.251251220703">
            <text:p>140.2512512207</text:p>
          </table:table-cell>
          <table:table-cell office:value-type="float" office:value="59.4684982299805">
            <text:p>59.46849823</text:p>
          </table:table-cell>
          <table:table-cell office:value-type="float" office:value="48.4903945922852">
            <text:p>48.4903945923</text:p>
          </table:table-cell>
          <table:table-cell office:value-type="float" office:value="91.9844207763672">
            <text:p>91.9844207764</text:p>
          </table:table-cell>
          <table:table-cell office:value-type="float" office:value="89.5248489379883">
            <text:p>89.524848938</text:p>
          </table:table-cell>
          <table:table-cell office:value-type="float" office:value="55.3262252807617">
            <text:p>55.3262252808</text:p>
          </table:table-cell>
          <table:table-cell office:value-type="float" office:value="51.3590621948242">
            <text:p>51.3590621948</text:p>
          </table:table-cell>
          <table:table-cell office:value-type="float" office:value="187.817291259766">
            <text:p>187.8172912598</text:p>
          </table:table-cell>
          <table:table-cell office:value-type="float" office:value="33.939998626709">
            <text:p>33.9399986267</text:p>
          </table:table-cell>
          <table:table-cell office:value-type="float" office:value="107.200859069824">
            <text:p>107.2008590698</text:p>
          </table:table-cell>
        </table:table-row>
        <table:table-row table:style-name="ro2">
          <table:table-cell office:value-type="string">
            <text:p>2021-11-30</text:p>
          </table:table-cell>
          <table:table-cell office:value-type="float" office:value="182.288848876953">
            <text:p>182.288848877</text:p>
          </table:table-cell>
          <table:table-cell office:value-type="float" office:value="136.811187744141">
            <text:p>136.8111877441</text:p>
          </table:table-cell>
          <table:table-cell office:value-type="float" office:value="58.9960594177246">
            <text:p>58.9960594177</text:p>
          </table:table-cell>
          <table:table-cell office:value-type="float" office:value="48.5693893432617">
            <text:p>48.5693893433</text:p>
          </table:table-cell>
          <table:table-cell office:value-type="float" office:value="92.1225128173828">
            <text:p>92.1225128174</text:p>
          </table:table-cell>
          <table:table-cell office:value-type="float" office:value="90.8867111206055">
            <text:p>90.8867111206</text:p>
          </table:table-cell>
          <table:table-cell office:value-type="float" office:value="55.4910545349121">
            <text:p>55.4910545349</text:p>
          </table:table-cell>
          <table:table-cell office:value-type="float" office:value="51.1627311706543">
            <text:p>51.1627311707</text:p>
          </table:table-cell>
          <table:table-cell office:value-type="float" office:value="182.905288696289">
            <text:p>182.9052886963</text:p>
          </table:table-cell>
          <table:table-cell office:value-type="float" office:value="33.6800003051758">
            <text:p>33.6800003052</text:p>
          </table:table-cell>
          <table:table-cell office:value-type="float" office:value="105.17113494873">
            <text:p>105.1711349487</text:p>
          </table:table-cell>
        </table:table-row>
        <table:table-row table:style-name="ro2">
          <table:table-cell office:value-type="string">
            <text:p>2021-12-01</text:p>
          </table:table-cell>
          <table:table-cell office:value-type="float" office:value="178.387283325195">
            <text:p>178.3872833252</text:p>
          </table:table-cell>
          <table:table-cell office:value-type="float" office:value="135.990737915039">
            <text:p>135.990737915</text:p>
          </table:table-cell>
          <table:table-cell office:value-type="float" office:value="58.8188934326172">
            <text:p>58.8188934326</text:p>
          </table:table-cell>
          <table:table-cell office:value-type="float" office:value="48.5397644042969">
            <text:p>48.5397644043</text:p>
          </table:table-cell>
          <table:table-cell office:value-type="float" office:value="92.1392974853516">
            <text:p>92.1392974854</text:p>
          </table:table-cell>
          <table:table-cell office:value-type="float" office:value="91.3088073730469">
            <text:p>91.308807373</text:p>
          </table:table-cell>
          <table:table-cell office:value-type="float" office:value="55.5434455871582">
            <text:p>55.5434455872</text:p>
          </table:table-cell>
          <table:table-cell office:value-type="float" office:value="51.0743865966797">
            <text:p>51.0743865967</text:p>
          </table:table-cell>
          <table:table-cell office:value-type="float" office:value="180.642761230469">
            <text:p>180.6427612305</text:p>
          </table:table-cell>
          <table:table-cell office:value-type="float" office:value="33.8400001525879">
            <text:p>33.8400001526</text:p>
          </table:table-cell>
          <table:table-cell office:value-type="float" office:value="103.43701171875">
            <text:p>103.4370117188</text:p>
          </table:table-cell>
        </table:table-row>
        <table:table-row table:style-name="ro2">
          <table:table-cell office:value-type="string">
            <text:p>2021-12-02</text:p>
          </table:table-cell>
          <table:table-cell office:value-type="float" office:value="181.373168945313">
            <text:p>181.3731689453</text:p>
          </table:table-cell>
          <table:table-cell office:value-type="float" office:value="138.63996887207">
            <text:p>138.6399688721</text:p>
          </table:table-cell>
          <table:table-cell office:value-type="float" office:value="59.616138458252">
            <text:p>59.6161384583</text:p>
          </table:table-cell>
          <table:table-cell office:value-type="float" office:value="49.1124496459961">
            <text:p>49.112449646</text:p>
          </table:table-cell>
          <table:table-cell office:value-type="float" office:value="92.1689453125">
            <text:p>92.1689453125</text:p>
          </table:table-cell>
          <table:table-cell office:value-type="float" office:value="91.368537902832">
            <text:p>91.3685379028</text:p>
          </table:table-cell>
          <table:table-cell office:value-type="float" office:value="55.5725479125977">
            <text:p>55.5725479126</text:p>
          </table:table-cell>
          <table:table-cell office:value-type="float" office:value="51.1038360595703">
            <text:p>51.1038360596</text:p>
          </table:table-cell>
          <table:table-cell office:value-type="float" office:value="184.383834838867">
            <text:p>184.3838348389</text:p>
          </table:table-cell>
          <table:table-cell office:value-type="float" office:value="33.6399993896484">
            <text:p>33.6399993896</text:p>
          </table:table-cell>
          <table:table-cell office:value-type="float" office:value="106.540702819824">
            <text:p>106.5407028198</text:p>
          </table:table-cell>
        </table:table-row>
        <table:table-row table:style-name="ro2">
          <table:table-cell office:value-type="string">
            <text:p>2021-12-03</text:p>
          </table:table-cell>
          <table:table-cell office:value-type="float" office:value="177.441757202148">
            <text:p>177.4417572021</text:p>
          </table:table-cell>
          <table:table-cell office:value-type="float" office:value="138.570770263672">
            <text:p>138.5707702637</text:p>
          </table:table-cell>
          <table:table-cell office:value-type="float" office:value="59.2224349975586">
            <text:p>59.2224349976</text:p>
          </table:table-cell>
          <table:table-cell office:value-type="float" office:value="48.43115234375">
            <text:p>48.4311523438</text:p>
          </table:table-cell>
          <table:table-cell office:value-type="float" office:value="92.6135864257813">
            <text:p>92.6135864258</text:p>
          </table:table-cell>
          <table:table-cell office:value-type="float" office:value="92.3540954589844">
            <text:p>92.354095459</text:p>
          </table:table-cell>
          <table:table-cell office:value-type="float" office:value="55.6598701477051">
            <text:p>55.6598701477</text:p>
          </table:table-cell>
          <table:table-cell office:value-type="float" office:value="51.172550201416">
            <text:p>51.1725502014</text:p>
          </table:table-cell>
          <table:table-cell office:value-type="float" office:value="183.748748779297">
            <text:p>183.7487487793</text:p>
          </table:table-cell>
          <table:table-cell office:value-type="float" office:value="33.9300003051758">
            <text:p>33.9300003052</text:p>
          </table:table-cell>
          <table:table-cell office:value-type="float" office:value="106.185989379883">
            <text:p>106.1859893799</text:p>
          </table:table-cell>
        </table:table-row>
        <table:table-row table:style-name="ro2">
          <table:table-cell office:value-type="string">
            <text:p>2021-12-06</text:p>
          </table:table-cell>
          <table:table-cell office:value-type="float" office:value="176.944107055664">
            <text:p>176.9441070557</text:p>
          </table:table-cell>
          <table:table-cell office:value-type="float" office:value="140.439071655273">
            <text:p>140.4390716553</text:p>
          </table:table-cell>
          <table:table-cell office:value-type="float" office:value="59.7440948486328">
            <text:p>59.7440948486</text:p>
          </table:table-cell>
          <table:table-cell office:value-type="float" office:value="48.7471160888672">
            <text:p>48.7471160889</text:p>
          </table:table-cell>
          <table:table-cell office:value-type="float" office:value="92.3468017578125">
            <text:p>92.3468017578</text:p>
          </table:table-cell>
          <table:table-cell office:value-type="float" office:value="91.189338684082">
            <text:p>91.1893386841</text:p>
          </table:table-cell>
          <table:table-cell office:value-type="float" office:value="55.6307640075684">
            <text:p>55.6307640076</text:p>
          </table:table-cell>
          <table:table-cell office:value-type="float" office:value="51.172550201416">
            <text:p>51.1725502014</text:p>
          </table:table-cell>
          <table:table-cell office:value-type="float" office:value="186.606658935547">
            <text:p>186.6066589355</text:p>
          </table:table-cell>
          <table:table-cell office:value-type="float" office:value="33.8300018310547">
            <text:p>33.8300018311</text:p>
          </table:table-cell>
          <table:table-cell office:value-type="float" office:value="108.048225402832">
            <text:p>108.0482254028</text:p>
          </table:table-cell>
        </table:table-row>
        <table:table-row table:style-name="ro2">
          <table:table-cell office:value-type="string">
            <text:p>2021-12-07</text:p>
          </table:table-cell>
          <table:table-cell office:value-type="float" office:value="182.925842285156">
            <text:p>182.9258422852</text:p>
          </table:table-cell>
          <table:table-cell office:value-type="float" office:value="141.991058349609">
            <text:p>141.9910583496</text:p>
          </table:table-cell>
          <table:table-cell office:value-type="float" office:value="60.9153518676758">
            <text:p>60.9153518677</text:p>
          </table:table-cell>
          <table:table-cell office:value-type="float" office:value="49.4580307006836">
            <text:p>49.4580307007</text:p>
          </table:table-cell>
          <table:table-cell office:value-type="float" office:value="92.3962097167969">
            <text:p>92.3962097168</text:p>
          </table:table-cell>
          <table:table-cell office:value-type="float" office:value="90.5323028564453">
            <text:p>90.5323028564</text:p>
          </table:table-cell>
          <table:table-cell office:value-type="float" office:value="55.5046348571777">
            <text:p>55.5046348572</text:p>
          </table:table-cell>
          <table:table-cell office:value-type="float" office:value="51.2412643432617">
            <text:p>51.2412643433</text:p>
          </table:table-cell>
          <table:table-cell office:value-type="float" office:value="189.653091430664">
            <text:p>189.6530914307</text:p>
          </table:table-cell>
          <table:table-cell office:value-type="float" office:value="33.9599990844727">
            <text:p>33.9599990845</text:p>
          </table:table-cell>
          <table:table-cell office:value-type="float" office:value="109.604995727539">
            <text:p>109.6049957275</text:p>
          </table:table-cell>
        </table:table-row>
        <table:table-row table:style-name="ro2">
          <table:table-cell office:value-type="string">
            <text:p>2021-12-08</text:p>
          </table:table-cell>
          <table:table-cell office:value-type="float" office:value="183.09504699707">
            <text:p>183.0950469971</text:p>
          </table:table-cell>
          <table:table-cell office:value-type="float" office:value="141.783447265625">
            <text:p>141.7834472656</text:p>
          </table:table-cell>
          <table:table-cell office:value-type="float" office:value="61.0334625244141">
            <text:p>61.0334625244</text:p>
          </table:table-cell>
          <table:table-cell office:value-type="float" office:value="49.7542457580566">
            <text:p>49.7542457581</text:p>
          </table:table-cell>
          <table:table-cell office:value-type="float" office:value="92.1491851806641">
            <text:p>92.1491851807</text:p>
          </table:table-cell>
          <table:table-cell office:value-type="float" office:value="89.1784057617187">
            <text:p>89.1784057617</text:p>
          </table:table-cell>
          <table:table-cell office:value-type="float" office:value="55.4464263916016">
            <text:p>55.4464263916</text:p>
          </table:table-cell>
          <table:table-cell office:value-type="float" office:value="51.2903480529785">
            <text:p>51.290348053</text:p>
          </table:table-cell>
          <table:table-cell office:value-type="float" office:value="190.526336669922">
            <text:p>190.5263366699</text:p>
          </table:table-cell>
          <table:table-cell office:value-type="float" office:value="33.9700012207031">
            <text:p>33.9700012207</text:p>
          </table:table-cell>
          <table:table-cell office:value-type="float" office:value="110.393241882324">
            <text:p>110.3932418823</text:p>
          </table:table-cell>
        </table:table-row>
        <table:table-row table:style-name="ro2">
          <table:table-cell office:value-type="string">
            <text:p>2021-12-09</text:p>
          </table:table-cell>
          <table:table-cell office:value-type="float" office:value="180.079284667969">
            <text:p>180.079284668</text:p>
          </table:table-cell>
          <table:table-cell office:value-type="float" office:value="141.536315917969">
            <text:p>141.536315918</text:p>
          </table:table-cell>
          <table:table-cell office:value-type="float" office:value="60.6003913879395">
            <text:p>60.6003913879</text:p>
          </table:table-cell>
          <table:table-cell office:value-type="float" office:value="49.5074005126953">
            <text:p>49.5074005127</text:p>
          </table:table-cell>
          <table:table-cell office:value-type="float" office:value="92.1491851806641">
            <text:p>92.1491851807</text:p>
          </table:table-cell>
          <table:table-cell office:value-type="float" office:value="89.7060241699219">
            <text:p>89.7060241699</text:p>
          </table:table-cell>
          <table:table-cell office:value-type="float" office:value="55.6016578674316">
            <text:p>55.6016578674</text:p>
          </table:table-cell>
          <table:table-cell office:value-type="float" office:value="51.1529197692871">
            <text:p>51.1529197693</text:p>
          </table:table-cell>
          <table:table-cell office:value-type="float" office:value="189.285919189453">
            <text:p>189.2859191895</text:p>
          </table:table-cell>
          <table:table-cell office:value-type="float" office:value="33.7599983215332">
            <text:p>33.7599983215</text:p>
          </table:table-cell>
          <table:table-cell office:value-type="float" office:value="108.797050476074">
            <text:p>108.7970504761</text:p>
          </table:table-cell>
        </table:table-row>
        <table:table-row table:style-name="ro2">
          <table:table-cell office:value-type="string">
            <text:p>2021-12-10</text:p>
          </table:table-cell>
          <table:table-cell office:value-type="float" office:value="181.990264892578">
            <text:p>181.9902648926</text:p>
          </table:table-cell>
          <table:table-cell office:value-type="float" office:value="142.722564697266">
            <text:p>142.7225646973</text:p>
          </table:table-cell>
          <table:table-cell office:value-type="float" office:value="60.6889762878418">
            <text:p>60.6889762878</text:p>
          </table:table-cell>
          <table:table-cell office:value-type="float" office:value="49.5962677001953">
            <text:p>49.5962677002</text:p>
          </table:table-cell>
          <table:table-cell office:value-type="float" office:value="92.2677459716797">
            <text:p>92.2677459717</text:p>
          </table:table-cell>
          <table:table-cell office:value-type="float" office:value="89.5168762207031">
            <text:p>89.5168762207</text:p>
          </table:table-cell>
          <table:table-cell office:value-type="float" office:value="55.6016578674316">
            <text:p>55.6016578674</text:p>
          </table:table-cell>
          <table:table-cell office:value-type="float" office:value="51.1529197692871">
            <text:p>51.1529197693</text:p>
          </table:table-cell>
          <table:table-cell office:value-type="float" office:value="190.44694519043">
            <text:p>190.4469451904</text:p>
          </table:table-cell>
          <table:table-cell office:value-type="float" office:value="33.9099998474121">
            <text:p>33.9099998474</text:p>
          </table:table-cell>
          <table:table-cell office:value-type="float" office:value="109.132049560547">
            <text:p>109.1320495605</text:p>
          </table:table-cell>
        </table:table-row>
        <table:table-row table:style-name="ro2">
          <table:table-cell office:value-type="string">
            <text:p>2021-12-13</text:p>
          </table:table-cell>
          <table:table-cell office:value-type="float" office:value="179.131774902344">
            <text:p>179.1317749023</text:p>
          </table:table-cell>
          <table:table-cell office:value-type="float" office:value="142.129440307617">
            <text:p>142.1294403076</text:p>
          </table:table-cell>
          <table:table-cell office:value-type="float" office:value="59.9901580810547">
            <text:p>59.9901580811</text:p>
          </table:table-cell>
          <table:table-cell office:value-type="float" office:value="48.8359832763672">
            <text:p>48.8359832764</text:p>
          </table:table-cell>
          <table:table-cell office:value-type="float" office:value="92.5048980712891">
            <text:p>92.5048980713</text:p>
          </table:table-cell>
          <table:table-cell office:value-type="float" office:value="90.7115020751953">
            <text:p>90.7115020752</text:p>
          </table:table-cell>
          <table:table-cell office:value-type="float" office:value="55.7277793884277">
            <text:p>55.7277793884</text:p>
          </table:table-cell>
          <table:table-cell office:value-type="float" office:value="51.1234703063965">
            <text:p>51.1234703064</text:p>
          </table:table-cell>
          <table:table-cell office:value-type="float" office:value="188.799682617188">
            <text:p>188.7996826172</text:p>
          </table:table-cell>
          <table:table-cell office:value-type="float" office:value="34">
            <text:p>34</text:p>
          </table:table-cell>
          <table:table-cell office:value-type="float" office:value="110.156768798828">
            <text:p>110.1567687988</text:p>
          </table:table-cell>
        </table:table-row>
        <table:table-row table:style-name="ro2">
          <table:table-cell office:value-type="string">
            <text:p>2021-12-14</text:p>
          </table:table-cell>
          <table:table-cell office:value-type="float" office:value="176.986679077148">
            <text:p>176.9866790771</text:p>
          </table:table-cell>
          <table:table-cell office:value-type="float" office:value="142.17887878418">
            <text:p>142.1788787842</text:p>
          </table:table-cell>
          <table:table-cell office:value-type="float" office:value="59.7539329528809">
            <text:p>59.7539329529</text:p>
          </table:table-cell>
          <table:table-cell office:value-type="float" office:value="48.727367401123">
            <text:p>48.7273674011</text:p>
          </table:table-cell>
          <table:table-cell office:value-type="float" office:value="92.2677459716797">
            <text:p>92.2677459717</text:p>
          </table:table-cell>
          <table:table-cell office:value-type="float" office:value="90.4725723266602">
            <text:p>90.4725723267</text:p>
          </table:table-cell>
          <table:table-cell office:value-type="float" office:value="55.7083740234375">
            <text:p>55.7083740234</text:p>
          </table:table-cell>
          <table:table-cell office:value-type="float" office:value="51.0253067016602">
            <text:p>51.0253067017</text:p>
          </table:table-cell>
          <table:table-cell office:value-type="float" office:value="188.521835327148">
            <text:p>188.5218353271</text:p>
          </table:table-cell>
          <table:table-cell office:value-type="float" office:value="33.7000007629395">
            <text:p>33.7000007629</text:p>
          </table:table-cell>
          <table:table-cell office:value-type="float" office:value="108.747787475586">
            <text:p>108.7477874756</text:p>
          </table:table-cell>
        </table:table-row>
        <table:table-row table:style-name="ro2">
          <table:table-cell office:value-type="string">
            <text:p>2021-12-15</text:p>
          </table:table-cell>
          <table:table-cell office:value-type="float" office:value="180.877792358398">
            <text:p>180.8777923584</text:p>
          </table:table-cell>
          <table:table-cell office:value-type="float" office:value="143.51335144043">
            <text:p>143.5133514404</text:p>
          </table:table-cell>
          <table:table-cell office:value-type="float" office:value="60.2460594177246">
            <text:p>60.2460594177</text:p>
          </table:table-cell>
          <table:table-cell office:value-type="float" office:value="48.5496406555176">
            <text:p>48.5496406555</text:p>
          </table:table-cell>
          <table:table-cell office:value-type="float" office:value="92.4258499145508">
            <text:p>92.4258499146</text:p>
          </table:table-cell>
          <table:table-cell office:value-type="float" office:value="89.6761627197266">
            <text:p>89.6761627197</text:p>
          </table:table-cell>
          <table:table-cell office:value-type="float" office:value="55.6210632324219">
            <text:p>55.6210632324</text:p>
          </table:table-cell>
          <table:table-cell office:value-type="float" office:value="51.1038360595703">
            <text:p>51.1038360596</text:p>
          </table:table-cell>
          <table:table-cell office:value-type="float" office:value="189.087463378906">
            <text:p>189.0874633789</text:p>
          </table:table-cell>
          <table:table-cell office:value-type="float" office:value="33.8199996948242">
            <text:p>33.8199996948</text:p>
          </table:table-cell>
          <table:table-cell office:value-type="float" office:value="110.275001525879">
            <text:p>110.2750015259</text:p>
          </table:table-cell>
        </table:table-row>
        <table:table-row table:style-name="ro2">
          <table:table-cell office:value-type="string">
            <text:p>2021-12-16</text:p>
          </table:table-cell>
          <table:table-cell office:value-type="float" office:value="178.01432800293">
            <text:p>178.0143280029</text:p>
          </table:table-cell>
          <table:table-cell office:value-type="float" office:value="144.511779785156">
            <text:p>144.5117797852</text:p>
          </table:table-cell>
          <table:table-cell office:value-type="float" office:value="60.3149566650391">
            <text:p>60.314956665</text:p>
          </table:table-cell>
          <table:table-cell office:value-type="float" office:value="48.6779975891113">
            <text:p>48.6779975891</text:p>
          </table:table-cell>
          <table:table-cell office:value-type="float" office:value="92.6135864257813">
            <text:p>92.6135864258</text:p>
          </table:table-cell>
          <table:table-cell office:value-type="float" office:value="89.745849609375">
            <text:p>89.7458496094</text:p>
          </table:table-cell>
          <table:table-cell office:value-type="float" office:value="55.5337448120117">
            <text:p>55.533744812</text:p>
          </table:table-cell>
          <table:table-cell office:value-type="float" office:value="51.1823654174805">
            <text:p>51.1823654175</text:p>
          </table:table-cell>
          <table:table-cell office:value-type="float" office:value="190.968139648438">
            <text:p>190.9681396484</text:p>
          </table:table-cell>
          <table:table-cell office:value-type="float" office:value="34.2200012207031">
            <text:p>34.2200012207</text:p>
          </table:table-cell>
          <table:table-cell office:value-type="float" office:value="110.23558807373">
            <text:p>110.2355880737</text:p>
          </table:table-cell>
        </table:table-row>
        <table:table-row table:style-name="ro2">
          <table:table-cell office:value-type="string">
            <text:p>2021-12-17</text:p>
          </table:table-cell>
          <table:table-cell office:value-type="float" office:value="176.058792114258">
            <text:p>176.0587921143</text:p>
          </table:table-cell>
          <table:table-cell office:value-type="float" office:value="142.376571655273">
            <text:p>142.3765716553</text:p>
          </table:table-cell>
          <table:table-cell office:value-type="float" office:value="59.6555099487305">
            <text:p>59.6555099487</text:p>
          </table:table-cell>
          <table:table-cell office:value-type="float" office:value="48.3422889709473">
            <text:p>48.3422889709</text:p>
          </table:table-cell>
          <table:table-cell office:value-type="float" office:value="92.6728744506836">
            <text:p>92.6728744507</text:p>
          </table:table-cell>
          <table:table-cell office:value-type="float" office:value="90.6617202758789">
            <text:p>90.6617202759</text:p>
          </table:table-cell>
          <table:table-cell office:value-type="float" office:value="55.6889762878418">
            <text:p>55.6889762878</text:p>
          </table:table-cell>
          <table:table-cell office:value-type="float" office:value="51.1234703063965">
            <text:p>51.1234703064</text:p>
          </table:table-cell>
          <table:table-cell office:value-type="float" office:value="188.825347900391">
            <text:p>188.8253479004</text:p>
          </table:table-cell>
          <table:table-cell office:value-type="float" office:value="34.1599998474121">
            <text:p>34.1599998474</text:p>
          </table:table-cell>
          <table:table-cell office:value-type="float" office:value="110.097648620605">
            <text:p>110.0976486206</text:p>
          </table:table-cell>
        </table:table-row>
        <table:table-row table:style-name="ro2">
          <table:table-cell office:value-type="string">
            <text:p>2021-12-20</text:p>
          </table:table-cell>
          <table:table-cell office:value-type="float" office:value="173.165374755859">
            <text:p>173.1653747559</text:p>
          </table:table-cell>
          <table:table-cell office:value-type="float" office:value="140.98274230957">
            <text:p>140.9827423096</text:p>
          </table:table-cell>
          <table:table-cell office:value-type="float" office:value="59.2712173461914">
            <text:p>59.2712173462</text:p>
          </table:table-cell>
          <table:table-cell office:value-type="float" office:value="47.6722259521484">
            <text:p>47.6722259521</text:p>
          </table:table-cell>
          <table:table-cell office:value-type="float" office:value="92.534538269043">
            <text:p>92.534538269</text:p>
          </table:table-cell>
          <table:table-cell office:value-type="float" office:value="90.0843276977539">
            <text:p>90.0843276978</text:p>
          </table:table-cell>
          <table:table-cell office:value-type="float" office:value="55.6404609680176">
            <text:p>55.640460968</text:p>
          </table:table-cell>
          <table:table-cell office:value-type="float" office:value="51.1332855224609">
            <text:p>51.1332855225</text:p>
          </table:table-cell>
          <table:table-cell office:value-type="float" office:value="184.978271484375">
            <text:p>184.9782714844</text:p>
          </table:table-cell>
          <table:table-cell office:value-type="float" office:value="34.0099983215332">
            <text:p>34.0099983215</text:p>
          </table:table-cell>
          <table:table-cell office:value-type="float" office:value="109.240440368652">
            <text:p>109.2404403687</text:p>
          </table:table-cell>
        </table:table-row>
        <table:table-row table:style-name="ro2">
          <table:table-cell office:value-type="string">
            <text:p>2021-12-21</text:p>
          </table:table-cell>
          <table:table-cell office:value-type="float" office:value="177.136322021484">
            <text:p>177.1363220215</text:p>
          </table:table-cell>
          <table:table-cell office:value-type="float" office:value="142.62370300293">
            <text:p>142.6237030029</text:p>
          </table:table-cell>
          <table:table-cell office:value-type="float" office:value="60.0597648620605">
            <text:p>60.0597648621</text:p>
          </table:table-cell>
          <table:table-cell office:value-type="float" office:value="48.4798889160156">
            <text:p>48.479888916</text:p>
          </table:table-cell>
          <table:table-cell office:value-type="float" office:value="92.4752426147461">
            <text:p>92.4752426147</text:p>
          </table:table-cell>
          <table:table-cell office:value-type="float" office:value="89.745849609375">
            <text:p>89.7458496094</text:p>
          </table:table-cell>
          <table:table-cell office:value-type="float" office:value="55.3591117858887">
            <text:p>55.3591117859</text:p>
          </table:table-cell>
          <table:table-cell office:value-type="float" office:value="51.1234703063965">
            <text:p>51.1234703064</text:p>
          </table:table-cell>
          <table:table-cell office:value-type="float" office:value="187.928344726563">
            <text:p>187.9283447266</text:p>
          </table:table-cell>
          <table:table-cell office:value-type="float" office:value="34.0099983215332">
            <text:p>34.0099983215</text:p>
          </table:table-cell>
          <table:table-cell office:value-type="float" office:value="110.472061157227">
            <text:p>110.4720611572</text:p>
          </table:table-cell>
        </table:table-row>
        <table:table-row table:style-name="ro2">
          <table:table-cell office:value-type="string">
            <text:p>2021-12-22</text:p>
          </table:table-cell>
          <table:table-cell office:value-type="float" office:value="179.24153137207">
            <text:p>179.2415313721</text:p>
          </table:table-cell>
          <table:table-cell office:value-type="float" office:value="143.444183349609">
            <text:p>143.4441833496</text:p>
          </table:table-cell>
          <table:table-cell office:value-type="float" office:value="60.538890838623">
            <text:p>60.5388908386</text:p>
          </table:table-cell>
          <table:table-cell office:value-type="float" office:value="48.7491111755371">
            <text:p>48.7491111755</text:p>
          </table:table-cell>
          <table:table-cell office:value-type="float" office:value="92.524658203125">
            <text:p>92.5246582031</text:p>
          </table:table-cell>
          <table:table-cell office:value-type="float" office:value="90.1341018676758">
            <text:p>90.1341018677</text:p>
          </table:table-cell>
          <table:table-cell office:value-type="float" office:value="55.3979148864746">
            <text:p>55.3979148865</text:p>
          </table:table-cell>
          <table:table-cell office:value-type="float" office:value="51.2019996643066">
            <text:p>51.2019996643</text:p>
          </table:table-cell>
          <table:table-cell office:value-type="float" office:value="189.463195800781">
            <text:p>189.4631958008</text:p>
          </table:table-cell>
          <table:table-cell office:value-type="float" office:value="34.3300018310547">
            <text:p>34.3300018311</text:p>
          </table:table-cell>
          <table:table-cell office:value-type="float" office:value="111.605155944824">
            <text:p>111.6051559448</text:p>
          </table:table-cell>
        </table:table-row>
        <table:table-row table:style-name="ro2">
          <table:table-cell office:value-type="string">
            <text:p>2021-12-23</text:p>
          </table:table-cell>
          <table:table-cell office:value-type="float" office:value="180.788009643555">
            <text:p>180.7880096436</text:p>
          </table:table-cell>
          <table:table-cell office:value-type="float" office:value="144.294296264648">
            <text:p>144.2942962646</text:p>
          </table:table-cell>
          <table:table-cell office:value-type="float" office:value="60.9181900024414">
            <text:p>60.9181900024</text:p>
          </table:table-cell>
          <table:table-cell office:value-type="float" office:value="49.0382766723633">
            <text:p>49.0382766724</text:p>
          </table:table-cell>
          <table:table-cell office:value-type="float" office:value="92.4838104248047">
            <text:p>92.4838104248</text:p>
          </table:table-cell>
          <table:table-cell office:value-type="float" office:value="89.4331893920898">
            <text:p>89.4331893921</text:p>
          </table:table-cell>
          <table:table-cell office:value-type="float" office:value="55.2761001586914">
            <text:p>55.2761001587</text:p>
          </table:table-cell>
          <table:table-cell office:value-type="float" office:value="51.1800003051758">
            <text:p>51.1800003052</text:p>
          </table:table-cell>
          <table:table-cell office:value-type="float" office:value="191.207336425781">
            <text:p>191.2073364258</text:p>
          </table:table-cell>
          <table:table-cell office:value-type="float" office:value="34.4099998474121">
            <text:p>34.4099998474</text:p>
          </table:table-cell>
          <table:table-cell office:value-type="float" office:value="111.486923217773">
            <text:p>111.4869232178</text:p>
          </table:table-cell>
        </table:table-row>
        <table:table-row table:style-name="ro2">
          <table:table-cell office:value-type="string">
            <text:p>2021-12-27</text:p>
          </table:table-cell>
          <table:table-cell office:value-type="float" office:value="184.030624389648">
            <text:p>184.0306243896</text:p>
          </table:table-cell>
          <table:table-cell office:value-type="float" office:value="145.789306640625">
            <text:p>145.7893066406</text:p>
          </table:table-cell>
          <table:table-cell office:value-type="float" office:value="61.2875175476074">
            <text:p>61.2875175476</text:p>
          </table:table-cell>
          <table:table-cell office:value-type="float" office:value="49.1978149414063">
            <text:p>49.1978149414</text:p>
          </table:table-cell>
          <table:table-cell office:value-type="float" office:value="92.6133270263672">
            <text:p>92.6133270264</text:p>
          </table:table-cell>
          <table:table-cell office:value-type="float" office:value="89.5927124023438">
            <text:p>89.5927124023</text:p>
          </table:table-cell>
          <table:table-cell office:value-type="float" office:value="55.26611328125">
            <text:p>55.2661132813</text:p>
          </table:table-cell>
          <table:table-cell office:value-type="float" office:value="51.2299995422363">
            <text:p>51.2299995422</text:p>
          </table:table-cell>
          <table:table-cell office:value-type="float" office:value="194.067718505859">
            <text:p>194.0677185059</text:p>
          </table:table-cell>
          <table:table-cell office:value-type="float" office:value="34.4799995422363">
            <text:p>34.4799995422</text:p>
          </table:table-cell>
          <table:table-cell office:value-type="float" office:value="113.379570007324">
            <text:p>113.3795700073</text:p>
          </table:table-cell>
        </table:table-row>
        <table:table-row table:style-name="ro2">
          <table:table-cell office:value-type="string">
            <text:p>2021-12-28</text:p>
          </table:table-cell>
          <table:table-cell office:value-type="float" office:value="182.534027099609">
            <text:p>182.5340270996</text:p>
          </table:table-cell>
          <table:table-cell office:value-type="float" office:value="146.157318115234">
            <text:p>146.1573181152</text:p>
          </table:table-cell>
          <table:table-cell office:value-type="float" office:value="61.2675514221191">
            <text:p>61.2675514221</text:p>
          </table:table-cell>
          <table:table-cell office:value-type="float" office:value="49.0283050537109">
            <text:p>49.0283050537</text:p>
          </table:table-cell>
          <table:table-cell office:value-type="float" office:value="92.6232986450195">
            <text:p>92.623298645</text:p>
          </table:table-cell>
          <table:table-cell office:value-type="float" office:value="89.2936019897461">
            <text:p>89.2936019897</text:p>
          </table:table-cell>
          <table:table-cell office:value-type="float" office:value="55.2461471557617">
            <text:p>55.2461471558</text:p>
          </table:table-cell>
          <table:table-cell office:value-type="float" office:value="51.2599983215332">
            <text:p>51.2599983215</text:p>
          </table:table-cell>
          <table:table-cell office:value-type="float" office:value="195.064376831055">
            <text:p>195.0643768311</text:p>
          </table:table-cell>
          <table:table-cell office:value-type="float" office:value="34.3400001525879">
            <text:p>34.3400001526</text:p>
          </table:table-cell>
          <table:table-cell office:value-type="float" office:value="113.79727935791">
            <text:p>113.7972793579</text:p>
          </table:table-cell>
        </table:table-row>
        <table:table-row table:style-name="ro2">
          <table:table-cell office:value-type="string">
            <text:p>2021-12-29</text:p>
          </table:table-cell>
          <table:table-cell office:value-type="float" office:value="182.703643798828">
            <text:p>182.7036437988</text:p>
          </table:table-cell>
          <table:table-cell office:value-type="float" office:value="146.45573425293">
            <text:p>146.4557342529</text:p>
          </table:table-cell>
          <table:table-cell office:value-type="float" office:value="61.1677322387695">
            <text:p>61.1677322388</text:p>
          </table:table-cell>
          <table:table-cell office:value-type="float" office:value="48.8189125061035">
            <text:p>48.8189125061</text:p>
          </table:table-cell>
          <table:table-cell office:value-type="float" office:value="92.3144454956055">
            <text:p>92.3144454956</text:p>
          </table:table-cell>
          <table:table-cell office:value-type="float" office:value="88.3264846801758">
            <text:p>88.3264846802</text:p>
          </table:table-cell>
          <table:table-cell office:value-type="float" office:value="55.0264778137207">
            <text:p>55.0264778137</text:p>
          </table:table-cell>
          <table:table-cell office:value-type="float" office:value="51.3499984741211">
            <text:p>51.3499984741</text:p>
          </table:table-cell>
          <table:table-cell office:value-type="float" office:value="195.821823120117">
            <text:p>195.8218231201</text:p>
          </table:table-cell>
          <table:table-cell office:value-type="float" office:value="34.3300018310547">
            <text:p>34.3300018311</text:p>
          </table:table-cell>
          <table:table-cell office:value-type="float" office:value="114.563095092773">
            <text:p>114.5630950928</text:p>
          </table:table-cell>
        </table:table-row>
        <table:table-row table:style-name="ro2">
          <table:table-cell office:value-type="string">
            <text:p>2021-12-30</text:p>
          </table:table-cell>
          <table:table-cell office:value-type="float" office:value="181.945373535156">
            <text:p>181.9453735352</text:p>
          </table:table-cell>
          <table:table-cell office:value-type="float" office:value="146.266738891602">
            <text:p>146.2667388916</text:p>
          </table:table-cell>
          <table:table-cell office:value-type="float" office:value="61.277530670166">
            <text:p>61.2775306702</text:p>
          </table:table-cell>
          <table:table-cell office:value-type="float" office:value="49.4470977783203">
            <text:p>49.4470977783</text:p>
          </table:table-cell>
          <table:table-cell office:value-type="float" office:value="92.543586730957">
            <text:p>92.543586731</text:p>
          </table:table-cell>
          <table:table-cell office:value-type="float" office:value="89.0742492675781">
            <text:p>89.0742492676</text:p>
          </table:table-cell>
          <table:table-cell office:value-type="float" office:value="55.0764007568359">
            <text:p>55.0764007568</text:p>
          </table:table-cell>
          <table:table-cell office:value-type="float" office:value="51.4000015258789">
            <text:p>51.4000015259</text:p>
          </table:table-cell>
          <table:table-cell office:value-type="float" office:value="195.243759155273">
            <text:p>195.2437591553</text:p>
          </table:table-cell>
          <table:table-cell office:value-type="float" office:value="34.5699996948242">
            <text:p>34.5699996948</text:p>
          </table:table-cell>
          <table:table-cell office:value-type="float" office:value="115.060371398926">
            <text:p>115.0603713989</text:p>
          </table:table-cell>
        </table:table-row>
        <table:table-row table:style-name="ro2">
          <table:table-cell office:value-type="string">
            <text:p>2021-12-31</text:p>
          </table:table-cell>
          <table:table-cell office:value-type="float" office:value="181.406600952148">
            <text:p>181.4066009521</text:p>
          </table:table-cell>
          <table:table-cell office:value-type="float" office:value="146.326416015625">
            <text:p>146.3264160156</text:p>
          </table:table-cell>
          <table:table-cell office:value-type="float" office:value="61.1677322387695">
            <text:p>61.1677322388</text:p>
          </table:table-cell>
          <table:table-cell office:value-type="float" office:value="49.3174705505371">
            <text:p>49.3174705505</text:p>
          </table:table-cell>
          <table:table-cell office:value-type="float" office:value="92.4140777587891">
            <text:p>92.4140777588</text:p>
          </table:table-cell>
          <table:table-cell office:value-type="float" office:value="89.1540222167969">
            <text:p>89.1540222168</text:p>
          </table:table-cell>
          <table:table-cell office:value-type="float" office:value="55.0764007568359">
            <text:p>55.0764007568</text:p>
          </table:table-cell>
          <table:table-cell office:value-type="float" office:value="51.4000015258789">
            <text:p>51.4000015259</text:p>
          </table:table-cell>
          <table:table-cell office:value-type="float" office:value="196.220489501953">
            <text:p>196.220489502</text:p>
          </table:table-cell>
          <table:table-cell office:value-type="float" office:value="34.810001373291">
            <text:p>34.8100013733</text:p>
          </table:table-cell>
          <table:table-cell office:value-type="float" office:value="115.378631591797">
            <text:p>115.3786315918</text:p>
          </table:table-cell>
        </table:table-row>
        <table:table-row table:style-name="ro2">
          <table:table-cell office:value-type="string">
            <text:p>2022-01-03</text:p>
          </table:table-cell>
          <table:table-cell office:value-type="float" office:value="181.795715332031">
            <text:p>181.795715332</text:p>
          </table:table-cell>
          <table:table-cell office:value-type="float" office:value="146.933166503906">
            <text:p>146.9331665039</text:p>
          </table:table-cell>
          <table:table-cell office:value-type="float" office:value="61.5670013427734">
            <text:p>61.5670013428</text:p>
          </table:table-cell>
          <table:table-cell office:value-type="float" office:value="49.6664619445801">
            <text:p>49.6664619446</text:p>
          </table:table-cell>
          <table:table-cell office:value-type="float" office:value="91.8262710571289">
            <text:p>91.8262710571</text:p>
          </table:table-cell>
          <table:table-cell office:value-type="float" office:value="87.0901718139649">
            <text:p>87.090171814</text:p>
          </table:table-cell>
          <table:table-cell office:value-type="float" office:value="54.9066619873047">
            <text:p>54.9066619873</text:p>
          </table:table-cell>
          <table:table-cell office:value-type="float" office:value="51.3699989318848">
            <text:p>51.3699989319</text:p>
          </table:table-cell>
          <table:table-cell office:value-type="float" office:value="194.077682495117">
            <text:p>194.0776824951</text:p>
          </table:table-cell>
          <table:table-cell office:value-type="float" office:value="34.2599983215332">
            <text:p>34.2599983215</text:p>
          </table:table-cell>
          <table:table-cell office:value-type="float" office:value="114.473579406738">
            <text:p>114.4735794067</text:p>
          </table:table-cell>
        </table:table-row>
        <table:table-row table:style-name="ro2">
          <table:table-cell office:value-type="string">
            <text:p>2022-01-04</text:p>
          </table:table-cell>
          <table:table-cell office:value-type="float" office:value="181.167144775391">
            <text:p>181.1671447754</text:p>
          </table:table-cell>
          <table:table-cell office:value-type="float" office:value="148.614166259766">
            <text:p>148.6141662598</text:p>
          </table:table-cell>
          <table:table-cell office:value-type="float" office:value="61.6967658996582">
            <text:p>61.6967658997</text:p>
          </table:table-cell>
          <table:table-cell office:value-type="float" office:value="49.467041015625">
            <text:p>49.4670410156</text:p>
          </table:table-cell>
          <table:table-cell office:value-type="float" office:value="91.8960113525391">
            <text:p>91.8960113525</text:p>
          </table:table-cell>
          <table:table-cell office:value-type="float" office:value="86.711311340332">
            <text:p>86.7113113403</text:p>
          </table:table-cell>
          <table:table-cell office:value-type="float" office:value="54.9166450500488">
            <text:p>54.91664505</text:p>
          </table:table-cell>
          <table:table-cell office:value-type="float" office:value="51.3499984741211">
            <text:p>51.3499984741</text:p>
          </table:table-cell>
          <table:table-cell office:value-type="float" office:value="196.439758300781">
            <text:p>196.4397583008</text:p>
          </table:table-cell>
          <table:table-cell office:value-type="float" office:value="34.5200004577637">
            <text:p>34.5200004578</text:p>
          </table:table-cell>
          <table:table-cell office:value-type="float" office:value="114.334342956543">
            <text:p>114.3343429565</text:p>
          </table:table-cell>
        </table:table-row>
        <table:table-row table:style-name="ro2">
          <table:table-cell office:value-type="string">
            <text:p>2022-01-05</text:p>
          </table:table-cell>
          <table:table-cell office:value-type="float" office:value="175.091003417969">
            <text:p>175.091003418</text:p>
          </table:table-cell>
          <table:table-cell office:value-type="float" office:value="147.689117431641">
            <text:p>147.6891174316</text:p>
          </table:table-cell>
          <table:table-cell office:value-type="float" office:value="61.0978622436523">
            <text:p>61.0978622437</text:p>
          </table:table-cell>
          <table:table-cell office:value-type="float" office:value="48.7291717529297">
            <text:p>48.7291717529</text:p>
          </table:table-cell>
          <table:table-cell office:value-type="float" office:value="91.4178085327148">
            <text:p>91.4178085327</text:p>
          </table:table-cell>
          <table:table-cell office:value-type="float" office:value="86.3025207519531">
            <text:p>86.302520752</text:p>
          </table:table-cell>
          <table:table-cell office:value-type="float" office:value="54.8068084716797">
            <text:p>54.8068084717</text:p>
          </table:table-cell>
          <table:table-cell office:value-type="float" office:value="51.2000007629395">
            <text:p>51.2000007629</text:p>
          </table:table-cell>
          <table:table-cell office:value-type="float" office:value="196.260345458984">
            <text:p>196.260345459</text:p>
          </table:table-cell>
          <table:table-cell office:value-type="float" office:value="34.4099998474121">
            <text:p>34.4099998474</text:p>
          </table:table-cell>
          <table:table-cell office:value-type="float" office:value="111.06224822998">
            <text:p>111.06224823</text:p>
          </table:table-cell>
        </table:table-row>
        <table:table-row table:style-name="ro2">
          <table:table-cell office:value-type="string">
            <text:p>2022-01-06</text:p>
          </table:table-cell>
          <table:table-cell office:value-type="float" office:value="175.709579467773">
            <text:p>175.7095794678</text:p>
          </table:table-cell>
          <table:table-cell office:value-type="float" office:value="147.947738647461">
            <text:p>147.9477386475</text:p>
          </table:table-cell>
          <table:table-cell office:value-type="float" office:value="60.9581184387207">
            <text:p>60.9581184387</text:p>
          </table:table-cell>
          <table:table-cell office:value-type="float" office:value="49.0083656311035">
            <text:p>49.0083656311</text:p>
          </table:table-cell>
          <table:table-cell office:value-type="float" office:value="91.2484359741211">
            <text:p>91.2484359741</text:p>
          </table:table-cell>
          <table:table-cell office:value-type="float" office:value="86.4520797729492">
            <text:p>86.4520797729</text:p>
          </table:table-cell>
          <table:table-cell office:value-type="float" office:value="54.6869926452637">
            <text:p>54.6869926453</text:p>
          </table:table-cell>
          <table:table-cell office:value-type="float" office:value="51.0800018310547">
            <text:p>51.0800018311</text:p>
          </table:table-cell>
          <table:table-cell office:value-type="float" office:value="193.828521728516">
            <text:p>193.8285217285</text:p>
          </table:table-cell>
          <table:table-cell office:value-type="float" office:value="34">
            <text:p>34</text:p>
          </table:table-cell>
          <table:table-cell office:value-type="float" office:value="111.16170501709">
            <text:p>111.1617050171</text:p>
          </table:table-cell>
        </table:table-row>
        <table:table-row table:style-name="ro2">
          <table:table-cell office:value-type="string">
            <text:p>2022-01-07</text:p>
          </table:table-cell>
          <table:table-cell office:value-type="float" office:value="174.093276977539">
            <text:p>174.0932769775</text:p>
          </table:table-cell>
          <table:table-cell office:value-type="float" office:value="148.624114990234">
            <text:p>148.6241149902</text:p>
          </table:table-cell>
          <table:table-cell office:value-type="float" office:value="61.2276229858398">
            <text:p>61.2276229858</text:p>
          </table:table-cell>
          <table:table-cell office:value-type="float" office:value="49.2576446533203">
            <text:p>49.2576446533</text:p>
          </table:table-cell>
          <table:table-cell office:value-type="float" office:value="90.9894104003906">
            <text:p>90.9894104004</text:p>
          </table:table-cell>
          <table:table-cell office:value-type="float" office:value="85.8538589477539">
            <text:p>85.8538589478</text:p>
          </table:table-cell>
          <table:table-cell office:value-type="float" office:value="54.6969757080078">
            <text:p>54.696975708</text:p>
          </table:table-cell>
          <table:table-cell office:value-type="float" office:value="51.060001373291">
            <text:p>51.0600013733</text:p>
          </table:table-cell>
          <table:table-cell office:value-type="float" office:value="193.848449707031">
            <text:p>193.848449707</text:p>
          </table:table-cell>
          <table:table-cell office:value-type="float" office:value="34.1500015258789">
            <text:p>34.1500015259</text:p>
          </table:table-cell>
          <table:table-cell office:value-type="float" office:value="110.425727844238">
            <text:p>110.4257278442</text:p>
          </table:table-cell>
        </table:table-row>
        <table:table-row table:style-name="ro2">
          <table:table-cell office:value-type="string">
            <text:p>2022-01-10</text:p>
          </table:table-cell>
          <table:table-cell office:value-type="float" office:value="174.701889038086">
            <text:p>174.7018890381</text:p>
          </table:table-cell>
          <table:table-cell office:value-type="float" office:value="148.49479675293">
            <text:p>148.4947967529</text:p>
          </table:table-cell>
          <table:table-cell office:value-type="float" office:value="60.8283576965332">
            <text:p>60.8283576965</text:p>
          </table:table-cell>
          <table:table-cell office:value-type="float" office:value="49.3573570251465">
            <text:p>49.3573570251</text:p>
          </table:table-cell>
          <table:table-cell office:value-type="float" office:value="90.9096984863281">
            <text:p>90.9096984863</text:p>
          </table:table-cell>
          <table:table-cell office:value-type="float" office:value="86.033332824707">
            <text:p>86.0333328247</text:p>
          </table:table-cell>
          <table:table-cell office:value-type="float" office:value="54.6470565795898">
            <text:p>54.6470565796</text:p>
          </table:table-cell>
          <table:table-cell office:value-type="float" office:value="51.0699996948242">
            <text:p>51.0699996948</text:p>
          </table:table-cell>
          <table:table-cell office:value-type="float" office:value="191.815292358398">
            <text:p>191.8152923584</text:p>
          </table:table-cell>
          <table:table-cell office:value-type="float" office:value="34.25">
            <text:p>34.25</text:p>
          </table:table-cell>
          <table:table-cell office:value-type="float" office:value="109.789215087891">
            <text:p>109.7892150879</text:p>
          </table:table-cell>
        </table:table-row>
        <table:table-row table:style-name="ro2">
          <table:table-cell office:value-type="string">
            <text:p>2022-01-11</text:p>
          </table:table-cell>
          <table:table-cell office:value-type="float" office:value="176.667404174805">
            <text:p>176.6674041748</text:p>
          </table:table-cell>
          <table:table-cell office:value-type="float" office:value="149.509368896484">
            <text:p>149.5093688965</text:p>
          </table:table-cell>
          <table:table-cell office:value-type="float" office:value="61.7666358947754">
            <text:p>61.7666358948</text:p>
          </table:table-cell>
          <table:table-cell office:value-type="float" office:value="50.3145866394043">
            <text:p>50.3145866394</text:p>
          </table:table-cell>
          <table:table-cell office:value-type="float" office:value="91.0292587280273">
            <text:p>91.029258728</text:p>
          </table:table-cell>
          <table:table-cell office:value-type="float" office:value="86.4819869995117">
            <text:p>86.4819869995</text:p>
          </table:table-cell>
          <table:table-cell office:value-type="float" office:value="54.6670227050781">
            <text:p>54.6670227051</text:p>
          </table:table-cell>
          <table:table-cell office:value-type="float" office:value="51.25">
            <text:p>51.25</text:p>
          </table:table-cell>
          <table:table-cell office:value-type="float" office:value="193.928192138672">
            <text:p>193.9281921387</text:p>
          </table:table-cell>
          <table:table-cell office:value-type="float" office:value="34.6800003051758">
            <text:p>34.6800003052</text:p>
          </table:table-cell>
          <table:table-cell office:value-type="float" office:value="109.958290100098">
            <text:p>109.9582901001</text:p>
          </table:table-cell>
        </table:table-row>
        <table:table-row table:style-name="ro2">
          <table:table-cell office:value-type="string">
            <text:p>2022-01-12</text:p>
          </table:table-cell>
          <table:table-cell office:value-type="float" office:value="177.385757446289">
            <text:p>177.3857574463</text:p>
          </table:table-cell>
          <table:table-cell office:value-type="float" office:value="149.529266357422">
            <text:p>149.5292663574</text:p>
          </table:table-cell>
          <table:table-cell office:value-type="float" office:value="62.4453926086426">
            <text:p>62.4453926086</text:p>
          </table:table-cell>
          <table:table-cell office:value-type="float" office:value="51.0823707580566">
            <text:p>51.0823707581</text:p>
          </table:table-cell>
          <table:table-cell office:value-type="float" office:value="91.0890350341797">
            <text:p>91.0890350342</text:p>
          </table:table-cell>
          <table:table-cell office:value-type="float" office:value="86.2127990722656">
            <text:p>86.2127990723</text:p>
          </table:table-cell>
          <table:table-cell office:value-type="float" office:value="54.7369155883789">
            <text:p>54.7369155884</text:p>
          </table:table-cell>
          <table:table-cell office:value-type="float" office:value="51.1199989318848">
            <text:p>51.1199989319</text:p>
          </table:table-cell>
          <table:table-cell office:value-type="float" office:value="195.861694335938">
            <text:p>195.8616943359</text:p>
          </table:table-cell>
          <table:table-cell office:value-type="float" office:value="34.75">
            <text:p>34.75</text:p>
          </table:table-cell>
          <table:table-cell office:value-type="float" office:value="110.087585449219">
            <text:p>110.0875854492</text:p>
          </table:table-cell>
        </table:table-row>
        <table:table-row table:style-name="ro2">
          <table:table-cell office:value-type="string">
            <text:p>2022-01-13</text:p>
          </table:table-cell>
          <table:table-cell office:value-type="float" office:value="172.437042236328">
            <text:p>172.4370422363</text:p>
          </table:table-cell>
          <table:table-cell office:value-type="float" office:value="149.220916748047">
            <text:p>149.220916748</text:p>
          </table:table-cell>
          <table:table-cell office:value-type="float" office:value="61.926342010498">
            <text:p>61.9263420105</text:p>
          </table:table-cell>
          <table:table-cell office:value-type="float" office:value="50.4442138671875">
            <text:p>50.4442138672</text:p>
          </table:table-cell>
          <table:table-cell office:value-type="float" office:value="91.2583923339844">
            <text:p>91.258392334</text:p>
          </table:table-cell>
          <table:table-cell office:value-type="float" office:value="86.9206848144531">
            <text:p>86.9206848145</text:p>
          </table:table-cell>
          <table:table-cell office:value-type="float" office:value="54.8267822265625">
            <text:p>54.8267822266</text:p>
          </table:table-cell>
          <table:table-cell office:value-type="float" office:value="51.1300010681152">
            <text:p>51.1300010681</text:p>
          </table:table-cell>
          <table:table-cell office:value-type="float" office:value="194.536148071289">
            <text:p>194.5361480713</text:p>
          </table:table-cell>
          <table:table-cell office:value-type="float" office:value="34.6500015258789">
            <text:p>34.6500015259</text:p>
          </table:table-cell>
          <table:table-cell office:value-type="float" office:value="109.868782043457">
            <text:p>109.8687820435</text:p>
          </table:table-cell>
        </table:table-row>
        <table:table-row table:style-name="ro2">
          <table:table-cell office:value-type="string">
            <text:p>2022-01-14</text:p>
          </table:table-cell>
          <table:table-cell office:value-type="float" office:value="171.758575439453">
            <text:p>171.7585754395</text:p>
          </table:table-cell>
          <table:table-cell office:value-type="float" office:value="149.01203918457">
            <text:p>149.0120391846</text:p>
          </table:table-cell>
          <table:table-cell office:value-type="float" office:value="61.8963966369629">
            <text:p>61.896396637</text:p>
          </table:table-cell>
          <table:table-cell office:value-type="float" office:value="50.5439262390137">
            <text:p>50.543926239</text:p>
          </table:table-cell>
          <table:table-cell office:value-type="float" office:value="90.7502975463867">
            <text:p>90.7502975464</text:p>
          </table:table-cell>
          <table:table-cell office:value-type="float" office:value="85.6744003295898">
            <text:p>85.6744003296</text:p>
          </table:table-cell>
          <table:table-cell office:value-type="float" office:value="54.6869926452637">
            <text:p>54.6869926453</text:p>
          </table:table-cell>
          <table:table-cell office:value-type="float" office:value="51.0699996948242">
            <text:p>51.0699996948</text:p>
          </table:table-cell>
          <table:table-cell office:value-type="float" office:value="193.240493774414">
            <text:p>193.2404937744</text:p>
          </table:table-cell>
          <table:table-cell office:value-type="float" office:value="34.5400009155273">
            <text:p>34.5400009155</text:p>
          </table:table-cell>
          <table:table-cell office:value-type="float" office:value="108.874221801758">
            <text:p>108.8742218018</text:p>
          </table:table-cell>
        </table:table-row>
        <table:table-row table:style-name="ro2">
          <table:table-cell office:value-type="string">
            <text:p>2022-01-18</text:p>
          </table:table-cell>
          <table:table-cell office:value-type="float" office:value="167.298736572266">
            <text:p>167.2987365723</text:p>
          </table:table-cell>
          <table:table-cell office:value-type="float" office:value="146.99284362793">
            <text:p>146.9928436279</text:p>
          </table:table-cell>
          <table:table-cell office:value-type="float" office:value="60.9880638122559">
            <text:p>60.9880638123</text:p>
          </table:table-cell>
          <table:table-cell office:value-type="float" office:value="49.796085357666">
            <text:p>49.7960853577</text:p>
          </table:table-cell>
          <table:table-cell office:value-type="float" office:value="90.0628814697266">
            <text:p>90.0628814697</text:p>
          </table:table-cell>
          <table:table-cell office:value-type="float" office:value="84.5278167724609">
            <text:p>84.5278167725</text:p>
          </table:table-cell>
          <table:table-cell office:value-type="float" office:value="54.4174041748047">
            <text:p>54.4174041748</text:p>
          </table:table-cell>
          <table:table-cell office:value-type="float" office:value="50.9599990844727">
            <text:p>50.9599990845</text:p>
          </table:table-cell>
          <table:table-cell office:value-type="float" office:value="190.629287719727">
            <text:p>190.6292877197</text:p>
          </table:table-cell>
          <table:table-cell office:value-type="float" office:value="34.5">
            <text:p>34.5</text:p>
          </table:table-cell>
          <table:table-cell office:value-type="float" office:value="107.730484008789">
            <text:p>107.7304840088</text:p>
          </table:table-cell>
        </table:table-row>
        <table:table-row table:style-name="ro2">
          <table:table-cell office:value-type="string">
            <text:p>2022-01-19</text:p>
          </table:table-cell>
          <table:table-cell office:value-type="float" office:value="165.393096923828">
            <text:p>165.3930969238</text:p>
          </table:table-cell>
          <table:table-cell office:value-type="float" office:value="145.699768066406">
            <text:p>145.6997680664</text:p>
          </table:table-cell>
          <table:table-cell office:value-type="float" office:value="61.0379753112793">
            <text:p>61.0379753113</text:p>
          </table:table-cell>
          <table:table-cell office:value-type="float" office:value="49.9955101013184">
            <text:p>49.9955101013</text:p>
          </table:table-cell>
          <table:table-cell office:value-type="float" office:value="90.1724700927734">
            <text:p>90.1724700928</text:p>
          </table:table-cell>
          <table:table-cell office:value-type="float" office:value="85.0961303710938">
            <text:p>85.0961303711</text:p>
          </table:table-cell>
          <table:table-cell office:value-type="float" office:value="54.4174041748047">
            <text:p>54.4174041748</text:p>
          </table:table-cell>
          <table:table-cell office:value-type="float" office:value="50.9300003051758">
            <text:p>50.9300003052</text:p>
          </table:table-cell>
          <table:table-cell office:value-type="float" office:value="189.812026977539">
            <text:p>189.8120269775</text:p>
          </table:table-cell>
          <table:table-cell office:value-type="float" office:value="35.0499992370605">
            <text:p>35.0499992371</text:p>
          </table:table-cell>
          <table:table-cell office:value-type="float" office:value="106.278427124023">
            <text:p>106.278427124</text:p>
          </table:table-cell>
        </table:table-row>
        <table:table-row table:style-name="ro2">
          <table:table-cell office:value-type="string">
            <text:p>2022-01-20</text:p>
          </table:table-cell>
          <table:table-cell office:value-type="float" office:value="163.567260742188">
            <text:p>163.5672607422</text:p>
          </table:table-cell>
          <table:table-cell office:value-type="float" office:value="144.42658996582">
            <text:p>144.4265899658</text:p>
          </table:table-cell>
          <table:table-cell office:value-type="float" office:value="60.8682823181152">
            <text:p>60.8682823181</text:p>
          </table:table-cell>
          <table:table-cell office:value-type="float" office:value="50.3046188354492">
            <text:p>50.3046188354</text:p>
          </table:table-cell>
          <table:table-cell office:value-type="float" office:value="90.1824188232422">
            <text:p>90.1824188232</text:p>
          </table:table-cell>
          <table:table-cell office:value-type="float" office:value="85.5746994018555">
            <text:p>85.5746994019</text:p>
          </table:table-cell>
          <table:table-cell office:value-type="float" office:value="54.5671768188477">
            <text:p>54.5671768188</text:p>
          </table:table-cell>
          <table:table-cell office:value-type="float" office:value="50.939998626709">
            <text:p>50.9399986267</text:p>
          </table:table-cell>
          <table:table-cell office:value-type="float" office:value="186.70246887207">
            <text:p>186.7024688721</text:p>
          </table:table-cell>
          <table:table-cell office:value-type="float" office:value="34.9599990844727">
            <text:p>34.9599990845</text:p>
          </table:table-cell>
          <table:table-cell office:value-type="float" office:value="104.915878295898">
            <text:p>104.9158782959</text:p>
          </table:table-cell>
        </table:table-row>
        <table:table-row table:style-name="ro2">
          <table:table-cell office:value-type="string">
            <text:p>2022-01-21</text:p>
          </table:table-cell>
          <table:table-cell office:value-type="float" office:value="159.626235961914">
            <text:p>159.6262359619</text:p>
          </table:table-cell>
          <table:table-cell office:value-type="float" office:value="142.745590209961">
            <text:p>142.74559021</text:p>
          </table:table-cell>
          <table:table-cell office:value-type="float" office:value="59.9998779296875">
            <text:p>59.9998779297</text:p>
          </table:table-cell>
          <table:table-cell office:value-type="float" office:value="49.5168952941895">
            <text:p>49.5168952942</text:p>
          </table:table-cell>
          <table:table-cell office:value-type="float" office:value="90.5610122680664">
            <text:p>90.5610122681</text:p>
          </table:table-cell>
          <table:table-cell office:value-type="float" office:value="86.5318450927734">
            <text:p>86.5318450928</text:p>
          </table:table-cell>
          <table:table-cell office:value-type="float" office:value="54.6770095825195">
            <text:p>54.6770095825</text:p>
          </table:table-cell>
          <table:table-cell office:value-type="float" office:value="51">
            <text:p>51</text:p>
          </table:table-cell>
          <table:table-cell office:value-type="float" office:value="181.649459838867">
            <text:p>181.6494598389</text:p>
          </table:table-cell>
          <table:table-cell office:value-type="float" office:value="34.8400001525879">
            <text:p>34.8400001526</text:p>
          </table:table-cell>
          <table:table-cell office:value-type="float" office:value="104.657302856445">
            <text:p>104.6573028564</text:p>
          </table:table-cell>
        </table:table-row>
        <table:table-row table:style-name="ro2">
          <table:table-cell office:value-type="string">
            <text:p>2022-01-24</text:p>
          </table:table-cell>
          <table:table-cell office:value-type="float" office:value="160.474304199219">
            <text:p>160.4743041992</text:p>
          </table:table-cell>
          <table:table-cell office:value-type="float" office:value="142.864959716797">
            <text:p>142.8649597168</text:p>
          </table:table-cell>
          <table:table-cell office:value-type="float" office:value="59.3311042785645">
            <text:p>59.3311042786</text:p>
          </table:table-cell>
          <table:table-cell office:value-type="float" office:value="48.8587951660156">
            <text:p>48.858795166</text:p>
          </table:table-cell>
          <table:table-cell office:value-type="float" office:value="90.5012283325195">
            <text:p>90.5012283325</text:p>
          </table:table-cell>
          <table:table-cell office:value-type="float" office:value="85.8738098144531">
            <text:p>85.8738098145</text:p>
          </table:table-cell>
          <table:table-cell office:value-type="float" office:value="54.6869926452637">
            <text:p>54.6869926453</text:p>
          </table:table-cell>
          <table:table-cell office:value-type="float" office:value="51.0999984741211">
            <text:p>51.0999984741</text:p>
          </table:table-cell>
          <table:table-cell office:value-type="float" office:value="181.828857421875">
            <text:p>181.8288574219</text:p>
          </table:table-cell>
          <table:table-cell office:value-type="float" office:value="35.0099983215332">
            <text:p>35.0099983215</text:p>
          </table:table-cell>
          <table:table-cell office:value-type="float" office:value="104.85620880127">
            <text:p>104.8562088013</text:p>
          </table:table-cell>
        </table:table-row>
        <table:table-row table:style-name="ro2">
          <table:table-cell office:value-type="string">
            <text:p>2022-01-25</text:p>
          </table:table-cell>
          <table:table-cell office:value-type="float" office:value="157.950057983398">
            <text:p>157.9500579834</text:p>
          </table:table-cell>
          <table:table-cell office:value-type="float" office:value="142.735641479492">
            <text:p>142.7356414795</text:p>
          </table:table-cell>
          <table:table-cell office:value-type="float" office:value="59.0815620422363">
            <text:p>59.0815620422</text:p>
          </table:table-cell>
          <table:table-cell office:value-type="float" office:value="48.8488273620605">
            <text:p>48.8488273621</text:p>
          </table:table-cell>
          <table:table-cell office:value-type="float" office:value="90.3517990112305">
            <text:p>90.3517990112</text:p>
          </table:table-cell>
          <table:table-cell office:value-type="float" office:value="85.7242584228516">
            <text:p>85.7242584229</text:p>
          </table:table-cell>
          <table:table-cell office:value-type="float" office:value="54.5472068786621">
            <text:p>54.5472068787</text:p>
          </table:table-cell>
          <table:table-cell office:value-type="float" office:value="51.0800018310547">
            <text:p>51.0800018311</text:p>
          </table:table-cell>
          <table:table-cell office:value-type="float" office:value="180.513275146484">
            <text:p>180.5132751465</text:p>
          </table:table-cell>
          <table:table-cell office:value-type="float" office:value="35.1300010681152">
            <text:p>35.1300010681</text:p>
          </table:table-cell>
          <table:table-cell office:value-type="float" office:value="104.438499450684">
            <text:p>104.4384994507</text:p>
          </table:table-cell>
        </table:table-row>
        <table:table-row table:style-name="ro2">
          <table:table-cell office:value-type="string">
            <text:p>2022-01-26</text:p>
          </table:table-cell>
          <table:table-cell office:value-type="float" office:value="158.119659423828">
            <text:p>158.1196594238</text:p>
          </table:table-cell>
          <table:table-cell office:value-type="float" office:value="142.019485473633">
            <text:p>142.0194854736</text:p>
          </table:table-cell>
          <table:table-cell office:value-type="float" office:value="58.7022590637207">
            <text:p>58.7022590637</text:p>
          </table:table-cell>
          <table:table-cell office:value-type="float" office:value="48.3402938842773">
            <text:p>48.3402938843</text:p>
          </table:table-cell>
          <table:table-cell office:value-type="float" office:value="89.8337249755859">
            <text:p>89.8337249756</text:p>
          </table:table-cell>
          <table:table-cell office:value-type="float" office:value="84.7970199584961">
            <text:p>84.7970199585</text:p>
          </table:table-cell>
          <table:table-cell office:value-type="float" office:value="54.3574905395508">
            <text:p>54.3574905396</text:p>
          </table:table-cell>
          <table:table-cell office:value-type="float" office:value="50.939998626709">
            <text:p>50.9399986267</text:p>
          </table:table-cell>
          <table:table-cell office:value-type="float" office:value="178.340576171875">
            <text:p>178.3405761719</text:p>
          </table:table-cell>
          <table:table-cell office:value-type="float" office:value="34.560001373291">
            <text:p>34.5600013733</text:p>
          </table:table-cell>
          <table:table-cell office:value-type="float" office:value="102.807426452637">
            <text:p>102.8074264526</text:p>
          </table:table-cell>
        </table:table-row>
        <table:table-row table:style-name="ro2">
          <table:table-cell office:value-type="string">
            <text:p>2022-01-27</text:p>
          </table:table-cell>
          <table:table-cell office:value-type="float" office:value="156.154144287109">
            <text:p>156.1541442871</text:p>
          </table:table-cell>
          <table:table-cell office:value-type="float" office:value="141.780746459961">
            <text:p>141.78074646</text:p>
          </table:table-cell>
          <table:table-cell office:value-type="float" office:value="58.3728637695313">
            <text:p>58.3728637695</text:p>
          </table:table-cell>
          <table:table-cell office:value-type="float" office:value="47.9115333557129">
            <text:p>47.9115333557</text:p>
          </table:table-cell>
          <table:table-cell office:value-type="float" office:value="89.9532852172852">
            <text:p>89.9532852173</text:p>
          </table:table-cell>
          <table:table-cell office:value-type="float" office:value="86.1928558349609">
            <text:p>86.192855835</text:p>
          </table:table-cell>
          <table:table-cell office:value-type="float" office:value="54.4773139953613">
            <text:p>54.4773139954</text:p>
          </table:table-cell>
          <table:table-cell office:value-type="float" office:value="50.9099998474121">
            <text:p>50.9099998474</text:p>
          </table:table-cell>
          <table:table-cell office:value-type="float" office:value="178.739242553711">
            <text:p>178.7392425537</text:p>
          </table:table-cell>
          <table:table-cell office:value-type="float" office:value="34.1399993896484">
            <text:p>34.1399993896</text:p>
          </table:table-cell>
          <table:table-cell office:value-type="float" office:value="101.106727600098">
            <text:p>101.1067276001</text:p>
          </table:table-cell>
        </table:table-row>
        <table:table-row table:style-name="ro2">
          <table:table-cell office:value-type="string">
            <text:p>2022-01-28</text:p>
          </table:table-cell>
          <table:table-cell office:value-type="float" office:value="160.234848022461">
            <text:p>160.2348480225</text:p>
          </table:table-cell>
          <table:table-cell office:value-type="float" office:value="143.521438598633">
            <text:p>143.5214385986</text:p>
          </table:table-cell>
          <table:table-cell office:value-type="float" office:value="58.522590637207">
            <text:p>58.5225906372</text:p>
          </table:table-cell>
          <table:table-cell office:value-type="float" office:value="47.9913063049316">
            <text:p>47.9913063049</text:p>
          </table:table-cell>
          <table:table-cell office:value-type="float" office:value="90.0529098510742">
            <text:p>90.0529098511</text:p>
          </table:table-cell>
          <table:table-cell office:value-type="float" office:value="86.2028274536133">
            <text:p>86.2028274536</text:p>
          </table:table-cell>
          <table:table-cell office:value-type="float" office:value="54.5172500610352">
            <text:p>54.517250061</text:p>
          </table:table-cell>
          <table:table-cell office:value-type="float" office:value="51.0099983215332">
            <text:p>51.0099983215</text:p>
          </table:table-cell>
          <table:table-cell office:value-type="float" office:value="179.705993652344">
            <text:p>179.7059936523</text:p>
          </table:table-cell>
          <table:table-cell office:value-type="float" office:value="34.0299987792969">
            <text:p>34.0299987793</text:p>
          </table:table-cell>
          <table:table-cell office:value-type="float" office:value="104.37882232666">
            <text:p>104.3788223267</text:p>
          </table:table-cell>
        </table:table-row>
        <table:table-row table:style-name="ro2">
          <table:table-cell office:value-type="string">
            <text:p>2022-01-31</text:p>
          </table:table-cell>
          <table:table-cell office:value-type="float" office:value="165.02392578125">
            <text:p>165.0239257813</text:p>
          </table:table-cell>
          <table:table-cell office:value-type="float" office:value="144.754837036133">
            <text:p>144.7548370361</text:p>
          </table:table-cell>
          <table:table-cell office:value-type="float" office:value="59.7004280090332">
            <text:p>59.700428009</text:p>
          </table:table-cell>
          <table:table-cell office:value-type="float" office:value="49.5268630981445">
            <text:p>49.5268630981</text:p>
          </table:table-cell>
          <table:table-cell office:value-type="float" office:value="90.1226501464844">
            <text:p>90.1226501465</text:p>
          </table:table-cell>
          <table:table-cell office:value-type="float" office:value="85.8538589477539">
            <text:p>85.8538589478</text:p>
          </table:table-cell>
          <table:table-cell office:value-type="float" office:value="54.317554473877">
            <text:p>54.3175544739</text:p>
          </table:table-cell>
          <table:table-cell office:value-type="float" office:value="51.060001373291">
            <text:p>51.0600013733</text:p>
          </table:table-cell>
          <table:table-cell office:value-type="float" office:value="182.396942138672">
            <text:p>182.3969421387</text:p>
          </table:table-cell>
          <table:table-cell office:value-type="float" office:value="34.2200012207031">
            <text:p>34.2200012207</text:p>
          </table:table-cell>
          <table:table-cell office:value-type="float" office:value="105.661796569824">
            <text:p>105.6617965698</text:p>
          </table:table-cell>
        </table:table-row>
        <table:table-row table:style-name="ro2">
          <table:table-cell office:value-type="string">
            <text:p>2022-02-01</text:p>
          </table:table-cell>
          <table:table-cell office:value-type="float" office:value="166.929595947266">
            <text:p>166.9295959473</text:p>
          </table:table-cell>
          <table:table-cell office:value-type="float" office:value="145.729614257813">
            <text:p>145.7296142578</text:p>
          </table:table-cell>
          <table:table-cell office:value-type="float" office:value="60.2494201660156">
            <text:p>60.249420166</text:p>
          </table:table-cell>
          <table:table-cell office:value-type="float" office:value="49.8160285949707">
            <text:p>49.816028595</text:p>
          </table:table-cell>
          <table:table-cell office:value-type="float" office:value="90.1885299682617">
            <text:p>90.1885299683</text:p>
          </table:table-cell>
          <table:table-cell office:value-type="float" office:value="85.6232070922852">
            <text:p>85.6232070923</text:p>
          </table:table-cell>
          <table:table-cell office:value-type="float" office:value="54.274585723877">
            <text:p>54.2745857239</text:p>
          </table:table-cell>
          <table:table-cell office:value-type="float" office:value="50.939998626709">
            <text:p>50.9399986267</text:p>
          </table:table-cell>
          <table:table-cell office:value-type="float" office:value="185.536392211914">
            <text:p>185.5363922119</text:p>
          </table:table-cell>
          <table:table-cell office:value-type="float" office:value="34.2700004577637">
            <text:p>34.2700004578</text:p>
          </table:table-cell>
          <table:table-cell office:value-type="float" office:value="105.283866882324">
            <text:p>105.2838668823</text:p>
          </table:table-cell>
        </table:table-row>
        <table:table-row table:style-name="ro2">
          <table:table-cell office:value-type="string">
            <text:p>2022-02-02</text:p>
          </table:table-cell>
          <table:table-cell office:value-type="float" office:value="168.236602783203">
            <text:p>168.2366027832</text:p>
          </table:table-cell>
          <table:table-cell office:value-type="float" office:value="147.032638549805">
            <text:p>147.0326385498</text:p>
          </table:table-cell>
          <table:table-cell office:value-type="float" office:value="60.5588493347168">
            <text:p>60.5588493347</text:p>
          </table:table-cell>
          <table:table-cell office:value-type="float" office:value="49.7262878417969">
            <text:p>49.7262878418</text:p>
          </table:table-cell>
          <table:table-cell office:value-type="float" office:value="90.2484283447266">
            <text:p>90.2484283447</text:p>
          </table:table-cell>
          <table:table-cell office:value-type="float" office:value="85.9127807617188">
            <text:p>85.9127807617</text:p>
          </table:table-cell>
          <table:table-cell office:value-type="float" office:value="54.3145561218262">
            <text:p>54.3145561218</text:p>
          </table:table-cell>
          <table:table-cell office:value-type="float" office:value="51">
            <text:p>51</text:p>
          </table:table-cell>
          <table:table-cell office:value-type="float" office:value="186.084564208984">
            <text:p>186.084564209</text:p>
          </table:table-cell>
          <table:table-cell office:value-type="float" office:value="34.3800010681152">
            <text:p>34.3800010681</text:p>
          </table:table-cell>
          <table:table-cell office:value-type="float" office:value="106.626518249512">
            <text:p>106.6265182495</text:p>
          </table:table-cell>
        </table:table-row>
        <table:table-row table:style-name="ro2">
          <table:table-cell office:value-type="string">
            <text:p>2022-02-03</text:p>
          </table:table-cell>
          <table:table-cell office:value-type="float" office:value="164.295593261719">
            <text:p>164.2955932617</text:p>
          </table:table-cell>
          <table:table-cell office:value-type="float" office:value="145.769409179688">
            <text:p>145.7694091797</text:p>
          </table:table-cell>
          <table:table-cell office:value-type="float" office:value="59.7203941345215">
            <text:p>59.7203941345</text:p>
          </table:table-cell>
          <table:table-cell office:value-type="float" office:value="49.3074989318848">
            <text:p>49.3074989319</text:p>
          </table:table-cell>
          <table:table-cell office:value-type="float" office:value="89.7393417358398">
            <text:p>89.7393417358</text:p>
          </table:table-cell>
          <table:table-cell office:value-type="float" office:value="85.2837142944336">
            <text:p>85.2837142944</text:p>
          </table:table-cell>
          <table:table-cell office:value-type="float" office:value="53.964786529541">
            <text:p>53.9647865295</text:p>
          </table:table-cell>
          <table:table-cell office:value-type="float" office:value="50.8699989318848">
            <text:p>50.8699989319</text:p>
          </table:table-cell>
          <table:table-cell office:value-type="float" office:value="182.955078125">
            <text:p>182.955078125</text:p>
          </table:table-cell>
          <table:table-cell office:value-type="float" office:value="34.3600006103516">
            <text:p>34.3600006104</text:p>
          </table:table-cell>
          <table:table-cell office:value-type="float" office:value="105.492729187012">
            <text:p>105.492729187</text:p>
          </table:table-cell>
        </table:table-row>
        <table:table-row table:style-name="ro2">
          <table:table-cell office:value-type="string">
            <text:p>2022-02-04</text:p>
          </table:table-cell>
          <table:table-cell office:value-type="float" office:value="166.430725097656">
            <text:p>166.4307250977</text:p>
          </table:table-cell>
          <table:table-cell office:value-type="float" office:value="145.590347290039">
            <text:p>145.59034729</text:p>
          </table:table-cell>
          <table:table-cell office:value-type="float" office:value="59.8301887512207">
            <text:p>59.8301887512</text:p>
          </table:table-cell>
          <table:table-cell office:value-type="float" office:value="49.3374137878418">
            <text:p>49.3374137878</text:p>
          </table:table-cell>
          <table:table-cell office:value-type="float" office:value="89.1603698730469">
            <text:p>89.160369873</text:p>
          </table:table-cell>
          <table:table-cell office:value-type="float" office:value="84.0655212402344">
            <text:p>84.0655212402</text:p>
          </table:table-cell>
          <table:table-cell office:value-type="float" office:value="53.7649154663086">
            <text:p>53.7649154663</text:p>
          </table:table-cell>
          <table:table-cell office:value-type="float" office:value="50.7799987792969">
            <text:p>50.7799987793</text:p>
          </table:table-cell>
          <table:table-cell office:value-type="float" office:value="180.174407958984">
            <text:p>180.174407959</text:p>
          </table:table-cell>
          <table:table-cell office:value-type="float" office:value="34.3899993896484">
            <text:p>34.3899993896</text:p>
          </table:table-cell>
          <table:table-cell office:value-type="float" office:value="104.448440551758">
            <text:p>104.4484405518</text:p>
          </table:table-cell>
        </table:table-row>
        <table:table-row table:style-name="ro2">
          <table:table-cell office:value-type="string">
            <text:p>2022-02-07</text:p>
          </table:table-cell>
          <table:table-cell office:value-type="float" office:value="166.02165222168">
            <text:p>166.0216522217</text:p>
          </table:table-cell>
          <table:table-cell office:value-type="float" office:value="145.868865966797">
            <text:p>145.8688659668</text:p>
          </table:table-cell>
          <table:table-cell office:value-type="float" office:value="59.910041809082">
            <text:p>59.9100418091</text:p>
          </table:table-cell>
          <table:table-cell office:value-type="float" office:value="49.3374137878418">
            <text:p>49.3374137878</text:p>
          </table:table-cell>
          <table:table-cell office:value-type="float" office:value="89.240234375">
            <text:p>89.240234375</text:p>
          </table:table-cell>
          <table:table-cell office:value-type="float" office:value="84.145393371582">
            <text:p>84.1453933716</text:p>
          </table:table-cell>
          <table:table-cell office:value-type="float" office:value="53.6250076293945">
            <text:p>53.6250076294</text:p>
          </table:table-cell>
          <table:table-cell office:value-type="float" office:value="50.75">
            <text:p>50.75</text:p>
          </table:table-cell>
          <table:table-cell office:value-type="float" office:value="179.646194458008">
            <text:p>179.646194458</text:p>
          </table:table-cell>
          <table:table-cell office:value-type="float" office:value="34.6599998474121">
            <text:p>34.6599998474</text:p>
          </table:table-cell>
          <table:table-cell office:value-type="float" office:value="104.299263000488">
            <text:p>104.2992630005</text:p>
          </table:table-cell>
        </table:table-row>
        <table:table-row table:style-name="ro2">
          <table:table-cell office:value-type="string">
            <text:p>2022-02-08</text:p>
          </table:table-cell>
          <table:table-cell office:value-type="float" office:value="167.14909362793">
            <text:p>167.1490936279</text:p>
          </table:table-cell>
          <table:table-cell office:value-type="float" office:value="146.833694458008">
            <text:p>146.833694458</text:p>
          </table:table-cell>
          <table:table-cell office:value-type="float" office:value="60.2993278503418">
            <text:p>60.2993278503</text:p>
          </table:table-cell>
          <table:table-cell office:value-type="float" office:value="49.7861175537109">
            <text:p>49.7861175537</text:p>
          </table:table-cell>
          <table:table-cell office:value-type="float" office:value="88.9906768798828">
            <text:p>88.9906768799</text:p>
          </table:table-cell>
          <table:table-cell office:value-type="float" office:value="83.5862274169922">
            <text:p>83.586227417</text:p>
          </table:table-cell>
          <table:table-cell office:value-type="float" office:value="53.4651107788086">
            <text:p>53.4651107788</text:p>
          </table:table-cell>
          <table:table-cell office:value-type="float" office:value="50.689998626709">
            <text:p>50.6899986267</text:p>
          </table:table-cell>
          <table:table-cell office:value-type="float" office:value="182.965042114258">
            <text:p>182.9650421143</text:p>
          </table:table-cell>
          <table:table-cell office:value-type="float" office:value="34.7299995422363">
            <text:p>34.7299995422</text:p>
          </table:table-cell>
          <table:table-cell office:value-type="float" office:value="103.811920166016">
            <text:p>103.811920166</text:p>
          </table:table-cell>
        </table:table-row>
        <table:table-row table:style-name="ro2">
          <table:table-cell office:value-type="string">
            <text:p>2022-02-09</text:p>
          </table:table-cell>
          <table:table-cell office:value-type="float" office:value="171.219818115234">
            <text:p>171.2198181152</text:p>
          </table:table-cell>
          <table:table-cell office:value-type="float" office:value="148.256088256836">
            <text:p>148.2560882568</text:p>
          </table:table-cell>
          <table:table-cell office:value-type="float" office:value="61.2276229858398">
            <text:p>61.2276229858</text:p>
          </table:table-cell>
          <table:table-cell office:value-type="float" office:value="50.523983001709">
            <text:p>50.5239830017</text:p>
          </table:table-cell>
          <table:table-cell office:value-type="float" office:value="89.190315246582">
            <text:p>89.1903152466</text:p>
          </table:table-cell>
          <table:table-cell office:value-type="float" office:value="83.7160263061523">
            <text:p>83.7160263062</text:p>
          </table:table-cell>
          <table:table-cell office:value-type="float" office:value="53.6050186157227">
            <text:p>53.6050186157</text:p>
          </table:table-cell>
          <table:table-cell office:value-type="float" office:value="50.7200012207031">
            <text:p>50.7200012207</text:p>
          </table:table-cell>
          <table:table-cell office:value-type="float" office:value="186.582885742188">
            <text:p>186.5828857422</text:p>
          </table:table-cell>
          <table:table-cell office:value-type="float" office:value="34.8699989318848">
            <text:p>34.8699989319</text:p>
          </table:table-cell>
          <table:table-cell office:value-type="float" office:value="106.159080505371">
            <text:p>106.1590805054</text:p>
          </table:table-cell>
        </table:table-row>
        <table:table-row table:style-name="ro2">
          <table:table-cell office:value-type="string">
            <text:p>2022-02-10</text:p>
          </table:table-cell>
          <table:table-cell office:value-type="float" office:value="168.017105102539">
            <text:p>168.0171051025</text:p>
          </table:table-cell>
          <table:table-cell office:value-type="float" office:value="146.147369384766">
            <text:p>146.1473693848</text:p>
          </table:table-cell>
          <table:table-cell office:value-type="float" office:value="60.538890838623">
            <text:p>60.5388908386</text:p>
          </table:table-cell>
          <table:table-cell office:value-type="float" office:value="50.2447891235352">
            <text:p>50.2447891235</text:p>
          </table:table-cell>
          <table:table-cell office:value-type="float" office:value="88.2619781494141">
            <text:p>88.2619781494</text:p>
          </table:table-cell>
          <table:table-cell office:value-type="float" office:value="82.4878540039063">
            <text:p>82.4878540039</text:p>
          </table:table-cell>
          <table:table-cell office:value-type="float" office:value="53.2252655029297">
            <text:p>53.2252655029</text:p>
          </table:table-cell>
          <table:table-cell office:value-type="float" office:value="50.5999984741211">
            <text:p>50.5999984741</text:p>
          </table:table-cell>
          <table:table-cell office:value-type="float" office:value="185.416793823242">
            <text:p>185.4167938232</text:p>
          </table:table-cell>
          <table:table-cell office:value-type="float" office:value="34.7299995422363">
            <text:p>34.7299995422</text:p>
          </table:table-cell>
          <table:table-cell office:value-type="float" office:value="103.652793884277">
            <text:p>103.6527938843</text:p>
          </table:table-cell>
        </table:table-row>
        <table:table-row table:style-name="ro2">
          <table:table-cell office:value-type="string">
            <text:p>2022-02-11</text:p>
          </table:table-cell>
          <table:table-cell office:value-type="float" office:value="163.158187866211">
            <text:p>163.1581878662</text:p>
          </table:table-cell>
          <table:table-cell office:value-type="float" office:value="144.705093383789">
            <text:p>144.7050933838</text:p>
          </table:table-cell>
          <table:table-cell office:value-type="float" office:value="59.7403526306152">
            <text:p>59.7403526306</text:p>
          </table:table-cell>
          <table:table-cell office:value-type="float" office:value="49.467041015625">
            <text:p>49.4670410156</text:p>
          </table:table-cell>
          <table:table-cell office:value-type="float" office:value="88.8509292602539">
            <text:p>88.8509292603</text:p>
          </table:table-cell>
          <table:table-cell office:value-type="float" office:value="83.755973815918">
            <text:p>83.7559738159</text:p>
          </table:table-cell>
          <table:table-cell office:value-type="float" office:value="53.4651107788086">
            <text:p>53.4651107788</text:p>
          </table:table-cell>
          <table:table-cell office:value-type="float" office:value="50.8800010681152">
            <text:p>50.8800010681</text:p>
          </table:table-cell>
          <table:table-cell office:value-type="float" office:value="182.955078125">
            <text:p>182.955078125</text:p>
          </table:table-cell>
          <table:table-cell office:value-type="float" office:value="35.4099998474121">
            <text:p>35.4099998474</text:p>
          </table:table-cell>
          <table:table-cell office:value-type="float" office:value="102.707962036133">
            <text:p>102.7079620361</text:p>
          </table:table-cell>
        </table:table-row>
        <table:table-row table:style-name="ro2">
          <table:table-cell office:value-type="string">
            <text:p>2022-02-14</text:p>
          </table:table-cell>
          <table:table-cell office:value-type="float" office:value="161.911026000977">
            <text:p>161.911026001</text:p>
          </table:table-cell>
          <table:table-cell office:value-type="float" office:value="143.511489868164">
            <text:p>143.5114898682</text:p>
          </table:table-cell>
          <table:table-cell office:value-type="float" office:value="59.3510665893555">
            <text:p>59.3510665894</text:p>
          </table:table-cell>
          <table:table-cell office:value-type="float" office:value="49.0981063842773">
            <text:p>49.0981063843</text:p>
          </table:table-cell>
          <table:table-cell office:value-type="float" office:value="88.3318557739258">
            <text:p>88.3318557739</text:p>
          </table:table-cell>
          <table:table-cell office:value-type="float" office:value="82.6875534057617">
            <text:p>82.6875534058</text:p>
          </table:table-cell>
          <table:table-cell office:value-type="float" office:value="53.1952857971191">
            <text:p>53.1952857971</text:p>
          </table:table-cell>
          <table:table-cell office:value-type="float" office:value="50.9199981689453">
            <text:p>50.9199981689</text:p>
          </table:table-cell>
          <table:table-cell office:value-type="float" office:value="181.699295043945">
            <text:p>181.6992950439</text:p>
          </table:table-cell>
          <table:table-cell office:value-type="float" office:value="35.5800018310547">
            <text:p>35.5800018311</text:p>
          </table:table-cell>
          <table:table-cell office:value-type="float" office:value="101.773086547852">
            <text:p>101.7730865479</text:p>
          </table:table-cell>
        </table:table-row>
        <table:table-row table:style-name="ro2">
          <table:table-cell office:value-type="string">
            <text:p>2022-02-15</text:p>
          </table:table-cell>
          <table:table-cell office:value-type="float" office:value="165.702392578125">
            <text:p>165.7023925781</text:p>
          </table:table-cell>
          <table:table-cell office:value-type="float" office:value="144.963714599609">
            <text:p>144.9637145996</text:p>
          </table:table-cell>
          <table:table-cell office:value-type="float" office:value="60.4590339660645">
            <text:p>60.4590339661</text:p>
          </table:table-cell>
          <table:table-cell office:value-type="float" office:value="50.2148780822754">
            <text:p>50.2148780823</text:p>
          </table:table-cell>
          <table:table-cell office:value-type="float" office:value="88.1322174072266">
            <text:p>88.1322174072</text:p>
          </table:table-cell>
          <table:table-cell office:value-type="float" office:value="81.8388137817383">
            <text:p>81.8388137817</text:p>
          </table:table-cell>
          <table:table-cell office:value-type="float" office:value="53.1852951049805">
            <text:p>53.185295105</text:p>
          </table:table-cell>
          <table:table-cell office:value-type="float" office:value="50.8199996948242">
            <text:p>50.8199996948</text:p>
          </table:table-cell>
          <table:table-cell office:value-type="float" office:value="185.406829833984">
            <text:p>185.406829834</text:p>
          </table:table-cell>
          <table:table-cell office:value-type="float" office:value="35.2299995422363">
            <text:p>35.2299995422</text:p>
          </table:table-cell>
          <table:table-cell office:value-type="float" office:value="102.68807220459">
            <text:p>102.6880722046</text:p>
          </table:table-cell>
        </table:table-row>
        <table:table-row table:style-name="ro2">
          <table:table-cell office:value-type="string">
            <text:p>2022-02-16</text:p>
          </table:table-cell>
          <table:table-cell office:value-type="float" office:value="165.832092285156">
            <text:p>165.8320922852</text:p>
          </table:table-cell>
          <table:table-cell office:value-type="float" office:value="145.31184387207">
            <text:p>145.3118438721</text:p>
          </table:table-cell>
          <table:table-cell office:value-type="float" office:value="60.6985969543457">
            <text:p>60.6985969543</text:p>
          </table:table-cell>
          <table:table-cell office:value-type="float" office:value="50.5937843322754">
            <text:p>50.5937843323</text:p>
          </table:table-cell>
          <table:table-cell office:value-type="float" office:value="88.1921081542969">
            <text:p>88.1921081543</text:p>
          </table:table-cell>
          <table:table-cell office:value-type="float" office:value="82.2781600952149">
            <text:p>82.2781600952</text:p>
          </table:table-cell>
          <table:table-cell office:value-type="float" office:value="53.295223236084">
            <text:p>53.2952232361</text:p>
          </table:table-cell>
          <table:table-cell office:value-type="float" office:value="50.8699989318848">
            <text:p>50.8699989319</text:p>
          </table:table-cell>
          <table:table-cell office:value-type="float" office:value="186.732376098633">
            <text:p>186.7323760986</text:p>
          </table:table-cell>
          <table:table-cell office:value-type="float" office:value="35.6100006103516">
            <text:p>35.6100006104</text:p>
          </table:table-cell>
          <table:table-cell office:value-type="float" office:value="103.165466308594">
            <text:p>103.1654663086</text:p>
          </table:table-cell>
        </table:table-row>
        <table:table-row table:style-name="ro2">
          <table:table-cell office:value-type="string">
            <text:p>2022-02-17</text:p>
          </table:table-cell>
          <table:table-cell office:value-type="float" office:value="160.204925537109">
            <text:p>160.2049255371</text:p>
          </table:table-cell>
          <table:table-cell office:value-type="float" office:value="143.332458496094">
            <text:p>143.3324584961</text:p>
          </table:table-cell>
          <table:table-cell office:value-type="float" office:value="59.8701171875">
            <text:p>59.8701171875</text:p>
          </table:table-cell>
          <table:table-cell office:value-type="float" office:value="49.9356842041016">
            <text:p>49.9356842041</text:p>
          </table:table-cell>
          <table:table-cell office:value-type="float" office:value="88.3717880249023">
            <text:p>88.3717880249</text:p>
          </table:table-cell>
          <table:table-cell office:value-type="float" office:value="82.8672866821289">
            <text:p>82.8672866821</text:p>
          </table:table-cell>
          <table:table-cell office:value-type="float" office:value="53.3851623535156">
            <text:p>53.3851623535</text:p>
          </table:table-cell>
          <table:table-cell office:value-type="float" office:value="50.9799995422363">
            <text:p>50.9799995422</text:p>
          </table:table-cell>
          <table:table-cell office:value-type="float" office:value="183.991592407227">
            <text:p>183.9915924072</text:p>
          </table:table-cell>
          <table:table-cell office:value-type="float" office:value="36.0999984741211">
            <text:p>36.0999984741</text:p>
          </table:table-cell>
          <table:table-cell office:value-type="float" office:value="102.071449279785">
            <text:p>102.0714492798</text:p>
          </table:table-cell>
        </table:table-row>
        <table:table-row table:style-name="ro2">
          <table:table-cell office:value-type="string">
            <text:p>2022-02-18</text:p>
          </table:table-cell>
          <table:table-cell office:value-type="float" office:value="158.349151611328">
            <text:p>158.3491516113</text:p>
          </table:table-cell>
          <table:table-cell office:value-type="float" office:value="142.785385131836">
            <text:p>142.7853851318</text:p>
          </table:table-cell>
          <table:table-cell office:value-type="float" office:value="59.5007934570313">
            <text:p>59.500793457</text:p>
          </table:table-cell>
          <table:table-cell office:value-type="float" office:value="49.5468063354492">
            <text:p>49.5468063354</text:p>
          </table:table-cell>
          <table:table-cell office:value-type="float" office:value="88.3817672729492">
            <text:p>88.3817672729</text:p>
          </table:table-cell>
          <table:table-cell office:value-type="float" office:value="83.6760940551758">
            <text:p>83.6760940552</text:p>
          </table:table-cell>
          <table:table-cell office:value-type="float" office:value="53.5550537109375">
            <text:p>53.5550537109</text:p>
          </table:table-cell>
          <table:table-cell office:value-type="float" office:value="51.0099983215332">
            <text:p>51.0099983215</text:p>
          </table:table-cell>
          <table:table-cell office:value-type="float" office:value="183.55305480957">
            <text:p>183.5530548096</text:p>
          </table:table-cell>
          <table:table-cell office:value-type="float" office:value="36.060001373291">
            <text:p>36.0600013733</text:p>
          </table:table-cell>
          <table:table-cell office:value-type="float" office:value="101.45482635498">
            <text:p>101.454826355</text:p>
          </table:table-cell>
        </table:table-row>
        <table:table-row table:style-name="ro2">
          <table:table-cell office:value-type="string">
            <text:p>2022-02-22</text:p>
          </table:table-cell>
          <table:table-cell office:value-type="float" office:value="156.443496704102">
            <text:p>156.4434967041</text:p>
          </table:table-cell>
          <table:table-cell office:value-type="float" office:value="141.731033325195">
            <text:p>141.7310333252</text:p>
          </table:table-cell>
          <table:table-cell office:value-type="float" office:value="58.762149810791">
            <text:p>58.7621498108</text:p>
          </table:table-cell>
          <table:table-cell office:value-type="float" office:value="48.7790260314941">
            <text:p>48.7790260315</text:p>
          </table:table-cell>
          <table:table-cell office:value-type="float" office:value="88.2520065307617">
            <text:p>88.2520065308</text:p>
          </table:table-cell>
          <table:table-cell office:value-type="float" office:value="83.8658065795898">
            <text:p>83.8658065796</text:p>
          </table:table-cell>
          <table:table-cell office:value-type="float" office:value="53.3252029418945">
            <text:p>53.3252029419</text:p>
          </table:table-cell>
          <table:table-cell office:value-type="float" office:value="51.0800018310547">
            <text:p>51.0800018311</text:p>
          </table:table-cell>
          <table:table-cell office:value-type="float" office:value="181.061431884766">
            <text:p>181.0614318848</text:p>
          </table:table-cell>
          <table:table-cell office:value-type="float" office:value="36.1500015258789">
            <text:p>36.1500015259</text:p>
          </table:table-cell>
          <table:table-cell office:value-type="float" office:value="101.086837768555">
            <text:p>101.0868377686</text:p>
          </table:table-cell>
        </table:table-row>
        <table:table-row table:style-name="ro2">
          <table:table-cell office:value-type="string">
            <text:p>2022-02-23</text:p>
          </table:table-cell>
          <table:table-cell office:value-type="float" office:value="153.021286010742">
            <text:p>153.0212860107</text:p>
          </table:table-cell>
          <table:table-cell office:value-type="float" office:value="140.129608154297">
            <text:p>140.1296081543</text:p>
          </table:table-cell>
          <table:table-cell office:value-type="float" office:value="58.2530860900879">
            <text:p>58.2530860901</text:p>
          </table:table-cell>
          <table:table-cell office:value-type="float" office:value="48.3303260803223">
            <text:p>48.3303260803</text:p>
          </table:table-cell>
          <table:table-cell office:value-type="float" office:value="87.7928161621094">
            <text:p>87.7928161621</text:p>
          </table:table-cell>
          <table:table-cell office:value-type="float" office:value="82.7474670410156">
            <text:p>82.747467041</text:p>
          </table:table-cell>
          <table:table-cell office:value-type="float" office:value="53.3052139282227">
            <text:p>53.3052139282</text:p>
          </table:table-cell>
          <table:table-cell office:value-type="float" office:value="51.2000007629395">
            <text:p>51.2000007629</text:p>
          </table:table-cell>
          <table:table-cell office:value-type="float" office:value="178.699371337891">
            <text:p>178.6993713379</text:p>
          </table:table-cell>
          <table:table-cell office:value-type="float" office:value="36.310001373291">
            <text:p>36.3100013733</text:p>
          </table:table-cell>
          <table:table-cell office:value-type="float" office:value="99.4159774780274">
            <text:p>99.415977478</text:p>
          </table:table-cell>
        </table:table-row>
        <table:table-row table:style-name="ro2">
          <table:table-cell office:value-type="string">
            <text:p>2022-02-24</text:p>
          </table:table-cell>
          <table:table-cell office:value-type="float" office:value="157.351425170898">
            <text:p>157.3514251709</text:p>
          </table:table-cell>
          <table:table-cell office:value-type="float" office:value="139.711837768555">
            <text:p>139.7118377686</text:p>
          </table:table-cell>
          <table:table-cell office:value-type="float" office:value="57.3746948242188">
            <text:p>57.3746948242</text:p>
          </table:table-cell>
          <table:table-cell office:value-type="float" office:value="47.3531494140625">
            <text:p>47.3531494141</text:p>
          </table:table-cell>
          <table:table-cell office:value-type="float" office:value="87.9225921630859">
            <text:p>87.9225921631</text:p>
          </table:table-cell>
          <table:table-cell office:value-type="float" office:value="82.857307434082">
            <text:p>82.8573074341</text:p>
          </table:table-cell>
          <table:table-cell office:value-type="float" office:value="53.3451919555664">
            <text:p>53.3451919556</text:p>
          </table:table-cell>
          <table:table-cell office:value-type="float" office:value="51.3600006103516">
            <text:p>51.3600006104</text:p>
          </table:table-cell>
          <table:table-cell office:value-type="float" office:value="178.121322631836">
            <text:p>178.1213226318</text:p>
          </table:table-cell>
          <table:table-cell office:value-type="float" office:value="36.0800018310547">
            <text:p>36.0800018311</text:p>
          </table:table-cell>
          <table:table-cell office:value-type="float" office:value="101.086837768555">
            <text:p>101.0868377686</text:p>
          </table:table-cell>
        </table:table-row>
        <table:table-row table:style-name="ro2">
          <table:table-cell office:value-type="string">
            <text:p>2022-02-25</text:p>
          </table:table-cell>
          <table:table-cell office:value-type="float" office:value="160.43440246582">
            <text:p>160.4344024658</text:p>
          </table:table-cell>
          <table:table-cell office:value-type="float" office:value="143.879516601563">
            <text:p>143.8795166016</text:p>
          </table:table-cell>
          <table:table-cell office:value-type="float" office:value="58.6922760009766">
            <text:p>58.692276001</text:p>
          </table:table-cell>
          <table:table-cell office:value-type="float" office:value="48.2306098937988">
            <text:p>48.2306098938</text:p>
          </table:table-cell>
          <table:table-cell office:value-type="float" office:value="88.1022720336914">
            <text:p>88.1022720337</text:p>
          </table:table-cell>
          <table:table-cell office:value-type="float" office:value="82.8672866821289">
            <text:p>82.8672866821</text:p>
          </table:table-cell>
          <table:table-cell office:value-type="float" office:value="53.2752342224121">
            <text:p>53.2752342224</text:p>
          </table:table-cell>
          <table:table-cell office:value-type="float" office:value="51.2799987792969">
            <text:p>51.2799987793</text:p>
          </table:table-cell>
          <table:table-cell office:value-type="float" office:value="184.998199462891">
            <text:p>184.9981994629</text:p>
          </table:table-cell>
          <table:table-cell office:value-type="float" office:value="35.9599990844727">
            <text:p>35.9599990845</text:p>
          </table:table-cell>
          <table:table-cell office:value-type="float" office:value="103.523498535156">
            <text:p>103.5234985352</text:p>
          </table:table-cell>
        </table:table-row>
        <table:table-row table:style-name="ro2">
          <table:table-cell office:value-type="string">
            <text:p>2022-02-28</text:p>
          </table:table-cell>
          <table:table-cell office:value-type="float" office:value="160.60400390625">
            <text:p>160.6040039063</text:p>
          </table:table-cell>
          <table:table-cell office:value-type="float" office:value="143.083786010742">
            <text:p>143.0837860107</text:p>
          </table:table-cell>
          <table:table-cell office:value-type="float" office:value="57.873779296875">
            <text:p>57.8737792969</text:p>
          </table:table-cell>
          <table:table-cell office:value-type="float" office:value="47.6821975708008">
            <text:p>47.6821975708</text:p>
          </table:table-cell>
          <table:table-cell office:value-type="float" office:value="88.8109970092773">
            <text:p>88.8109970093</text:p>
          </table:table-cell>
          <table:table-cell office:value-type="float" office:value="84.4150009155274">
            <text:p>84.4150009155</text:p>
          </table:table-cell>
          <table:table-cell office:value-type="float" office:value="53.6349983215332">
            <text:p>53.6349983215</text:p>
          </table:table-cell>
          <table:table-cell office:value-type="float" office:value="51.5999984741211">
            <text:p>51.5999984741</text:p>
          </table:table-cell>
          <table:table-cell office:value-type="float" office:value="183.513198852539">
            <text:p>183.5131988525</text:p>
          </table:table-cell>
          <table:table-cell office:value-type="float" office:value="36.310001373291">
            <text:p>36.3100013733</text:p>
          </table:table-cell>
          <table:table-cell office:value-type="float" office:value="101.981941223145">
            <text:p>101.9819412231</text:p>
          </table:table-cell>
        </table:table-row>
        <table:table-row table:style-name="ro2">
          <table:table-cell office:value-type="string">
            <text:p>2022-03-01</text:p>
          </table:table-cell>
          <table:table-cell office:value-type="float" office:value="158.089736938477">
            <text:p>158.0897369385</text:p>
          </table:table-cell>
          <table:table-cell office:value-type="float" office:value="140.935287475586">
            <text:p>140.9352874756</text:p>
          </table:table-cell>
          <table:table-cell office:value-type="float" office:value="56.8257026672363">
            <text:p>56.8257026672</text:p>
          </table:table-cell>
          <table:table-cell office:value-type="float" office:value="47.0340690612793">
            <text:p>47.0340690613</text:p>
          </table:table-cell>
          <table:table-cell office:value-type="float" office:value="89.1900024414062">
            <text:p>89.1900024414</text:p>
          </table:table-cell>
          <table:table-cell office:value-type="float" office:value="85.5100021362305">
            <text:p>85.5100021362</text:p>
          </table:table-cell>
          <table:table-cell office:value-type="float" office:value="54.2299995422363">
            <text:p>54.2299995422</text:p>
          </table:table-cell>
          <table:table-cell office:value-type="float" office:value="51.8899993896484">
            <text:p>51.8899993896</text:p>
          </table:table-cell>
          <table:table-cell office:value-type="float" office:value="179.357162475586">
            <text:p>179.3571624756</text:p>
          </table:table-cell>
          <table:table-cell office:value-type="float" office:value="36.9900016784668">
            <text:p>36.9900016785</text:p>
          </table:table-cell>
          <table:table-cell office:value-type="float" office:value="101.444877624512">
            <text:p>101.4448776245</text:p>
          </table:table-cell>
        </table:table-row>
        <table:table-row table:style-name="ro2">
          <table:table-cell office:value-type="string">
            <text:p>2022-03-02</text:p>
          </table:table-cell>
          <table:table-cell office:value-type="float" office:value="161.591766357422">
            <text:p>161.5917663574</text:p>
          </table:table-cell>
          <table:table-cell office:value-type="float" office:value="143.829788208008">
            <text:p>143.829788208</text:p>
          </table:table-cell>
          <table:table-cell office:value-type="float" office:value="57.3347663879395">
            <text:p>57.3347663879</text:p>
          </table:table-cell>
          <table:table-cell office:value-type="float" office:value="47.1836357116699">
            <text:p>47.1836357117</text:p>
          </table:table-cell>
          <table:table-cell office:value-type="float" office:value="88.25">
            <text:p>88.25</text:p>
          </table:table-cell>
          <table:table-cell office:value-type="float" office:value="82.9199981689453">
            <text:p>82.9199981689</text:p>
          </table:table-cell>
          <table:table-cell office:value-type="float" office:value="53.7900009155274">
            <text:p>53.7900009155</text:p>
          </table:table-cell>
          <table:table-cell office:value-type="float" office:value="51.7700004577637">
            <text:p>51.7700004578</text:p>
          </table:table-cell>
          <table:table-cell office:value-type="float" office:value="183.413528442383">
            <text:p>183.4135284424</text:p>
          </table:table-cell>
          <table:table-cell office:value-type="float" office:value="36.6100006103516">
            <text:p>36.6100006104</text:p>
          </table:table-cell>
          <table:table-cell office:value-type="float" office:value="103.344482421875">
            <text:p>103.3444824219</text:p>
          </table:table-cell>
        </table:table-row>
        <table:table-row table:style-name="ro2">
          <table:table-cell office:value-type="string">
            <text:p>2022-03-03</text:p>
          </table:table-cell>
          <table:table-cell office:value-type="float" office:value="159.247100830078">
            <text:p>159.2471008301</text:p>
          </table:table-cell>
          <table:table-cell office:value-type="float" office:value="144.197814941406">
            <text:p>144.1978149414</text:p>
          </table:table-cell>
          <table:table-cell office:value-type="float" office:value="56.4064712524414">
            <text:p>56.4064712524</text:p>
          </table:table-cell>
          <table:table-cell office:value-type="float" office:value="46.5255393981934">
            <text:p>46.5255393982</text:p>
          </table:table-cell>
          <table:table-cell office:value-type="float" office:value="88.4599990844727">
            <text:p>88.4599990845</text:p>
          </table:table-cell>
          <table:table-cell office:value-type="float" office:value="83.5899963378906">
            <text:p>83.5899963379</text:p>
          </table:table-cell>
          <table:table-cell office:value-type="float" office:value="53.6300010681152">
            <text:p>53.6300010681</text:p>
          </table:table-cell>
          <table:table-cell office:value-type="float" office:value="51.6399993896484">
            <text:p>51.6399993896</text:p>
          </table:table-cell>
          <table:table-cell office:value-type="float" office:value="183.822158813477">
            <text:p>183.8221588135</text:p>
          </table:table-cell>
          <table:table-cell office:value-type="float" office:value="36.8199996948242">
            <text:p>36.8199996948</text:p>
          </table:table-cell>
          <table:table-cell office:value-type="float" office:value="104.18985748291">
            <text:p>104.1898574829</text:p>
          </table:table-cell>
        </table:table-row>
        <table:table-row table:style-name="ro2">
          <table:table-cell office:value-type="string">
            <text:p>2022-03-04</text:p>
          </table:table-cell>
          <table:table-cell office:value-type="float" office:value="156.712875366211">
            <text:p>156.7128753662</text:p>
          </table:table-cell>
          <table:table-cell office:value-type="float" office:value="144.158020019531">
            <text:p>144.1580200195</text:p>
          </table:table-cell>
          <table:table-cell office:value-type="float" office:value="55.1587600708008">
            <text:p>55.1587600708</text:p>
          </table:table-cell>
          <table:table-cell office:value-type="float" office:value="45.6480751037598">
            <text:p>45.6480751038</text:p>
          </table:table-cell>
          <table:table-cell office:value-type="float" office:value="88.6600036621094">
            <text:p>88.6600036621</text:p>
          </table:table-cell>
          <table:table-cell office:value-type="float" office:value="84.9899978637695">
            <text:p>84.9899978638</text:p>
          </table:table-cell>
          <table:table-cell office:value-type="float" office:value="54.060001373291">
            <text:p>54.0600013733</text:p>
          </table:table-cell>
          <table:table-cell office:value-type="float" office:value="51.8300018310547">
            <text:p>51.8300018311</text:p>
          </table:table-cell>
          <table:table-cell office:value-type="float" office:value="183.144424438477">
            <text:p>183.1444244385</text:p>
          </table:table-cell>
          <table:table-cell office:value-type="float" office:value="37.4000015258789">
            <text:p>37.4000015259</text:p>
          </table:table-cell>
          <table:table-cell office:value-type="float" office:value="104.66724395752">
            <text:p>104.6672439575</text:p>
          </table:table-cell>
        </table:table-row>
        <table:table-row table:style-name="ro2">
          <table:table-cell office:value-type="string">
            <text:p>2022-03-07</text:p>
          </table:table-cell>
          <table:table-cell office:value-type="float" office:value="150.497039794922">
            <text:p>150.4970397949</text:p>
          </table:table-cell>
          <table:table-cell office:value-type="float" office:value="141.293365478516">
            <text:p>141.2933654785</text:p>
          </table:table-cell>
          <table:table-cell office:value-type="float" office:value="53.3520812988281">
            <text:p>53.3520812988</text:p>
          </table:table-cell>
          <table:table-cell office:value-type="float" office:value="44.0327453613281">
            <text:p>44.0327453613</text:p>
          </table:table-cell>
          <table:table-cell office:value-type="float" office:value="87.9300003051758">
            <text:p>87.9300003052</text:p>
          </table:table-cell>
          <table:table-cell office:value-type="float" office:value="84.379997253418">
            <text:p>84.3799972534</text:p>
          </table:table-cell>
          <table:table-cell office:value-type="float" office:value="53.8800010681152">
            <text:p>53.8800010681</text:p>
          </table:table-cell>
          <table:table-cell office:value-type="float" office:value="51.9700012207031">
            <text:p>51.9700012207</text:p>
          </table:table-cell>
          <table:table-cell office:value-type="float" office:value="176.646286010742">
            <text:p>176.6462860107</text:p>
          </table:table-cell>
          <table:table-cell office:value-type="float" office:value="37.9500007629395">
            <text:p>37.9500007629</text:p>
          </table:table-cell>
          <table:table-cell office:value-type="float" office:value="102.598564147949">
            <text:p>102.5985641479</text:p>
          </table:table-cell>
        </table:table-row>
        <table:table-row table:style-name="ro2">
          <table:table-cell office:value-type="string">
            <text:p>2022-03-08</text:p>
          </table:table-cell>
          <table:table-cell office:value-type="float" office:value="149.728790283203">
            <text:p>149.7287902832</text:p>
          </table:table-cell>
          <table:table-cell office:value-type="float" office:value="139.900817871094">
            <text:p>139.9008178711</text:p>
          </table:table-cell>
          <table:table-cell office:value-type="float" office:value="53.6116027832031">
            <text:p>53.6116027832</text:p>
          </table:table-cell>
          <table:table-cell office:value-type="float" office:value="44.2221946716309">
            <text:p>44.2221946716</text:p>
          </table:table-cell>
          <table:table-cell office:value-type="float" office:value="87.3300018310547">
            <text:p>87.3300018311</text:p>
          </table:table-cell>
          <table:table-cell office:value-type="float" office:value="83.5299987792969">
            <text:p>83.5299987793</text:p>
          </table:table-cell>
          <table:table-cell office:value-type="float" office:value="53.3499984741211">
            <text:p>53.3499984741</text:p>
          </table:table-cell>
          <table:table-cell office:value-type="float" office:value="52.0699996948242">
            <text:p>52.0699996948</text:p>
          </table:table-cell>
          <table:table-cell office:value-type="float" office:value="175.21110534668">
            <text:p>175.2111053467</text:p>
          </table:table-cell>
          <table:table-cell office:value-type="float" office:value="38.9799995422363">
            <text:p>38.9799995422</text:p>
          </table:table-cell>
          <table:table-cell office:value-type="float" office:value="102.101287841797">
            <text:p>102.1012878418</text:p>
          </table:table-cell>
        </table:table-row>
        <table:table-row table:style-name="ro2">
          <table:table-cell office:value-type="string">
            <text:p>2022-03-09</text:p>
          </table:table-cell>
          <table:table-cell office:value-type="float" office:value="155.735092163086">
            <text:p>155.7350921631</text:p>
          </table:table-cell>
          <table:table-cell office:value-type="float" office:value="141.989639282227">
            <text:p>141.9896392822</text:p>
          </table:table-cell>
          <table:table-cell office:value-type="float" office:value="55.5081214904785">
            <text:p>55.5081214905</text:p>
          </table:table-cell>
          <table:table-cell office:value-type="float" office:value="45.3389701843262">
            <text:p>45.3389701843</text:p>
          </table:table-cell>
          <table:table-cell office:value-type="float" office:value="87.2699966430664">
            <text:p>87.2699966431</text:p>
          </table:table-cell>
          <table:table-cell office:value-type="float" office:value="82.7300033569336">
            <text:p>82.7300033569</text:p>
          </table:table-cell>
          <table:table-cell office:value-type="float" office:value="53.1599998474121">
            <text:p>53.1599998474</text:p>
          </table:table-cell>
          <table:table-cell office:value-type="float" office:value="51.8300018310547">
            <text:p>51.8300018311</text:p>
          </table:table-cell>
          <table:table-cell office:value-type="float" office:value="180.682693481445">
            <text:p>180.6826934814</text:p>
          </table:table-cell>
          <table:table-cell office:value-type="float" office:value="37.8400001525879">
            <text:p>37.8400001526</text:p>
          </table:table-cell>
          <table:table-cell office:value-type="float" office:value="103.67268371582">
            <text:p>103.6726837158</text:p>
          </table:table-cell>
        </table:table-row>
        <table:table-row table:style-name="ro2">
          <table:table-cell office:value-type="string">
            <text:p>2022-03-10</text:p>
          </table:table-cell>
          <table:table-cell office:value-type="float" office:value="154.976837158203">
            <text:p>154.9768371582</text:p>
          </table:table-cell>
          <table:table-cell office:value-type="float" office:value="141.969741821289">
            <text:p>141.9697418213</text:p>
          </table:table-cell>
          <table:table-cell office:value-type="float" office:value="54.8094024658203">
            <text:p>54.8094024658</text:p>
          </table:table-cell>
          <table:table-cell office:value-type="float" office:value="44.6409873962402">
            <text:p>44.6409873962</text:p>
          </table:table-cell>
          <table:table-cell office:value-type="float" office:value="86.7099990844727">
            <text:p>86.7099990845</text:p>
          </table:table-cell>
          <table:table-cell office:value-type="float" office:value="81.6999969482422">
            <text:p>81.6999969482</text:p>
          </table:table-cell>
          <table:table-cell office:value-type="float" office:value="52.9300003051758">
            <text:p>52.9300003052</text:p>
          </table:table-cell>
          <table:table-cell office:value-type="float" office:value="51.939998626709">
            <text:p>51.9399986267</text:p>
          </table:table-cell>
          <table:table-cell office:value-type="float" office:value="181.679351806641">
            <text:p>181.6793518066</text:p>
          </table:table-cell>
          <table:table-cell office:value-type="float" office:value="37.9700012207031">
            <text:p>37.9700012207</text:p>
          </table:table-cell>
          <table:table-cell office:value-type="float" office:value="103.931274414063">
            <text:p>103.9312744141</text:p>
          </table:table-cell>
        </table:table-row>
        <table:table-row table:style-name="ro2">
          <table:table-cell office:value-type="string">
            <text:p>2022-03-11</text:p>
          </table:table-cell>
          <table:table-cell office:value-type="float" office:value="151.983657836914">
            <text:p>151.9836578369</text:p>
          </table:table-cell>
          <table:table-cell office:value-type="float" office:value="140.955184936523">
            <text:p>140.9551849365</text:p>
          </table:table-cell>
          <table:table-cell office:value-type="float" office:value="54.1206703186035">
            <text:p>54.1206703186</text:p>
          </table:table-cell>
          <table:table-cell office:value-type="float" office:value="43.7336082458496">
            <text:p>43.7336082458</text:p>
          </table:table-cell>
          <table:table-cell office:value-type="float" office:value="86.5599975585937">
            <text:p>86.5599975586</text:p>
          </table:table-cell>
          <table:table-cell office:value-type="float" office:value="81.9400024414063">
            <text:p>81.9400024414</text:p>
          </table:table-cell>
          <table:table-cell office:value-type="float" office:value="53.0200004577637">
            <text:p>53.0200004578</text:p>
          </table:table-cell>
          <table:table-cell office:value-type="float" office:value="52.1100006103516">
            <text:p>52.1100006104</text:p>
          </table:table-cell>
          <table:table-cell office:value-type="float" office:value="180.194351196289">
            <text:p>180.1943511963</text:p>
          </table:table-cell>
          <table:table-cell office:value-type="float" office:value="37.6800003051758">
            <text:p>37.6800003052</text:p>
          </table:table-cell>
          <table:table-cell office:value-type="float" office:value="103.10578918457">
            <text:p>103.1057891846</text:p>
          </table:table-cell>
        </table:table-row>
        <table:table-row table:style-name="ro2">
          <table:table-cell office:value-type="string">
            <text:p>2022-03-14</text:p>
          </table:table-cell>
          <table:table-cell office:value-type="float" office:value="150.23762512207">
            <text:p>150.2376251221</text:p>
          </table:table-cell>
          <table:table-cell office:value-type="float" office:value="141.154113769531">
            <text:p>141.1541137695</text:p>
          </table:table-cell>
          <table:table-cell office:value-type="float" office:value="54.0807418823242">
            <text:p>54.0807418823</text:p>
          </table:table-cell>
          <table:table-cell office:value-type="float" office:value="42.6866340637207">
            <text:p>42.6866340637</text:p>
          </table:table-cell>
          <table:table-cell office:value-type="float" office:value="85.5899963378906">
            <text:p>85.5899963379</text:p>
          </table:table-cell>
          <table:table-cell office:value-type="float" office:value="80.1999969482422">
            <text:p>80.1999969482</text:p>
          </table:table-cell>
          <table:table-cell office:value-type="float" office:value="52.6199989318848">
            <text:p>52.6199989319</text:p>
          </table:table-cell>
          <table:table-cell office:value-type="float" office:value="51.8699989318848">
            <text:p>51.8699989319</text:p>
          </table:table-cell>
          <table:table-cell office:value-type="float" office:value="179.845520019531">
            <text:p>179.8455200195</text:p>
          </table:table-cell>
          <table:table-cell office:value-type="float" office:value="37.1100006103516">
            <text:p>37.1100006104</text:p>
          </table:table-cell>
          <table:table-cell office:value-type="float" office:value="102.300193786621">
            <text:p>102.3001937866</text:p>
          </table:table-cell>
        </table:table-row>
        <table:table-row table:style-name="ro2">
          <table:table-cell office:value-type="string">
            <text:p>2022-03-15</text:p>
          </table:table-cell>
          <table:table-cell office:value-type="float" office:value="154.078872680664">
            <text:p>154.0788726807</text:p>
          </table:table-cell>
          <table:table-cell office:value-type="float" office:value="142.805282592773">
            <text:p>142.8052825928</text:p>
          </table:table-cell>
          <table:table-cell office:value-type="float" office:value="54.4300994873047">
            <text:p>54.4300994873</text:p>
          </table:table-cell>
          <table:table-cell office:value-type="float" office:value="42.666690826416">
            <text:p>42.6666908264</text:p>
          </table:table-cell>
          <table:table-cell office:value-type="float" office:value="85.8300018310547">
            <text:p>85.8300018311</text:p>
          </table:table-cell>
          <table:table-cell office:value-type="float" office:value="80">
            <text:p>80</text:p>
          </table:table-cell>
          <table:table-cell office:value-type="float" office:value="52.6599998474121">
            <text:p>52.6599998474</text:p>
          </table:table-cell>
          <table:table-cell office:value-type="float" office:value="51.75">
            <text:p>51.75</text:p>
          </table:table-cell>
          <table:table-cell office:value-type="float" office:value="181.779022216797">
            <text:p>181.7790222168</text:p>
          </table:table-cell>
          <table:table-cell office:value-type="float" office:value="36.4500007629395">
            <text:p>36.4500007629</text:p>
          </table:table-cell>
          <table:table-cell office:value-type="float" office:value="102.986442565918">
            <text:p>102.9864425659</text:p>
          </table:table-cell>
        </table:table-row>
        <table:table-row table:style-name="ro2">
          <table:table-cell office:value-type="string">
            <text:p>2022-03-16</text:p>
          </table:table-cell>
          <table:table-cell office:value-type="float" office:value="159.446640014648">
            <text:p>159.4466400146</text:p>
          </table:table-cell>
          <table:table-cell office:value-type="float" office:value="144.446487426758">
            <text:p>144.4464874268</text:p>
          </table:table-cell>
          <table:table-cell office:value-type="float" office:value="56.8356857299805">
            <text:p>56.83568573</text:p>
          </table:table-cell>
          <table:table-cell office:value-type="float" office:value="45.9870948791504">
            <text:p>45.9870948792</text:p>
          </table:table-cell>
          <table:table-cell office:value-type="float" office:value="86.0899963378906">
            <text:p>86.0899963379</text:p>
          </table:table-cell>
          <table:table-cell office:value-type="float" office:value="80.6699981689453">
            <text:p>80.6699981689</text:p>
          </table:table-cell>
          <table:table-cell office:value-type="float" office:value="52.6699981689453">
            <text:p>52.6699981689</text:p>
          </table:table-cell>
          <table:table-cell office:value-type="float" office:value="51.5200004577637">
            <text:p>51.5200004578</text:p>
          </table:table-cell>
          <table:table-cell office:value-type="float" office:value="184.888565063477">
            <text:p>184.8885650635</text:p>
          </table:table-cell>
          <table:table-cell office:value-type="float" office:value="36.6500015258789">
            <text:p>36.6500015259</text:p>
          </table:table-cell>
          <table:table-cell office:value-type="float" office:value="104.209747314453">
            <text:p>104.2097473145</text:p>
          </table:table-cell>
        </table:table-row>
        <table:table-row table:style-name="ro2">
          <table:table-cell office:value-type="string">
            <text:p>2022-03-17</text:p>
          </table:table-cell>
          <table:table-cell office:value-type="float" office:value="162.280181884766">
            <text:p>162.2801818848</text:p>
          </table:table-cell>
          <table:table-cell office:value-type="float" office:value="146.27668762207">
            <text:p>146.2766876221</text:p>
          </table:table-cell>
          <table:table-cell office:value-type="float" office:value="57.1151733398438">
            <text:p>57.1151733398</text:p>
          </table:table-cell>
          <table:table-cell office:value-type="float" office:value="45.6480751037598">
            <text:p>45.6480751038</text:p>
          </table:table-cell>
          <table:table-cell office:value-type="float" office:value="86.6100006103516">
            <text:p>86.6100006104</text:p>
          </table:table-cell>
          <table:table-cell office:value-type="float" office:value="80.0599975585937">
            <text:p>80.0599975586</text:p>
          </table:table-cell>
          <table:table-cell office:value-type="float" office:value="52.75">
            <text:p>52.75</text:p>
          </table:table-cell>
          <table:table-cell office:value-type="float" office:value="51.9199981689453">
            <text:p>51.9199981689</text:p>
          </table:table-cell>
          <table:table-cell office:value-type="float" office:value="188.516372680664">
            <text:p>188.5163726807</text:p>
          </table:table-cell>
          <table:table-cell office:value-type="float" office:value="36.8499984741211">
            <text:p>36.8499984741</text:p>
          </table:table-cell>
          <table:table-cell office:value-type="float" office:value="105.820930480957">
            <text:p>105.820930481</text:p>
          </table:table-cell>
        </table:table-row>
        <table:table-row table:style-name="ro2">
          <table:table-cell office:value-type="string">
            <text:p>2022-03-18</text:p>
          </table:table-cell>
          <table:table-cell office:value-type="float" office:value="165.442993164063">
            <text:p>165.4429931641</text:p>
          </table:table-cell>
          <table:table-cell office:value-type="float" office:value="146.535308837891">
            <text:p>146.5353088379</text:p>
          </table:table-cell>
          <table:table-cell office:value-type="float" office:value="57.7540016174316">
            <text:p>57.7540016174</text:p>
          </table:table-cell>
          <table:table-cell office:value-type="float" office:value="46.3660011291504">
            <text:p>46.3660011292</text:p>
          </table:table-cell>
          <table:table-cell office:value-type="float" office:value="86.8000030517578">
            <text:p>86.8000030518</text:p>
          </table:table-cell>
          <table:table-cell office:value-type="float" office:value="80.9300003051758">
            <text:p>80.9300003052</text:p>
          </table:table-cell>
          <table:table-cell office:value-type="float" office:value="52.8300018310547">
            <text:p>52.8300018311</text:p>
          </table:table-cell>
          <table:table-cell office:value-type="float" office:value="51.8199996948242">
            <text:p>51.8199996948</text:p>
          </table:table-cell>
          <table:table-cell office:value-type="float" office:value="189.702392578125">
            <text:p>189.7023925781</text:p>
          </table:table-cell>
          <table:table-cell office:value-type="float" office:value="36.5">
            <text:p>36.5</text:p>
          </table:table-cell>
          <table:table-cell office:value-type="float" office:value="105.820930480957">
            <text:p>105.820930481</text:p>
          </table:table-cell>
        </table:table-row>
        <table:table-row table:style-name="ro2">
          <table:table-cell office:value-type="string">
            <text:p>2022-03-21</text:p>
          </table:table-cell>
          <table:table-cell office:value-type="float" office:value="165.233459472656">
            <text:p>165.2334594727</text:p>
          </table:table-cell>
          <table:table-cell office:value-type="float" office:value="147.092315673828">
            <text:p>147.0923156738</text:p>
          </table:table-cell>
          <table:table-cell office:value-type="float" office:value="57.310001373291">
            <text:p>57.3100013733</text:p>
          </table:table-cell>
          <table:table-cell office:value-type="float" office:value="45.7799987792969">
            <text:p>45.7799987793</text:p>
          </table:table-cell>
          <table:table-cell office:value-type="float" office:value="85.9100036621094">
            <text:p>85.9100036621</text:p>
          </table:table-cell>
          <table:table-cell office:value-type="float" office:value="79.120002746582">
            <text:p>79.1200027466</text:p>
          </table:table-cell>
          <table:table-cell office:value-type="float" office:value="52.5999984741211">
            <text:p>52.5999984741</text:p>
          </table:table-cell>
          <table:table-cell office:value-type="float" office:value="51.689998626709">
            <text:p>51.6899986267</text:p>
          </table:table-cell>
          <table:table-cell office:value-type="float" office:value="191.486404418945">
            <text:p>191.4864044189</text:p>
          </table:table-cell>
          <table:table-cell office:value-type="float" office:value="36.7799987792969">
            <text:p>36.7799987793</text:p>
          </table:table-cell>
          <table:table-cell office:value-type="float" office:value="105.174468994141">
            <text:p>105.1744689941</text:p>
          </table:table-cell>
        </table:table-row>
        <table:table-row table:style-name="ro2">
          <table:table-cell office:value-type="string">
            <text:p>2022-03-22</text:p>
          </table:table-cell>
          <table:table-cell office:value-type="float" office:value="168.236602783203">
            <text:p>168.2366027832</text:p>
          </table:table-cell>
          <table:table-cell office:value-type="float" office:value="147.898010253906">
            <text:p>147.8980102539</text:p>
          </table:table-cell>
          <table:table-cell office:value-type="float" office:value="57.9599990844727">
            <text:p>57.9599990845</text:p>
          </table:table-cell>
          <table:table-cell office:value-type="float" office:value="46.4900016784668">
            <text:p>46.4900016785</text:p>
          </table:table-cell>
          <table:table-cell office:value-type="float" office:value="85.6699981689453">
            <text:p>85.6699981689</text:p>
          </table:table-cell>
          <table:table-cell office:value-type="float" office:value="78.2799987792969">
            <text:p>78.2799987793</text:p>
          </table:table-cell>
          <table:table-cell office:value-type="float" office:value="52.4199981689453">
            <text:p>52.4199981689</text:p>
          </table:table-cell>
          <table:table-cell office:value-type="float" office:value="51.5900001525879">
            <text:p>51.5900001526</text:p>
          </table:table-cell>
          <table:table-cell office:value-type="float" office:value="192.10432434082">
            <text:p>192.1043243408</text:p>
          </table:table-cell>
          <table:table-cell office:value-type="float" office:value="36.5400009155273">
            <text:p>36.5400009155</text:p>
          </table:table-cell>
          <table:table-cell office:value-type="float" office:value="105.442993164063">
            <text:p>105.4429931641</text:p>
          </table:table-cell>
        </table:table-row>
        <table:table-row table:style-name="ro2">
          <table:table-cell office:value-type="string">
            <text:p>2022-03-23</text:p>
          </table:table-cell>
          <table:table-cell office:value-type="float" office:value="165.432998657227">
            <text:p>165.4329986572</text:p>
          </table:table-cell>
          <table:table-cell office:value-type="float" office:value="146.509994506836">
            <text:p>146.5099945068</text:p>
          </table:table-cell>
          <table:table-cell office:value-type="float" office:value="57.3300018310547">
            <text:p>57.3300018311</text:p>
          </table:table-cell>
          <table:table-cell office:value-type="float" office:value="46.1699981689453">
            <text:p>46.1699981689</text:p>
          </table:table-cell>
          <table:table-cell office:value-type="float" office:value="85.8499984741211">
            <text:p>85.8499984741</text:p>
          </table:table-cell>
          <table:table-cell office:value-type="float" office:value="79.8099975585938">
            <text:p>79.8099975586</text:p>
          </table:table-cell>
          <table:table-cell office:value-type="float" office:value="52.5099983215332">
            <text:p>52.5099983215</text:p>
          </table:table-cell>
          <table:table-cell office:value-type="float" office:value="51.8699989318848">
            <text:p>51.8699989319</text:p>
          </table:table-cell>
          <table:table-cell office:value-type="float" office:value="191.306991577148">
            <text:p>191.3069915771</text:p>
          </table:table-cell>
          <table:table-cell office:value-type="float" office:value="36.9900016784668">
            <text:p>36.9900016785</text:p>
          </table:table-cell>
          <table:table-cell office:value-type="float" office:value="104.26000213623">
            <text:p>104.2600021362</text:p>
          </table:table-cell>
        </table:table-row>
        <table:table-row table:style-name="ro2">
          <table:table-cell office:value-type="string">
            <text:p>2022-03-24</text:p>
          </table:table-cell>
          <table:table-cell office:value-type="float" office:value="168.25">
            <text:p>168.25</text:p>
          </table:table-cell>
          <table:table-cell office:value-type="float" office:value="147.910003662109">
            <text:p>147.9100036621</text:p>
          </table:table-cell>
          <table:table-cell office:value-type="float" office:value="57.7099990844727">
            <text:p>57.7099990845</text:p>
          </table:table-cell>
          <table:table-cell office:value-type="float" office:value="46.4500007629395">
            <text:p>46.4500007629</text:p>
          </table:table-cell>
          <table:table-cell office:value-type="float" office:value="85.6699981689453">
            <text:p>85.6699981689</text:p>
          </table:table-cell>
          <table:table-cell office:value-type="float" office:value="79.2099990844727">
            <text:p>79.2099990845</text:p>
          </table:table-cell>
          <table:table-cell office:value-type="float" office:value="52.4300003051758">
            <text:p>52.4300003052</text:p>
          </table:table-cell>
          <table:table-cell office:value-type="float" office:value="51.7700004577637">
            <text:p>51.7700004578</text:p>
          </table:table-cell>
          <table:table-cell office:value-type="float" office:value="195.190002441406">
            <text:p>195.1900024414</text:p>
          </table:table-cell>
          <table:table-cell office:value-type="float" office:value="37.2900009155273">
            <text:p>37.2900009155</text:p>
          </table:table-cell>
          <table:table-cell office:value-type="float" office:value="104.919998168945">
            <text:p>104.9199981689</text:p>
          </table:table-cell>
        </table:table-row>
        <table:table-row table:style-name="ro2">
          <table:table-cell office:value-type="string">
            <text:p>2022-03-25</text:p>
          </table:table-cell>
          <table:table-cell office:value-type="float" office:value="168.190002441406">
            <text:p>168.1900024414</text:p>
          </table:table-cell>
          <table:table-cell office:value-type="float" office:value="149.449996948242">
            <text:p>149.4499969482</text:p>
          </table:table-cell>
          <table:table-cell office:value-type="float" office:value="57.7000007629395">
            <text:p>57.7000007629</text:p>
          </table:table-cell>
          <table:table-cell office:value-type="float" office:value="46.0900001525879">
            <text:p>46.0900001526</text:p>
          </table:table-cell>
          <table:table-cell office:value-type="float" office:value="85.0500030517578">
            <text:p>85.0500030518</text:p>
          </table:table-cell>
          <table:table-cell office:value-type="float" office:value="78.0999984741211">
            <text:p>78.0999984741</text:p>
          </table:table-cell>
          <table:table-cell office:value-type="float" office:value="52.2299995422363">
            <text:p>52.2299995422</text:p>
          </table:table-cell>
          <table:table-cell office:value-type="float" office:value="51.5900001525879">
            <text:p>51.5900001526</text:p>
          </table:table-cell>
          <table:table-cell office:value-type="float" office:value="196.779998779297">
            <text:p>196.7799987793</text:p>
          </table:table-cell>
          <table:table-cell office:value-type="float" office:value="37.1599998474121">
            <text:p>37.1599998474</text:p>
          </table:table-cell>
          <table:table-cell office:value-type="float" office:value="106.230003356934">
            <text:p>106.2300033569</text:p>
          </table:table-cell>
        </table:table-row>
        <table:table-row table:style-name="ro2">
          <table:table-cell office:value-type="string">
            <text:p>2022-03-28</text:p>
          </table:table-cell>
          <table:table-cell office:value-type="float" office:value="170.320007324219">
            <text:p>170.3200073242</text:p>
          </table:table-cell>
          <table:table-cell office:value-type="float" office:value="149.259994506836">
            <text:p>149.2599945068</text:p>
          </table:table-cell>
          <table:table-cell office:value-type="float" office:value="57.5999984741211">
            <text:p>57.5999984741</text:p>
          </table:table-cell>
          <table:table-cell office:value-type="float" office:value="46.2400016784668">
            <text:p>46.2400016785</text:p>
          </table:table-cell>
          <table:table-cell office:value-type="float" office:value="85.2600021362305">
            <text:p>85.2600021362</text:p>
          </table:table-cell>
          <table:table-cell office:value-type="float" office:value="78.6900024414063">
            <text:p>78.6900024414</text:p>
          </table:table-cell>
          <table:table-cell office:value-type="float" office:value="52.2000007629395">
            <text:p>52.2000007629</text:p>
          </table:table-cell>
          <table:table-cell office:value-type="float" office:value="51.4500007629395">
            <text:p>51.4500007629</text:p>
          </table:table-cell>
          <table:table-cell office:value-type="float" office:value="195.789993286133">
            <text:p>195.7899932861</text:p>
          </table:table-cell>
          <table:table-cell office:value-type="float" office:value="36.4799995422363">
            <text:p>36.4799995422</text:p>
          </table:table-cell>
          <table:table-cell office:value-type="float" office:value="107.360000610352">
            <text:p>107.3600006104</text:p>
          </table:table-cell>
        </table:table-row>
        <table:table-row table:style-name="ro2">
          <table:table-cell office:value-type="string">
            <text:p>2022-03-29</text:p>
          </table:table-cell>
          <table:table-cell office:value-type="float" office:value="172.740005493164">
            <text:p>172.7400054932</text:p>
          </table:table-cell>
          <table:table-cell office:value-type="float" office:value="150.199996948242">
            <text:p>150.1999969482</text:p>
          </table:table-cell>
          <table:table-cell office:value-type="float" office:value="58.689998626709">
            <text:p>58.6899986267</text:p>
          </table:table-cell>
          <table:table-cell office:value-type="float" office:value="46.9500007629395">
            <text:p>46.9500007629</text:p>
          </table:table-cell>
          <table:table-cell office:value-type="float" office:value="85.8099975585938">
            <text:p>85.8099975586</text:p>
          </table:table-cell>
          <table:table-cell office:value-type="float" office:value="79.379997253418">
            <text:p>79.3799972534</text:p>
          </table:table-cell>
          <table:table-cell office:value-type="float" office:value="52.1199989318848">
            <text:p>52.1199989319</text:p>
          </table:table-cell>
          <table:table-cell office:value-type="float" office:value="51.2799987792969">
            <text:p>51.2799987793</text:p>
          </table:table-cell>
          <table:table-cell office:value-type="float" office:value="197.210006713867">
            <text:p>197.2100067139</text:p>
          </table:table-cell>
          <table:table-cell office:value-type="float" office:value="36.5">
            <text:p>36.5</text:p>
          </table:table-cell>
          <table:table-cell office:value-type="float" office:value="110.51000213623">
            <text:p>110.5100021362</text:p>
          </table:table-cell>
        </table:table-row>
        <table:table-row table:style-name="ro2">
          <table:table-cell office:value-type="string">
            <text:p>2022-03-30</text:p>
          </table:table-cell>
          <table:table-cell office:value-type="float" office:value="170.720001220703">
            <text:p>170.7200012207</text:p>
          </table:table-cell>
          <table:table-cell office:value-type="float" office:value="149.970001220703">
            <text:p>149.9700012207</text:p>
          </table:table-cell>
          <table:table-cell office:value-type="float" office:value="58.5">
            <text:p>58.5</text:p>
          </table:table-cell>
          <table:table-cell office:value-type="float" office:value="46.8899993896484">
            <text:p>46.8899993896</text:p>
          </table:table-cell>
          <table:table-cell office:value-type="float" office:value="86.0199966430664">
            <text:p>86.0199966431</text:p>
          </table:table-cell>
          <table:table-cell office:value-type="float" office:value="79.8899993896484">
            <text:p>79.8899993896</text:p>
          </table:table-cell>
          <table:table-cell office:value-type="float" office:value="52.0999984741211">
            <text:p>52.0999984741</text:p>
          </table:table-cell>
          <table:table-cell office:value-type="float" office:value="51.3899993896484">
            <text:p>51.3899993896</text:p>
          </table:table-cell>
          <table:table-cell office:value-type="float" office:value="196.490005493164">
            <text:p>196.4900054932</text:p>
          </table:table-cell>
          <table:table-cell office:value-type="float" office:value="36.7599983215332">
            <text:p>36.7599983215</text:p>
          </table:table-cell>
          <table:table-cell office:value-type="float" office:value="109.709999084473">
            <text:p>109.7099990845</text:p>
          </table:table-cell>
        </table:table-row>
        <table:table-row table:style-name="ro2">
          <table:table-cell office:value-type="string">
            <text:p>2022-03-31</text:p>
          </table:table-cell>
          <table:table-cell office:value-type="float" office:value="168.270004272461">
            <text:p>168.2700042725</text:p>
          </table:table-cell>
          <table:table-cell office:value-type="float" office:value="147.779998779297">
            <text:p>147.7799987793</text:p>
          </table:table-cell>
          <table:table-cell office:value-type="float" office:value="57.5900001525879">
            <text:p>57.5900001526</text:p>
          </table:table-cell>
          <table:table-cell office:value-type="float" office:value="46.1300010681152">
            <text:p>46.1300010681</text:p>
          </table:table-cell>
          <table:table-cell office:value-type="float" office:value="86.0400009155273">
            <text:p>86.0400009155</text:p>
          </table:table-cell>
          <table:table-cell office:value-type="float" office:value="80.4000015258789">
            <text:p>80.4000015259</text:p>
          </table:table-cell>
          <table:table-cell office:value-type="float" office:value="52.439998626709">
            <text:p>52.4399986267</text:p>
          </table:table-cell>
          <table:table-cell office:value-type="float" office:value="51.2099990844727">
            <text:p>51.2099990845</text:p>
          </table:table-cell>
          <table:table-cell office:value-type="float" office:value="194.050003051758">
            <text:p>194.0500030518</text:p>
          </table:table-cell>
          <table:table-cell office:value-type="float" office:value="36.8300018310547">
            <text:p>36.8300018311</text:p>
          </table:table-cell>
          <table:table-cell office:value-type="float" office:value="108.370002746582">
            <text:p>108.3700027466</text:p>
          </table:table-cell>
        </table:table-row>
        <table:table-row table:style-name="ro2">
          <table:table-cell office:value-type="string">
            <text:p>2022-03-31</text:p>
          </table:table-cell>
          <table:table-cell office:value-type="float" office:value="168.270004272461">
            <text:p>168.2700042725</text:p>
          </table:table-cell>
          <table:table-cell office:value-type="float" office:value="147.779998779297">
            <text:p>147.7799987793</text:p>
          </table:table-cell>
          <table:table-cell office:value-type="float" office:value="57.5900001525879">
            <text:p>57.5900001526</text:p>
          </table:table-cell>
          <table:table-cell office:value-type="float" office:value="46.1300010681152">
            <text:p>46.1300010681</text:p>
          </table:table-cell>
          <table:table-cell office:value-type="float" office:value="86.0400009155273">
            <text:p>86.0400009155</text:p>
          </table:table-cell>
          <table:table-cell office:value-type="float" office:value="80.4000015258789">
            <text:p>80.4000015259</text:p>
          </table:table-cell>
          <table:table-cell office:value-type="float" office:value="52.439998626709">
            <text:p>52.4399986267</text:p>
          </table:table-cell>
          <table:table-cell office:value-type="float" office:value="51.2099990844727">
            <text:p>51.2099990845</text:p>
          </table:table-cell>
          <table:table-cell office:value-type="float" office:value="194.050003051758">
            <text:p>194.0500030518</text:p>
          </table:table-cell>
          <table:table-cell office:value-type="float" office:value="36.8300018310547">
            <text:p>36.8300018311</text:p>
          </table:table-cell>
          <table:table-cell office:value-type="float" office:value="108.370002746582">
            <text:p>108.3700027466</text:p>
          </table:table-cell>
        </table:table-row>
      </table:table>
      <table:table table:name="200D SMA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MTUM</text:p>
          </table:table-cell>
          <table:table-cell office:value-type="string">
            <text:p>VTV</text:p>
          </table:table-cell>
          <table:table-cell office:value-type="string">
            <text:p>VEU</text:p>
          </table:table-cell>
          <table:table-cell office:value-type="string">
            <text:p>VWO</text:p>
          </table:table-cell>
          <table:table-cell office:value-type="string">
            <text:p>VCIT</text:p>
          </table:table-cell>
          <table:table-cell office:value-type="string">
            <text:p>VGLT</text:p>
          </table:table-cell>
          <table:table-cell office:value-type="string">
            <text:p>BNDX</text:p>
          </table:table-cell>
          <table:table-cell office:value-type="string">
            <text:p>VTIP</text:p>
          </table:table-cell>
          <table:table-cell office:value-type="string">
            <text:p>VAW</text:p>
          </table:table-cell>
          <table:table-cell office:value-type="string">
            <text:p>IAU</text:p>
          </table:table-cell>
          <table:table-cell office:value-type="string">
            <text:p>VNQ</text:p>
          </table:table-cell>
        </table:table-row>
        <table:table-row table:style-name="ro2">
          <table:table-cell office:value-type="string">
            <text:p>2022-03-31</text:p>
          </table:table-cell>
          <table:table-cell office:value-type="float" office:value="175.374050140381">
            <text:p>175.3740501404</text:p>
          </table:table-cell>
          <table:table-cell office:value-type="float" office:value="142.385200119019">
            <text:p>142.385200119</text:p>
          </table:table-cell>
          <table:table-cell office:value-type="float" office:value="61.3268998718262">
            <text:p>61.3268998718</text:p>
          </table:table-cell>
          <table:table-cell office:value-type="float" office:value="50.249349937439">
            <text:p>50.2493499374</text:p>
          </table:table-cell>
          <table:table-cell office:value-type="float" office:value="92.7086499786377">
            <text:p>92.7086499786</text:p>
          </table:table-cell>
          <table:table-cell office:value-type="float" office:value="87.5898497772217">
            <text:p>87.5898497772</text:p>
          </table:table-cell>
          <table:table-cell office:value-type="float" office:value="56.0981999778748">
            <text:p>56.0981999779</text:p>
          </table:table-cell>
          <table:table-cell office:value-type="float" office:value="51.9475499343872">
            <text:p>51.9475499344</text:p>
          </table:table-cell>
          <table:table-cell office:value-type="float" office:value="185.435100021362">
            <text:p>185.4351000214</text:p>
          </table:table-cell>
          <table:table-cell office:value-type="float" office:value="34.6168501853943">
            <text:p>34.6168501854</text:p>
          </table:table-cell>
          <table:table-cell office:value-type="float" office:value="106.857800102234">
            <text:p>106.8578001022</text:p>
          </table:table-cell>
        </table:table-row>
      </table:table>
      <table:table table:name="Returns Data" table:style-name="ta1" table:print="false">
        <office:forms form:automatic-focus="false" form:apply-design-mode="false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7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MTUM</text:p>
          </table:table-cell>
          <table:table-cell office:value-type="string">
            <text:p>VTV</text:p>
          </table:table-cell>
          <table:table-cell office:value-type="string">
            <text:p>VEU</text:p>
          </table:table-cell>
          <table:table-cell office:value-type="string">
            <text:p>VWO</text:p>
          </table:table-cell>
          <table:table-cell office:value-type="string">
            <text:p>VCIT</text:p>
          </table:table-cell>
          <table:table-cell office:value-type="string">
            <text:p>VGLT</text:p>
          </table:table-cell>
          <table:table-cell office:value-type="string">
            <text:p>BNDX</text:p>
          </table:table-cell>
          <table:table-cell office:value-type="string">
            <text:p>VTIP</text:p>
          </table:table-cell>
          <table:table-cell office:value-type="string">
            <text:p>VAW</text:p>
          </table:table-cell>
          <table:table-cell office:value-type="string">
            <text:p>IAU</text:p>
          </table:table-cell>
          <table:table-cell office:value-type="string">
            <text:p>VNQ</text:p>
          </table:table-cell>
          <table:table-cell office:value-type="string">
            <text:p>Returns</text:p>
          </table:table-cell>
        </table:table-row>
        <table:table-row table:style-name="ro2">
          <table:table-cell office:value-type="string">
            <text:p>2022-03-31</text:p>
          </table:table-cell>
          <table:table-cell office:value-type="float" office:value="0.0477323116470117">
            <text:p>0.0477323116</text:p>
          </table:table-cell>
          <table:table-cell office:value-type="float" office:value="0.0328214181319062">
            <text:p>0.0328214181</text:p>
          </table:table-cell>
          <table:table-cell office:value-type="float" office:value="-0.00490341477150458">
            <text:p>-0.0049034148</text:p>
          </table:table-cell>
          <table:table-cell office:value-type="float" office:value="-0.0325529564861345">
            <text:p>-0.0325529565</text:p>
          </table:table-cell>
          <table:table-cell office:value-type="float" office:value="-0.0312010470219187">
            <text:p>-0.031201047</text:p>
          </table:table-cell>
          <table:table-cell office:value-type="float" office:value="-0.0475626292258907">
            <text:p>-0.0475626292</text:p>
          </table:table-cell>
          <table:table-cell office:value-type="float" office:value="-0.0222802224707906">
            <text:p>-0.0222802225</text:p>
          </table:table-cell>
          <table:table-cell office:value-type="float" office:value="-0.00755812792986921">
            <text:p>-0.0075581279</text:p>
          </table:table-cell>
          <table:table-cell office:value-type="float" office:value="0.0574171463693223">
            <text:p>0.0574171464</text:p>
          </table:table-cell>
          <table:table-cell office:value-type="float" office:value="0.0143211357228472">
            <text:p>0.0143211357</text:p>
          </table:table-cell>
          <table:table-cell office:value-type="float" office:value="0.062639144213384">
            <text:p>0.0626391442</text:p>
          </table:table-cell>
          <table:table-cell office:value-type="string">
            <text:p>1 month</text:p>
          </table:table-cell>
        </table:table-row>
        <table:table-row table:style-name="ro2">
          <table:table-cell office:value-type="string">
            <text:p>2022-03-31</text:p>
          </table:table-cell>
          <table:table-cell office:value-type="float" office:value="-0.0724152076646458">
            <text:p>-0.0724152077</text:p>
          </table:table-cell>
          <table:table-cell office:value-type="float" office:value="0.00993383698755235">
            <text:p>0.009933837</text:p>
          </table:table-cell>
          <table:table-cell office:value-type="float" office:value="-0.0584905137927276">
            <text:p>-0.0584905138</text:p>
          </table:table-cell>
          <table:table-cell office:value-type="float" office:value="-0.0646316497346627">
            <text:p>-0.0646316497</text:p>
          </table:table-cell>
          <table:table-cell office:value-type="float" office:value="-0.068973007120178">
            <text:p>-0.0689730071</text:p>
          </table:table-cell>
          <table:table-cell office:value-type="float" office:value="-0.0981898569829042">
            <text:p>-0.098189857</text:p>
          </table:table-cell>
          <table:table-cell office:value-type="float" office:value="-0.0478680903962254">
            <text:p>-0.0478680904</text:p>
          </table:table-cell>
          <table:table-cell office:value-type="float" office:value="-0.00369654544291442">
            <text:p>-0.0036965454</text:p>
          </table:table-cell>
          <table:table-cell office:value-type="float" office:value="-0.0110614669023837">
            <text:p>-0.0110614669</text:p>
          </table:table-cell>
          <table:table-cell office:value-type="float" office:value="0.058029312785767">
            <text:p>0.0580293128</text:p>
          </table:table-cell>
          <table:table-cell office:value-type="float" office:value="-0.0607446001787487">
            <text:p>-0.0607446002</text:p>
          </table:table-cell>
          <table:table-cell office:value-type="string">
            <text:p>3 month</text:p>
          </table:table-cell>
        </table:table-row>
        <table:table-row table:style-name="ro2">
          <table:table-cell office:value-type="string">
            <text:p>2022-03-31</text:p>
          </table:table-cell>
          <table:table-cell office:value-type="float" office:value="-0.0372156935054716">
            <text:p>-0.0372156935</text:p>
          </table:table-cell>
          <table:table-cell office:value-type="float" office:value="0.104352283099948">
            <text:p>0.1043522831</text:p>
          </table:table-cell>
          <table:table-cell office:value-type="float" office:value="-0.0401666030989702">
            <text:p>-0.0401666031</text:p>
          </table:table-cell>
          <table:table-cell office:value-type="float" office:value="-0.0657979319118158">
            <text:p>-0.0657979319</text:p>
          </table:table-cell>
          <table:table-cell office:value-type="float" office:value="-0.0726129153221427">
            <text:p>-0.0726129153</text:p>
          </table:table-cell>
          <table:table-cell office:value-type="float" office:value="-0.0750319274152704">
            <text:p>-0.0750319274</text:p>
          </table:table-cell>
          <table:table-cell office:value-type="float" office:value="-0.049215117326581">
            <text:p>-0.0492151173</text:p>
          </table:table-cell>
          <table:table-cell office:value-type="float" office:value="0.00893797813981689">
            <text:p>0.0089379781</text:p>
          </table:table-cell>
          <table:table-cell office:value-type="float" office:value="0.128851437429698">
            <text:p>0.1288514374</text:p>
          </table:table-cell>
          <table:table-cell office:value-type="float" office:value="0.102364621348764">
            <text:p>0.1023646213</text:p>
          </table:table-cell>
          <table:table-cell office:value-type="float" office:value="0.0806305788839827">
            <text:p>0.0806305789</text:p>
          </table:table-cell>
          <table:table-cell office:value-type="string">
            <text:p>6 month</text:p>
          </table:table-cell>
        </table:table-row>
        <table:table-row table:style-name="ro2">
          <table:table-cell office:value-type="string">
            <text:p>2022-03-31</text:p>
          </table:table-cell>
          <table:table-cell office:value-type="float" office:value="0.0537092759057973">
            <text:p>0.0537092759</text:p>
          </table:table-cell>
          <table:table-cell office:value-type="float" office:value="0.150091889455252">
            <text:p>0.1500918895</text:p>
          </table:table-cell>
          <table:table-cell office:value-type="float" office:value="-0.0222612463246247">
            <text:p>-0.0222612463</text:p>
          </table:table-cell>
          <table:table-cell office:value-type="float" office:value="-0.0893319314137808">
            <text:p>-0.0893319314</text:p>
          </table:table-cell>
          <table:table-cell office:value-type="float" office:value="-0.0484254060363281">
            <text:p>-0.048425406</text:p>
          </table:table-cell>
          <table:table-cell office:value-type="float" office:value="-0.0107949825357476">
            <text:p>-0.0107949825</text:p>
          </table:table-cell>
          <table:table-cell office:value-type="float" office:value="-0.0478289825248461">
            <text:p>-0.0478289825</text:p>
          </table:table-cell>
          <table:table-cell office:value-type="float" office:value="0.0388308110466007">
            <text:p>0.038830811</text:p>
          </table:table-cell>
          <table:table-cell office:value-type="float" office:value="0.140048553937659">
            <text:p>0.1400485539</text:p>
          </table:table-cell>
          <table:table-cell office:value-type="float" office:value="0.132533865701779">
            <text:p>0.1325338657</text:p>
          </table:table-cell>
          <table:table-cell office:value-type="float" office:value="0.213325498633538">
            <text:p>0.2133254986</text:p>
          </table:table-cell>
          <table:table-cell office:value-type="string">
            <text:p>1 yea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percentage-style style:name="N119">
      <number:number number:decimal-places="3" number:min-integer-digits="1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6600"/>
    </style:style>
    <style:style style:name="Untitled4" style:family="table-cell" style:parent-style-name="Default">
      <style:table-cell-properties fo:background-color="#ff33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006600"/>
    </style:style>
    <style:style style:name="Untitled7" style:family="table-cell" style:parent-style-name="Default">
      <style:table-cell-properties fo:background-color="#ff0000"/>
    </style:style>
    <draw:stroke-dash draw:name="Fine_20_Dashed" draw:display-name="Fine Dashed" draw:style="rect" draw:dots1="1" draw:dots1-length="0.2in" draw:dots2="1" draw:dots2-length="0.2in" draw:distance="0.2in"/>
  </office:styles>
  <office:automatic-styles>
    <style:page-layout style:name="Mpm1">
      <style:page-layout-properties fo:page-width="11in" fo:page-height="8.5in" style:num-format="1" style:print-orientation="landscape" style:scale-to="4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3">04/23/2022</text:date>, <text:time>12:4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ops spaghetti</meta:initial-creator>
    <meta:creation-date>2020-04-19T15:23:13</meta:creation-date>
    <dc:date>2022-04-23T12:47:36</dc:date>
    <meta:editing-duration>P5DT18H25M17S</meta:editing-duration>
    <meta:editing-cycles>463</meta:editing-cycles>
    <meta:generator>OpenOffice/4.1.9$Unix OpenOffice.org_project/419m1$Build-9805</meta:generator>
    <meta:document-statistic meta:table-count="4" meta:cell-count="3354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ata-label-number="value" chart:data-label-text="true" chart:data-label-symbol="false" chart:label-position="avoid-overlap"/>
      <style:graphic-properties draw:stroke="none" draw:fill-color="#ffd32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138cm" svg:height="10.577cm" xlink:href=".." xlink:type="simple" chart:class="chart:circle" chart:style-name="ch1">
        <chart:title svg:x="12.581cm" svg:y="0.346cm" chart:style-name="ch2">
          <text:p>Portfolio Allocation</text:p>
        </chart:title>
        <chart:legend svg:x="21.692cm" svg:y="1.446cm" style:legend-expansion="custom" chartooo:width="6.533cm" chartooo:height="7.56cm" style:legend-expansion-aspect-ratio="0.864153439153439" chart:style-name="ch3"/>
        <chart:plot-area chart:style-name="ch4" table:cell-range-address="Portfolio.B4:Portfolio.C15 Portfolio.F3:Portfolio.F15" chart:data-source-has-labels="both" svg:x="2.104cm" svg:y="1.493cm" svg:width="16.639cm" svg:height="8.863cm">
          <chartooo:coordinate-region svg:x="8.128cm" svg:y="1.991cm" svg:width="7.843cm" svg:height="7.843cm"/>
          <chart:axis chart:dimension="x" chart:name="primary-x" chart:style-name="ch5" chartooo:axis-type="auto">
            <chartooo:date-scale/>
            <chart:categories table:cell-range-address="Portfolio.B4:Portfolio.C15"/>
          </chart:axis>
          <chart:axis chart:dimension="y" chart:name="primary-y" chart:style-name="ch6"/>
          <chart:series chart:style-name="ch7" chart:values-cell-range-address="Portfolio.F4:Portfolio.F15" chart:label-cell-address="Portfolio.F3:Portfolio.F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ortfolio.F3:Portfolio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 Stocks Momentum MTUM</text:p>
                <text:list>
                  <text:list-item>
                    <text:p>US Stocks Momentum</text:p>
                  </text:list-item>
                  <text:list-item>
                    <text:p>MTUM</text:p>
                  </text:list-item>
                </text:list>
                <draw:g>
                  <svg:desc>Portfolio.B4:Portfolio.C15</svg:desc>
                </draw:g>
              </table:table-cell>
              <table:table-cell office:value-type="float" office:value="0.05">
                <text:p>0.05</text:p>
                <draw:g>
                  <svg:desc>Portfolio.F4:Portfolio.F15</svg:desc>
                </draw:g>
              </table:table-cell>
            </table:table-row>
            <table:table-row>
              <table:table-cell office:value-type="string">
                <text:p>US Stocks Value VTV</text:p>
                <text:list>
                  <text:list-item>
                    <text:p>US Stocks Value</text:p>
                  </text:list-item>
                  <text:list-item>
                    <text:p>VTV</text:p>
                  </text:list-item>
                </text:list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Foreign Developed Stock VEU</text:p>
                <text:list>
                  <text:list-item>
                    <text:p>Foreign Developed Stock</text:p>
                  </text:list-item>
                  <text:list-item>
                    <text:p>VEU</text:p>
                  </text:list-item>
                </text:list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Foreign Emerging Stock VWO</text:p>
                <text:list>
                  <text:list-item>
                    <text:p>Foreign Emerging Stock</text:p>
                  </text:list-item>
                  <text:list-item>
                    <text:p>VWO</text:p>
                  </text:list-item>
                </text:list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Corporate Bonds VCIT</text:p>
                <text:list>
                  <text:list-item>
                    <text:p>Corporate Bonds</text:p>
                  </text:list-item>
                  <text:list-item>
                    <text:p>VCIT</text:p>
                  </text:list-item>
                </text:list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30Y Bonds VGLT</text:p>
                <text:list>
                  <text:list-item>
                    <text:p>30Y Bonds</text:p>
                  </text:list-item>
                  <text:list-item>
                    <text:p>VGLT</text:p>
                  </text:list-item>
                </text:list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10Y Foreign Bonds BNDX</text:p>
                <text:list>
                  <text:list-item>
                    <text:p>10Y Foreign Bonds</text:p>
                  </text:list-item>
                  <text:list-item>
                    <text:p>BNDX</text:p>
                  </text:list-item>
                </text:list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TIPS VTIP</text:p>
                <text:list>
                  <text:list-item>
                    <text:p>TIPS</text:p>
                  </text:list-item>
                  <text:list-item>
                    <text:p>VTIP</text:p>
                  </text:list-item>
                </text:list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Commodities VAW</text:p>
                <text:list>
                  <text:list-item>
                    <text:p>Commodities</text:p>
                  </text:list-item>
                  <text:list-item>
                    <text:p>VAW</text:p>
                  </text:list-item>
                </text:list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Gold IAU</text:p>
                <text:list>
                  <text:list-item>
                    <text:p>Gold</text:p>
                  </text:list-item>
                  <text:list-item>
                    <text:p>IAU</text:p>
                  </text:list-item>
                </text:list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REITS VNQ</text:p>
                <text:list>
                  <text:list-item>
                    <text:p>REITS</text:p>
                  </text:list-item>
                  <text:list-item>
                    <text:p>VNQ</text:p>
                  </text:list-item>
                </text:list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Cash</text:p>
                <text:list>
                  <text:list-item>
                    <text:p>Cas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Unix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